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-0.246487" calcext:value-type="float">
            <text:p>-0.246487</text:p>
          </table:table-cell>
          <table:table-cell office:value-type="float" office:value="0.497213" calcext:value-type="float">
            <text:p>0.497213</text:p>
          </table:table-cell>
          <table:table-cell office:value-type="float" office:value="-0.924649" calcext:value-type="float">
            <text:p>-0.9246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743967" calcext:value-type="float">
            <text:p>-0.743967</text:p>
          </table:table-cell>
          <table:table-cell office:value-type="float" office:value="-0.209999" calcext:value-type="float">
            <text:p>-0.209999</text:p>
          </table:table-cell>
          <table:table-cell office:value-type="float" office:value="-0.053989" calcext:value-type="float">
            <text:p>-0.053989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106543" calcext:value-type="float">
            <text:p>0.106543</text:p>
          </table:table-cell>
          <table:table-cell office:value-type="float" office:value="0.287122" calcext:value-type="float">
            <text:p>0.287122</text:p>
          </table:table-cell>
          <table:table-cell office:value-type="float" office:value="0.420137" calcext:value-type="float">
            <text:p>0.420137</text:p>
          </table:table-cell>
          <table:table-cell office:value-type="float" office:value="0.544458" calcext:value-type="float">
            <text:p>0.544458</text:p>
          </table:table-cell>
          <table:table-cell office:value-type="float" office:value="-0.319328" calcext:value-type="float">
            <text:p>-0.3193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411322" calcext:value-type="float">
            <text:p>-0.411322</text:p>
          </table:table-cell>
          <table:table-cell office:value-type="float" office:value="-0.077796" calcext:value-type="float">
            <text:p>-0.077796</text:p>
          </table:table-cell>
          <table:table-cell office:value-type="float" office:value="-0.003204" calcext:value-type="float">
            <text:p>-0.003204</text:p>
          </table:table-cell>
          <table:table-cell office:value-type="float" office:value="0.091175" calcext:value-type="float">
            <text:p>0.091175</text:p>
          </table:table-cell>
          <table:table-cell office:value-type="float" office:value="0.239859" calcext:value-type="float">
            <text:p>0.239859</text:p>
          </table:table-cell>
          <table:table-cell office:value-type="float" office:value="0.345343" calcext:value-type="float">
            <text:p>0.345343</text:p>
          </table:table-cell>
          <table:table-cell office:value-type="float" office:value="0.492771" calcext:value-type="float">
            <text:p>0.492771</text:p>
          </table:table-cell>
          <table:table-cell office:value-type="float" office:value="0.544458" calcext:value-type="float">
            <text:p>0.544458</text:p>
          </table:table-cell>
          <table:table-cell office:value-type="float" office:value="-0.232317" calcext:value-type="float">
            <text:p>-0.2323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888571" calcext:value-type="float">
            <text:p>-0.888571</text:p>
          </table:table-cell>
          <table:table-cell office:value-type="float" office:value="-0.145134" calcext:value-type="float">
            <text:p>-0.145134</text:p>
          </table:table-cell>
          <table:table-cell office:value-type="float" office:value="-0.022666" calcext:value-type="float">
            <text:p>-0.022666</text:p>
          </table:table-cell>
          <table:table-cell office:value-type="float" office:value="0.056918" calcext:value-type="float">
            <text:p>0.056918</text:p>
          </table:table-cell>
          <table:table-cell office:value-type="float" office:value="0.188712" calcext:value-type="float">
            <text:p>0.188712</text:p>
          </table:table-cell>
          <table:table-cell office:value-type="float" office:value="0.323581" calcext:value-type="float">
            <text:p>0.323581</text:p>
          </table:table-cell>
          <table:table-cell office:value-type="float" office:value="0.391983" calcext:value-type="float">
            <text:p>0.391983</text:p>
          </table:table-cell>
          <table:table-cell office:value-type="float" office:value="0.506455" calcext:value-type="float">
            <text:p>0.506455</text:p>
          </table:table-cell>
          <table:table-cell office:value-type="float" office:value="0.544458" calcext:value-type="float">
            <text:p>0.544458</text:p>
          </table:table-cell>
          <table:table-cell office:value-type="float" office:value="-0.158872" calcext:value-type="float">
            <text:p>-0.1588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677105" calcext:value-type="float">
            <text:p>-0.677105</text:p>
          </table:table-cell>
          <table:table-cell office:value-type="float" office:value="-0.039274" calcext:value-type="float">
            <text:p>-0.039274</text:p>
          </table:table-cell>
          <table:table-cell office:value-type="float" office:value="0.049169" calcext:value-type="float">
            <text:p>0.049169</text:p>
          </table:table-cell>
          <table:table-cell office:value-type="float" office:value="0.148159" calcext:value-type="float">
            <text:p>0.148159</text:p>
          </table:table-cell>
          <table:table-cell office:value-type="float" office:value="0.284169" calcext:value-type="float">
            <text:p>0.284169</text:p>
          </table:table-cell>
          <table:table-cell office:value-type="float" office:value="0.346311" calcext:value-type="float">
            <text:p>0.346311</text:p>
          </table:table-cell>
          <table:table-cell office:value-type="float" office:value="0.452452" calcext:value-type="float">
            <text:p>0.452452</text:p>
          </table:table-cell>
          <table:table-cell office:value-type="float" office:value="0.519163" calcext:value-type="float">
            <text:p>0.519163</text:p>
          </table:table-cell>
          <table:table-cell office:value-type="float" office:value="0.587058" calcext:value-type="float">
            <text:p>0.587058</text:p>
          </table:table-cell>
          <table:table-cell office:value-type="float" office:value="-0.091696" calcext:value-type="float">
            <text:p>-0.0916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19331" calcext:value-type="float">
            <text:p>-0.119331</text:p>
          </table:table-cell>
          <table:table-cell office:value-type="float" office:value="0.026297" calcext:value-type="float">
            <text:p>0.026297</text:p>
          </table:table-cell>
          <table:table-cell office:value-type="float" office:value="0.129419" calcext:value-type="float">
            <text:p>0.129419</text:p>
          </table:table-cell>
          <table:table-cell office:value-type="float" office:value="0.245093" calcext:value-type="float">
            <text:p>0.245093</text:p>
          </table:table-cell>
          <table:table-cell office:value-type="float" office:value="0.329436" calcext:value-type="float">
            <text:p>0.329436</text:p>
          </table:table-cell>
          <table:table-cell office:value-type="float" office:value="0.385456" calcext:value-type="float">
            <text:p>0.385456</text:p>
          </table:table-cell>
          <table:table-cell office:value-type="float" office:value="0.475362" calcext:value-type="float">
            <text:p>0.475362</text:p>
          </table:table-cell>
          <table:table-cell office:value-type="float" office:value="0.530909" calcext:value-type="float">
            <text:p>0.530909</text:p>
          </table:table-cell>
          <table:table-cell office:value-type="float" office:value="0.587058" calcext:value-type="float">
            <text:p>0.587058</text:p>
          </table:table-cell>
          <table:table-cell office:value-type="float" office:value="0.000264" calcext:value-type="float">
            <text:p>0.0002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4778" calcext:value-type="float">
            <text:p>-0.804778</text:p>
          </table:table-cell>
          <table:table-cell office:value-type="float" office:value="-0.032556" calcext:value-type="float">
            <text:p>-0.032556</text:p>
          </table:table-cell>
          <table:table-cell office:value-type="float" office:value="0.084589" calcext:value-type="float">
            <text:p>0.084589</text:p>
          </table:table-cell>
          <table:table-cell office:value-type="float" office:value="0.206265" calcext:value-type="float">
            <text:p>0.206265</text:p>
          </table:table-cell>
          <table:table-cell office:value-type="float" office:value="0.315862" calcext:value-type="float">
            <text:p>0.315862</text:p>
          </table:table-cell>
          <table:table-cell office:value-type="float" office:value="0.35794" calcext:value-type="float">
            <text:p>0.35794</text:p>
          </table:table-cell>
          <table:table-cell office:value-type="float" office:value="0.444498" calcext:value-type="float">
            <text:p>0.444498</text:p>
          </table:table-cell>
          <table:table-cell office:value-type="float" office:value="0.495682" calcext:value-type="float">
            <text:p>0.495682</text:p>
          </table:table-cell>
          <table:table-cell office:value-type="float" office:value="0.541489" calcext:value-type="float">
            <text:p>0.541489</text:p>
          </table:table-cell>
          <table:table-cell office:value-type="float" office:value="0.587058" calcext:value-type="float">
            <text:p>0.587058</text:p>
          </table:table-cell>
          <table:table-cell office:value-type="float" office:value="0.060899" calcext:value-type="float">
            <text:p>0.0608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68726" calcext:value-type="float">
            <text:p>-0.168726</text:p>
          </table:table-cell>
          <table:table-cell office:value-type="float" office:value="0.095952" calcext:value-type="float">
            <text:p>0.095952</text:p>
          </table:table-cell>
          <table:table-cell office:value-type="float" office:value="0.233852" calcext:value-type="float">
            <text:p>0.233852</text:p>
          </table:table-cell>
          <table:table-cell office:value-type="float" office:value="0.323517" calcext:value-type="float">
            <text:p>0.323517</text:p>
          </table:table-cell>
          <table:table-cell office:value-type="float" office:value="0.375738" calcext:value-type="float">
            <text:p>0.375738</text:p>
          </table:table-cell>
          <table:table-cell office:value-type="float" office:value="0.456324" calcext:value-type="float">
            <text:p>0.456324</text:p>
          </table:table-cell>
          <table:table-cell office:value-type="float" office:value="0.502074" calcext:value-type="float">
            <text:p>0.502074</text:p>
          </table:table-cell>
          <table:table-cell office:value-type="float" office:value="0.547708" calcext:value-type="float">
            <text:p>0.547708</text:p>
          </table:table-cell>
          <table:table-cell office:value-type="float" office:value="0.587058" calcext:value-type="float">
            <text:p>0.587058</text:p>
          </table:table-cell>
          <table:table-cell office:value-type="float" office:value="0.036644" calcext:value-type="float">
            <text:p>0.0366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29782" calcext:value-type="float">
            <text:p>-0.629782</text:p>
          </table:table-cell>
          <table:table-cell office:value-type="float" office:value="0.042966" calcext:value-type="float">
            <text:p>0.042966</text:p>
          </table:table-cell>
          <table:table-cell office:value-type="float" office:value="0.190709" calcext:value-type="float">
            <text:p>0.190709</text:p>
          </table:table-cell>
          <table:table-cell office:value-type="float" office:value="0.32447" calcext:value-type="float">
            <text:p>0.32447</text:p>
          </table:table-cell>
          <table:table-cell office:value-type="float" office:value="0.374948" calcext:value-type="float">
            <text:p>0.374948</text:p>
          </table:table-cell>
          <table:table-cell office:value-type="float" office:value="0.450319" calcext:value-type="float">
            <text:p>0.450319</text:p>
          </table:table-cell>
          <table:table-cell office:value-type="float" office:value="0.48536" calcext:value-type="float">
            <text:p>0.48536</text:p>
          </table:table-cell>
          <table:table-cell office:value-type="float" office:value="0.516492" calcext:value-type="float">
            <text:p>0.516492</text:p>
          </table:table-cell>
          <table:table-cell office:value-type="float" office:value="0.556108" calcext:value-type="float">
            <text:p>0.556108</text:p>
          </table:table-cell>
          <table:table-cell office:value-type="float" office:value="0.624746" calcext:value-type="float">
            <text:p>0.624746</text:p>
          </table:table-cell>
          <table:table-cell office:value-type="float" office:value="0.131159" calcext:value-type="float">
            <text:p>0.1311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8152" calcext:value-type="float">
            <text:p>-0.28152</text:p>
          </table:table-cell>
          <table:table-cell office:value-type="float" office:value="0.122414" calcext:value-type="float">
            <text:p>0.122414</text:p>
          </table:table-cell>
          <table:table-cell office:value-type="float" office:value="0.246936" calcext:value-type="float">
            <text:p>0.246936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84688" calcext:value-type="float">
            <text:p>0.384688</text:p>
          </table:table-cell>
          <table:table-cell office:value-type="float" office:value="0.452199" calcext:value-type="float">
            <text:p>0.452199</text:p>
          </table:table-cell>
          <table:table-cell office:value-type="float" office:value="0.488435" calcext:value-type="float">
            <text:p>0.488435</text:p>
          </table:table-cell>
          <table:table-cell office:value-type="float" office:value="0.515585" calcext:value-type="float">
            <text:p>0.515585</text:p>
          </table:table-cell>
          <table:table-cell office:value-type="float" office:value="0.561987" calcext:value-type="float">
            <text:p>0.561987</text:p>
          </table:table-cell>
          <table:table-cell office:value-type="float" office:value="0.643549" calcext:value-type="float">
            <text:p>0.643549</text:p>
          </table:table-cell>
          <table:table-cell office:value-type="float" office:value="0.182122" calcext:value-type="float">
            <text:p>0.1821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16839" calcext:value-type="float">
            <text:p>-0.416839</text:p>
          </table:table-cell>
          <table:table-cell office:value-type="float" office:value="0.111059" calcext:value-type="float">
            <text:p>0.111059</text:p>
          </table:table-cell>
          <table:table-cell office:value-type="float" office:value="0.248503" calcext:value-type="float">
            <text:p>0.248503</text:p>
          </table:table-cell>
          <table:table-cell office:value-type="float" office:value="0.33122" calcext:value-type="float">
            <text:p>0.33122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453657" calcext:value-type="float">
            <text:p>0.453657</text:p>
          </table:table-cell>
          <table:table-cell office:value-type="float" office:value="0.488498" calcext:value-type="float">
            <text:p>0.488498</text:p>
          </table:table-cell>
          <table:table-cell office:value-type="float" office:value="0.519542" calcext:value-type="float">
            <text:p>0.519542</text:p>
          </table:table-cell>
          <table:table-cell office:value-type="float" office:value="0.56726" calcext:value-type="float">
            <text:p>0.56726</text:p>
          </table:table-cell>
          <table:table-cell office:value-type="float" office:value="0.676194" calcext:value-type="float">
            <text:p>0.676194</text:p>
          </table:table-cell>
          <table:table-cell office:value-type="float" office:value="0.170121" calcext:value-type="float">
            <text:p>0.1701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953292" calcext:value-type="float">
            <text:p>-0.953292</text:p>
          </table:table-cell>
          <table:table-cell office:value-type="float" office:value="0.043829" calcext:value-type="float">
            <text:p>0.043829</text:p>
          </table:table-cell>
          <table:table-cell office:value-type="float" office:value="0.185468" calcext:value-type="float">
            <text:p>0.185468</text:p>
          </table:table-cell>
          <table:table-cell office:value-type="float" office:value="0.288774" calcext:value-type="float">
            <text:p>0.288774</text:p>
          </table:table-cell>
          <table:table-cell office:value-type="float" office:value="0.355971" calcext:value-type="float">
            <text:p>0.355971</text:p>
          </table:table-cell>
          <table:table-cell office:value-type="float" office:value="0.427572" calcext:value-type="float">
            <text:p>0.427572</text:p>
          </table:table-cell>
          <table:table-cell office:value-type="float" office:value="0.467386" calcext:value-type="float">
            <text:p>0.467386</text:p>
          </table:table-cell>
          <table:table-cell office:value-type="float" office:value="0.497388" calcext:value-type="float">
            <text:p>0.497388</text:p>
          </table:table-cell>
          <table:table-cell office:value-type="float" office:value="0.524264" calcext:value-type="float">
            <text:p>0.524264</text:p>
          </table:table-cell>
          <table:table-cell office:value-type="float" office:value="0.583938" calcext:value-type="float">
            <text:p>0.583938</text:p>
          </table:table-cell>
          <table:table-cell office:value-type="float" office:value="0.735474" calcext:value-type="float">
            <text:p>0.735474</text:p>
          </table:table-cell>
          <table:table-cell office:value-type="float" office:value="0.24213" calcext:value-type="float">
            <text:p>0.242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75927" calcext:value-type="float">
            <text:p>-0.175927</text:p>
          </table:table-cell>
          <table:table-cell office:value-type="float" office:value="0.20075" calcext:value-type="float">
            <text:p>0.20075</text:p>
          </table:table-cell>
          <table:table-cell office:value-type="float" office:value="0.309969" calcext:value-type="float">
            <text:p>0.309969</text:p>
          </table:table-cell>
          <table:table-cell office:value-type="float" office:value="0.393116" calcext:value-type="float">
            <text:p>0.393116</text:p>
          </table:table-cell>
          <table:table-cell office:value-type="float" office:value="0.454164" calcext:value-type="float">
            <text:p>0.454164</text:p>
          </table:table-cell>
          <table:table-cell office:value-type="float" office:value="0.480079" calcext:value-type="float">
            <text:p>0.480079</text:p>
          </table:table-cell>
          <table:table-cell office:value-type="float" office:value="0.508259" calcext:value-type="float">
            <text:p>0.508259</text:p>
          </table:table-cell>
          <table:table-cell office:value-type="float" office:value="0.530272" calcext:value-type="float">
            <text:p>0.530272</text:p>
          </table:table-cell>
          <table:table-cell office:value-type="float" office:value="0.58611" calcext:value-type="float">
            <text:p>0.58611</text:p>
          </table:table-cell>
          <table:table-cell office:value-type="float" office:value="0.760412" calcext:value-type="float">
            <text:p>0.760412</text:p>
          </table:table-cell>
          <table:table-cell office:value-type="float" office:value="0.228679" calcext:value-type="float">
            <text:p>0.2286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915694" calcext:value-type="float">
            <text:p>-0.915694</text:p>
          </table:table-cell>
          <table:table-cell office:value-type="float" office:value="0.076286" calcext:value-type="float">
            <text:p>0.076286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0.348823" calcext:value-type="float">
            <text:p>0.348823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0.463629" calcext:value-type="float">
            <text:p>0.463629</text:p>
          </table:table-cell>
          <table:table-cell office:value-type="float" office:value="0.488778" calcext:value-type="float">
            <text:p>0.488778</text:p>
          </table:table-cell>
          <table:table-cell office:value-type="float" office:value="0.513023" calcext:value-type="float">
            <text:p>0.513023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586399" calcext:value-type="float">
            <text:p>0.586399</text:p>
          </table:table-cell>
          <table:table-cell office:value-type="float" office:value="0.760412" calcext:value-type="float">
            <text:p>0.760412</text:p>
          </table:table-cell>
          <table:table-cell office:value-type="float" office:value="0.277399" calcext:value-type="float">
            <text:p>0.2773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858783" calcext:value-type="float">
            <text:p>-0.858783</text:p>
          </table:table-cell>
          <table:table-cell office:value-type="float" office:value="0.091499" calcext:value-type="float">
            <text:p>0.091499</text:p>
          </table:table-cell>
          <table:table-cell office:value-type="float" office:value="0.256498" calcext:value-type="float">
            <text:p>0.256498</text:p>
          </table:table-cell>
          <table:table-cell office:value-type="float" office:value="0.344584" calcext:value-type="float">
            <text:p>0.344584</text:p>
          </table:table-cell>
          <table:table-cell office:value-type="float" office:value="0.420621" calcext:value-type="float">
            <text:p>0.420621</text:p>
          </table:table-cell>
          <table:table-cell office:value-type="float" office:value="0.465039" calcext:value-type="float">
            <text:p>0.465039</text:p>
          </table:table-cell>
          <table:table-cell office:value-type="float" office:value="0.493447" calcext:value-type="float">
            <text:p>0.493447</text:p>
          </table:table-cell>
          <table:table-cell office:value-type="float" office:value="0.517165" calcext:value-type="float">
            <text:p>0.517165</text:p>
          </table:table-cell>
          <table:table-cell office:value-type="float" office:value="0.535564" calcext:value-type="float">
            <text:p>0.535564</text:p>
          </table:table-cell>
          <table:table-cell office:value-type="float" office:value="0.591784" calcext:value-type="float">
            <text:p>0.591784</text:p>
          </table:table-cell>
          <table:table-cell office:value-type="float" office:value="0.760412" calcext:value-type="float">
            <text:p>0.760412</text:p>
          </table:table-cell>
          <table:table-cell office:value-type="float" office:value="0.285742" calcext:value-type="float">
            <text:p>0.2857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744276" calcext:value-type="float">
            <text:p>-0.744276</text:p>
          </table:table-cell>
          <table:table-cell office:value-type="float" office:value="0.165503" calcext:value-type="float">
            <text:p>0.165503</text:p>
          </table:table-cell>
          <table:table-cell office:value-type="float" office:value="0.318223" calcext:value-type="float">
            <text:p>0.318223</text:p>
          </table:table-cell>
          <table:table-cell office:value-type="float" office:value="0.401113" calcext:value-type="float">
            <text:p>0.401113</text:p>
          </table:table-cell>
          <table:table-cell office:value-type="float" office:value="0.453966" calcext:value-type="float">
            <text:p>0.453966</text:p>
          </table:table-cell>
          <table:table-cell office:value-type="float" office:value="0.477634" calcext:value-type="float">
            <text:p>0.477634</text:p>
          </table:table-cell>
          <table:table-cell office:value-type="float" office:value="0.499538" calcext:value-type="float">
            <text:p>0.499538</text:p>
          </table:table-cell>
          <table:table-cell office:value-type="float" office:value="0.522518" calcext:value-type="float">
            <text:p>0.522518</text:p>
          </table:table-cell>
          <table:table-cell office:value-type="float" office:value="0.537252" calcext:value-type="float">
            <text:p>0.537252</text:p>
          </table:table-cell>
          <table:table-cell office:value-type="float" office:value="0.598129" calcext:value-type="float">
            <text:p>0.598129</text:p>
          </table:table-cell>
          <table:table-cell office:value-type="float" office:value="0.760412" calcext:value-type="float">
            <text:p>0.760412</text:p>
          </table:table-cell>
          <table:table-cell office:value-type="float" office:value="0.32296" calcext:value-type="float">
            <text:p>0.322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797729" calcext:value-type="float">
            <text:p>-0.797729</text:p>
          </table:table-cell>
          <table:table-cell office:value-type="float" office:value="0.168756" calcext:value-type="float">
            <text:p>0.168756</text:p>
          </table:table-cell>
          <table:table-cell office:value-type="float" office:value="0.310172" calcext:value-type="float">
            <text:p>0.310172</text:p>
          </table:table-cell>
          <table:table-cell office:value-type="float" office:value="0.390161" calcext:value-type="float">
            <text:p>0.390161</text:p>
          </table:table-cell>
          <table:table-cell office:value-type="float" office:value="0.445162" calcext:value-type="float">
            <text:p>0.445162</text:p>
          </table:table-cell>
          <table:table-cell office:value-type="float" office:value="0.474493" calcext:value-type="float">
            <text:p>0.474493</text:p>
          </table:table-cell>
          <table:table-cell office:value-type="float" office:value="0.497419" calcext:value-type="float">
            <text:p>0.497419</text:p>
          </table:table-cell>
          <table:table-cell office:value-type="float" office:value="0.517756" calcext:value-type="float">
            <text:p>0.517756</text:p>
          </table:table-cell>
          <table:table-cell office:value-type="float" office:value="0.536342" calcext:value-type="float">
            <text:p>0.536342</text:p>
          </table:table-cell>
          <table:table-cell office:value-type="float" office:value="0.596153" calcext:value-type="float">
            <text:p>0.596153</text:p>
          </table:table-cell>
          <table:table-cell office:value-type="float" office:value="0.760412" calcext:value-type="float">
            <text:p>0.760412</text:p>
          </table:table-cell>
          <table:table-cell office:value-type="float" office:value="0.313868" calcext:value-type="float">
            <text:p>0.3138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396265" calcext:value-type="float">
            <text:p>-0.396265</text:p>
          </table:table-cell>
          <table:table-cell office:value-type="float" office:value="0.23738" calcext:value-type="float">
            <text:p>0.23738</text:p>
          </table:table-cell>
          <table:table-cell office:value-type="float" office:value="0.357563" calcext:value-type="float">
            <text:p>0.357563</text:p>
          </table:table-cell>
          <table:table-cell office:value-type="float" office:value="0.431169" calcext:value-type="float">
            <text:p>0.431169</text:p>
          </table:table-cell>
          <table:table-cell office:value-type="float" office:value="0.466605" calcext:value-type="float">
            <text:p>0.466605</text:p>
          </table:table-cell>
          <table:table-cell office:value-type="float" office:value="0.48996" calcext:value-type="float">
            <text:p>0.48996</text:p>
          </table:table-cell>
          <table:table-cell office:value-type="float" office:value="0.504566" calcext:value-type="float">
            <text:p>0.504566</text:p>
          </table:table-cell>
          <table:table-cell office:value-type="float" office:value="0.523285" calcext:value-type="float">
            <text:p>0.523285</text:p>
          </table:table-cell>
          <table:table-cell office:value-type="float" office:value="0.537592" calcext:value-type="float">
            <text:p>0.537592</text:p>
          </table:table-cell>
          <table:table-cell office:value-type="float" office:value="0.610259" calcext:value-type="float">
            <text:p>0.610259</text:p>
          </table:table-cell>
          <table:table-cell office:value-type="float" office:value="0.760412" calcext:value-type="float">
            <text:p>0.760412</text:p>
          </table:table-cell>
          <table:table-cell office:value-type="float" office:value="0.376211" calcext:value-type="float">
            <text:p>0.3762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640011" calcext:value-type="float">
            <text:p>-0.640011</text:p>
          </table:table-cell>
          <table:table-cell office:value-type="float" office:value="0.183471" calcext:value-type="float">
            <text:p>0.183471</text:p>
          </table:table-cell>
          <table:table-cell office:value-type="float" office:value="0.322579" calcext:value-type="float">
            <text:p>0.322579</text:p>
          </table:table-cell>
          <table:table-cell office:value-type="float" office:value="0.414879" calcext:value-type="float">
            <text:p>0.414879</text:p>
          </table:table-cell>
          <table:table-cell office:value-type="float" office:value="0.465536" calcext:value-type="float">
            <text:p>0.465536</text:p>
          </table:table-cell>
          <table:table-cell office:value-type="float" office:value="0.49205" calcext:value-type="float">
            <text:p>0.49205</text:p>
          </table:table-cell>
          <table:table-cell office:value-type="float" office:value="0.50554" calcext:value-type="float">
            <text:p>0.50554</text:p>
          </table:table-cell>
          <table:table-cell office:value-type="float" office:value="0.523246" calcext:value-type="float">
            <text:p>0.523246</text:p>
          </table:table-cell>
          <table:table-cell office:value-type="float" office:value="0.538028" calcext:value-type="float">
            <text:p>0.538028</text:p>
          </table:table-cell>
          <table:table-cell office:value-type="float" office:value="0.618123" calcext:value-type="float">
            <text:p>0.618123</text:p>
          </table:table-cell>
          <table:table-cell office:value-type="float" office:value="0.760412" calcext:value-type="float">
            <text:p>0.760412</text:p>
          </table:table-cell>
          <table:table-cell office:value-type="float" office:value="0.342344" calcext:value-type="float">
            <text:p>0.3423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444542" calcext:value-type="float">
            <text:p>-0.444542</text:p>
          </table:table-cell>
          <table:table-cell office:value-type="float" office:value="0.268195" calcext:value-type="float">
            <text:p>0.268195</text:p>
          </table:table-cell>
          <table:table-cell office:value-type="float" office:value="0.405415" calcext:value-type="float">
            <text:p>0.405415</text:p>
          </table:table-cell>
          <table:table-cell office:value-type="float" office:value="0.450877" calcext:value-type="float">
            <text:p>0.450877</text:p>
          </table:table-cell>
          <table:table-cell office:value-type="float" office:value="0.477331" calcext:value-type="float">
            <text:p>0.477331</text:p>
          </table:table-cell>
          <table:table-cell office:value-type="float" office:value="0.496849" calcext:value-type="float">
            <text:p>0.496849</text:p>
          </table:table-cell>
          <table:table-cell office:value-type="float" office:value="0.514383" calcext:value-type="float">
            <text:p>0.514383</text:p>
          </table:table-cell>
          <table:table-cell office:value-type="float" office:value="0.531587" calcext:value-type="float">
            <text:p>0.531587</text:p>
          </table:table-cell>
          <table:table-cell office:value-type="float" office:value="0.542726" calcext:value-type="float">
            <text:p>0.542726</text:p>
          </table:table-cell>
          <table:table-cell office:value-type="float" office:value="0.625721" calcext:value-type="float">
            <text:p>0.625721</text:p>
          </table:table-cell>
          <table:table-cell office:value-type="float" office:value="0.784948" calcext:value-type="float">
            <text:p>0.784948</text:p>
          </table:table-cell>
          <table:table-cell office:value-type="float" office:value="0.386854" calcext:value-type="float">
            <text:p>0.3868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412169" calcext:value-type="float">
            <text:p>-0.412169</text:p>
          </table:table-cell>
          <table:table-cell office:value-type="float" office:value="0.322387" calcext:value-type="float">
            <text:p>0.322387</text:p>
          </table:table-cell>
          <table:table-cell office:value-type="float" office:value="0.42031" calcext:value-type="float">
            <text:p>0.42031</text:p>
          </table:table-cell>
          <table:table-cell office:value-type="float" office:value="0.461463" calcext:value-type="float">
            <text:p>0.461463</text:p>
          </table:table-cell>
          <table:table-cell office:value-type="float" office:value="0.484252" calcext:value-type="float">
            <text:p>0.484252</text:p>
          </table:table-cell>
          <table:table-cell office:value-type="float" office:value="0.502524" calcext:value-type="float">
            <text:p>0.502524</text:p>
          </table:table-cell>
          <table:table-cell office:value-type="float" office:value="0.522285" calcext:value-type="float">
            <text:p>0.52228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44634" calcext:value-type="float">
            <text:p>0.544634</text:p>
          </table:table-cell>
          <table:table-cell office:value-type="float" office:value="0.624186" calcext:value-type="float">
            <text:p>0.624186</text:p>
          </table:table-cell>
          <table:table-cell office:value-type="float" office:value="0.784948" calcext:value-type="float">
            <text:p>0.784948</text:p>
          </table:table-cell>
          <table:table-cell office:value-type="float" office:value="0.400425" calcext:value-type="float">
            <text:p>0.4004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364998" calcext:value-type="float">
            <text:p>-0.364998</text:p>
          </table:table-cell>
          <table:table-cell office:value-type="float" office:value="0.290259" calcext:value-type="float">
            <text:p>0.290259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456388" calcext:value-type="float">
            <text:p>0.456388</text:p>
          </table:table-cell>
          <table:table-cell office:value-type="float" office:value="0.483036" calcext:value-type="float">
            <text:p>0.483036</text:p>
          </table:table-cell>
          <table:table-cell office:value-type="float" office:value="0.501657" calcext:value-type="float">
            <text:p>0.501657</text:p>
          </table:table-cell>
          <table:table-cell office:value-type="float" office:value="0.519141" calcext:value-type="float">
            <text:p>0.519141</text:p>
          </table:table-cell>
          <table:table-cell office:value-type="float" office:value="0.533662" calcext:value-type="float">
            <text:p>0.533662</text:p>
          </table:table-cell>
          <table:table-cell office:value-type="float" office:value="0.543395" calcext:value-type="float">
            <text:p>0.543395</text:p>
          </table:table-cell>
          <table:table-cell office:value-type="float" office:value="0.613036" calcext:value-type="float">
            <text:p>0.613036</text:p>
          </table:table-cell>
          <table:table-cell office:value-type="float" office:value="0.784948" calcext:value-type="float">
            <text:p>0.784948</text:p>
          </table:table-cell>
          <table:table-cell office:value-type="float" office:value="0.397848" calcext:value-type="float">
            <text:p>0.3978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249215" calcext:value-type="float">
            <text:p>-0.249215</text:p>
          </table:table-cell>
          <table:table-cell office:value-type="float" office:value="0.309482" calcext:value-type="float">
            <text:p>0.309482</text:p>
          </table:table-cell>
          <table:table-cell office:value-type="float" office:value="0.418803" calcext:value-type="float">
            <text:p>0.418803</text:p>
          </table:table-cell>
          <table:table-cell office:value-type="float" office:value="0.466424" calcext:value-type="float">
            <text:p>0.466424</text:p>
          </table:table-cell>
          <table:table-cell office:value-type="float" office:value="0.488361" calcext:value-type="float">
            <text:p>0.488361</text:p>
          </table:table-cell>
          <table:table-cell office:value-type="float" office:value="0.504628" calcext:value-type="float">
            <text:p>0.504628</text:p>
          </table:table-cell>
          <table:table-cell office:value-type="float" office:value="0.521228" calcext:value-type="float">
            <text:p>0.521228</text:p>
          </table:table-cell>
          <table:table-cell office:value-type="float" office:value="0.533884" calcext:value-type="float">
            <text:p>0.533884</text:p>
          </table:table-cell>
          <table:table-cell office:value-type="float" office:value="0.544267" calcext:value-type="float">
            <text:p>0.544267</text:p>
          </table:table-cell>
          <table:table-cell office:value-type="float" office:value="0.633947" calcext:value-type="float">
            <text:p>0.633947</text:p>
          </table:table-cell>
          <table:table-cell office:value-type="float" office:value="0.784948" calcext:value-type="float">
            <text:p>0.784948</text:p>
          </table:table-cell>
          <table:table-cell office:value-type="float" office:value="0.417181" calcext:value-type="float">
            <text:p>0.4171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337151" calcext:value-type="float">
            <text:p>-0.337151</text:p>
          </table:table-cell>
          <table:table-cell office:value-type="float" office:value="0.286057" calcext:value-type="float">
            <text:p>0.286057</text:p>
          </table:table-cell>
          <table:table-cell office:value-type="float" office:value="0.399641" calcext:value-type="float">
            <text:p>0.399641</text:p>
          </table:table-cell>
          <table:table-cell office:value-type="float" office:value="0.454636" calcext:value-type="float">
            <text:p>0.454636</text:p>
          </table:table-cell>
          <table:table-cell office:value-type="float" office:value="0.483671" calcext:value-type="float">
            <text:p>0.483671</text:p>
          </table:table-cell>
          <table:table-cell office:value-type="float" office:value="0.505918" calcext:value-type="float">
            <text:p>0.505918</text:p>
          </table:table-cell>
          <table:table-cell office:value-type="float" office:value="0.523868" calcext:value-type="float">
            <text:p>0.523868</text:p>
          </table:table-cell>
          <table:table-cell office:value-type="float" office:value="0.53445" calcext:value-type="float">
            <text:p>0.53445</text:p>
          </table:table-cell>
          <table:table-cell office:value-type="float" office:value="0.544291" calcext:value-type="float">
            <text:p>0.544291</text:p>
          </table:table-cell>
          <table:table-cell office:value-type="float" office:value="0.60931" calcext:value-type="float">
            <text:p>0.60931</text:p>
          </table:table-cell>
          <table:table-cell office:value-type="float" office:value="0.784948" calcext:value-type="float">
            <text:p>0.784948</text:p>
          </table:table-cell>
          <table:table-cell office:value-type="float" office:value="0.400469" calcext:value-type="float">
            <text:p>0.40046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456537" calcext:value-type="float">
            <text:p>-0.456537</text:p>
          </table:table-cell>
          <table:table-cell office:value-type="float" office:value="0.313088" calcext:value-type="float">
            <text:p>0.313088</text:p>
          </table:table-cell>
          <table:table-cell office:value-type="float" office:value="0.426844" calcext:value-type="float">
            <text:p>0.426844</text:p>
          </table:table-cell>
          <table:table-cell office:value-type="float" office:value="0.466616" calcext:value-type="float">
            <text:p>0.466616</text:p>
          </table:table-cell>
          <table:table-cell office:value-type="float" office:value="0.490299" calcext:value-type="float">
            <text:p>0.490299</text:p>
          </table:table-cell>
          <table:table-cell office:value-type="float" office:value="0.509814" calcext:value-type="float">
            <text:p>0.509814</text:p>
          </table:table-cell>
          <table:table-cell office:value-type="float" office:value="0.523665" calcext:value-type="float">
            <text:p>0.523665</text:p>
          </table:table-cell>
          <table:table-cell office:value-type="float" office:value="0.536087" calcext:value-type="float">
            <text:p>0.536087</text:p>
          </table:table-cell>
          <table:table-cell office:value-type="float" office:value="0.545669" calcext:value-type="float">
            <text:p>0.545669</text:p>
          </table:table-cell>
          <table:table-cell office:value-type="float" office:value="0.622009" calcext:value-type="float">
            <text:p>0.622009</text:p>
          </table:table-cell>
          <table:table-cell office:value-type="float" office:value="0.784948" calcext:value-type="float">
            <text:p>0.784948</text:p>
          </table:table-cell>
          <table:table-cell office:value-type="float" office:value="0.397755" calcext:value-type="float">
            <text:p>0.3977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41351" calcext:value-type="float">
            <text:p>-0.41351</text:p>
          </table:table-cell>
          <table:table-cell office:value-type="float" office:value="0.343531" calcext:value-type="float">
            <text:p>0.343531</text:p>
          </table:table-cell>
          <table:table-cell office:value-type="float" office:value="0.436753" calcext:value-type="float">
            <text:p>0.436753</text:p>
          </table:table-cell>
          <table:table-cell office:value-type="float" office:value="0.474235" calcext:value-type="float">
            <text:p>0.474235</text:p>
          </table:table-cell>
          <table:table-cell office:value-type="float" office:value="0.495921" calcext:value-type="float">
            <text:p>0.495921</text:p>
          </table:table-cell>
          <table:table-cell office:value-type="float" office:value="0.515157" calcext:value-type="float">
            <text:p>0.515157</text:p>
          </table:table-cell>
          <table:table-cell office:value-type="float" office:value="0.531341" calcext:value-type="float">
            <text:p>0.531341</text:p>
          </table:table-cell>
          <table:table-cell office:value-type="float" office:value="0.538119" calcext:value-type="float">
            <text:p>0.538119</text:p>
          </table:table-cell>
          <table:table-cell office:value-type="float" office:value="0.547535" calcext:value-type="float">
            <text:p>0.547535</text:p>
          </table:table-cell>
          <table:table-cell office:value-type="float" office:value="0.622659" calcext:value-type="float">
            <text:p>0.622659</text:p>
          </table:table-cell>
          <table:table-cell office:value-type="float" office:value="0.784948" calcext:value-type="float">
            <text:p>0.784948</text:p>
          </table:table-cell>
          <table:table-cell office:value-type="float" office:value="0.409174" calcext:value-type="float">
            <text:p>0.409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053917" calcext:value-type="float">
            <text:p>-0.053917</text:p>
          </table:table-cell>
          <table:table-cell office:value-type="float" office:value="0.408185" calcext:value-type="float">
            <text:p>0.408185</text:p>
          </table:table-cell>
          <table:table-cell office:value-type="float" office:value="0.463562" calcext:value-type="float">
            <text:p>0.463562</text:p>
          </table:table-cell>
          <table:table-cell office:value-type="float" office:value="0.488342" calcext:value-type="float">
            <text:p>0.488342</text:p>
          </table:table-cell>
          <table:table-cell office:value-type="float" office:value="0.504162" calcext:value-type="float">
            <text:p>0.504162</text:p>
          </table:table-cell>
          <table:table-cell office:value-type="float" office:value="0.523849" calcext:value-type="float">
            <text:p>0.523849</text:p>
          </table:table-cell>
          <table:table-cell office:value-type="float" office:value="0.532483" calcext:value-type="float">
            <text:p>0.532483</text:p>
          </table:table-cell>
          <table:table-cell office:value-type="float" office:value="0.539339" calcext:value-type="float">
            <text:p>0.539339</text:p>
          </table:table-cell>
          <table:table-cell office:value-type="float" office:value="0.548238" calcext:value-type="float">
            <text:p>0.548238</text:p>
          </table:table-cell>
          <table:table-cell office:value-type="float" office:value="0.627885" calcext:value-type="float">
            <text:p>0.627885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458213" calcext:value-type="float">
            <text:p>0.4582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0.143361" calcext:value-type="float">
            <text:p>0.143361</text:p>
          </table:table-cell>
          <table:table-cell office:value-type="float" office:value="0.440348" calcext:value-type="float">
            <text:p>0.440348</text:p>
          </table:table-cell>
          <table:table-cell office:value-type="float" office:value="0.478741" calcext:value-type="float">
            <text:p>0.478741</text:p>
          </table:table-cell>
          <table:table-cell office:value-type="float" office:value="0.497789" calcext:value-type="float">
            <text:p>0.497789</text:p>
          </table:table-cell>
          <table:table-cell office:value-type="float" office:value="0.515213" calcext:value-type="float">
            <text:p>0.515213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535236" calcext:value-type="float">
            <text:p>0.535236</text:p>
          </table:table-cell>
          <table:table-cell office:value-type="float" office:value="0.540877" calcext:value-type="float">
            <text:p>0.540877</text:p>
          </table:table-cell>
          <table:table-cell office:value-type="float" office:value="0.55027" calcext:value-type="float">
            <text:p>0.55027</text:p>
          </table:table-cell>
          <table:table-cell office:value-type="float" office:value="0.606288" calcext:value-type="float">
            <text:p>0.606288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483672" calcext:value-type="float">
            <text:p>0.48367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0.026182" calcext:value-type="float">
            <text:p>0.026182</text:p>
          </table:table-cell>
          <table:table-cell office:value-type="float" office:value="0.435018" calcext:value-type="float">
            <text:p>0.435018</text:p>
          </table:table-cell>
          <table:table-cell office:value-type="float" office:value="0.469632" calcext:value-type="float">
            <text:p>0.469632</text:p>
          </table:table-cell>
          <table:table-cell office:value-type="float" office:value="0.489623" calcext:value-type="float">
            <text:p>0.489623</text:p>
          </table:table-cell>
          <table:table-cell office:value-type="float" office:value="0.505003" calcext:value-type="float">
            <text:p>0.505003</text:p>
          </table:table-cell>
          <table:table-cell office:value-type="float" office:value="0.523557" calcext:value-type="float">
            <text:p>0.523557</text:p>
          </table:table-cell>
          <table:table-cell office:value-type="float" office:value="0.532461" calcext:value-type="float">
            <text:p>0.532461</text:p>
          </table:table-cell>
          <table:table-cell office:value-type="float" office:value="0.539393" calcext:value-type="float">
            <text:p>0.539393</text:p>
          </table:table-cell>
          <table:table-cell office:value-type="float" office:value="0.547752" calcext:value-type="float">
            <text:p>0.547752</text:p>
          </table:table-cell>
          <table:table-cell office:value-type="float" office:value="0.616033" calcext:value-type="float">
            <text:p>0.616033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468465" calcext:value-type="float">
            <text:p>0.46846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0.060874" calcext:value-type="float">
            <text:p>0.060874</text:p>
          </table:table-cell>
          <table:table-cell office:value-type="float" office:value="0.426002" calcext:value-type="float">
            <text:p>0.426002</text:p>
          </table:table-cell>
          <table:table-cell office:value-type="float" office:value="0.465723" calcext:value-type="float">
            <text:p>0.465723</text:p>
          </table:table-cell>
          <table:table-cell office:value-type="float" office:value="0.488304" calcext:value-type="float">
            <text:p>0.488304</text:p>
          </table:table-cell>
          <table:table-cell office:value-type="float" office:value="0.505158" calcext:value-type="float">
            <text:p>0.505158</text:p>
          </table:table-cell>
          <table:table-cell office:value-type="float" office:value="0.521501" calcext:value-type="float">
            <text:p>0.521501</text:p>
          </table:table-cell>
          <table:table-cell office:value-type="float" office:value="0.531972" calcext:value-type="float">
            <text:p>0.531972</text:p>
          </table:table-cell>
          <table:table-cell office:value-type="float" office:value="0.538357" calcext:value-type="float">
            <text:p>0.538357</text:p>
          </table:table-cell>
          <table:table-cell office:value-type="float" office:value="0.548847" calcext:value-type="float">
            <text:p>0.548847</text:p>
          </table:table-cell>
          <table:table-cell office:value-type="float" office:value="0.612411" calcext:value-type="float">
            <text:p>0.612411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469915" calcext:value-type="float">
            <text:p>0.4699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.123461" calcext:value-type="float">
            <text:p>0.123461</text:p>
          </table:table-cell>
          <table:table-cell office:value-type="float" office:value="0.414353" calcext:value-type="float">
            <text:p>0.414353</text:p>
          </table:table-cell>
          <table:table-cell office:value-type="float" office:value="0.46942" calcext:value-type="float">
            <text:p>0.46942</text:p>
          </table:table-cell>
          <table:table-cell office:value-type="float" office:value="0.492781" calcext:value-type="float">
            <text:p>0.492781</text:p>
          </table:table-cell>
          <table:table-cell office:value-type="float" office:value="0.510692" calcext:value-type="float">
            <text:p>0.510692</text:p>
          </table:table-cell>
          <table:table-cell office:value-type="float" office:value="0.525207" calcext:value-type="float">
            <text:p>0.525207</text:p>
          </table:table-cell>
          <table:table-cell office:value-type="float" office:value="0.532269" calcext:value-type="float">
            <text:p>0.532269</text:p>
          </table:table-cell>
          <table:table-cell office:value-type="float" office:value="0.539496" calcext:value-type="float">
            <text:p>0.539496</text:p>
          </table:table-cell>
          <table:table-cell office:value-type="float" office:value="0.550819" calcext:value-type="float">
            <text:p>0.550819</text:p>
          </table:table-cell>
          <table:table-cell office:value-type="float" office:value="0.615721" calcext:value-type="float">
            <text:p>0.615721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477422" calcext:value-type="float">
            <text:p>0.47742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0.103631" calcext:value-type="float">
            <text:p>0.103631</text:p>
          </table:table-cell>
          <table:table-cell office:value-type="float" office:value="0.410513" calcext:value-type="float">
            <text:p>0.410513</text:p>
          </table:table-cell>
          <table:table-cell office:value-type="float" office:value="0.46703" calcext:value-type="float">
            <text:p>0.46703</text:p>
          </table:table-cell>
          <table:table-cell office:value-type="float" office:value="0.492524" calcext:value-type="float">
            <text:p>0.492524</text:p>
          </table:table-cell>
          <table:table-cell office:value-type="float" office:value="0.513295" calcext:value-type="float">
            <text:p>0.513295</text:p>
          </table:table-cell>
          <table:table-cell office:value-type="float" office:value="0.527959" calcext:value-type="float">
            <text:p>0.527959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540247" calcext:value-type="float">
            <text:p>0.540247</text:p>
          </table:table-cell>
          <table:table-cell office:value-type="float" office:value="0.551829" calcext:value-type="float">
            <text:p>0.551829</text:p>
          </table:table-cell>
          <table:table-cell office:value-type="float" office:value="0.631657" calcext:value-type="float">
            <text:p>0.631657</text:p>
          </table:table-cell>
          <table:table-cell office:value-type="float" office:value="0.880903" calcext:value-type="float">
            <text:p>0.880903</text:p>
          </table:table-cell>
          <table:table-cell office:value-type="float" office:value="0.477149" calcext:value-type="float">
            <text:p>0.47714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.153722" calcext:value-type="float">
            <text:p>0.153722</text:p>
          </table:table-cell>
          <table:table-cell office:value-type="float" office:value="0.417265" calcext:value-type="float">
            <text:p>0.417265</text:p>
          </table:table-cell>
          <table:table-cell office:value-type="float" office:value="0.468238" calcext:value-type="float">
            <text:p>0.468238</text:p>
          </table:table-cell>
          <table:table-cell office:value-type="float" office:value="0.494432" calcext:value-type="float">
            <text:p>0.494432</text:p>
          </table:table-cell>
          <table:table-cell office:value-type="float" office:value="0.514913" calcext:value-type="float">
            <text:p>0.514913</text:p>
          </table:table-cell>
          <table:table-cell office:value-type="float" office:value="0.528993" calcext:value-type="float">
            <text:p>0.528993</text:p>
          </table:table-cell>
          <table:table-cell office:value-type="float" office:value="0.534983" calcext:value-type="float">
            <text:p>0.534983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551017" calcext:value-type="float">
            <text:p>0.551017</text:p>
          </table:table-cell>
          <table:table-cell office:value-type="float" office:value="0.640005" calcext:value-type="float">
            <text:p>0.640005</text:p>
          </table:table-cell>
          <table:table-cell office:value-type="float" office:value="0.880903" calcext:value-type="float">
            <text:p>0.880903</text:p>
          </table:table-cell>
          <table:table-cell office:value-type="float" office:value="0.484617" calcext:value-type="float">
            <text:p>0.48461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189332" calcext:value-type="float">
            <text:p>0.189332</text:p>
          </table:table-cell>
          <table:table-cell office:value-type="float" office:value="0.438416" calcext:value-type="float">
            <text:p>0.438416</text:p>
          </table:table-cell>
          <table:table-cell office:value-type="float" office:value="0.472973" calcext:value-type="float">
            <text:p>0.472973</text:p>
          </table:table-cell>
          <table:table-cell office:value-type="float" office:value="0.497549" calcext:value-type="float">
            <text:p>0.497549</text:p>
          </table:table-cell>
          <table:table-cell office:value-type="float" office:value="0.516729" calcext:value-type="float">
            <text:p>0.516729</text:p>
          </table:table-cell>
          <table:table-cell office:value-type="float" office:value="0.529949" calcext:value-type="float">
            <text:p>0.529949</text:p>
          </table:table-cell>
          <table:table-cell office:value-type="float" office:value="0.535615" calcext:value-type="float">
            <text:p>0.535615</text:p>
          </table:table-cell>
          <table:table-cell office:value-type="float" office:value="0.543285" calcext:value-type="float">
            <text:p>0.543285</text:p>
          </table:table-cell>
          <table:table-cell office:value-type="float" office:value="0.551842" calcext:value-type="float">
            <text:p>0.551842</text:p>
          </table:table-cell>
          <table:table-cell office:value-type="float" office:value="0.639726" calcext:value-type="float">
            <text:p>0.639726</text:p>
          </table:table-cell>
          <table:table-cell office:value-type="float" office:value="0.880903" calcext:value-type="float">
            <text:p>0.880903</text:p>
          </table:table-cell>
          <table:table-cell office:value-type="float" office:value="0.491542" calcext:value-type="float">
            <text:p>0.49154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0.246394" calcext:value-type="float">
            <text:p>0.246394</text:p>
          </table:table-cell>
          <table:table-cell office:value-type="float" office:value="0.437074" calcext:value-type="float">
            <text:p>0.437074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0.495319" calcext:value-type="float">
            <text:p>0.495319</text:p>
          </table:table-cell>
          <table:table-cell office:value-type="float" office:value="0.514903" calcext:value-type="float">
            <text:p>0.514903</text:p>
          </table:table-cell>
          <table:table-cell office:value-type="float" office:value="0.52946" calcext:value-type="float">
            <text:p>0.52946</text:p>
          </table:table-cell>
          <table:table-cell office:value-type="float" office:value="0.536623" calcext:value-type="float">
            <text:p>0.536623</text:p>
          </table:table-cell>
          <table:table-cell office:value-type="float" office:value="0.543998" calcext:value-type="float">
            <text:p>0.543998</text:p>
          </table:table-cell>
          <table:table-cell office:value-type="float" office:value="0.55154" calcext:value-type="float">
            <text:p>0.55154</text:p>
          </table:table-cell>
          <table:table-cell office:value-type="float" office:value="0.616867" calcext:value-type="float">
            <text:p>0.616867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494666" calcext:value-type="float">
            <text:p>0.49466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25877" calcext:value-type="float">
            <text:p>0.25877</text:p>
          </table:table-cell>
          <table:table-cell office:value-type="float" office:value="0.443522" calcext:value-type="float">
            <text:p>0.443522</text:p>
          </table:table-cell>
          <table:table-cell office:value-type="float" office:value="0.475251" calcext:value-type="float">
            <text:p>0.475251</text:p>
          </table:table-cell>
          <table:table-cell office:value-type="float" office:value="0.493186" calcext:value-type="float">
            <text:p>0.493186</text:p>
          </table:table-cell>
          <table:table-cell office:value-type="float" office:value="0.512556" calcext:value-type="float">
            <text:p>0.512556</text:p>
          </table:table-cell>
          <table:table-cell office:value-type="float" office:value="0.528267" calcext:value-type="float">
            <text:p>0.528267</text:p>
          </table:table-cell>
          <table:table-cell office:value-type="float" office:value="0.534905" calcext:value-type="float">
            <text:p>0.534905</text:p>
          </table:table-cell>
          <table:table-cell office:value-type="float" office:value="0.541663" calcext:value-type="float">
            <text:p>0.541663</text:p>
          </table:table-cell>
          <table:table-cell office:value-type="float" office:value="0.551229" calcext:value-type="float">
            <text:p>0.551229</text:p>
          </table:table-cell>
          <table:table-cell office:value-type="float" office:value="0.626522" calcext:value-type="float">
            <text:p>0.626522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496587" calcext:value-type="float">
            <text:p>0.49658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243511" calcext:value-type="float">
            <text:p>0.243511</text:p>
          </table:table-cell>
          <table:table-cell office:value-type="float" office:value="0.435141" calcext:value-type="float">
            <text:p>0.435141</text:p>
          </table:table-cell>
          <table:table-cell office:value-type="float" office:value="0.475996" calcext:value-type="float">
            <text:p>0.475996</text:p>
          </table:table-cell>
          <table:table-cell office:value-type="float" office:value="0.493847" calcext:value-type="float">
            <text:p>0.493847</text:p>
          </table:table-cell>
          <table:table-cell office:value-type="float" office:value="0.51023" calcext:value-type="float">
            <text:p>0.51023</text:p>
          </table:table-cell>
          <table:table-cell office:value-type="float" office:value="0.522538" calcext:value-type="float">
            <text:p>0.522538</text:p>
          </table:table-cell>
          <table:table-cell office:value-type="float" office:value="0.532563" calcext:value-type="float">
            <text:p>0.532563</text:p>
          </table:table-cell>
          <table:table-cell office:value-type="float" office:value="0.539644" calcext:value-type="float">
            <text:p>0.539644</text:p>
          </table:table-cell>
          <table:table-cell office:value-type="float" office:value="0.548425" calcext:value-type="float">
            <text:p>0.548425</text:p>
          </table:table-cell>
          <table:table-cell office:value-type="float" office:value="0.619586" calcext:value-type="float">
            <text:p>0.619586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492148" calcext:value-type="float">
            <text:p>0.49214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6754" calcext:value-type="float">
            <text:p>0.066754</text:p>
          </table:table-cell>
          <table:table-cell office:value-type="float" office:value="0.31949" calcext:value-type="float">
            <text:p>0.31949</text:p>
          </table:table-cell>
          <table:table-cell office:value-type="float" office:value="0.453322" calcext:value-type="float">
            <text:p>0.453322</text:p>
          </table:table-cell>
          <table:table-cell office:value-type="float" office:value="0.477336" calcext:value-type="float">
            <text:p>0.477336</text:p>
          </table:table-cell>
          <table:table-cell office:value-type="float" office:value="0.497898" calcext:value-type="float">
            <text:p>0.497898</text:p>
          </table:table-cell>
          <table:table-cell office:value-type="float" office:value="0.512804" calcext:value-type="float">
            <text:p>0.512804</text:p>
          </table:table-cell>
          <table:table-cell office:value-type="float" office:value="0.523741" calcext:value-type="float">
            <text:p>0.523741</text:p>
          </table:table-cell>
          <table:table-cell office:value-type="float" office:value="0.53226" calcext:value-type="float">
            <text:p>0.53226</text:p>
          </table:table-cell>
          <table:table-cell office:value-type="float" office:value="0.538603" calcext:value-type="float">
            <text:p>0.538603</text:p>
          </table:table-cell>
          <table:table-cell office:value-type="float" office:value="0.547484" calcext:value-type="float">
            <text:p>0.547484</text:p>
          </table:table-cell>
          <table:table-cell office:value-type="float" office:value="0.614921" calcext:value-type="float">
            <text:p>0.614921</text:p>
          </table:table-cell>
          <table:table-cell office:value-type="float" office:value="0.880882" calcext:value-type="float">
            <text:p>0.880882</text:p>
          </table:table-cell>
          <table:table-cell office:value-type="float" office:value="0.501786" calcext:value-type="float">
            <text:p>0.50178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.221287" calcext:value-type="float">
            <text:p>0.221287</text:p>
          </table:table-cell>
          <table:table-cell office:value-type="float" office:value="0.462536" calcext:value-type="float">
            <text:p>0.462536</text:p>
          </table:table-cell>
          <table:table-cell office:value-type="float" office:value="0.48206" calcext:value-type="float">
            <text:p>0.48206</text:p>
          </table:table-cell>
          <table:table-cell office:value-type="float" office:value="0.499334" calcext:value-type="float">
            <text:p>0.499334</text:p>
          </table:table-cell>
          <table:table-cell office:value-type="float" office:value="0.515533" calcext:value-type="float">
            <text:p>0.515533</text:p>
          </table:table-cell>
          <table:table-cell office:value-type="float" office:value="0.528066" calcext:value-type="float">
            <text:p>0.528066</text:p>
          </table:table-cell>
          <table:table-cell office:value-type="float" office:value="0.534473" calcext:value-type="float">
            <text:p>0.534473</text:p>
          </table:table-cell>
          <table:table-cell office:value-type="float" office:value="0.540586" calcext:value-type="float">
            <text:p>0.540586</text:p>
          </table:table-cell>
          <table:table-cell office:value-type="float" office:value="0.551051" calcext:value-type="float">
            <text:p>0.551051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498706" calcext:value-type="float">
            <text:p>0.4987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0.285118" calcext:value-type="float">
            <text:p>0.285118</text:p>
          </table:table-cell>
          <table:table-cell office:value-type="float" office:value="0.45262" calcext:value-type="float">
            <text:p>0.45262</text:p>
          </table:table-cell>
          <table:table-cell office:value-type="float" office:value="0.47625" calcext:value-type="float">
            <text:p>0.47625</text:p>
          </table:table-cell>
          <table:table-cell office:value-type="float" office:value="0.496965" calcext:value-type="float">
            <text:p>0.496965</text:p>
          </table:table-cell>
          <table:table-cell office:value-type="float" office:value="0.514086" calcext:value-type="float">
            <text:p>0.514086</text:p>
          </table:table-cell>
          <table:table-cell office:value-type="float" office:value="0.526928" calcext:value-type="float">
            <text:p>0.526928</text:p>
          </table:table-cell>
          <table:table-cell office:value-type="float" office:value="0.533301" calcext:value-type="float">
            <text:p>0.533301</text:p>
          </table:table-cell>
          <table:table-cell office:value-type="float" office:value="0.540193" calcext:value-type="float">
            <text:p>0.540193</text:p>
          </table:table-cell>
          <table:table-cell office:value-type="float" office:value="0.550484" calcext:value-type="float">
            <text:p>0.550484</text:p>
          </table:table-cell>
          <table:table-cell office:value-type="float" office:value="0.65845" calcext:value-type="float">
            <text:p>0.65845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50344" calcext:value-type="float">
            <text:p>0.5034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217589" calcext:value-type="float">
            <text:p>0.217589</text:p>
          </table:table-cell>
          <table:table-cell office:value-type="float" office:value="0.462255" calcext:value-type="float">
            <text:p>0.462255</text:p>
          </table:table-cell>
          <table:table-cell office:value-type="float" office:value="0.486976" calcext:value-type="float">
            <text:p>0.486976</text:p>
          </table:table-cell>
          <table:table-cell office:value-type="float" office:value="0.503822" calcext:value-type="float">
            <text:p>0.503822</text:p>
          </table:table-cell>
          <table:table-cell office:value-type="float" office:value="0.51994" calcext:value-type="float">
            <text:p>0.51994</text:p>
          </table:table-cell>
          <table:table-cell office:value-type="float" office:value="0.531186" calcext:value-type="float">
            <text:p>0.531186</text:p>
          </table:table-cell>
          <table:table-cell office:value-type="float" office:value="0.535515" calcext:value-type="float">
            <text:p>0.535515</text:p>
          </table:table-cell>
          <table:table-cell office:value-type="float" office:value="0.545301" calcext:value-type="float">
            <text:p>0.545301</text:p>
          </table:table-cell>
          <table:table-cell office:value-type="float" office:value="0.561875" calcext:value-type="float">
            <text:p>0.561875</text:p>
          </table:table-cell>
          <table:table-cell office:value-type="float" office:value="0.744571" calcext:value-type="float">
            <text:p>0.74457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10903" calcext:value-type="float">
            <text:p>0.51090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7652" calcext:value-type="float">
            <text:p>-0.007652</text:p>
          </table:table-cell>
          <table:table-cell office:value-type="float" office:value="0.291413" calcext:value-type="float">
            <text:p>0.291413</text:p>
          </table:table-cell>
          <table:table-cell office:value-type="float" office:value="0.44768" calcext:value-type="float">
            <text:p>0.44768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499404" calcext:value-type="float">
            <text:p>0.499404</text:p>
          </table:table-cell>
          <table:table-cell office:value-type="float" office:value="0.515854" calcext:value-type="float">
            <text:p>0.515854</text:p>
          </table:table-cell>
          <table:table-cell office:value-type="float" office:value="0.530564" calcext:value-type="float">
            <text:p>0.530564</text:p>
          </table:table-cell>
          <table:table-cell office:value-type="float" office:value="0.535106" calcext:value-type="float">
            <text:p>0.535106</text:p>
          </table:table-cell>
          <table:table-cell office:value-type="float" office:value="0.545218" calcext:value-type="float">
            <text:p>0.545218</text:p>
          </table:table-cell>
          <table:table-cell office:value-type="float" office:value="0.559137" calcext:value-type="float">
            <text:p>0.559137</text:p>
          </table:table-cell>
          <table:table-cell office:value-type="float" office:value="0.70964" calcext:value-type="float">
            <text:p>0.70964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11772" calcext:value-type="float">
            <text:p>0.51177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0.106004" calcext:value-type="float">
            <text:p>0.106004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0.482398" calcext:value-type="float">
            <text:p>0.482398</text:p>
          </table:table-cell>
          <table:table-cell office:value-type="float" office:value="0.507009" calcext:value-type="float">
            <text:p>0.507009</text:p>
          </table:table-cell>
          <table:table-cell office:value-type="float" office:value="0.517829" calcext:value-type="float">
            <text:p>0.517829</text:p>
          </table:table-cell>
          <table:table-cell office:value-type="float" office:value="0.529824" calcext:value-type="float">
            <text:p>0.529824</text:p>
          </table:table-cell>
          <table:table-cell office:value-type="float" office:value="0.534468" calcext:value-type="float">
            <text:p>0.534468</text:p>
          </table:table-cell>
          <table:table-cell office:value-type="float" office:value="0.545463" calcext:value-type="float">
            <text:p>0.545463</text:p>
          </table:table-cell>
          <table:table-cell office:value-type="float" office:value="0.556289" calcext:value-type="float">
            <text:p>0.556289</text:p>
          </table:table-cell>
          <table:table-cell office:value-type="float" office:value="0.69571" calcext:value-type="float">
            <text:p>0.6957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491214" calcext:value-type="float">
            <text:p>0.49121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.296978" calcext:value-type="float">
            <text:p>0.296978</text:p>
          </table:table-cell>
          <table:table-cell office:value-type="float" office:value="0.464277" calcext:value-type="float">
            <text:p>0.464277</text:p>
          </table:table-cell>
          <table:table-cell office:value-type="float" office:value="0.500148" calcext:value-type="float">
            <text:p>0.500148</text:p>
          </table:table-cell>
          <table:table-cell office:value-type="float" office:value="0.514515" calcext:value-type="float">
            <text:p>0.514515</text:p>
          </table:table-cell>
          <table:table-cell office:value-type="float" office:value="0.524507" calcext:value-type="float">
            <text:p>0.524507</text:p>
          </table:table-cell>
          <table:table-cell office:value-type="float" office:value="0.532339" calcext:value-type="float">
            <text:p>0.532339</text:p>
          </table:table-cell>
          <table:table-cell office:value-type="float" office:value="0.539569" calcext:value-type="float">
            <text:p>0.539569</text:p>
          </table:table-cell>
          <table:table-cell office:value-type="float" office:value="0.549948" calcext:value-type="float">
            <text:p>0.549948</text:p>
          </table:table-cell>
          <table:table-cell office:value-type="float" office:value="0.557916" calcext:value-type="float">
            <text:p>0.557916</text:p>
          </table:table-cell>
          <table:table-cell office:value-type="float" office:value="0.662511" calcext:value-type="float">
            <text:p>0.66251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14271" calcext:value-type="float">
            <text:p>0.51427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202319" calcext:value-type="float">
            <text:p>0.202319</text:p>
          </table:table-cell>
          <table:table-cell office:value-type="float" office:value="0.465235" calcext:value-type="float">
            <text:p>0.465235</text:p>
          </table:table-cell>
          <table:table-cell office:value-type="float" office:value="0.502856" calcext:value-type="float">
            <text:p>0.502856</text:p>
          </table:table-cell>
          <table:table-cell office:value-type="float" office:value="0.51671" calcext:value-type="float">
            <text:p>0.51671</text:p>
          </table:table-cell>
          <table:table-cell office:value-type="float" office:value="0.528824" calcext:value-type="float">
            <text:p>0.528824</text:p>
          </table:table-cell>
          <table:table-cell office:value-type="float" office:value="0.535186" calcext:value-type="float">
            <text:p>0.535186</text:p>
          </table:table-cell>
          <table:table-cell office:value-type="float" office:value="0.544021" calcext:value-type="float">
            <text:p>0.544021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57247" calcext:value-type="float">
            <text:p>0.557247</text:p>
          </table:table-cell>
          <table:table-cell office:value-type="float" office:value="0.652013" calcext:value-type="float">
            <text:p>0.65201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05529" calcext:value-type="float">
            <text:p>0.50552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.265366" calcext:value-type="float">
            <text:p>0.265366</text:p>
          </table:table-cell>
          <table:table-cell office:value-type="float" office:value="0.470101" calcext:value-type="float">
            <text:p>0.470101</text:p>
          </table:table-cell>
          <table:table-cell office:value-type="float" office:value="0.510704" calcext:value-type="float">
            <text:p>0.510704</text:p>
          </table:table-cell>
          <table:table-cell office:value-type="float" office:value="0.525603" calcext:value-type="float">
            <text:p>0.525603</text:p>
          </table:table-cell>
          <table:table-cell office:value-type="float" office:value="0.531967" calcext:value-type="float">
            <text:p>0.531967</text:p>
          </table:table-cell>
          <table:table-cell office:value-type="float" office:value="0.536977" calcext:value-type="float">
            <text:p>0.536977</text:p>
          </table:table-cell>
          <table:table-cell office:value-type="float" office:value="0.54658" calcext:value-type="float">
            <text:p>0.54658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1877" calcext:value-type="float">
            <text:p>0.561877</text:p>
          </table:table-cell>
          <table:table-cell office:value-type="float" office:value="0.691851" calcext:value-type="float">
            <text:p>0.69185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19191" calcext:value-type="float">
            <text:p>0.51919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484556" calcext:value-type="float">
            <text:p>0.484556</text:p>
          </table:table-cell>
          <table:table-cell office:value-type="float" office:value="0.510956" calcext:value-type="float">
            <text:p>0.510956</text:p>
          </table:table-cell>
          <table:table-cell office:value-type="float" office:value="0.525914" calcext:value-type="float">
            <text:p>0.525914</text:p>
          </table:table-cell>
          <table:table-cell office:value-type="float" office:value="0.532111" calcext:value-type="float">
            <text:p>0.532111</text:p>
          </table:table-cell>
          <table:table-cell office:value-type="float" office:value="0.537186" calcext:value-type="float">
            <text:p>0.537186</text:p>
          </table:table-cell>
          <table:table-cell office:value-type="float" office:value="0.545613" calcext:value-type="float">
            <text:p>0.545613</text:p>
          </table:table-cell>
          <table:table-cell office:value-type="float" office:value="0.550896" calcext:value-type="float">
            <text:p>0.550896</text:p>
          </table:table-cell>
          <table:table-cell office:value-type="float" office:value="0.561657" calcext:value-type="float">
            <text:p>0.561657</text:p>
          </table:table-cell>
          <table:table-cell office:value-type="float" office:value="0.663163" calcext:value-type="float">
            <text:p>0.66316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20911" calcext:value-type="float">
            <text:p>0.52091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00949" calcext:value-type="float">
            <text:p>-0.000949</text:p>
          </table:table-cell>
          <table:table-cell office:value-type="float" office:value="0.382606" calcext:value-type="float">
            <text:p>0.382606</text:p>
          </table:table-cell>
          <table:table-cell office:value-type="float" office:value="0.491464" calcext:value-type="float">
            <text:p>0.491464</text:p>
          </table:table-cell>
          <table:table-cell office:value-type="float" office:value="0.516506" calcext:value-type="float">
            <text:p>0.516506</text:p>
          </table:table-cell>
          <table:table-cell office:value-type="float" office:value="0.52949" calcext:value-type="float">
            <text:p>0.52949</text:p>
          </table:table-cell>
          <table:table-cell office:value-type="float" office:value="0.532795" calcext:value-type="float">
            <text:p>0.532795</text:p>
          </table:table-cell>
          <table:table-cell office:value-type="float" office:value="0.53813" calcext:value-type="float">
            <text:p>0.53813</text:p>
          </table:table-cell>
          <table:table-cell office:value-type="float" office:value="0.547759" calcext:value-type="float">
            <text:p>0.547759</text:p>
          </table:table-cell>
          <table:table-cell office:value-type="float" office:value="0.55153" calcext:value-type="float">
            <text:p>0.55153</text:p>
          </table:table-cell>
          <table:table-cell office:value-type="float" office:value="0.571275" calcext:value-type="float">
            <text:p>0.571275</text:p>
          </table:table-cell>
          <table:table-cell office:value-type="float" office:value="0.673295" calcext:value-type="float">
            <text:p>0.673295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33485" calcext:value-type="float">
            <text:p>0.53348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323064" calcext:value-type="float">
            <text:p>0.323064</text:p>
          </table:table-cell>
          <table:table-cell office:value-type="float" office:value="0.484222" calcext:value-type="float">
            <text:p>0.484222</text:p>
          </table:table-cell>
          <table:table-cell office:value-type="float" office:value="0.513666" calcext:value-type="float">
            <text:p>0.513666</text:p>
          </table:table-cell>
          <table:table-cell office:value-type="float" office:value="0.527145" calcext:value-type="float">
            <text:p>0.527145</text:p>
          </table:table-cell>
          <table:table-cell office:value-type="float" office:value="0.532795" calcext:value-type="float">
            <text:p>0.532795</text:p>
          </table:table-cell>
          <table:table-cell office:value-type="float" office:value="0.538035" calcext:value-type="float">
            <text:p>0.538035</text:p>
          </table:table-cell>
          <table:table-cell office:value-type="float" office:value="0.549295" calcext:value-type="float">
            <text:p>0.549295</text:p>
          </table:table-cell>
          <table:table-cell office:value-type="float" office:value="0.553106" calcext:value-type="float">
            <text:p>0.553106</text:p>
          </table:table-cell>
          <table:table-cell office:value-type="float" office:value="0.581489" calcext:value-type="float">
            <text:p>0.581489</text:p>
          </table:table-cell>
          <table:table-cell office:value-type="float" office:value="0.739572" calcext:value-type="float">
            <text:p>0.739572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34239" calcext:value-type="float">
            <text:p>0.53423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327387" calcext:value-type="float">
            <text:p>0.327387</text:p>
          </table:table-cell>
          <table:table-cell office:value-type="float" office:value="0.488725" calcext:value-type="float">
            <text:p>0.488725</text:p>
          </table:table-cell>
          <table:table-cell office:value-type="float" office:value="0.514477" calcext:value-type="float">
            <text:p>0.514477</text:p>
          </table:table-cell>
          <table:table-cell office:value-type="float" office:value="0.528756" calcext:value-type="float">
            <text:p>0.528756</text:p>
          </table:table-cell>
          <table:table-cell office:value-type="float" office:value="0.532795" calcext:value-type="float">
            <text:p>0.532795</text:p>
          </table:table-cell>
          <table:table-cell office:value-type="float" office:value="0.53536" calcext:value-type="float">
            <text:p>0.53536</text:p>
          </table:table-cell>
          <table:table-cell office:value-type="float" office:value="0.545172" calcext:value-type="float">
            <text:p>0.545172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7698" calcext:value-type="float">
            <text:p>0.567698</text:p>
          </table:table-cell>
          <table:table-cell office:value-type="float" office:value="0.701271" calcext:value-type="float">
            <text:p>0.70127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29252" calcext:value-type="float">
            <text:p>0.5292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564" calcext:value-type="float">
            <text:p>0.026564</text:p>
          </table:table-cell>
          <table:table-cell office:value-type="float" office:value="0.382385" calcext:value-type="float">
            <text:p>0.382385</text:p>
          </table:table-cell>
          <table:table-cell office:value-type="float" office:value="0.491661" calcext:value-type="float">
            <text:p>0.491661</text:p>
          </table:table-cell>
          <table:table-cell office:value-type="float" office:value="0.519644" calcext:value-type="float">
            <text:p>0.519644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532795" calcext:value-type="float">
            <text:p>0.532795</text:p>
          </table:table-cell>
          <table:table-cell office:value-type="float" office:value="0.537448" calcext:value-type="float">
            <text:p>0.537448</text:p>
          </table:table-cell>
          <table:table-cell office:value-type="float" office:value="0.546412" calcext:value-type="float">
            <text:p>0.546412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5142" calcext:value-type="float">
            <text:p>0.565142</text:p>
          </table:table-cell>
          <table:table-cell office:value-type="float" office:value="0.712202" calcext:value-type="float">
            <text:p>0.712202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36998" calcext:value-type="float">
            <text:p>0.53699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309854" calcext:value-type="float">
            <text:p>0.309854</text:p>
          </table:table-cell>
          <table:table-cell office:value-type="float" office:value="0.480771" calcext:value-type="float">
            <text:p>0.480771</text:p>
          </table:table-cell>
          <table:table-cell office:value-type="float" office:value="0.508948" calcext:value-type="float">
            <text:p>0.508948</text:p>
          </table:table-cell>
          <table:table-cell office:value-type="float" office:value="0.525922" calcext:value-type="float">
            <text:p>0.525922</text:p>
          </table:table-cell>
          <table:table-cell office:value-type="float" office:value="0.532442" calcext:value-type="float">
            <text:p>0.532442</text:p>
          </table:table-cell>
          <table:table-cell office:value-type="float" office:value="0.534843" calcext:value-type="float">
            <text:p>0.534843</text:p>
          </table:table-cell>
          <table:table-cell office:value-type="float" office:value="0.542668" calcext:value-type="float">
            <text:p>0.542668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4977" calcext:value-type="float">
            <text:p>0.564977</text:p>
          </table:table-cell>
          <table:table-cell office:value-type="float" office:value="0.718271" calcext:value-type="float">
            <text:p>0.71827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26958" calcext:value-type="float">
            <text:p>0.52695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0.333076" calcext:value-type="float">
            <text:p>0.333076</text:p>
          </table:table-cell>
          <table:table-cell office:value-type="float" office:value="0.48061" calcext:value-type="float">
            <text:p>0.48061</text:p>
          </table:table-cell>
          <table:table-cell office:value-type="float" office:value="0.503111" calcext:value-type="float">
            <text:p>0.503111</text:p>
          </table:table-cell>
          <table:table-cell office:value-type="float" office:value="0.524484" calcext:value-type="float">
            <text:p>0.524484</text:p>
          </table:table-cell>
          <table:table-cell office:value-type="float" office:value="0.53231" calcext:value-type="float">
            <text:p>0.53231</text:p>
          </table:table-cell>
          <table:table-cell office:value-type="float" office:value="0.536299" calcext:value-type="float">
            <text:p>0.536299</text:p>
          </table:table-cell>
          <table:table-cell office:value-type="float" office:value="0.547045" calcext:value-type="float">
            <text:p>0.547045</text:p>
          </table:table-cell>
          <table:table-cell office:value-type="float" office:value="0.550967" calcext:value-type="float">
            <text:p>0.550967</text:p>
          </table:table-cell>
          <table:table-cell office:value-type="float" office:value="0.578083" calcext:value-type="float">
            <text:p>0.578083</text:p>
          </table:table-cell>
          <table:table-cell office:value-type="float" office:value="0.75667" calcext:value-type="float">
            <text:p>0.75667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34265" calcext:value-type="float">
            <text:p>0.53426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39412" calcext:value-type="float">
            <text:p>0.239412</text:p>
          </table:table-cell>
          <table:table-cell office:value-type="float" office:value="0.390387" calcext:value-type="float">
            <text:p>0.390387</text:p>
          </table:table-cell>
          <table:table-cell office:value-type="float" office:value="0.478568" calcext:value-type="float">
            <text:p>0.478568</text:p>
          </table:table-cell>
          <table:table-cell office:value-type="float" office:value="0.503944" calcext:value-type="float">
            <text:p>0.503944</text:p>
          </table:table-cell>
          <table:table-cell office:value-type="float" office:value="0.521293" calcext:value-type="float">
            <text:p>0.521293</text:p>
          </table:table-cell>
          <table:table-cell office:value-type="float" office:value="0.531733" calcext:value-type="float">
            <text:p>0.531733</text:p>
          </table:table-cell>
          <table:table-cell office:value-type="float" office:value="0.534249" calcext:value-type="float">
            <text:p>0.534249</text:p>
          </table:table-cell>
          <table:table-cell office:value-type="float" office:value="0.541386" calcext:value-type="float">
            <text:p>0.541386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70486" calcext:value-type="float">
            <text:p>0.570486</text:p>
          </table:table-cell>
          <table:table-cell office:value-type="float" office:value="0.737313" calcext:value-type="float">
            <text:p>0.73731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36024" calcext:value-type="float">
            <text:p>0.5360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341439" calcext:value-type="float">
            <text:p>0.341439</text:p>
          </table:table-cell>
          <table:table-cell office:value-type="float" office:value="0.486604" calcext:value-type="float">
            <text:p>0.486604</text:p>
          </table:table-cell>
          <table:table-cell office:value-type="float" office:value="0.510546" calcext:value-type="float">
            <text:p>0.510546</text:p>
          </table:table-cell>
          <table:table-cell office:value-type="float" office:value="0.524209" calcext:value-type="float">
            <text:p>0.524209</text:p>
          </table:table-cell>
          <table:table-cell office:value-type="float" office:value="0.532046" calcext:value-type="float">
            <text:p>0.532046</text:p>
          </table:table-cell>
          <table:table-cell office:value-type="float" office:value="0.535953" calcext:value-type="float">
            <text:p>0.535953</text:p>
          </table:table-cell>
          <table:table-cell office:value-type="float" office:value="0.544664" calcext:value-type="float">
            <text:p>0.544664</text:p>
          </table:table-cell>
          <table:table-cell office:value-type="float" office:value="0.551718" calcext:value-type="float">
            <text:p>0.551718</text:p>
          </table:table-cell>
          <table:table-cell office:value-type="float" office:value="0.577747" calcext:value-type="float">
            <text:p>0.577747</text:p>
          </table:table-cell>
          <table:table-cell office:value-type="float" office:value="0.752112" calcext:value-type="float">
            <text:p>0.752112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35704" calcext:value-type="float">
            <text:p>0.5357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261537" calcext:value-type="float">
            <text:p>0.261537</text:p>
          </table:table-cell>
          <table:table-cell office:value-type="float" office:value="0.477179" calcext:value-type="float">
            <text:p>0.477179</text:p>
          </table:table-cell>
          <table:table-cell office:value-type="float" office:value="0.512802" calcext:value-type="float">
            <text:p>0.512802</text:p>
          </table:table-cell>
          <table:table-cell office:value-type="float" office:value="0.525373" calcext:value-type="float">
            <text:p>0.525373</text:p>
          </table:table-cell>
          <table:table-cell office:value-type="float" office:value="0.532443" calcext:value-type="float">
            <text:p>0.532443</text:p>
          </table:table-cell>
          <table:table-cell office:value-type="float" office:value="0.538717" calcext:value-type="float">
            <text:p>0.538717</text:p>
          </table:table-cell>
          <table:table-cell office:value-type="float" office:value="0.547321" calcext:value-type="float">
            <text:p>0.547321</text:p>
          </table:table-cell>
          <table:table-cell office:value-type="float" office:value="0.559291" calcext:value-type="float">
            <text:p>0.559291</text:p>
          </table:table-cell>
          <table:table-cell office:value-type="float" office:value="0.59622" calcext:value-type="float">
            <text:p>0.59622</text:p>
          </table:table-cell>
          <table:table-cell office:value-type="float" office:value="0.812687" calcext:value-type="float">
            <text:p>0.812687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36357" calcext:value-type="float">
            <text:p>0.5363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1988" calcext:value-type="float">
            <text:p>0.061988</text:p>
          </table:table-cell>
          <table:table-cell office:value-type="float" office:value="0.331895" calcext:value-type="float">
            <text:p>0.331895</text:p>
          </table:table-cell>
          <table:table-cell office:value-type="float" office:value="0.476344" calcext:value-type="float">
            <text:p>0.476344</text:p>
          </table:table-cell>
          <table:table-cell office:value-type="float" office:value="0.51157" calcext:value-type="float">
            <text:p>0.51157</text:p>
          </table:table-cell>
          <table:table-cell office:value-type="float" office:value="0.525136" calcext:value-type="float">
            <text:p>0.525136</text:p>
          </table:table-cell>
          <table:table-cell office:value-type="float" office:value="0.532056" calcext:value-type="float">
            <text:p>0.532056</text:p>
          </table:table-cell>
          <table:table-cell office:value-type="float" office:value="0.537437" calcext:value-type="float">
            <text:p>0.537437</text:p>
          </table:table-cell>
          <table:table-cell office:value-type="float" office:value="0.542271" calcext:value-type="float">
            <text:p>0.542271</text:p>
          </table:table-cell>
          <table:table-cell office:value-type="float" office:value="0.551615" calcext:value-type="float">
            <text:p>0.551615</text:p>
          </table:table-cell>
          <table:table-cell office:value-type="float" office:value="0.579104" calcext:value-type="float">
            <text:p>0.579104</text:p>
          </table:table-cell>
          <table:table-cell office:value-type="float" office:value="0.72027" calcext:value-type="float">
            <text:p>0.72027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3077" calcext:value-type="float">
            <text:p>0.530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1988" calcext:value-type="float">
            <text:p>0.061988</text:p>
          </table:table-cell>
          <table:table-cell office:value-type="float" office:value="0.345112" calcext:value-type="float">
            <text:p>0.345112</text:p>
          </table:table-cell>
          <table:table-cell office:value-type="float" office:value="0.484915" calcext:value-type="float">
            <text:p>0.484915</text:p>
          </table:table-cell>
          <table:table-cell office:value-type="float" office:value="0.515742" calcext:value-type="float">
            <text:p>0.515742</text:p>
          </table:table-cell>
          <table:table-cell office:value-type="float" office:value="0.526559" calcext:value-type="float">
            <text:p>0.526559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0.539049" calcext:value-type="float">
            <text:p>0.539049</text:p>
          </table:table-cell>
          <table:table-cell office:value-type="float" office:value="0.54153" calcext:value-type="float">
            <text:p>0.54153</text:p>
          </table:table-cell>
          <table:table-cell office:value-type="float" office:value="0.55101" calcext:value-type="float">
            <text:p>0.55101</text:p>
          </table:table-cell>
          <table:table-cell office:value-type="float" office:value="0.574104" calcext:value-type="float">
            <text:p>0.574104</text:p>
          </table:table-cell>
          <table:table-cell office:value-type="float" office:value="0.791966" calcext:value-type="float">
            <text:p>0.79196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40251" calcext:value-type="float">
            <text:p>0.5402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336681" calcext:value-type="float">
            <text:p>0.336681</text:p>
          </table:table-cell>
          <table:table-cell office:value-type="float" office:value="0.498646" calcext:value-type="float">
            <text:p>0.498646</text:p>
          </table:table-cell>
          <table:table-cell office:value-type="float" office:value="0.523224" calcext:value-type="float">
            <text:p>0.523224</text:p>
          </table:table-cell>
          <table:table-cell office:value-type="float" office:value="0.53199" calcext:value-type="float">
            <text:p>0.53199</text:p>
          </table:table-cell>
          <table:table-cell office:value-type="float" office:value="0.536243" calcext:value-type="float">
            <text:p>0.536243</text:p>
          </table:table-cell>
          <table:table-cell office:value-type="float" office:value="0.540306" calcext:value-type="float">
            <text:p>0.540306</text:p>
          </table:table-cell>
          <table:table-cell office:value-type="float" office:value="0.548956" calcext:value-type="float">
            <text:p>0.548956</text:p>
          </table:table-cell>
          <table:table-cell office:value-type="float" office:value="0.555888" calcext:value-type="float">
            <text:p>0.555888</text:p>
          </table:table-cell>
          <table:table-cell office:value-type="float" office:value="0.608713" calcext:value-type="float">
            <text:p>0.608713</text:p>
          </table:table-cell>
          <table:table-cell office:value-type="float" office:value="0.840572" calcext:value-type="float">
            <text:p>0.840572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52122" calcext:value-type="float">
            <text:p>0.55212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0.356965" calcext:value-type="float">
            <text:p>0.356965</text:p>
          </table:table-cell>
          <table:table-cell office:value-type="float" office:value="0.511789" calcext:value-type="float">
            <text:p>0.511789</text:p>
          </table:table-cell>
          <table:table-cell office:value-type="float" office:value="0.527079" calcext:value-type="float">
            <text:p>0.527079</text:p>
          </table:table-cell>
          <table:table-cell office:value-type="float" office:value="0.532901" calcext:value-type="float">
            <text:p>0.532901</text:p>
          </table:table-cell>
          <table:table-cell office:value-type="float" office:value="0.539844" calcext:value-type="float">
            <text:p>0.539844</text:p>
          </table:table-cell>
          <table:table-cell office:value-type="float" office:value="0.544636" calcext:value-type="float">
            <text:p>0.544636</text:p>
          </table:table-cell>
          <table:table-cell office:value-type="float" office:value="0.551993" calcext:value-type="float">
            <text:p>0.551993</text:p>
          </table:table-cell>
          <table:table-cell office:value-type="float" office:value="0.579233" calcext:value-type="float">
            <text:p>0.579233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868437" calcext:value-type="float">
            <text:p>0.868437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72556" calcext:value-type="float">
            <text:p>0.5725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379009" calcext:value-type="float">
            <text:p>0.379009</text:p>
          </table:table-cell>
          <table:table-cell office:value-type="float" office:value="0.508046" calcext:value-type="float">
            <text:p>0.508046</text:p>
          </table:table-cell>
          <table:table-cell office:value-type="float" office:value="0.525068" calcext:value-type="float">
            <text:p>0.525068</text:p>
          </table:table-cell>
          <table:table-cell office:value-type="float" office:value="0.532433" calcext:value-type="float">
            <text:p>0.532433</text:p>
          </table:table-cell>
          <table:table-cell office:value-type="float" office:value="0.53981" calcext:value-type="float">
            <text:p>0.53981</text:p>
          </table:table-cell>
          <table:table-cell office:value-type="float" office:value="0.54684" calcext:value-type="float">
            <text:p>0.54684</text:p>
          </table:table-cell>
          <table:table-cell office:value-type="float" office:value="0.551621" calcext:value-type="float">
            <text:p>0.551621</text:p>
          </table:table-cell>
          <table:table-cell office:value-type="float" office:value="0.587732" calcext:value-type="float">
            <text:p>0.587732</text:p>
          </table:table-cell>
          <table:table-cell office:value-type="float" office:value="0.769566" calcext:value-type="float">
            <text:p>0.769566</text:p>
          </table:table-cell>
          <table:table-cell office:value-type="float" office:value="0.878132" calcext:value-type="float">
            <text:p>0.878132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81826" calcext:value-type="float">
            <text:p>0.58182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25562" calcext:value-type="float">
            <text:p>-0.025562</text:p>
          </table:table-cell>
          <table:table-cell office:value-type="float" office:value="0.373771" calcext:value-type="float">
            <text:p>0.373771</text:p>
          </table:table-cell>
          <table:table-cell office:value-type="float" office:value="0.504396" calcext:value-type="float">
            <text:p>0.504396</text:p>
          </table:table-cell>
          <table:table-cell office:value-type="float" office:value="0.523755" calcext:value-type="float">
            <text:p>0.523755</text:p>
          </table:table-cell>
          <table:table-cell office:value-type="float" office:value="0.532154" calcext:value-type="float">
            <text:p>0.532154</text:p>
          </table:table-cell>
          <table:table-cell office:value-type="float" office:value="0.539436" calcext:value-type="float">
            <text:p>0.539436</text:p>
          </table:table-cell>
          <table:table-cell office:value-type="float" office:value="0.548112" calcext:value-type="float">
            <text:p>0.548112</text:p>
          </table:table-cell>
          <table:table-cell office:value-type="float" office:value="0.552562" calcext:value-type="float">
            <text:p>0.552562</text:p>
          </table:table-cell>
          <table:table-cell office:value-type="float" office:value="0.594015" calcext:value-type="float">
            <text:p>0.594015</text:p>
          </table:table-cell>
          <table:table-cell office:value-type="float" office:value="0.767253" calcext:value-type="float">
            <text:p>0.767253</text:p>
          </table:table-cell>
          <table:table-cell office:value-type="float" office:value="0.883043" calcext:value-type="float">
            <text:p>0.88304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81849" calcext:value-type="float">
            <text:p>0.58184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431608" calcext:value-type="float">
            <text:p>0.431608</text:p>
          </table:table-cell>
          <table:table-cell office:value-type="float" office:value="0.507608" calcext:value-type="float">
            <text:p>0.507608</text:p>
          </table:table-cell>
          <table:table-cell office:value-type="float" office:value="0.528681" calcext:value-type="float">
            <text:p>0.528681</text:p>
          </table:table-cell>
          <table:table-cell office:value-type="float" office:value="0.535763" calcext:value-type="float">
            <text:p>0.535763</text:p>
          </table:table-cell>
          <table:table-cell office:value-type="float" office:value="0.541272" calcext:value-type="float">
            <text:p>0.541272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2942" calcext:value-type="float">
            <text:p>0.562942</text:p>
          </table:table-cell>
          <table:table-cell office:value-type="float" office:value="0.632615" calcext:value-type="float">
            <text:p>0.632615</text:p>
          </table:table-cell>
          <table:table-cell office:value-type="float" office:value="0.799677" calcext:value-type="float">
            <text:p>0.799677</text:p>
          </table:table-cell>
          <table:table-cell office:value-type="float" office:value="0.886383" calcext:value-type="float">
            <text:p>0.88638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97743" calcext:value-type="float">
            <text:p>0.59774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413066" calcext:value-type="float">
            <text:p>0.413066</text:p>
          </table:table-cell>
          <table:table-cell office:value-type="float" office:value="0.511925" calcext:value-type="float">
            <text:p>0.511925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36419" calcext:value-type="float">
            <text:p>0.536419</text:p>
          </table:table-cell>
          <table:table-cell office:value-type="float" office:value="0.543392" calcext:value-type="float">
            <text:p>0.543392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139" calcext:value-type="float">
            <text:p>0.56139</text:p>
          </table:table-cell>
          <table:table-cell office:value-type="float" office:value="0.648493" calcext:value-type="float">
            <text:p>0.648493</text:p>
          </table:table-cell>
          <table:table-cell office:value-type="float" office:value="0.828385" calcext:value-type="float">
            <text:p>0.828385</text:p>
          </table:table-cell>
          <table:table-cell office:value-type="float" office:value="0.889344" calcext:value-type="float">
            <text:p>0.889344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601374" calcext:value-type="float">
            <text:p>0.6013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424754" calcext:value-type="float">
            <text:p>0.424754</text:p>
          </table:table-cell>
          <table:table-cell office:value-type="float" office:value="0.517925" calcext:value-type="float">
            <text:p>0.517925</text:p>
          </table:table-cell>
          <table:table-cell office:value-type="float" office:value="0.53088" calcext:value-type="float">
            <text:p>0.53088</text:p>
          </table:table-cell>
          <table:table-cell office:value-type="float" office:value="0.536727" calcext:value-type="float">
            <text:p>0.536727</text:p>
          </table:table-cell>
          <table:table-cell office:value-type="float" office:value="0.544621" calcext:value-type="float">
            <text:p>0.544621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3256" calcext:value-type="float">
            <text:p>0.563256</text:p>
          </table:table-cell>
          <table:table-cell office:value-type="float" office:value="0.648334" calcext:value-type="float">
            <text:p>0.648334</text:p>
          </table:table-cell>
          <table:table-cell office:value-type="float" office:value="0.822602" calcext:value-type="float">
            <text:p>0.822602</text:p>
          </table:table-cell>
          <table:table-cell office:value-type="float" office:value="0.888623" calcext:value-type="float">
            <text:p>0.88862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60286" calcext:value-type="float">
            <text:p>0.6028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05243" calcext:value-type="float">
            <text:p>0.405243</text:p>
          </table:table-cell>
          <table:table-cell office:value-type="float" office:value="0.507364" calcext:value-type="float">
            <text:p>0.507364</text:p>
          </table:table-cell>
          <table:table-cell office:value-type="float" office:value="0.528851" calcext:value-type="float">
            <text:p>0.528851</text:p>
          </table:table-cell>
          <table:table-cell office:value-type="float" office:value="0.534987" calcext:value-type="float">
            <text:p>0.534987</text:p>
          </table:table-cell>
          <table:table-cell office:value-type="float" office:value="0.543082" calcext:value-type="float">
            <text:p>0.543082</text:p>
          </table:table-cell>
          <table:table-cell office:value-type="float" office:value="0.55101" calcext:value-type="float">
            <text:p>0.55101</text:p>
          </table:table-cell>
          <table:table-cell office:value-type="float" office:value="0.571385" calcext:value-type="float">
            <text:p>0.571385</text:p>
          </table:table-cell>
          <table:table-cell office:value-type="float" office:value="0.655153" calcext:value-type="float">
            <text:p>0.655153</text:p>
          </table:table-cell>
          <table:table-cell office:value-type="float" office:value="0.826629" calcext:value-type="float">
            <text:p>0.826629</text:p>
          </table:table-cell>
          <table:table-cell office:value-type="float" office:value="0.892328" calcext:value-type="float">
            <text:p>0.892328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601603" calcext:value-type="float">
            <text:p>0.60160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.362179" calcext:value-type="float">
            <text:p>0.362179</text:p>
          </table:table-cell>
          <table:table-cell office:value-type="float" office:value="0.496546" calcext:value-type="float">
            <text:p>0.496546</text:p>
          </table:table-cell>
          <table:table-cell office:value-type="float" office:value="0.523699" calcext:value-type="float">
            <text:p>0.523699</text:p>
          </table:table-cell>
          <table:table-cell office:value-type="float" office:value="0.532115" calcext:value-type="float">
            <text:p>0.532115</text:p>
          </table:table-cell>
          <table:table-cell office:value-type="float" office:value="0.537879" calcext:value-type="float">
            <text:p>0.537879</text:p>
          </table:table-cell>
          <table:table-cell office:value-type="float" office:value="0.548668" calcext:value-type="float">
            <text:p>0.548668</text:p>
          </table:table-cell>
          <table:table-cell office:value-type="float" office:value="0.555667" calcext:value-type="float">
            <text:p>0.555667</text:p>
          </table:table-cell>
          <table:table-cell office:value-type="float" office:value="0.608418" calcext:value-type="float">
            <text:p>0.608418</text:p>
          </table:table-cell>
          <table:table-cell office:value-type="float" office:value="0.796816" calcext:value-type="float">
            <text:p>0.796816</text:p>
          </table:table-cell>
          <table:table-cell office:value-type="float" office:value="0.887533" calcext:value-type="float">
            <text:p>0.88753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84952" calcext:value-type="float">
            <text:p>0.58495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346885" calcext:value-type="float">
            <text:p>0.346885</text:p>
          </table:table-cell>
          <table:table-cell office:value-type="float" office:value="0.486499" calcext:value-type="float">
            <text:p>0.486499</text:p>
          </table:table-cell>
          <table:table-cell office:value-type="float" office:value="0.518067" calcext:value-type="float">
            <text:p>0.518067</text:p>
          </table:table-cell>
          <table:table-cell office:value-type="float" office:value="0.531926" calcext:value-type="float">
            <text:p>0.531926</text:p>
          </table:table-cell>
          <table:table-cell office:value-type="float" office:value="0.537786" calcext:value-type="float">
            <text:p>0.537786</text:p>
          </table:table-cell>
          <table:table-cell office:value-type="float" office:value="0.54984" calcext:value-type="float">
            <text:p>0.54984</text:p>
          </table:table-cell>
          <table:table-cell office:value-type="float" office:value="0.559005" calcext:value-type="float">
            <text:p>0.559005</text:p>
          </table:table-cell>
          <table:table-cell office:value-type="float" office:value="0.621109" calcext:value-type="float">
            <text:p>0.621109</text:p>
          </table:table-cell>
          <table:table-cell office:value-type="float" office:value="0.770073" calcext:value-type="float">
            <text:p>0.770073</text:p>
          </table:table-cell>
          <table:table-cell office:value-type="float" office:value="0.885707" calcext:value-type="float">
            <text:p>0.885707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58069" calcext:value-type="float">
            <text:p>0.580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389997" calcext:value-type="float">
            <text:p>0.389997</text:p>
          </table:table-cell>
          <table:table-cell office:value-type="float" office:value="0.495972" calcext:value-type="float">
            <text:p>0.495972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53422" calcext:value-type="float">
            <text:p>0.53422</text:p>
          </table:table-cell>
          <table:table-cell office:value-type="float" office:value="0.544522" calcext:value-type="float">
            <text:p>0.544522</text:p>
          </table:table-cell>
          <table:table-cell office:value-type="float" office:value="0.550971" calcext:value-type="float">
            <text:p>0.550971</text:p>
          </table:table-cell>
          <table:table-cell office:value-type="float" office:value="0.572379" calcext:value-type="float">
            <text:p>0.572379</text:p>
          </table:table-cell>
          <table:table-cell office:value-type="float" office:value="0.688307" calcext:value-type="float">
            <text:p>0.688307</text:p>
          </table:table-cell>
          <table:table-cell office:value-type="float" office:value="0.82228" calcext:value-type="float">
            <text:p>0.82228</text:p>
          </table:table-cell>
          <table:table-cell office:value-type="float" office:value="0.895459" calcext:value-type="float">
            <text:p>0.895459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602041" calcext:value-type="float">
            <text:p>0.60204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342511" calcext:value-type="float">
            <text:p>0.342511</text:p>
          </table:table-cell>
          <table:table-cell office:value-type="float" office:value="0.518929" calcext:value-type="float">
            <text:p>0.518929</text:p>
          </table:table-cell>
          <table:table-cell office:value-type="float" office:value="0.53236" calcext:value-type="float">
            <text:p>0.53236</text:p>
          </table:table-cell>
          <table:table-cell office:value-type="float" office:value="0.542944" calcext:value-type="float">
            <text:p>0.542944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5828" calcext:value-type="float">
            <text:p>0.565828</text:p>
          </table:table-cell>
          <table:table-cell office:value-type="float" office:value="0.605957" calcext:value-type="float">
            <text:p>0.605957</text:p>
          </table:table-cell>
          <table:table-cell office:value-type="float" office:value="0.729332" calcext:value-type="float">
            <text:p>0.729332</text:p>
          </table:table-cell>
          <table:table-cell office:value-type="float" office:value="0.831238" calcext:value-type="float">
            <text:p>0.831238</text:p>
          </table:table-cell>
          <table:table-cell office:value-type="float" office:value="0.89701" calcext:value-type="float">
            <text:p>0.8970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611699" calcext:value-type="float">
            <text:p>0.61169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381409" calcext:value-type="float">
            <text:p>0.381409</text:p>
          </table:table-cell>
          <table:table-cell office:value-type="float" office:value="0.527053" calcext:value-type="float">
            <text:p>0.527053</text:p>
          </table:table-cell>
          <table:table-cell office:value-type="float" office:value="0.53755" calcext:value-type="float">
            <text:p>0.53755</text:p>
          </table:table-cell>
          <table:table-cell office:value-type="float" office:value="0.550038" calcext:value-type="float">
            <text:p>0.550038</text:p>
          </table:table-cell>
          <table:table-cell office:value-type="float" office:value="0.562457" calcext:value-type="float">
            <text:p>0.562457</text:p>
          </table:table-cell>
          <table:table-cell office:value-type="float" office:value="0.595123" calcext:value-type="float">
            <text:p>0.595123</text:p>
          </table:table-cell>
          <table:table-cell office:value-type="float" office:value="0.707384" calcext:value-type="float">
            <text:p>0.707384</text:p>
          </table:table-cell>
          <table:table-cell office:value-type="float" office:value="0.795957" calcext:value-type="float">
            <text:p>0.795957</text:p>
          </table:table-cell>
          <table:table-cell office:value-type="float" office:value="0.865462" calcext:value-type="float">
            <text:p>0.865462</text:p>
          </table:table-cell>
          <table:table-cell office:value-type="float" office:value="0.903046" calcext:value-type="float">
            <text:p>0.90304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642548" calcext:value-type="float">
            <text:p>0.64254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0.327584" calcext:value-type="float">
            <text:p>0.327584</text:p>
          </table:table-cell>
          <table:table-cell office:value-type="float" office:value="0.527056" calcext:value-type="float">
            <text:p>0.527056</text:p>
          </table:table-cell>
          <table:table-cell office:value-type="float" office:value="0.539762" calcext:value-type="float">
            <text:p>0.539762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68033" calcext:value-type="float">
            <text:p>0.568033</text:p>
          </table:table-cell>
          <table:table-cell office:value-type="float" office:value="0.601089" calcext:value-type="float">
            <text:p>0.601089</text:p>
          </table:table-cell>
          <table:table-cell office:value-type="float" office:value="0.709216" calcext:value-type="float">
            <text:p>0.709216</text:p>
          </table:table-cell>
          <table:table-cell office:value-type="float" office:value="0.804602" calcext:value-type="float">
            <text:p>0.804602</text:p>
          </table:table-cell>
          <table:table-cell office:value-type="float" office:value="0.860926" calcext:value-type="float">
            <text:p>0.860926</text:p>
          </table:table-cell>
          <table:table-cell office:value-type="float" office:value="0.897101" calcext:value-type="float">
            <text:p>0.897101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638625" calcext:value-type="float">
            <text:p>0.6386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447841" calcext:value-type="float">
            <text:p>0.447841</text:p>
          </table:table-cell>
          <table:table-cell office:value-type="float" office:value="0.536147" calcext:value-type="float">
            <text:p>0.536147</text:p>
          </table:table-cell>
          <table:table-cell office:value-type="float" office:value="0.547432" calcext:value-type="float">
            <text:p>0.547432</text:p>
          </table:table-cell>
          <table:table-cell office:value-type="float" office:value="0.557463" calcext:value-type="float">
            <text:p>0.557463</text:p>
          </table:table-cell>
          <table:table-cell office:value-type="float" office:value="0.588945" calcext:value-type="float">
            <text:p>0.588945</text:p>
          </table:table-cell>
          <table:table-cell office:value-type="float" office:value="0.664685" calcext:value-type="float">
            <text:p>0.664685</text:p>
          </table:table-cell>
          <table:table-cell office:value-type="float" office:value="0.754207" calcext:value-type="float">
            <text:p>0.754207</text:p>
          </table:table-cell>
          <table:table-cell office:value-type="float" office:value="0.821421" calcext:value-type="float">
            <text:p>0.821421</text:p>
          </table:table-cell>
          <table:table-cell office:value-type="float" office:value="0.864142" calcext:value-type="float">
            <text:p>0.864142</text:p>
          </table:table-cell>
          <table:table-cell office:value-type="float" office:value="0.898117" calcext:value-type="float">
            <text:p>0.89811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66804" calcext:value-type="float">
            <text:p>0.6680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468502" calcext:value-type="float">
            <text:p>0.468502</text:p>
          </table:table-cell>
          <table:table-cell office:value-type="float" office:value="0.538334" calcext:value-type="float">
            <text:p>0.538334</text:p>
          </table:table-cell>
          <table:table-cell office:value-type="float" office:value="0.550881" calcext:value-type="float">
            <text:p>0.550881</text:p>
          </table:table-cell>
          <table:table-cell office:value-type="float" office:value="0.582404" calcext:value-type="float">
            <text:p>0.582404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735535" calcext:value-type="float">
            <text:p>0.735535</text:p>
          </table:table-cell>
          <table:table-cell office:value-type="float" office:value="0.802858" calcext:value-type="float">
            <text:p>0.802858</text:p>
          </table:table-cell>
          <table:table-cell office:value-type="float" office:value="0.838056" calcext:value-type="float">
            <text:p>0.838056</text:p>
          </table:table-cell>
          <table:table-cell office:value-type="float" office:value="0.87223" calcext:value-type="float">
            <text:p>0.87223</text:p>
          </table:table-cell>
          <table:table-cell office:value-type="float" office:value="0.895373" calcext:value-type="float">
            <text:p>0.89537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692857" calcext:value-type="float">
            <text:p>0.69285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57034" calcext:value-type="float">
            <text:p>0.257034</text:p>
          </table:table-cell>
          <table:table-cell office:value-type="float" office:value="0.461818" calcext:value-type="float">
            <text:p>0.461818</text:p>
          </table:table-cell>
          <table:table-cell office:value-type="float" office:value="0.536232" calcext:value-type="float">
            <text:p>0.536232</text:p>
          </table:table-cell>
          <table:table-cell office:value-type="float" office:value="0.54932" calcext:value-type="float">
            <text:p>0.54932</text:p>
          </table:table-cell>
          <table:table-cell office:value-type="float" office:value="0.583644" calcext:value-type="float">
            <text:p>0.583644</text:p>
          </table:table-cell>
          <table:table-cell office:value-type="float" office:value="0.653501" calcext:value-type="float">
            <text:p>0.653501</text:p>
          </table:table-cell>
          <table:table-cell office:value-type="float" office:value="0.748239" calcext:value-type="float">
            <text:p>0.748239</text:p>
          </table:table-cell>
          <table:table-cell office:value-type="float" office:value="0.81295" calcext:value-type="float">
            <text:p>0.81295</text:p>
          </table:table-cell>
          <table:table-cell office:value-type="float" office:value="0.852453" calcext:value-type="float">
            <text:p>0.852453</text:p>
          </table:table-cell>
          <table:table-cell office:value-type="float" office:value="0.879123" calcext:value-type="float">
            <text:p>0.879123</text:p>
          </table:table-cell>
          <table:table-cell office:value-type="float" office:value="0.89861" calcext:value-type="float">
            <text:p>0.89861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697589" calcext:value-type="float">
            <text:p>0.69758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79343" calcext:value-type="float">
            <text:p>0.479343</text:p>
          </table:table-cell>
          <table:table-cell office:value-type="float" office:value="0.542287" calcext:value-type="float">
            <text:p>0.542287</text:p>
          </table:table-cell>
          <table:table-cell office:value-type="float" office:value="0.571638" calcext:value-type="float">
            <text:p>0.571638</text:p>
          </table:table-cell>
          <table:table-cell office:value-type="float" office:value="0.651132" calcext:value-type="float">
            <text:p>0.651132</text:p>
          </table:table-cell>
          <table:table-cell office:value-type="float" office:value="0.733221" calcext:value-type="float">
            <text:p>0.733221</text:p>
          </table:table-cell>
          <table:table-cell office:value-type="float" office:value="0.794824" calcext:value-type="float">
            <text:p>0.794824</text:p>
          </table:table-cell>
          <table:table-cell office:value-type="float" office:value="0.840924" calcext:value-type="float">
            <text:p>0.840924</text:p>
          </table:table-cell>
          <table:table-cell office:value-type="float" office:value="0.872295" calcext:value-type="float">
            <text:p>0.872295</text:p>
          </table:table-cell>
          <table:table-cell office:value-type="float" office:value="0.882755" calcext:value-type="float">
            <text:p>0.882755</text:p>
          </table:table-cell>
          <table:table-cell office:value-type="float" office:value="0.904306" calcext:value-type="float">
            <text:p>0.90430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27273" calcext:value-type="float">
            <text:p>0.72727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380124" calcext:value-type="float">
            <text:p>0.380124</text:p>
          </table:table-cell>
          <table:table-cell office:value-type="float" office:value="0.544072" calcext:value-type="float">
            <text:p>0.544072</text:p>
          </table:table-cell>
          <table:table-cell office:value-type="float" office:value="0.569001" calcext:value-type="float">
            <text:p>0.569001</text:p>
          </table:table-cell>
          <table:table-cell office:value-type="float" office:value="0.63513" calcext:value-type="float">
            <text:p>0.63513</text:p>
          </table:table-cell>
          <table:table-cell office:value-type="float" office:value="0.727191" calcext:value-type="float">
            <text:p>0.727191</text:p>
          </table:table-cell>
          <table:table-cell office:value-type="float" office:value="0.79771" calcext:value-type="float">
            <text:p>0.79771</text:p>
          </table:table-cell>
          <table:table-cell office:value-type="float" office:value="0.838799" calcext:value-type="float">
            <text:p>0.838799</text:p>
          </table:table-cell>
          <table:table-cell office:value-type="float" office:value="0.872659" calcext:value-type="float">
            <text:p>0.872659</text:p>
          </table:table-cell>
          <table:table-cell office:value-type="float" office:value="0.881569" calcext:value-type="float">
            <text:p>0.881569</text:p>
          </table:table-cell>
          <table:table-cell office:value-type="float" office:value="0.901658" calcext:value-type="float">
            <text:p>0.901658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14791" calcext:value-type="float">
            <text:p>0.7147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448614" calcext:value-type="float">
            <text:p>0.448614</text:p>
          </table:table-cell>
          <table:table-cell office:value-type="float" office:value="0.546645" calcext:value-type="float">
            <text:p>0.546645</text:p>
          </table:table-cell>
          <table:table-cell office:value-type="float" office:value="0.582246" calcext:value-type="float">
            <text:p>0.582246</text:p>
          </table:table-cell>
          <table:table-cell office:value-type="float" office:value="0.65535" calcext:value-type="float">
            <text:p>0.65535</text:p>
          </table:table-cell>
          <table:table-cell office:value-type="float" office:value="0.750459" calcext:value-type="float">
            <text:p>0.750459</text:p>
          </table:table-cell>
          <table:table-cell office:value-type="float" office:value="0.81086" calcext:value-type="float">
            <text:p>0.81086</text:p>
          </table:table-cell>
          <table:table-cell office:value-type="float" office:value="0.841376" calcext:value-type="float">
            <text:p>0.841376</text:p>
          </table:table-cell>
          <table:table-cell office:value-type="float" office:value="0.87522" calcext:value-type="float">
            <text:p>0.87522</text:p>
          </table:table-cell>
          <table:table-cell office:value-type="float" office:value="0.884145" calcext:value-type="float">
            <text:p>0.884145</text:p>
          </table:table-cell>
          <table:table-cell office:value-type="float" office:value="0.903944" calcext:value-type="float">
            <text:p>0.90394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29886" calcext:value-type="float">
            <text:p>0.72988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47922" calcext:value-type="float">
            <text:p>0.47922</text:p>
          </table:table-cell>
          <table:table-cell office:value-type="float" office:value="0.544668" calcext:value-type="float">
            <text:p>0.544668</text:p>
          </table:table-cell>
          <table:table-cell office:value-type="float" office:value="0.579058" calcext:value-type="float">
            <text:p>0.579058</text:p>
          </table:table-cell>
          <table:table-cell office:value-type="float" office:value="0.659647" calcext:value-type="float">
            <text:p>0.659647</text:p>
          </table:table-cell>
          <table:table-cell office:value-type="float" office:value="0.73689" calcext:value-type="float">
            <text:p>0.73689</text:p>
          </table:table-cell>
          <table:table-cell office:value-type="float" office:value="0.807112" calcext:value-type="float">
            <text:p>0.807112</text:p>
          </table:table-cell>
          <table:table-cell office:value-type="float" office:value="0.845307" calcext:value-type="float">
            <text:p>0.845307</text:p>
          </table:table-cell>
          <table:table-cell office:value-type="float" office:value="0.874183" calcext:value-type="float">
            <text:p>0.874183</text:p>
          </table:table-cell>
          <table:table-cell office:value-type="float" office:value="0.886326" calcext:value-type="float">
            <text:p>0.886326</text:p>
          </table:table-cell>
          <table:table-cell office:value-type="float" office:value="0.906465" calcext:value-type="float">
            <text:p>0.90646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31888" calcext:value-type="float">
            <text:p>0.73188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.449729" calcext:value-type="float">
            <text:p>0.449729</text:p>
          </table:table-cell>
          <table:table-cell office:value-type="float" office:value="0.547727" calcext:value-type="float">
            <text:p>0.547727</text:p>
          </table:table-cell>
          <table:table-cell office:value-type="float" office:value="0.616851" calcext:value-type="float">
            <text:p>0.616851</text:p>
          </table:table-cell>
          <table:table-cell office:value-type="float" office:value="0.732768" calcext:value-type="float">
            <text:p>0.732768</text:p>
          </table:table-cell>
          <table:table-cell office:value-type="float" office:value="0.811751" calcext:value-type="float">
            <text:p>0.811751</text:p>
          </table:table-cell>
          <table:table-cell office:value-type="float" office:value="0.843072" calcext:value-type="float">
            <text:p>0.843072</text:p>
          </table:table-cell>
          <table:table-cell office:value-type="float" office:value="0.866847" calcext:value-type="float">
            <text:p>0.866847</text:p>
          </table:table-cell>
          <table:table-cell office:value-type="float" office:value="0.880902" calcext:value-type="float">
            <text:p>0.880902</text:p>
          </table:table-cell>
          <table:table-cell office:value-type="float" office:value="0.887865" calcext:value-type="float">
            <text:p>0.887865</text:p>
          </table:table-cell>
          <table:table-cell office:value-type="float" office:value="0.906365" calcext:value-type="float">
            <text:p>0.90636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54388" calcext:value-type="float">
            <text:p>0.75438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398162" calcext:value-type="float">
            <text:p>0.398162</text:p>
          </table:table-cell>
          <table:table-cell office:value-type="float" office:value="0.548716" calcext:value-type="float">
            <text:p>0.548716</text:p>
          </table:table-cell>
          <table:table-cell office:value-type="float" office:value="0.63534" calcext:value-type="float">
            <text:p>0.63534</text:p>
          </table:table-cell>
          <table:table-cell office:value-type="float" office:value="0.755272" calcext:value-type="float">
            <text:p>0.755272</text:p>
          </table:table-cell>
          <table:table-cell office:value-type="float" office:value="0.814187" calcext:value-type="float">
            <text:p>0.814187</text:p>
          </table:table-cell>
          <table:table-cell office:value-type="float" office:value="0.845574" calcext:value-type="float">
            <text:p>0.845574</text:p>
          </table:table-cell>
          <table:table-cell office:value-type="float" office:value="0.869718" calcext:value-type="float">
            <text:p>0.869718</text:p>
          </table:table-cell>
          <table:table-cell office:value-type="float" office:value="0.880903" calcext:value-type="float">
            <text:p>0.880903</text:p>
          </table:table-cell>
          <table:table-cell office:value-type="float" office:value="0.889904" calcext:value-type="float">
            <text:p>0.889904</text:p>
          </table:table-cell>
          <table:table-cell office:value-type="float" office:value="0.907788" calcext:value-type="float">
            <text:p>0.907788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54556" calcext:value-type="float">
            <text:p>0.75455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25343" calcext:value-type="float">
            <text:p>0.125343</text:p>
          </table:table-cell>
          <table:table-cell office:value-type="float" office:value="0.49117" calcext:value-type="float">
            <text:p>0.49117</text:p>
          </table:table-cell>
          <table:table-cell office:value-type="float" office:value="0.578329" calcext:value-type="float">
            <text:p>0.578329</text:p>
          </table:table-cell>
          <table:table-cell office:value-type="float" office:value="0.704524" calcext:value-type="float">
            <text:p>0.704524</text:p>
          </table:table-cell>
          <table:table-cell office:value-type="float" office:value="0.788643" calcext:value-type="float">
            <text:p>0.788643</text:p>
          </table:table-cell>
          <table:table-cell office:value-type="float" office:value="0.831748" calcext:value-type="float">
            <text:p>0.831748</text:p>
          </table:table-cell>
          <table:table-cell office:value-type="float" office:value="0.855152" calcext:value-type="float">
            <text:p>0.855152</text:p>
          </table:table-cell>
          <table:table-cell office:value-type="float" office:value="0.871605" calcext:value-type="float">
            <text:p>0.871605</text:p>
          </table:table-cell>
          <table:table-cell office:value-type="float" office:value="0.880957" calcext:value-type="float">
            <text:p>0.880957</text:p>
          </table:table-cell>
          <table:table-cell office:value-type="float" office:value="0.890259" calcext:value-type="float">
            <text:p>0.890259</text:p>
          </table:table-cell>
          <table:table-cell office:value-type="float" office:value="0.908259" calcext:value-type="float">
            <text:p>0.90825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80064" calcext:value-type="float">
            <text:p>0.78006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63001" calcext:value-type="float">
            <text:p>0.463001</text:p>
          </table:table-cell>
          <table:table-cell office:value-type="float" office:value="0.543698" calcext:value-type="float">
            <text:p>0.543698</text:p>
          </table:table-cell>
          <table:table-cell office:value-type="float" office:value="0.663611" calcext:value-type="float">
            <text:p>0.663611</text:p>
          </table:table-cell>
          <table:table-cell office:value-type="float" office:value="0.774662" calcext:value-type="float">
            <text:p>0.774662</text:p>
          </table:table-cell>
          <table:table-cell office:value-type="float" office:value="0.822818" calcext:value-type="float">
            <text:p>0.822818</text:p>
          </table:table-cell>
          <table:table-cell office:value-type="float" office:value="0.852605" calcext:value-type="float">
            <text:p>0.852605</text:p>
          </table:table-cell>
          <table:table-cell office:value-type="float" office:value="0.86927" calcext:value-type="float">
            <text:p>0.86927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87051" calcext:value-type="float">
            <text:p>0.887051</text:p>
          </table:table-cell>
          <table:table-cell office:value-type="float" office:value="0.907562" calcext:value-type="float">
            <text:p>0.90756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66441" calcext:value-type="float">
            <text:p>0.76644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315903" calcext:value-type="float">
            <text:p>0.315903</text:p>
          </table:table-cell>
          <table:table-cell office:value-type="float" office:value="0.547118" calcext:value-type="float">
            <text:p>0.547118</text:p>
          </table:table-cell>
          <table:table-cell office:value-type="float" office:value="0.67055" calcext:value-type="float">
            <text:p>0.67055</text:p>
          </table:table-cell>
          <table:table-cell office:value-type="float" office:value="0.779645" calcext:value-type="float">
            <text:p>0.779645</text:p>
          </table:table-cell>
          <table:table-cell office:value-type="float" office:value="0.827072" calcext:value-type="float">
            <text:p>0.827072</text:p>
          </table:table-cell>
          <table:table-cell office:value-type="float" office:value="0.851959" calcext:value-type="float">
            <text:p>0.851959</text:p>
          </table:table-cell>
          <table:table-cell office:value-type="float" office:value="0.867851" calcext:value-type="float">
            <text:p>0.867851</text:p>
          </table:table-cell>
          <table:table-cell office:value-type="float" office:value="0.88073" calcext:value-type="float">
            <text:p>0.88073</text:p>
          </table:table-cell>
          <table:table-cell office:value-type="float" office:value="0.887539" calcext:value-type="float">
            <text:p>0.887539</text:p>
          </table:table-cell>
          <table:table-cell office:value-type="float" office:value="0.908109" calcext:value-type="float">
            <text:p>0.90810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53648" calcext:value-type="float">
            <text:p>0.75364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450893" calcext:value-type="float">
            <text:p>0.450893</text:p>
          </table:table-cell>
          <table:table-cell office:value-type="float" office:value="0.57817" calcext:value-type="float">
            <text:p>0.57817</text:p>
          </table:table-cell>
          <table:table-cell office:value-type="float" office:value="0.71216" calcext:value-type="float">
            <text:p>0.71216</text:p>
          </table:table-cell>
          <table:table-cell office:value-type="float" office:value="0.787271" calcext:value-type="float">
            <text:p>0.787271</text:p>
          </table:table-cell>
          <table:table-cell office:value-type="float" office:value="0.82326" calcext:value-type="float">
            <text:p>0.82326</text:p>
          </table:table-cell>
          <table:table-cell office:value-type="float" office:value="0.847837" calcext:value-type="float">
            <text:p>0.847837</text:p>
          </table:table-cell>
          <table:table-cell office:value-type="float" office:value="0.864549" calcext:value-type="float">
            <text:p>0.864549</text:p>
          </table:table-cell>
          <table:table-cell office:value-type="float" office:value="0.878297" calcext:value-type="float">
            <text:p>0.878297</text:p>
          </table:table-cell>
          <table:table-cell office:value-type="float" office:value="0.886978" calcext:value-type="float">
            <text:p>0.886978</text:p>
          </table:table-cell>
          <table:table-cell office:value-type="float" office:value="0.906117" calcext:value-type="float">
            <text:p>0.90611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73553" calcext:value-type="float">
            <text:p>0.77355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3798" calcext:value-type="float">
            <text:p>0.273798</text:p>
          </table:table-cell>
          <table:table-cell office:value-type="float" office:value="0.504538" calcext:value-type="float">
            <text:p>0.504538</text:p>
          </table:table-cell>
          <table:table-cell office:value-type="float" office:value="0.583221" calcext:value-type="float">
            <text:p>0.583221</text:p>
          </table:table-cell>
          <table:table-cell office:value-type="float" office:value="0.722986" calcext:value-type="float">
            <text:p>0.722986</text:p>
          </table:table-cell>
          <table:table-cell office:value-type="float" office:value="0.795236" calcext:value-type="float">
            <text:p>0.795236</text:p>
          </table:table-cell>
          <table:table-cell office:value-type="float" office:value="0.828611" calcext:value-type="float">
            <text:p>0.828611</text:p>
          </table:table-cell>
          <table:table-cell office:value-type="float" office:value="0.850395" calcext:value-type="float">
            <text:p>0.850395</text:p>
          </table:table-cell>
          <table:table-cell office:value-type="float" office:value="0.866484" calcext:value-type="float">
            <text:p>0.866484</text:p>
          </table:table-cell>
          <table:table-cell office:value-type="float" office:value="0.880257" calcext:value-type="float">
            <text:p>0.880257</text:p>
          </table:table-cell>
          <table:table-cell office:value-type="float" office:value="0.886649" calcext:value-type="float">
            <text:p>0.886649</text:p>
          </table:table-cell>
          <table:table-cell office:value-type="float" office:value="0.903506" calcext:value-type="float">
            <text:p>0.90350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82188" calcext:value-type="float">
            <text:p>0.78218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5242" calcext:value-type="float">
            <text:p>0.295242</text:p>
          </table:table-cell>
          <table:table-cell office:value-type="float" office:value="0.518757" calcext:value-type="float">
            <text:p>0.518757</text:p>
          </table:table-cell>
          <table:table-cell office:value-type="float" office:value="0.581752" calcext:value-type="float">
            <text:p>0.581752</text:p>
          </table:table-cell>
          <table:table-cell office:value-type="float" office:value="0.745415" calcext:value-type="float">
            <text:p>0.745415</text:p>
          </table:table-cell>
          <table:table-cell office:value-type="float" office:value="0.810289" calcext:value-type="float">
            <text:p>0.810289</text:p>
          </table:table-cell>
          <table:table-cell office:value-type="float" office:value="0.836487" calcext:value-type="float">
            <text:p>0.836487</text:p>
          </table:table-cell>
          <table:table-cell office:value-type="float" office:value="0.855404" calcext:value-type="float">
            <text:p>0.855404</text:p>
          </table:table-cell>
          <table:table-cell office:value-type="float" office:value="0.868844" calcext:value-type="float">
            <text:p>0.868844</text:p>
          </table:table-cell>
          <table:table-cell office:value-type="float" office:value="0.88017" calcext:value-type="float">
            <text:p>0.88017</text:p>
          </table:table-cell>
          <table:table-cell office:value-type="float" office:value="0.887187" calcext:value-type="float">
            <text:p>0.887187</text:p>
          </table:table-cell>
          <table:table-cell office:value-type="float" office:value="0.904325" calcext:value-type="float">
            <text:p>0.90432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88863" calcext:value-type="float">
            <text:p>0.78886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438594" calcext:value-type="float">
            <text:p>0.438594</text:p>
          </table:table-cell>
          <table:table-cell office:value-type="float" office:value="0.612793" calcext:value-type="float">
            <text:p>0.612793</text:p>
          </table:table-cell>
          <table:table-cell office:value-type="float" office:value="0.774743" calcext:value-type="float">
            <text:p>0.774743</text:p>
          </table:table-cell>
          <table:table-cell office:value-type="float" office:value="0.813646" calcext:value-type="float">
            <text:p>0.813646</text:p>
          </table:table-cell>
          <table:table-cell office:value-type="float" office:value="0.842347" calcext:value-type="float">
            <text:p>0.842347</text:p>
          </table:table-cell>
          <table:table-cell office:value-type="float" office:value="0.863336" calcext:value-type="float">
            <text:p>0.863336</text:p>
          </table:table-cell>
          <table:table-cell office:value-type="float" office:value="0.874471" calcext:value-type="float">
            <text:p>0.874471</text:p>
          </table:table-cell>
          <table:table-cell office:value-type="float" office:value="0.881443" calcext:value-type="float">
            <text:p>0.881443</text:p>
          </table:table-cell>
          <table:table-cell office:value-type="float" office:value="0.891517" calcext:value-type="float">
            <text:p>0.891517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8994" calcext:value-type="float">
            <text:p>0.7899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9988" calcext:value-type="float">
            <text:p>0.389988</text:p>
          </table:table-cell>
          <table:table-cell office:value-type="float" office:value="0.525405" calcext:value-type="float">
            <text:p>0.525405</text:p>
          </table:table-cell>
          <table:table-cell office:value-type="float" office:value="0.600678" calcext:value-type="float">
            <text:p>0.600678</text:p>
          </table:table-cell>
          <table:table-cell office:value-type="float" office:value="0.763679" calcext:value-type="float">
            <text:p>0.763679</text:p>
          </table:table-cell>
          <table:table-cell office:value-type="float" office:value="0.812896" calcext:value-type="float">
            <text:p>0.812896</text:p>
          </table:table-cell>
          <table:table-cell office:value-type="float" office:value="0.839683" calcext:value-type="float">
            <text:p>0.839683</text:p>
          </table:table-cell>
          <table:table-cell office:value-type="float" office:value="0.855796" calcext:value-type="float">
            <text:p>0.855796</text:p>
          </table:table-cell>
          <table:table-cell office:value-type="float" office:value="0.868499" calcext:value-type="float">
            <text:p>0.868499</text:p>
          </table:table-cell>
          <table:table-cell office:value-type="float" office:value="0.879746" calcext:value-type="float">
            <text:p>0.879746</text:p>
          </table:table-cell>
          <table:table-cell office:value-type="float" office:value="0.890739" calcext:value-type="float">
            <text:p>0.890739</text:p>
          </table:table-cell>
          <table:table-cell office:value-type="float" office:value="0.906184" calcext:value-type="float">
            <text:p>0.90618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9433" calcext:value-type="float">
            <text:p>0.7943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466389" calcext:value-type="float">
            <text:p>0.466389</text:p>
          </table:table-cell>
          <table:table-cell office:value-type="float" office:value="0.658646" calcext:value-type="float">
            <text:p>0.658646</text:p>
          </table:table-cell>
          <table:table-cell office:value-type="float" office:value="0.781187" calcext:value-type="float">
            <text:p>0.781187</text:p>
          </table:table-cell>
          <table:table-cell office:value-type="float" office:value="0.818455" calcext:value-type="float">
            <text:p>0.818455</text:p>
          </table:table-cell>
          <table:table-cell office:value-type="float" office:value="0.83949" calcext:value-type="float">
            <text:p>0.83949</text:p>
          </table:table-cell>
          <table:table-cell office:value-type="float" office:value="0.854362" calcext:value-type="float">
            <text:p>0.854362</text:p>
          </table:table-cell>
          <table:table-cell office:value-type="float" office:value="0.867583" calcext:value-type="float">
            <text:p>0.867583</text:p>
          </table:table-cell>
          <table:table-cell office:value-type="float" office:value="0.880516" calcext:value-type="float">
            <text:p>0.880516</text:p>
          </table:table-cell>
          <table:table-cell office:value-type="float" office:value="0.892137" calcext:value-type="float">
            <text:p>0.892137</text:p>
          </table:table-cell>
          <table:table-cell office:value-type="float" office:value="0.906659" calcext:value-type="float">
            <text:p>0.90665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96542" calcext:value-type="float">
            <text:p>0.79654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0.476892" calcext:value-type="float">
            <text:p>0.476892</text:p>
          </table:table-cell>
          <table:table-cell office:value-type="float" office:value="0.668476" calcext:value-type="float">
            <text:p>0.668476</text:p>
          </table:table-cell>
          <table:table-cell office:value-type="float" office:value="0.804382" calcext:value-type="float">
            <text:p>0.804382</text:p>
          </table:table-cell>
          <table:table-cell office:value-type="float" office:value="0.829864" calcext:value-type="float">
            <text:p>0.829864</text:p>
          </table:table-cell>
          <table:table-cell office:value-type="float" office:value="0.849224" calcext:value-type="float">
            <text:p>0.849224</text:p>
          </table:table-cell>
          <table:table-cell office:value-type="float" office:value="0.861431" calcext:value-type="float">
            <text:p>0.861431</text:p>
          </table:table-cell>
          <table:table-cell office:value-type="float" office:value="0.874819" calcext:value-type="float">
            <text:p>0.874819</text:p>
          </table:table-cell>
          <table:table-cell office:value-type="float" office:value="0.881666" calcext:value-type="float">
            <text:p>0.881666</text:p>
          </table:table-cell>
          <table:table-cell office:value-type="float" office:value="0.89039" calcext:value-type="float">
            <text:p>0.89039</text:p>
          </table:table-cell>
          <table:table-cell office:value-type="float" office:value="0.907246" calcext:value-type="float">
            <text:p>0.90724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04439" calcext:value-type="float">
            <text:p>0.80443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69866" calcext:value-type="float">
            <text:p>0.269866</text:p>
          </table:table-cell>
          <table:table-cell office:value-type="float" office:value="0.504922" calcext:value-type="float">
            <text:p>0.504922</text:p>
          </table:table-cell>
          <table:table-cell office:value-type="float" office:value="0.659752" calcext:value-type="float">
            <text:p>0.659752</text:p>
          </table:table-cell>
          <table:table-cell office:value-type="float" office:value="0.792326" calcext:value-type="float">
            <text:p>0.792326</text:p>
          </table:table-cell>
          <table:table-cell office:value-type="float" office:value="0.825662" calcext:value-type="float">
            <text:p>0.825662</text:p>
          </table:table-cell>
          <table:table-cell office:value-type="float" office:value="0.847048" calcext:value-type="float">
            <text:p>0.847048</text:p>
          </table:table-cell>
          <table:table-cell office:value-type="float" office:value="0.860356" calcext:value-type="float">
            <text:p>0.860356</text:p>
          </table:table-cell>
          <table:table-cell office:value-type="float" office:value="0.877053" calcext:value-type="float">
            <text:p>0.877053</text:p>
          </table:table-cell>
          <table:table-cell office:value-type="float" office:value="0.88231" calcext:value-type="float">
            <text:p>0.88231</text:p>
          </table:table-cell>
          <table:table-cell office:value-type="float" office:value="0.891137" calcext:value-type="float">
            <text:p>0.891137</text:p>
          </table:table-cell>
          <table:table-cell office:value-type="float" office:value="0.907139" calcext:value-type="float">
            <text:p>0.90713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0477" calcext:value-type="float">
            <text:p>0.8047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51567" calcext:value-type="float">
            <text:p>0.251567</text:p>
          </table:table-cell>
          <table:table-cell office:value-type="float" office:value="0.504321" calcext:value-type="float">
            <text:p>0.504321</text:p>
          </table:table-cell>
          <table:table-cell office:value-type="float" office:value="0.632986" calcext:value-type="float">
            <text:p>0.632986</text:p>
          </table:table-cell>
          <table:table-cell office:value-type="float" office:value="0.768934" calcext:value-type="float">
            <text:p>0.768934</text:p>
          </table:table-cell>
          <table:table-cell office:value-type="float" office:value="0.82286" calcext:value-type="float">
            <text:p>0.82286</text:p>
          </table:table-cell>
          <table:table-cell office:value-type="float" office:value="0.844566" calcext:value-type="float">
            <text:p>0.844566</text:p>
          </table:table-cell>
          <table:table-cell office:value-type="float" office:value="0.861479" calcext:value-type="float">
            <text:p>0.861479</text:p>
          </table:table-cell>
          <table:table-cell office:value-type="float" office:value="0.874285" calcext:value-type="float">
            <text:p>0.874285</text:p>
          </table:table-cell>
          <table:table-cell office:value-type="float" office:value="0.881653" calcext:value-type="float">
            <text:p>0.881653</text:p>
          </table:table-cell>
          <table:table-cell office:value-type="float" office:value="0.890225" calcext:value-type="float">
            <text:p>0.890225</text:p>
          </table:table-cell>
          <table:table-cell office:value-type="float" office:value="0.906087" calcext:value-type="float">
            <text:p>0.90608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9874" calcext:value-type="float">
            <text:p>0.7987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16162" calcext:value-type="float">
            <text:p>0.416162</text:p>
          </table:table-cell>
          <table:table-cell office:value-type="float" office:value="0.565238" calcext:value-type="float">
            <text:p>0.565238</text:p>
          </table:table-cell>
          <table:table-cell office:value-type="float" office:value="0.745279" calcext:value-type="float">
            <text:p>0.745279</text:p>
          </table:table-cell>
          <table:table-cell office:value-type="float" office:value="0.805285" calcext:value-type="float">
            <text:p>0.805285</text:p>
          </table:table-cell>
          <table:table-cell office:value-type="float" office:value="0.832834" calcext:value-type="float">
            <text:p>0.832834</text:p>
          </table:table-cell>
          <table:table-cell office:value-type="float" office:value="0.853206" calcext:value-type="float">
            <text:p>0.853206</text:p>
          </table:table-cell>
          <table:table-cell office:value-type="float" office:value="0.868693" calcext:value-type="float">
            <text:p>0.868693</text:p>
          </table:table-cell>
          <table:table-cell office:value-type="float" office:value="0.879382" calcext:value-type="float">
            <text:p>0.879382</text:p>
          </table:table-cell>
          <table:table-cell office:value-type="float" office:value="0.881596" calcext:value-type="float">
            <text:p>0.881596</text:p>
          </table:table-cell>
          <table:table-cell office:value-type="float" office:value="0.889762" calcext:value-type="float">
            <text:p>0.889762</text:p>
          </table:table-cell>
          <table:table-cell office:value-type="float" office:value="0.907897" calcext:value-type="float">
            <text:p>0.90789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2917" calcext:value-type="float">
            <text:p>0.82291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0.499025" calcext:value-type="float">
            <text:p>0.499025</text:p>
          </table:table-cell>
          <table:table-cell office:value-type="float" office:value="0.728141" calcext:value-type="float">
            <text:p>0.728141</text:p>
          </table:table-cell>
          <table:table-cell office:value-type="float" office:value="0.796634" calcext:value-type="float">
            <text:p>0.796634</text:p>
          </table:table-cell>
          <table:table-cell office:value-type="float" office:value="0.833161" calcext:value-type="float">
            <text:p>0.833161</text:p>
          </table:table-cell>
          <table:table-cell office:value-type="float" office:value="0.853617" calcext:value-type="float">
            <text:p>0.853617</text:p>
          </table:table-cell>
          <table:table-cell office:value-type="float" office:value="0.867958" calcext:value-type="float">
            <text:p>0.867958</text:p>
          </table:table-cell>
          <table:table-cell office:value-type="float" office:value="0.876151" calcext:value-type="float">
            <text:p>0.876151</text:p>
          </table:table-cell>
          <table:table-cell office:value-type="float" office:value="0.88166" calcext:value-type="float">
            <text:p>0.88166</text:p>
          </table:table-cell>
          <table:table-cell office:value-type="float" office:value="0.890943" calcext:value-type="float">
            <text:p>0.890943</text:p>
          </table:table-cell>
          <table:table-cell office:value-type="float" office:value="0.909082" calcext:value-type="float">
            <text:p>0.90908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3637" calcext:value-type="float">
            <text:p>0.81363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9988" calcext:value-type="float">
            <text:p>0.389988</text:p>
          </table:table-cell>
          <table:table-cell office:value-type="float" office:value="0.564105" calcext:value-type="float">
            <text:p>0.564105</text:p>
          </table:table-cell>
          <table:table-cell office:value-type="float" office:value="0.752514" calcext:value-type="float">
            <text:p>0.752514</text:p>
          </table:table-cell>
          <table:table-cell office:value-type="float" office:value="0.803985" calcext:value-type="float">
            <text:p>0.803985</text:p>
          </table:table-cell>
          <table:table-cell office:value-type="float" office:value="0.835836" calcext:value-type="float">
            <text:p>0.835836</text:p>
          </table:table-cell>
          <table:table-cell office:value-type="float" office:value="0.854948" calcext:value-type="float">
            <text:p>0.854948</text:p>
          </table:table-cell>
          <table:table-cell office:value-type="float" office:value="0.868794" calcext:value-type="float">
            <text:p>0.868794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81926" calcext:value-type="float">
            <text:p>0.881926</text:p>
          </table:table-cell>
          <table:table-cell office:value-type="float" office:value="0.890687" calcext:value-type="float">
            <text:p>0.890687</text:p>
          </table:table-cell>
          <table:table-cell office:value-type="float" office:value="0.910644" calcext:value-type="float">
            <text:p>0.91064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4138" calcext:value-type="float">
            <text:p>0.82413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73798" calcext:value-type="float">
            <text:p>0.273798</text:p>
          </table:table-cell>
          <table:table-cell office:value-type="float" office:value="0.549693" calcext:value-type="float">
            <text:p>0.549693</text:p>
          </table:table-cell>
          <table:table-cell office:value-type="float" office:value="0.74859" calcext:value-type="float">
            <text:p>0.74859</text:p>
          </table:table-cell>
          <table:table-cell office:value-type="float" office:value="0.802935" calcext:value-type="float">
            <text:p>0.802935</text:p>
          </table:table-cell>
          <table:table-cell office:value-type="float" office:value="0.83429" calcext:value-type="float">
            <text:p>0.83429</text:p>
          </table:table-cell>
          <table:table-cell office:value-type="float" office:value="0.853142" calcext:value-type="float">
            <text:p>0.853142</text:p>
          </table:table-cell>
          <table:table-cell office:value-type="float" office:value="0.867352" calcext:value-type="float">
            <text:p>0.867352</text:p>
          </table:table-cell>
          <table:table-cell office:value-type="float" office:value="0.87595" calcext:value-type="float">
            <text:p>0.87595</text:p>
          </table:table-cell>
          <table:table-cell office:value-type="float" office:value="0.882213" calcext:value-type="float">
            <text:p>0.882213</text:p>
          </table:table-cell>
          <table:table-cell office:value-type="float" office:value="0.89201" calcext:value-type="float">
            <text:p>0.89201</text:p>
          </table:table-cell>
          <table:table-cell office:value-type="float" office:value="0.909457" calcext:value-type="float">
            <text:p>0.90945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1563" calcext:value-type="float">
            <text:p>0.82156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55799" calcext:value-type="float">
            <text:p>0.255799</text:p>
          </table:table-cell>
          <table:table-cell office:value-type="float" office:value="0.537669" calcext:value-type="float">
            <text:p>0.537669</text:p>
          </table:table-cell>
          <table:table-cell office:value-type="float" office:value="0.760126" calcext:value-type="float">
            <text:p>0.760126</text:p>
          </table:table-cell>
          <table:table-cell office:value-type="float" office:value="0.809452" calcext:value-type="float">
            <text:p>0.809452</text:p>
          </table:table-cell>
          <table:table-cell office:value-type="float" office:value="0.845673" calcext:value-type="float">
            <text:p>0.845673</text:p>
          </table:table-cell>
          <table:table-cell office:value-type="float" office:value="0.863108" calcext:value-type="float">
            <text:p>0.863108</text:p>
          </table:table-cell>
          <table:table-cell office:value-type="float" office:value="0.871002" calcext:value-type="float">
            <text:p>0.871002</text:p>
          </table:table-cell>
          <table:table-cell office:value-type="float" office:value="0.879516" calcext:value-type="float">
            <text:p>0.879516</text:p>
          </table:table-cell>
          <table:table-cell office:value-type="float" office:value="0.884191" calcext:value-type="float">
            <text:p>0.884191</text:p>
          </table:table-cell>
          <table:table-cell office:value-type="float" office:value="0.895174" calcext:value-type="float">
            <text:p>0.895174</text:p>
          </table:table-cell>
          <table:table-cell office:value-type="float" office:value="0.908478" calcext:value-type="float">
            <text:p>0.908478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5439" calcext:value-type="float">
            <text:p>0.82543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0.446058" calcext:value-type="float">
            <text:p>0.446058</text:p>
          </table:table-cell>
          <table:table-cell office:value-type="float" office:value="0.755651" calcext:value-type="float">
            <text:p>0.755651</text:p>
          </table:table-cell>
          <table:table-cell office:value-type="float" office:value="0.803976" calcext:value-type="float">
            <text:p>0.803976</text:p>
          </table:table-cell>
          <table:table-cell office:value-type="float" office:value="0.843603" calcext:value-type="float">
            <text:p>0.843603</text:p>
          </table:table-cell>
          <table:table-cell office:value-type="float" office:value="0.85638" calcext:value-type="float">
            <text:p>0.85638</text:p>
          </table:table-cell>
          <table:table-cell office:value-type="float" office:value="0.867666" calcext:value-type="float">
            <text:p>0.867666</text:p>
          </table:table-cell>
          <table:table-cell office:value-type="float" office:value="0.878148" calcext:value-type="float">
            <text:p>0.878148</text:p>
          </table:table-cell>
          <table:table-cell office:value-type="float" office:value="0.884337" calcext:value-type="float">
            <text:p>0.884337</text:p>
          </table:table-cell>
          <table:table-cell office:value-type="float" office:value="0.89539" calcext:value-type="float">
            <text:p>0.89539</text:p>
          </table:table-cell>
          <table:table-cell office:value-type="float" office:value="0.91133" calcext:value-type="float">
            <text:p>0.9113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4254" calcext:value-type="float">
            <text:p>0.81425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4736" calcext:value-type="float">
            <text:p>0.54736</text:p>
          </table:table-cell>
          <table:table-cell office:value-type="float" office:value="0.760079" calcext:value-type="float">
            <text:p>0.760079</text:p>
          </table:table-cell>
          <table:table-cell office:value-type="float" office:value="0.81314" calcext:value-type="float">
            <text:p>0.81314</text:p>
          </table:table-cell>
          <table:table-cell office:value-type="float" office:value="0.848484" calcext:value-type="float">
            <text:p>0.848484</text:p>
          </table:table-cell>
          <table:table-cell office:value-type="float" office:value="0.859141" calcext:value-type="float">
            <text:p>0.859141</text:p>
          </table:table-cell>
          <table:table-cell office:value-type="float" office:value="0.867748" calcext:value-type="float">
            <text:p>0.867748</text:p>
          </table:table-cell>
          <table:table-cell office:value-type="float" office:value="0.877331" calcext:value-type="float">
            <text:p>0.877331</text:p>
          </table:table-cell>
          <table:table-cell office:value-type="float" office:value="0.882477" calcext:value-type="float">
            <text:p>0.882477</text:p>
          </table:table-cell>
          <table:table-cell office:value-type="float" office:value="0.892117" calcext:value-type="float">
            <text:p>0.892117</text:p>
          </table:table-cell>
          <table:table-cell office:value-type="float" office:value="0.910282" calcext:value-type="float">
            <text:p>0.91028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5816" calcext:value-type="float">
            <text:p>0.8258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578549" calcext:value-type="float">
            <text:p>0.578549</text:p>
          </table:table-cell>
          <table:table-cell office:value-type="float" office:value="0.765572" calcext:value-type="float">
            <text:p>0.765572</text:p>
          </table:table-cell>
          <table:table-cell office:value-type="float" office:value="0.826824" calcext:value-type="float">
            <text:p>0.826824</text:p>
          </table:table-cell>
          <table:table-cell office:value-type="float" office:value="0.849506" calcext:value-type="float">
            <text:p>0.849506</text:p>
          </table:table-cell>
          <table:table-cell office:value-type="float" office:value="0.859805" calcext:value-type="float">
            <text:p>0.859805</text:p>
          </table:table-cell>
          <table:table-cell office:value-type="float" office:value="0.870523" calcext:value-type="float">
            <text:p>0.870523</text:p>
          </table:table-cell>
          <table:table-cell office:value-type="float" office:value="0.879318" calcext:value-type="float">
            <text:p>0.879318</text:p>
          </table:table-cell>
          <table:table-cell office:value-type="float" office:value="0.882707" calcext:value-type="float">
            <text:p>0.882707</text:p>
          </table:table-cell>
          <table:table-cell office:value-type="float" office:value="0.894982" calcext:value-type="float">
            <text:p>0.894982</text:p>
          </table:table-cell>
          <table:table-cell office:value-type="float" office:value="0.910697" calcext:value-type="float">
            <text:p>0.91069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1848" calcext:value-type="float">
            <text:p>0.83184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00647" calcext:value-type="float">
            <text:p>0.200647</text:p>
          </table:table-cell>
          <table:table-cell office:value-type="float" office:value="0.562207" calcext:value-type="float">
            <text:p>0.562207</text:p>
          </table:table-cell>
          <table:table-cell office:value-type="float" office:value="0.757464" calcext:value-type="float">
            <text:p>0.757464</text:p>
          </table:table-cell>
          <table:table-cell office:value-type="float" office:value="0.824119" calcext:value-type="float">
            <text:p>0.824119</text:p>
          </table:table-cell>
          <table:table-cell office:value-type="float" office:value="0.847336" calcext:value-type="float">
            <text:p>0.847336</text:p>
          </table:table-cell>
          <table:table-cell office:value-type="float" office:value="0.859534" calcext:value-type="float">
            <text:p>0.859534</text:p>
          </table:table-cell>
          <table:table-cell office:value-type="float" office:value="0.868736" calcext:value-type="float">
            <text:p>0.868736</text:p>
          </table:table-cell>
          <table:table-cell office:value-type="float" office:value="0.87695" calcext:value-type="float">
            <text:p>0.87695</text:p>
          </table:table-cell>
          <table:table-cell office:value-type="float" office:value="0.883674" calcext:value-type="float">
            <text:p>0.883674</text:p>
          </table:table-cell>
          <table:table-cell office:value-type="float" office:value="0.89611" calcext:value-type="float">
            <text:p>0.89611</text:p>
          </table:table-cell>
          <table:table-cell office:value-type="float" office:value="0.908769" calcext:value-type="float">
            <text:p>0.90876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849" calcext:value-type="float">
            <text:p>0.8284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2984" calcext:value-type="float">
            <text:p>0.362984</text:p>
          </table:table-cell>
          <table:table-cell office:value-type="float" office:value="0.615622" calcext:value-type="float">
            <text:p>0.615622</text:p>
          </table:table-cell>
          <table:table-cell office:value-type="float" office:value="0.783475" calcext:value-type="float">
            <text:p>0.783475</text:p>
          </table:table-cell>
          <table:table-cell office:value-type="float" office:value="0.833174" calcext:value-type="float">
            <text:p>0.833174</text:p>
          </table:table-cell>
          <table:table-cell office:value-type="float" office:value="0.849923" calcext:value-type="float">
            <text:p>0.849923</text:p>
          </table:table-cell>
          <table:table-cell office:value-type="float" office:value="0.862535" calcext:value-type="float">
            <text:p>0.862535</text:p>
          </table:table-cell>
          <table:table-cell office:value-type="float" office:value="0.871077" calcext:value-type="float">
            <text:p>0.871077</text:p>
          </table:table-cell>
          <table:table-cell office:value-type="float" office:value="0.88001" calcext:value-type="float">
            <text:p>0.88001</text:p>
          </table:table-cell>
          <table:table-cell office:value-type="float" office:value="0.887006" calcext:value-type="float">
            <text:p>0.887006</text:p>
          </table:table-cell>
          <table:table-cell office:value-type="float" office:value="0.896765" calcext:value-type="float">
            <text:p>0.896765</text:p>
          </table:table-cell>
          <table:table-cell office:value-type="float" office:value="0.911839" calcext:value-type="float">
            <text:p>0.91183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9143" calcext:value-type="float">
            <text:p>0.83914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91483" calcext:value-type="float">
            <text:p>0.491483</text:p>
          </table:table-cell>
          <table:table-cell office:value-type="float" office:value="0.613725" calcext:value-type="float">
            <text:p>0.613725</text:p>
          </table:table-cell>
          <table:table-cell office:value-type="float" office:value="0.771778" calcext:value-type="float">
            <text:p>0.771778</text:p>
          </table:table-cell>
          <table:table-cell office:value-type="float" office:value="0.829877" calcext:value-type="float">
            <text:p>0.829877</text:p>
          </table:table-cell>
          <table:table-cell office:value-type="float" office:value="0.847554" calcext:value-type="float">
            <text:p>0.847554</text:p>
          </table:table-cell>
          <table:table-cell office:value-type="float" office:value="0.860349" calcext:value-type="float">
            <text:p>0.860349</text:p>
          </table:table-cell>
          <table:table-cell office:value-type="float" office:value="0.868999" calcext:value-type="float">
            <text:p>0.868999</text:p>
          </table:table-cell>
          <table:table-cell office:value-type="float" office:value="0.877098" calcext:value-type="float">
            <text:p>0.877098</text:p>
          </table:table-cell>
          <table:table-cell office:value-type="float" office:value="0.885063" calcext:value-type="float">
            <text:p>0.885063</text:p>
          </table:table-cell>
          <table:table-cell office:value-type="float" office:value="0.896139" calcext:value-type="float">
            <text:p>0.896139</text:p>
          </table:table-cell>
          <table:table-cell office:value-type="float" office:value="0.912849" calcext:value-type="float">
            <text:p>0.91284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6343" calcext:value-type="float">
            <text:p>0.83634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777174" calcext:value-type="float">
            <text:p>0.777174</text:p>
          </table:table-cell>
          <table:table-cell office:value-type="float" office:value="0.831278" calcext:value-type="float">
            <text:p>0.831278</text:p>
          </table:table-cell>
          <table:table-cell office:value-type="float" office:value="0.847263" calcext:value-type="float">
            <text:p>0.847263</text:p>
          </table:table-cell>
          <table:table-cell office:value-type="float" office:value="0.861097" calcext:value-type="float">
            <text:p>0.861097</text:p>
          </table:table-cell>
          <table:table-cell office:value-type="float" office:value="0.870066" calcext:value-type="float">
            <text:p>0.870066</text:p>
          </table:table-cell>
          <table:table-cell office:value-type="float" office:value="0.876922" calcext:value-type="float">
            <text:p>0.876922</text:p>
          </table:table-cell>
          <table:table-cell office:value-type="float" office:value="0.883617" calcext:value-type="float">
            <text:p>0.883617</text:p>
          </table:table-cell>
          <table:table-cell office:value-type="float" office:value="0.895958" calcext:value-type="float">
            <text:p>0.895958</text:p>
          </table:table-cell>
          <table:table-cell office:value-type="float" office:value="0.914281" calcext:value-type="float">
            <text:p>0.914281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9846" calcext:value-type="float">
            <text:p>0.83984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54288" calcext:value-type="float">
            <text:p>0.454288</text:p>
          </table:table-cell>
          <table:table-cell office:value-type="float" office:value="0.667913" calcext:value-type="float">
            <text:p>0.667913</text:p>
          </table:table-cell>
          <table:table-cell office:value-type="float" office:value="0.779581" calcext:value-type="float">
            <text:p>0.779581</text:p>
          </table:table-cell>
          <table:table-cell office:value-type="float" office:value="0.833866" calcext:value-type="float">
            <text:p>0.833866</text:p>
          </table:table-cell>
          <table:table-cell office:value-type="float" office:value="0.849935" calcext:value-type="float">
            <text:p>0.849935</text:p>
          </table:table-cell>
          <table:table-cell office:value-type="float" office:value="0.866648" calcext:value-type="float">
            <text:p>0.866648</text:p>
          </table:table-cell>
          <table:table-cell office:value-type="float" office:value="0.874209" calcext:value-type="float">
            <text:p>0.874209</text:p>
          </table:table-cell>
          <table:table-cell office:value-type="float" office:value="0.881492" calcext:value-type="float">
            <text:p>0.881492</text:p>
          </table:table-cell>
          <table:table-cell office:value-type="float" office:value="0.887865" calcext:value-type="float">
            <text:p>0.887865</text:p>
          </table:table-cell>
          <table:table-cell office:value-type="float" office:value="0.897014" calcext:value-type="float">
            <text:p>0.897014</text:p>
          </table:table-cell>
          <table:table-cell office:value-type="float" office:value="0.913243" calcext:value-type="float">
            <text:p>0.91324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5177" calcext:value-type="float">
            <text:p>0.84517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90621" calcext:value-type="float">
            <text:p>0.290621</text:p>
          </table:table-cell>
          <table:table-cell office:value-type="float" office:value="0.611519" calcext:value-type="float">
            <text:p>0.611519</text:p>
          </table:table-cell>
          <table:table-cell office:value-type="float" office:value="0.763334" calcext:value-type="float">
            <text:p>0.763334</text:p>
          </table:table-cell>
          <table:table-cell office:value-type="float" office:value="0.826154" calcext:value-type="float">
            <text:p>0.826154</text:p>
          </table:table-cell>
          <table:table-cell office:value-type="float" office:value="0.848262" calcext:value-type="float">
            <text:p>0.848262</text:p>
          </table:table-cell>
          <table:table-cell office:value-type="float" office:value="0.867534" calcext:value-type="float">
            <text:p>0.867534</text:p>
          </table:table-cell>
          <table:table-cell office:value-type="float" office:value="0.877927" calcext:value-type="float">
            <text:p>0.877927</text:p>
          </table:table-cell>
          <table:table-cell office:value-type="float" office:value="0.883142" calcext:value-type="float">
            <text:p>0.883142</text:p>
          </table:table-cell>
          <table:table-cell office:value-type="float" office:value="0.893397" calcext:value-type="float">
            <text:p>0.893397</text:p>
          </table:table-cell>
          <table:table-cell office:value-type="float" office:value="0.89921" calcext:value-type="float">
            <text:p>0.89921</text:p>
          </table:table-cell>
          <table:table-cell office:value-type="float" office:value="0.914275" calcext:value-type="float">
            <text:p>0.91427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8475" calcext:value-type="float">
            <text:p>0.83847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49093" calcext:value-type="float">
            <text:p>0.349093</text:p>
          </table:table-cell>
          <table:table-cell office:value-type="float" office:value="0.592395" calcext:value-type="float">
            <text:p>0.592395</text:p>
          </table:table-cell>
          <table:table-cell office:value-type="float" office:value="0.767172" calcext:value-type="float">
            <text:p>0.767172</text:p>
          </table:table-cell>
          <table:table-cell office:value-type="float" office:value="0.825392" calcext:value-type="float">
            <text:p>0.825392</text:p>
          </table:table-cell>
          <table:table-cell office:value-type="float" office:value="0.848683" calcext:value-type="float">
            <text:p>0.848683</text:p>
          </table:table-cell>
          <table:table-cell office:value-type="float" office:value="0.86659" calcext:value-type="float">
            <text:p>0.86659</text:p>
          </table:table-cell>
          <table:table-cell office:value-type="float" office:value="0.875273" calcext:value-type="float">
            <text:p>0.875273</text:p>
          </table:table-cell>
          <table:table-cell office:value-type="float" office:value="0.881537" calcext:value-type="float">
            <text:p>0.881537</text:p>
          </table:table-cell>
          <table:table-cell office:value-type="float" office:value="0.891018" calcext:value-type="float">
            <text:p>0.891018</text:p>
          </table:table-cell>
          <table:table-cell office:value-type="float" office:value="0.898014" calcext:value-type="float">
            <text:p>0.898014</text:p>
          </table:table-cell>
          <table:table-cell office:value-type="float" office:value="0.916257" calcext:value-type="float">
            <text:p>0.91625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6233" calcext:value-type="float">
            <text:p>0.83623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29143" calcext:value-type="float">
            <text:p>0.429143</text:p>
          </table:table-cell>
          <table:table-cell office:value-type="float" office:value="0.639548" calcext:value-type="float">
            <text:p>0.639548</text:p>
          </table:table-cell>
          <table:table-cell office:value-type="float" office:value="0.772354" calcext:value-type="float">
            <text:p>0.772354</text:p>
          </table:table-cell>
          <table:table-cell office:value-type="float" office:value="0.829945" calcext:value-type="float">
            <text:p>0.829945</text:p>
          </table:table-cell>
          <table:table-cell office:value-type="float" office:value="0.851091" calcext:value-type="float">
            <text:p>0.851091</text:p>
          </table:table-cell>
          <table:table-cell office:value-type="float" office:value="0.866199" calcext:value-type="float">
            <text:p>0.866199</text:p>
          </table:table-cell>
          <table:table-cell office:value-type="float" office:value="0.876964" calcext:value-type="float">
            <text:p>0.876964</text:p>
          </table:table-cell>
          <table:table-cell office:value-type="float" office:value="0.884008" calcext:value-type="float">
            <text:p>0.884008</text:p>
          </table:table-cell>
          <table:table-cell office:value-type="float" office:value="0.895576" calcext:value-type="float">
            <text:p>0.895576</text:p>
          </table:table-cell>
          <table:table-cell office:value-type="float" office:value="0.902813" calcext:value-type="float">
            <text:p>0.902813</text:p>
          </table:table-cell>
          <table:table-cell office:value-type="float" office:value="0.918908" calcext:value-type="float">
            <text:p>0.918908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3741" calcext:value-type="float">
            <text:p>0.84374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665855" calcext:value-type="float">
            <text:p>0.665855</text:p>
          </table:table-cell>
          <table:table-cell office:value-type="float" office:value="0.793993" calcext:value-type="float">
            <text:p>0.793993</text:p>
          </table:table-cell>
          <table:table-cell office:value-type="float" office:value="0.833115" calcext:value-type="float">
            <text:p>0.833115</text:p>
          </table:table-cell>
          <table:table-cell office:value-type="float" office:value="0.853563" calcext:value-type="float">
            <text:p>0.853563</text:p>
          </table:table-cell>
          <table:table-cell office:value-type="float" office:value="0.867576" calcext:value-type="float">
            <text:p>0.867576</text:p>
          </table:table-cell>
          <table:table-cell office:value-type="float" office:value="0.877668" calcext:value-type="float">
            <text:p>0.877668</text:p>
          </table:table-cell>
          <table:table-cell office:value-type="float" office:value="0.886728" calcext:value-type="float">
            <text:p>0.886728</text:p>
          </table:table-cell>
          <table:table-cell office:value-type="float" office:value="0.896436" calcext:value-type="float">
            <text:p>0.896436</text:p>
          </table:table-cell>
          <table:table-cell office:value-type="float" office:value="0.904357" calcext:value-type="float">
            <text:p>0.904357</text:p>
          </table:table-cell>
          <table:table-cell office:value-type="float" office:value="0.919577" calcext:value-type="float">
            <text:p>0.91957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9887" calcext:value-type="float">
            <text:p>0.84988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637675" calcext:value-type="float">
            <text:p>0.637675</text:p>
          </table:table-cell>
          <table:table-cell office:value-type="float" office:value="0.791442" calcext:value-type="float">
            <text:p>0.791442</text:p>
          </table:table-cell>
          <table:table-cell office:value-type="float" office:value="0.834868" calcext:value-type="float">
            <text:p>0.834868</text:p>
          </table:table-cell>
          <table:table-cell office:value-type="float" office:value="0.856161" calcext:value-type="float">
            <text:p>0.856161</text:p>
          </table:table-cell>
          <table:table-cell office:value-type="float" office:value="0.872006" calcext:value-type="float">
            <text:p>0.872006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6986" calcext:value-type="float">
            <text:p>0.886986</text:p>
          </table:table-cell>
          <table:table-cell office:value-type="float" office:value="0.896454" calcext:value-type="float">
            <text:p>0.896454</text:p>
          </table:table-cell>
          <table:table-cell office:value-type="float" office:value="0.903507" calcext:value-type="float">
            <text:p>0.903507</text:p>
          </table:table-cell>
          <table:table-cell office:value-type="float" office:value="0.917477" calcext:value-type="float">
            <text:p>0.91747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7734" calcext:value-type="float">
            <text:p>0.84773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6101" calcext:value-type="float">
            <text:p>0.6101</text:p>
          </table:table-cell>
          <table:table-cell office:value-type="float" office:value="0.783271" calcext:value-type="float">
            <text:p>0.783271</text:p>
          </table:table-cell>
          <table:table-cell office:value-type="float" office:value="0.833725" calcext:value-type="float">
            <text:p>0.833725</text:p>
          </table:table-cell>
          <table:table-cell office:value-type="float" office:value="0.855181" calcext:value-type="float">
            <text:p>0.855181</text:p>
          </table:table-cell>
          <table:table-cell office:value-type="float" office:value="0.874259" calcext:value-type="float">
            <text:p>0.874259</text:p>
          </table:table-cell>
          <table:table-cell office:value-type="float" office:value="0.880903" calcext:value-type="float">
            <text:p>0.880903</text:p>
          </table:table-cell>
          <table:table-cell office:value-type="float" office:value="0.888534" calcext:value-type="float">
            <text:p>0.888534</text:p>
          </table:table-cell>
          <table:table-cell office:value-type="float" office:value="0.896413" calcext:value-type="float">
            <text:p>0.896413</text:p>
          </table:table-cell>
          <table:table-cell office:value-type="float" office:value="0.903863" calcext:value-type="float">
            <text:p>0.903863</text:p>
          </table:table-cell>
          <table:table-cell office:value-type="float" office:value="0.917456" calcext:value-type="float">
            <text:p>0.91745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4371" calcext:value-type="float">
            <text:p>0.84437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644133" calcext:value-type="float">
            <text:p>0.644133</text:p>
          </table:table-cell>
          <table:table-cell office:value-type="float" office:value="0.767484" calcext:value-type="float">
            <text:p>0.767484</text:p>
          </table:table-cell>
          <table:table-cell office:value-type="float" office:value="0.822306" calcext:value-type="float">
            <text:p>0.822306</text:p>
          </table:table-cell>
          <table:table-cell office:value-type="float" office:value="0.853368" calcext:value-type="float">
            <text:p>0.853368</text:p>
          </table:table-cell>
          <table:table-cell office:value-type="float" office:value="0.87338" calcext:value-type="float">
            <text:p>0.87338</text:p>
          </table:table-cell>
          <table:table-cell office:value-type="float" office:value="0.88088" calcext:value-type="float">
            <text:p>0.88088</text:p>
          </table:table-cell>
          <table:table-cell office:value-type="float" office:value="0.888961" calcext:value-type="float">
            <text:p>0.888961</text:p>
          </table:table-cell>
          <table:table-cell office:value-type="float" office:value="0.896413" calcext:value-type="float">
            <text:p>0.896413</text:p>
          </table:table-cell>
          <table:table-cell office:value-type="float" office:value="0.903588" calcext:value-type="float">
            <text:p>0.903588</text:p>
          </table:table-cell>
          <table:table-cell office:value-type="float" office:value="0.916569" calcext:value-type="float">
            <text:p>0.91656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4708" calcext:value-type="float">
            <text:p>0.84470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594777" calcext:value-type="float">
            <text:p>0.594777</text:p>
          </table:table-cell>
          <table:table-cell office:value-type="float" office:value="0.747029" calcext:value-type="float">
            <text:p>0.747029</text:p>
          </table:table-cell>
          <table:table-cell office:value-type="float" office:value="0.804568" calcext:value-type="float">
            <text:p>0.804568</text:p>
          </table:table-cell>
          <table:table-cell office:value-type="float" office:value="0.843562" calcext:value-type="float">
            <text:p>0.843562</text:p>
          </table:table-cell>
          <table:table-cell office:value-type="float" office:value="0.862807" calcext:value-type="float">
            <text:p>0.862807</text:p>
          </table:table-cell>
          <table:table-cell office:value-type="float" office:value="0.876695" calcext:value-type="float">
            <text:p>0.876695</text:p>
          </table:table-cell>
          <table:table-cell office:value-type="float" office:value="0.881858" calcext:value-type="float">
            <text:p>0.88185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15261" calcext:value-type="float">
            <text:p>0.915261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1953" calcext:value-type="float">
            <text:p>0.8319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10538" calcext:value-type="float">
            <text:p>0.110538</text:p>
          </table:table-cell>
          <table:table-cell office:value-type="float" office:value="0.576266" calcext:value-type="float">
            <text:p>0.576266</text:p>
          </table:table-cell>
          <table:table-cell office:value-type="float" office:value="0.756238" calcext:value-type="float">
            <text:p>0.756238</text:p>
          </table:table-cell>
          <table:table-cell office:value-type="float" office:value="0.815737" calcext:value-type="float">
            <text:p>0.815737</text:p>
          </table:table-cell>
          <table:table-cell office:value-type="float" office:value="0.842174" calcext:value-type="float">
            <text:p>0.842174</text:p>
          </table:table-cell>
          <table:table-cell office:value-type="float" office:value="0.858444" calcext:value-type="float">
            <text:p>0.858444</text:p>
          </table:table-cell>
          <table:table-cell office:value-type="float" office:value="0.87524" calcext:value-type="float">
            <text:p>0.87524</text:p>
          </table:table-cell>
          <table:table-cell office:value-type="float" office:value="0.881605" calcext:value-type="float">
            <text:p>0.881605</text:p>
          </table:table-cell>
          <table:table-cell office:value-type="float" office:value="0.891399" calcext:value-type="float">
            <text:p>0.891399</text:p>
          </table:table-cell>
          <table:table-cell office:value-type="float" office:value="0.900164" calcext:value-type="float">
            <text:p>0.900164</text:p>
          </table:table-cell>
          <table:table-cell office:value-type="float" office:value="0.916439" calcext:value-type="float">
            <text:p>0.91643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1371" calcext:value-type="float">
            <text:p>0.83137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10538" calcext:value-type="float">
            <text:p>0.110538</text:p>
          </table:table-cell>
          <table:table-cell office:value-type="float" office:value="0.60525" calcext:value-type="float">
            <text:p>0.60525</text:p>
          </table:table-cell>
          <table:table-cell office:value-type="float" office:value="0.771582" calcext:value-type="float">
            <text:p>0.771582</text:p>
          </table:table-cell>
          <table:table-cell office:value-type="float" office:value="0.827444" calcext:value-type="float">
            <text:p>0.827444</text:p>
          </table:table-cell>
          <table:table-cell office:value-type="float" office:value="0.844085" calcext:value-type="float">
            <text:p>0.844085</text:p>
          </table:table-cell>
          <table:table-cell office:value-type="float" office:value="0.864228" calcext:value-type="float">
            <text:p>0.864228</text:p>
          </table:table-cell>
          <table:table-cell office:value-type="float" office:value="0.876175" calcext:value-type="float">
            <text:p>0.876175</text:p>
          </table:table-cell>
          <table:table-cell office:value-type="float" office:value="0.882002" calcext:value-type="float">
            <text:p>0.882002</text:p>
          </table:table-cell>
          <table:table-cell office:value-type="float" office:value="0.893897" calcext:value-type="float">
            <text:p>0.893897</text:p>
          </table:table-cell>
          <table:table-cell office:value-type="float" office:value="0.903706" calcext:value-type="float">
            <text:p>0.903706</text:p>
          </table:table-cell>
          <table:table-cell office:value-type="float" office:value="0.919912" calcext:value-type="float">
            <text:p>0.91991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8828" calcext:value-type="float">
            <text:p>0.83882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765642" calcext:value-type="float">
            <text:p>0.765642</text:p>
          </table:table-cell>
          <table:table-cell office:value-type="float" office:value="0.823842" calcext:value-type="float">
            <text:p>0.823842</text:p>
          </table:table-cell>
          <table:table-cell office:value-type="float" office:value="0.84467" calcext:value-type="float">
            <text:p>0.84467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78325" calcext:value-type="float">
            <text:p>0.878325</text:p>
          </table:table-cell>
          <table:table-cell office:value-type="float" office:value="0.882593" calcext:value-type="float">
            <text:p>0.882593</text:p>
          </table:table-cell>
          <table:table-cell office:value-type="float" office:value="0.894377" calcext:value-type="float">
            <text:p>0.894377</text:p>
          </table:table-cell>
          <table:table-cell office:value-type="float" office:value="0.901604" calcext:value-type="float">
            <text:p>0.901604</text:p>
          </table:table-cell>
          <table:table-cell office:value-type="float" office:value="0.917887" calcext:value-type="float">
            <text:p>0.91788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6114" calcext:value-type="float">
            <text:p>0.83611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6146" calcext:value-type="float">
            <text:p>0.56146</text:p>
          </table:table-cell>
          <table:table-cell office:value-type="float" office:value="0.758798" calcext:value-type="float">
            <text:p>0.758798</text:p>
          </table:table-cell>
          <table:table-cell office:value-type="float" office:value="0.819625" calcext:value-type="float">
            <text:p>0.819625</text:p>
          </table:table-cell>
          <table:table-cell office:value-type="float" office:value="0.846311" calcext:value-type="float">
            <text:p>0.846311</text:p>
          </table:table-cell>
          <table:table-cell office:value-type="float" office:value="0.865525" calcext:value-type="float">
            <text:p>0.865525</text:p>
          </table:table-cell>
          <table:table-cell office:value-type="float" office:value="0.877356" calcext:value-type="float">
            <text:p>0.877356</text:p>
          </table:table-cell>
          <table:table-cell office:value-type="float" office:value="0.882537" calcext:value-type="float">
            <text:p>0.882537</text:p>
          </table:table-cell>
          <table:table-cell office:value-type="float" office:value="0.893366" calcext:value-type="float">
            <text:p>0.893366</text:p>
          </table:table-cell>
          <table:table-cell office:value-type="float" office:value="0.89963" calcext:value-type="float">
            <text:p>0.89963</text:p>
          </table:table-cell>
          <table:table-cell office:value-type="float" office:value="0.916318" calcext:value-type="float">
            <text:p>0.916318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2093" calcext:value-type="float">
            <text:p>0.83209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574315" calcext:value-type="float">
            <text:p>0.574315</text:p>
          </table:table-cell>
          <table:table-cell office:value-type="float" office:value="0.760435" calcext:value-type="float">
            <text:p>0.760435</text:p>
          </table:table-cell>
          <table:table-cell office:value-type="float" office:value="0.824971" calcext:value-type="float">
            <text:p>0.824971</text:p>
          </table:table-cell>
          <table:table-cell office:value-type="float" office:value="0.856796" calcext:value-type="float">
            <text:p>0.856796</text:p>
          </table:table-cell>
          <table:table-cell office:value-type="float" office:value="0.871743" calcext:value-type="float">
            <text:p>0.871743</text:p>
          </table:table-cell>
          <table:table-cell office:value-type="float" office:value="0.880255" calcext:value-type="float">
            <text:p>0.880255</text:p>
          </table:table-cell>
          <table:table-cell office:value-type="float" office:value="0.883342" calcext:value-type="float">
            <text:p>0.883342</text:p>
          </table:table-cell>
          <table:table-cell office:value-type="float" office:value="0.895036" calcext:value-type="float">
            <text:p>0.895036</text:p>
          </table:table-cell>
          <table:table-cell office:value-type="float" office:value="0.902277" calcext:value-type="float">
            <text:p>0.902277</text:p>
          </table:table-cell>
          <table:table-cell office:value-type="float" office:value="0.917386" calcext:value-type="float">
            <text:p>0.91738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6655" calcext:value-type="float">
            <text:p>0.83665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76258" calcext:value-type="float">
            <text:p>0.76258</text:p>
          </table:table-cell>
          <table:table-cell office:value-type="float" office:value="0.824007" calcext:value-type="float">
            <text:p>0.824007</text:p>
          </table:table-cell>
          <table:table-cell office:value-type="float" office:value="0.86122" calcext:value-type="float">
            <text:p>0.86122</text:p>
          </table:table-cell>
          <table:table-cell office:value-type="float" office:value="0.87452" calcext:value-type="float">
            <text:p>0.87452</text:p>
          </table:table-cell>
          <table:table-cell office:value-type="float" office:value="0.880834" calcext:value-type="float">
            <text:p>0.880834</text:p>
          </table:table-cell>
          <table:table-cell office:value-type="float" office:value="0.884882" calcext:value-type="float">
            <text:p>0.884882</text:p>
          </table:table-cell>
          <table:table-cell office:value-type="float" office:value="0.895922" calcext:value-type="float">
            <text:p>0.895922</text:p>
          </table:table-cell>
          <table:table-cell office:value-type="float" office:value="0.900605" calcext:value-type="float">
            <text:p>0.900605</text:p>
          </table:table-cell>
          <table:table-cell office:value-type="float" office:value="0.916626" calcext:value-type="float">
            <text:p>0.91662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7125" calcext:value-type="float">
            <text:p>0.8371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472383" calcext:value-type="float">
            <text:p>0.472383</text:p>
          </table:table-cell>
          <table:table-cell office:value-type="float" office:value="0.748285" calcext:value-type="float">
            <text:p>0.748285</text:p>
          </table:table-cell>
          <table:table-cell office:value-type="float" office:value="0.803296" calcext:value-type="float">
            <text:p>0.803296</text:p>
          </table:table-cell>
          <table:table-cell office:value-type="float" office:value="0.849557" calcext:value-type="float">
            <text:p>0.849557</text:p>
          </table:table-cell>
          <table:table-cell office:value-type="float" office:value="0.867105" calcext:value-type="float">
            <text:p>0.867105</text:p>
          </table:table-cell>
          <table:table-cell office:value-type="float" office:value="0.87831" calcext:value-type="float">
            <text:p>0.87831</text:p>
          </table:table-cell>
          <table:table-cell office:value-type="float" office:value="0.882797" calcext:value-type="float">
            <text:p>0.882797</text:p>
          </table:table-cell>
          <table:table-cell office:value-type="float" office:value="0.895729" calcext:value-type="float">
            <text:p>0.895729</text:p>
          </table:table-cell>
          <table:table-cell office:value-type="float" office:value="0.901629" calcext:value-type="float">
            <text:p>0.901629</text:p>
          </table:table-cell>
          <table:table-cell office:value-type="float" office:value="0.918678" calcext:value-type="float">
            <text:p>0.918678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1777" calcext:value-type="float">
            <text:p>0.82177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26306" calcext:value-type="float">
            <text:p>0.526306</text:p>
          </table:table-cell>
          <table:table-cell office:value-type="float" office:value="0.718285" calcext:value-type="float">
            <text:p>0.718285</text:p>
          </table:table-cell>
          <table:table-cell office:value-type="float" office:value="0.802222" calcext:value-type="float">
            <text:p>0.802222</text:p>
          </table:table-cell>
          <table:table-cell office:value-type="float" office:value="0.850546" calcext:value-type="float">
            <text:p>0.850546</text:p>
          </table:table-cell>
          <table:table-cell office:value-type="float" office:value="0.867309" calcext:value-type="float">
            <text:p>0.867309</text:p>
          </table:table-cell>
          <table:table-cell office:value-type="float" office:value="0.879514" calcext:value-type="float">
            <text:p>0.879514</text:p>
          </table:table-cell>
          <table:table-cell office:value-type="float" office:value="0.887222" calcext:value-type="float">
            <text:p>0.887222</text:p>
          </table:table-cell>
          <table:table-cell office:value-type="float" office:value="0.896413" calcext:value-type="float">
            <text:p>0.896413</text:p>
          </table:table-cell>
          <table:table-cell office:value-type="float" office:value="0.902612" calcext:value-type="float">
            <text:p>0.902612</text:p>
          </table:table-cell>
          <table:table-cell office:value-type="float" office:value="0.918484" calcext:value-type="float">
            <text:p>0.91848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4891" calcext:value-type="float">
            <text:p>0.82489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403302" calcext:value-type="float">
            <text:p>0.403302</text:p>
          </table:table-cell>
          <table:table-cell office:value-type="float" office:value="0.719518" calcext:value-type="float">
            <text:p>0.719518</text:p>
          </table:table-cell>
          <table:table-cell office:value-type="float" office:value="0.794211" calcext:value-type="float">
            <text:p>0.794211</text:p>
          </table:table-cell>
          <table:table-cell office:value-type="float" office:value="0.848135" calcext:value-type="float">
            <text:p>0.848135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877719" calcext:value-type="float">
            <text:p>0.877719</text:p>
          </table:table-cell>
          <table:table-cell office:value-type="float" office:value="0.882562" calcext:value-type="float">
            <text:p>0.882562</text:p>
          </table:table-cell>
          <table:table-cell office:value-type="float" office:value="0.894693" calcext:value-type="float">
            <text:p>0.894693</text:p>
          </table:table-cell>
          <table:table-cell office:value-type="float" office:value="0.900897" calcext:value-type="float">
            <text:p>0.900897</text:p>
          </table:table-cell>
          <table:table-cell office:value-type="float" office:value="0.916422" calcext:value-type="float">
            <text:p>0.91642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0126" calcext:value-type="float">
            <text:p>0.8101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3164" calcext:value-type="float">
            <text:p>0.33164</text:p>
          </table:table-cell>
          <table:table-cell office:value-type="float" office:value="0.59566" calcext:value-type="float">
            <text:p>0.59566</text:p>
          </table:table-cell>
          <table:table-cell office:value-type="float" office:value="0.741632" calcext:value-type="float">
            <text:p>0.741632</text:p>
          </table:table-cell>
          <table:table-cell office:value-type="float" office:value="0.808574" calcext:value-type="float">
            <text:p>0.808574</text:p>
          </table:table-cell>
          <table:table-cell office:value-type="float" office:value="0.850847" calcext:value-type="float">
            <text:p>0.850847</text:p>
          </table:table-cell>
          <table:table-cell office:value-type="float" office:value="0.863223" calcext:value-type="float">
            <text:p>0.863223</text:p>
          </table:table-cell>
          <table:table-cell office:value-type="float" office:value="0.877629" calcext:value-type="float">
            <text:p>0.877629</text:p>
          </table:table-cell>
          <table:table-cell office:value-type="float" office:value="0.88434" calcext:value-type="float">
            <text:p>0.88434</text:p>
          </table:table-cell>
          <table:table-cell office:value-type="float" office:value="0.896413" calcext:value-type="float">
            <text:p>0.896413</text:p>
          </table:table-cell>
          <table:table-cell office:value-type="float" office:value="0.901741" calcext:value-type="float">
            <text:p>0.901741</text:p>
          </table:table-cell>
          <table:table-cell office:value-type="float" office:value="0.916849" calcext:value-type="float">
            <text:p>0.91684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3691" calcext:value-type="float">
            <text:p>0.83369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505808" calcext:value-type="float">
            <text:p>0.505808</text:p>
          </table:table-cell>
          <table:table-cell office:value-type="float" office:value="0.72352" calcext:value-type="float">
            <text:p>0.72352</text:p>
          </table:table-cell>
          <table:table-cell office:value-type="float" office:value="0.781817" calcext:value-type="float">
            <text:p>0.781817</text:p>
          </table:table-cell>
          <table:table-cell office:value-type="float" office:value="0.836005" calcext:value-type="float">
            <text:p>0.836005</text:p>
          </table:table-cell>
          <table:table-cell office:value-type="float" office:value="0.856981" calcext:value-type="float">
            <text:p>0.856981</text:p>
          </table:table-cell>
          <table:table-cell office:value-type="float" office:value="0.872436" calcext:value-type="float">
            <text:p>0.872436</text:p>
          </table:table-cell>
          <table:table-cell office:value-type="float" office:value="0.881656" calcext:value-type="float">
            <text:p>0.881656</text:p>
          </table:table-cell>
          <table:table-cell office:value-type="float" office:value="0.893812" calcext:value-type="float">
            <text:p>0.893812</text:p>
          </table:table-cell>
          <table:table-cell office:value-type="float" office:value="0.902814" calcext:value-type="float">
            <text:p>0.902814</text:p>
          </table:table-cell>
          <table:table-cell office:value-type="float" office:value="0.91805" calcext:value-type="float">
            <text:p>0.9180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729" calcext:value-type="float">
            <text:p>0.8172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505558" calcext:value-type="float">
            <text:p>0.505558</text:p>
          </table:table-cell>
          <table:table-cell office:value-type="float" office:value="0.705771" calcext:value-type="float">
            <text:p>0.705771</text:p>
          </table:table-cell>
          <table:table-cell office:value-type="float" office:value="0.769665" calcext:value-type="float">
            <text:p>0.769665</text:p>
          </table:table-cell>
          <table:table-cell office:value-type="float" office:value="0.823619" calcext:value-type="float">
            <text:p>0.823619</text:p>
          </table:table-cell>
          <table:table-cell office:value-type="float" office:value="0.855287" calcext:value-type="float">
            <text:p>0.855287</text:p>
          </table:table-cell>
          <table:table-cell office:value-type="float" office:value="0.872068" calcext:value-type="float">
            <text:p>0.872068</text:p>
          </table:table-cell>
          <table:table-cell office:value-type="float" office:value="0.882866" calcext:value-type="float">
            <text:p>0.882866</text:p>
          </table:table-cell>
          <table:table-cell office:value-type="float" office:value="0.895706" calcext:value-type="float">
            <text:p>0.895706</text:p>
          </table:table-cell>
          <table:table-cell office:value-type="float" office:value="0.904412" calcext:value-type="float">
            <text:p>0.904412</text:p>
          </table:table-cell>
          <table:table-cell office:value-type="float" office:value="0.918141" calcext:value-type="float">
            <text:p>0.918141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3309" calcext:value-type="float">
            <text:p>0.81330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11667" calcext:value-type="float">
            <text:p>0.311667</text:p>
          </table:table-cell>
          <table:table-cell office:value-type="float" office:value="0.52416" calcext:value-type="float">
            <text:p>0.52416</text:p>
          </table:table-cell>
          <table:table-cell office:value-type="float" office:value="0.68678" calcext:value-type="float">
            <text:p>0.68678</text:p>
          </table:table-cell>
          <table:table-cell office:value-type="float" office:value="0.755673" calcext:value-type="float">
            <text:p>0.755673</text:p>
          </table:table-cell>
          <table:table-cell office:value-type="float" office:value="0.826039" calcext:value-type="float">
            <text:p>0.826039</text:p>
          </table:table-cell>
          <table:table-cell office:value-type="float" office:value="0.860414" calcext:value-type="float">
            <text:p>0.860414</text:p>
          </table:table-cell>
          <table:table-cell office:value-type="float" office:value="0.875772" calcext:value-type="float">
            <text:p>0.875772</text:p>
          </table:table-cell>
          <table:table-cell office:value-type="float" office:value="0.887593" calcext:value-type="float">
            <text:p>0.887593</text:p>
          </table:table-cell>
          <table:table-cell office:value-type="float" office:value="0.897925" calcext:value-type="float">
            <text:p>0.897925</text:p>
          </table:table-cell>
          <table:table-cell office:value-type="float" office:value="0.906465" calcext:value-type="float">
            <text:p>0.906465</text:p>
          </table:table-cell>
          <table:table-cell office:value-type="float" office:value="0.920152" calcext:value-type="float">
            <text:p>0.92015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4097" calcext:value-type="float">
            <text:p>0.81409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43995" calcext:value-type="float">
            <text:p>0.543995</text:p>
          </table:table-cell>
          <table:table-cell office:value-type="float" office:value="0.708795" calcext:value-type="float">
            <text:p>0.708795</text:p>
          </table:table-cell>
          <table:table-cell office:value-type="float" office:value="0.795246" calcext:value-type="float">
            <text:p>0.795246</text:p>
          </table:table-cell>
          <table:table-cell office:value-type="float" office:value="0.844274" calcext:value-type="float">
            <text:p>0.844274</text:p>
          </table:table-cell>
          <table:table-cell office:value-type="float" office:value="0.864543" calcext:value-type="float">
            <text:p>0.864543</text:p>
          </table:table-cell>
          <table:table-cell office:value-type="float" office:value="0.879899" calcext:value-type="float">
            <text:p>0.879899</text:p>
          </table:table-cell>
          <table:table-cell office:value-type="float" office:value="0.891627" calcext:value-type="float">
            <text:p>0.891627</text:p>
          </table:table-cell>
          <table:table-cell office:value-type="float" office:value="0.898863" calcext:value-type="float">
            <text:p>0.898863</text:p>
          </table:table-cell>
          <table:table-cell office:value-type="float" office:value="0.908839" calcext:value-type="float">
            <text:p>0.908839</text:p>
          </table:table-cell>
          <table:table-cell office:value-type="float" office:value="0.920482" calcext:value-type="float">
            <text:p>0.92048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5656" calcext:value-type="float">
            <text:p>0.82565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437259" calcext:value-type="float">
            <text:p>0.437259</text:p>
          </table:table-cell>
          <table:table-cell office:value-type="float" office:value="0.709733" calcext:value-type="float">
            <text:p>0.709733</text:p>
          </table:table-cell>
          <table:table-cell office:value-type="float" office:value="0.775785" calcext:value-type="float">
            <text:p>0.775785</text:p>
          </table:table-cell>
          <table:table-cell office:value-type="float" office:value="0.838094" calcext:value-type="float">
            <text:p>0.838094</text:p>
          </table:table-cell>
          <table:table-cell office:value-type="float" office:value="0.859927" calcext:value-type="float">
            <text:p>0.859927</text:p>
          </table:table-cell>
          <table:table-cell office:value-type="float" office:value="0.876938" calcext:value-type="float">
            <text:p>0.876938</text:p>
          </table:table-cell>
          <table:table-cell office:value-type="float" office:value="0.887942" calcext:value-type="float">
            <text:p>0.887942</text:p>
          </table:table-cell>
          <table:table-cell office:value-type="float" office:value="0.898031" calcext:value-type="float">
            <text:p>0.898031</text:p>
          </table:table-cell>
          <table:table-cell office:value-type="float" office:value="0.909505" calcext:value-type="float">
            <text:p>0.909505</text:p>
          </table:table-cell>
          <table:table-cell office:value-type="float" office:value="0.920812" calcext:value-type="float">
            <text:p>0.92081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1403" calcext:value-type="float">
            <text:p>0.81140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3164" calcext:value-type="float">
            <text:p>0.33164</text:p>
          </table:table-cell>
          <table:table-cell office:value-type="float" office:value="0.589527" calcext:value-type="float">
            <text:p>0.589527</text:p>
          </table:table-cell>
          <table:table-cell office:value-type="float" office:value="0.722293" calcext:value-type="float">
            <text:p>0.722293</text:p>
          </table:table-cell>
          <table:table-cell office:value-type="float" office:value="0.788461" calcext:value-type="float">
            <text:p>0.788461</text:p>
          </table:table-cell>
          <table:table-cell office:value-type="float" office:value="0.845663" calcext:value-type="float">
            <text:p>0.845663</text:p>
          </table:table-cell>
          <table:table-cell office:value-type="float" office:value="0.865035" calcext:value-type="float">
            <text:p>0.865035</text:p>
          </table:table-cell>
          <table:table-cell office:value-type="float" office:value="0.878358" calcext:value-type="float">
            <text:p>0.878358</text:p>
          </table:table-cell>
          <table:table-cell office:value-type="float" office:value="0.886602" calcext:value-type="float">
            <text:p>0.886602</text:p>
          </table:table-cell>
          <table:table-cell office:value-type="float" office:value="0.896948" calcext:value-type="float">
            <text:p>0.896948</text:p>
          </table:table-cell>
          <table:table-cell office:value-type="float" office:value="0.905869" calcext:value-type="float">
            <text:p>0.905869</text:p>
          </table:table-cell>
          <table:table-cell office:value-type="float" office:value="0.919429" calcext:value-type="float">
            <text:p>0.91942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9818" calcext:value-type="float">
            <text:p>0.82981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82669" calcext:value-type="float">
            <text:p>0.582669</text:p>
          </table:table-cell>
          <table:table-cell office:value-type="float" office:value="0.72587" calcext:value-type="float">
            <text:p>0.72587</text:p>
          </table:table-cell>
          <table:table-cell office:value-type="float" office:value="0.780984" calcext:value-type="float">
            <text:p>0.780984</text:p>
          </table:table-cell>
          <table:table-cell office:value-type="float" office:value="0.842473" calcext:value-type="float">
            <text:p>0.842473</text:p>
          </table:table-cell>
          <table:table-cell office:value-type="float" office:value="0.867748" calcext:value-type="float">
            <text:p>0.867748</text:p>
          </table:table-cell>
          <table:table-cell office:value-type="float" office:value="0.87889" calcext:value-type="float">
            <text:p>0.87889</text:p>
          </table:table-cell>
          <table:table-cell office:value-type="float" office:value="0.885301" calcext:value-type="float">
            <text:p>0.885301</text:p>
          </table:table-cell>
          <table:table-cell office:value-type="float" office:value="0.896052" calcext:value-type="float">
            <text:p>0.896052</text:p>
          </table:table-cell>
          <table:table-cell office:value-type="float" office:value="0.905317" calcext:value-type="float">
            <text:p>0.905317</text:p>
          </table:table-cell>
          <table:table-cell office:value-type="float" office:value="0.919433" calcext:value-type="float">
            <text:p>0.91943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8474" calcext:value-type="float">
            <text:p>0.82847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494656" calcext:value-type="float">
            <text:p>0.494656</text:p>
          </table:table-cell>
          <table:table-cell office:value-type="float" office:value="0.743988" calcext:value-type="float">
            <text:p>0.743988</text:p>
          </table:table-cell>
          <table:table-cell office:value-type="float" office:value="0.810787" calcext:value-type="float">
            <text:p>0.810787</text:p>
          </table:table-cell>
          <table:table-cell office:value-type="float" office:value="0.853477" calcext:value-type="float">
            <text:p>0.853477</text:p>
          </table:table-cell>
          <table:table-cell office:value-type="float" office:value="0.87245" calcext:value-type="float">
            <text:p>0.87245</text:p>
          </table:table-cell>
          <table:table-cell office:value-type="float" office:value="0.881039" calcext:value-type="float">
            <text:p>0.881039</text:p>
          </table:table-cell>
          <table:table-cell office:value-type="float" office:value="0.884655" calcext:value-type="float">
            <text:p>0.884655</text:p>
          </table:table-cell>
          <table:table-cell office:value-type="float" office:value="0.895862" calcext:value-type="float">
            <text:p>0.895862</text:p>
          </table:table-cell>
          <table:table-cell office:value-type="float" office:value="0.905116" calcext:value-type="float">
            <text:p>0.905116</text:p>
          </table:table-cell>
          <table:table-cell office:value-type="float" office:value="0.918677" calcext:value-type="float">
            <text:p>0.91867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6071" calcext:value-type="float">
            <text:p>0.82607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95242" calcext:value-type="float">
            <text:p>0.295242</text:p>
          </table:table-cell>
          <table:table-cell office:value-type="float" office:value="0.606106" calcext:value-type="float">
            <text:p>0.606106</text:p>
          </table:table-cell>
          <table:table-cell office:value-type="float" office:value="0.75719" calcext:value-type="float">
            <text:p>0.75719</text:p>
          </table:table-cell>
          <table:table-cell office:value-type="float" office:value="0.822147" calcext:value-type="float">
            <text:p>0.822147</text:p>
          </table:table-cell>
          <table:table-cell office:value-type="float" office:value="0.853288" calcext:value-type="float">
            <text:p>0.853288</text:p>
          </table:table-cell>
          <table:table-cell office:value-type="float" office:value="0.874339" calcext:value-type="float">
            <text:p>0.874339</text:p>
          </table:table-cell>
          <table:table-cell office:value-type="float" office:value="0.881202" calcext:value-type="float">
            <text:p>0.881202</text:p>
          </table:table-cell>
          <table:table-cell office:value-type="float" office:value="0.884971" calcext:value-type="float">
            <text:p>0.884971</text:p>
          </table:table-cell>
          <table:table-cell office:value-type="float" office:value="0.896006" calcext:value-type="float">
            <text:p>0.896006</text:p>
          </table:table-cell>
          <table:table-cell office:value-type="float" office:value="0.90518" calcext:value-type="float">
            <text:p>0.90518</text:p>
          </table:table-cell>
          <table:table-cell office:value-type="float" office:value="0.915589" calcext:value-type="float">
            <text:p>0.91558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9602" calcext:value-type="float">
            <text:p>0.83960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504966" calcext:value-type="float">
            <text:p>0.504966</text:p>
          </table:table-cell>
          <table:table-cell office:value-type="float" office:value="0.750883" calcext:value-type="float">
            <text:p>0.750883</text:p>
          </table:table-cell>
          <table:table-cell office:value-type="float" office:value="0.81505" calcext:value-type="float">
            <text:p>0.81505</text:p>
          </table:table-cell>
          <table:table-cell office:value-type="float" office:value="0.855197" calcext:value-type="float">
            <text:p>0.855197</text:p>
          </table:table-cell>
          <table:table-cell office:value-type="float" office:value="0.872963" calcext:value-type="float">
            <text:p>0.872963</text:p>
          </table:table-cell>
          <table:table-cell office:value-type="float" office:value="0.880903" calcext:value-type="float">
            <text:p>0.880903</text:p>
          </table:table-cell>
          <table:table-cell office:value-type="float" office:value="0.883184" calcext:value-type="float">
            <text:p>0.883184</text:p>
          </table:table-cell>
          <table:table-cell office:value-type="float" office:value="0.892536" calcext:value-type="float">
            <text:p>0.892536</text:p>
          </table:table-cell>
          <table:table-cell office:value-type="float" office:value="0.900903" calcext:value-type="float">
            <text:p>0.900903</text:p>
          </table:table-cell>
          <table:table-cell office:value-type="float" office:value="0.914272" calcext:value-type="float">
            <text:p>0.91427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7086" calcext:value-type="float">
            <text:p>0.82708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39548" calcext:value-type="float">
            <text:p>0.539548</text:p>
          </table:table-cell>
          <table:table-cell office:value-type="float" office:value="0.750506" calcext:value-type="float">
            <text:p>0.750506</text:p>
          </table:table-cell>
          <table:table-cell office:value-type="float" office:value="0.818226" calcext:value-type="float">
            <text:p>0.818226</text:p>
          </table:table-cell>
          <table:table-cell office:value-type="float" office:value="0.854406" calcext:value-type="float">
            <text:p>0.854406</text:p>
          </table:table-cell>
          <table:table-cell office:value-type="float" office:value="0.871882" calcext:value-type="float">
            <text:p>0.871882</text:p>
          </table:table-cell>
          <table:table-cell office:value-type="float" office:value="0.880741" calcext:value-type="float">
            <text:p>0.880741</text:p>
          </table:table-cell>
          <table:table-cell office:value-type="float" office:value="0.88387" calcext:value-type="float">
            <text:p>0.88387</text:p>
          </table:table-cell>
          <table:table-cell office:value-type="float" office:value="0.894292" calcext:value-type="float">
            <text:p>0.894292</text:p>
          </table:table-cell>
          <table:table-cell office:value-type="float" office:value="0.902012" calcext:value-type="float">
            <text:p>0.902012</text:p>
          </table:table-cell>
          <table:table-cell office:value-type="float" office:value="0.914927" calcext:value-type="float">
            <text:p>0.91492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1041" calcext:value-type="float">
            <text:p>0.8310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92301" calcext:value-type="float">
            <text:p>0.592301</text:p>
          </table:table-cell>
          <table:table-cell office:value-type="float" office:value="0.743403" calcext:value-type="float">
            <text:p>0.743403</text:p>
          </table:table-cell>
          <table:table-cell office:value-type="float" office:value="0.794052" calcext:value-type="float">
            <text:p>0.794052</text:p>
          </table:table-cell>
          <table:table-cell office:value-type="float" office:value="0.844283" calcext:value-type="float">
            <text:p>0.844283</text:p>
          </table:table-cell>
          <table:table-cell office:value-type="float" office:value="0.870211" calcext:value-type="float">
            <text:p>0.870211</text:p>
          </table:table-cell>
          <table:table-cell office:value-type="float" office:value="0.880787" calcext:value-type="float">
            <text:p>0.880787</text:p>
          </table:table-cell>
          <table:table-cell office:value-type="float" office:value="0.88423" calcext:value-type="float">
            <text:p>0.88423</text:p>
          </table:table-cell>
          <table:table-cell office:value-type="float" office:value="0.895325" calcext:value-type="float">
            <text:p>0.895325</text:p>
          </table:table-cell>
          <table:table-cell office:value-type="float" office:value="0.902758" calcext:value-type="float">
            <text:p>0.902758</text:p>
          </table:table-cell>
          <table:table-cell office:value-type="float" office:value="0.916885" calcext:value-type="float">
            <text:p>0.91688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2424" calcext:value-type="float">
            <text:p>0.8324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74018" calcext:value-type="float">
            <text:p>0.74018</text:p>
          </table:table-cell>
          <table:table-cell office:value-type="float" office:value="0.798016" calcext:value-type="float">
            <text:p>0.798016</text:p>
          </table:table-cell>
          <table:table-cell office:value-type="float" office:value="0.844842" calcext:value-type="float">
            <text:p>0.844842</text:p>
          </table:table-cell>
          <table:table-cell office:value-type="float" office:value="0.874941" calcext:value-type="float">
            <text:p>0.874941</text:p>
          </table:table-cell>
          <table:table-cell office:value-type="float" office:value="0.881725" calcext:value-type="float">
            <text:p>0.881725</text:p>
          </table:table-cell>
          <table:table-cell office:value-type="float" office:value="0.887093" calcext:value-type="float">
            <text:p>0.887093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05302" calcext:value-type="float">
            <text:p>0.905302</text:p>
          </table:table-cell>
          <table:table-cell office:value-type="float" office:value="0.919825" calcext:value-type="float">
            <text:p>0.91982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6936" calcext:value-type="float">
            <text:p>0.8269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47627" calcext:value-type="float">
            <text:p>0.247627</text:p>
          </table:table-cell>
          <table:table-cell office:value-type="float" office:value="0.547528" calcext:value-type="float">
            <text:p>0.547528</text:p>
          </table:table-cell>
          <table:table-cell office:value-type="float" office:value="0.745439" calcext:value-type="float">
            <text:p>0.745439</text:p>
          </table:table-cell>
          <table:table-cell office:value-type="float" office:value="0.808109" calcext:value-type="float">
            <text:p>0.808109</text:p>
          </table:table-cell>
          <table:table-cell office:value-type="float" office:value="0.865551" calcext:value-type="float">
            <text:p>0.865551</text:p>
          </table:table-cell>
          <table:table-cell office:value-type="float" office:value="0.880282" calcext:value-type="float">
            <text:p>0.880282</text:p>
          </table:table-cell>
          <table:table-cell office:value-type="float" office:value="0.884322" calcext:value-type="float">
            <text:p>0.884322</text:p>
          </table:table-cell>
          <table:table-cell office:value-type="float" office:value="0.892246" calcext:value-type="float">
            <text:p>0.892246</text:p>
          </table:table-cell>
          <table:table-cell office:value-type="float" office:value="0.899246" calcext:value-type="float">
            <text:p>0.899246</text:p>
          </table:table-cell>
          <table:table-cell office:value-type="float" office:value="0.906935" calcext:value-type="float">
            <text:p>0.906935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4972" calcext:value-type="float">
            <text:p>0.83497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47627" calcext:value-type="float">
            <text:p>0.247627</text:p>
          </table:table-cell>
          <table:table-cell office:value-type="float" office:value="0.588029" calcext:value-type="float">
            <text:p>0.588029</text:p>
          </table:table-cell>
          <table:table-cell office:value-type="float" office:value="0.748667" calcext:value-type="float">
            <text:p>0.748667</text:p>
          </table:table-cell>
          <table:table-cell office:value-type="float" office:value="0.794189" calcext:value-type="float">
            <text:p>0.794189</text:p>
          </table:table-cell>
          <table:table-cell office:value-type="float" office:value="0.852654" calcext:value-type="float">
            <text:p>0.852654</text:p>
          </table:table-cell>
          <table:table-cell office:value-type="float" office:value="0.877634" calcext:value-type="float">
            <text:p>0.877634</text:p>
          </table:table-cell>
          <table:table-cell office:value-type="float" office:value="0.88415" calcext:value-type="float">
            <text:p>0.88415</text:p>
          </table:table-cell>
          <table:table-cell office:value-type="float" office:value="0.891558" calcext:value-type="float">
            <text:p>0.891558</text:p>
          </table:table-cell>
          <table:table-cell office:value-type="float" office:value="0.896783" calcext:value-type="float">
            <text:p>0.896783</text:p>
          </table:table-cell>
          <table:table-cell office:value-type="float" office:value="0.905941" calcext:value-type="float">
            <text:p>0.905941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5913" calcext:value-type="float">
            <text:p>0.83591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58886" calcext:value-type="float">
            <text:p>0.258886</text:p>
          </table:table-cell>
          <table:table-cell office:value-type="float" office:value="0.541031" calcext:value-type="float">
            <text:p>0.541031</text:p>
          </table:table-cell>
          <table:table-cell office:value-type="float" office:value="0.731581" calcext:value-type="float">
            <text:p>0.731581</text:p>
          </table:table-cell>
          <table:table-cell office:value-type="float" office:value="0.777862" calcext:value-type="float">
            <text:p>0.777862</text:p>
          </table:table-cell>
          <table:table-cell office:value-type="float" office:value="0.829433" calcext:value-type="float">
            <text:p>0.829433</text:p>
          </table:table-cell>
          <table:table-cell office:value-type="float" office:value="0.866315" calcext:value-type="float">
            <text:p>0.866315</text:p>
          </table:table-cell>
          <table:table-cell office:value-type="float" office:value="0.882187" calcext:value-type="float">
            <text:p>0.882187</text:p>
          </table:table-cell>
          <table:table-cell office:value-type="float" office:value="0.887994" calcext:value-type="float">
            <text:p>0.887994</text:p>
          </table:table-cell>
          <table:table-cell office:value-type="float" office:value="0.896488" calcext:value-type="float">
            <text:p>0.896488</text:p>
          </table:table-cell>
          <table:table-cell office:value-type="float" office:value="0.904766" calcext:value-type="float">
            <text:p>0.904766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3718" calcext:value-type="float">
            <text:p>0.82371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7313" calcext:value-type="float">
            <text:p>0.167313</text:p>
          </table:table-cell>
          <table:table-cell office:value-type="float" office:value="0.532494" calcext:value-type="float">
            <text:p>0.532494</text:p>
          </table:table-cell>
          <table:table-cell office:value-type="float" office:value="0.740877" calcext:value-type="float">
            <text:p>0.740877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834208" calcext:value-type="float">
            <text:p>0.834208</text:p>
          </table:table-cell>
          <table:table-cell office:value-type="float" office:value="0.872164" calcext:value-type="float">
            <text:p>0.872164</text:p>
          </table:table-cell>
          <table:table-cell office:value-type="float" office:value="0.884548" calcext:value-type="float">
            <text:p>0.884548</text:p>
          </table:table-cell>
          <table:table-cell office:value-type="float" office:value="0.892395" calcext:value-type="float">
            <text:p>0.892395</text:p>
          </table:table-cell>
          <table:table-cell office:value-type="float" office:value="0.896746" calcext:value-type="float">
            <text:p>0.896746</text:p>
          </table:table-cell>
          <table:table-cell office:value-type="float" office:value="0.907133" calcext:value-type="float">
            <text:p>0.907133</text:p>
          </table:table-cell>
          <table:table-cell office:value-type="float" office:value="0.921473" calcext:value-type="float">
            <text:p>0.92147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6252" calcext:value-type="float">
            <text:p>0.82625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0.514616" calcext:value-type="float">
            <text:p>0.514616</text:p>
          </table:table-cell>
          <table:table-cell office:value-type="float" office:value="0.741764" calcext:value-type="float">
            <text:p>0.741764</text:p>
          </table:table-cell>
          <table:table-cell office:value-type="float" office:value="0.802884" calcext:value-type="float">
            <text:p>0.802884</text:p>
          </table:table-cell>
          <table:table-cell office:value-type="float" office:value="0.849138" calcext:value-type="float">
            <text:p>0.849138</text:p>
          </table:table-cell>
          <table:table-cell office:value-type="float" office:value="0.874574" calcext:value-type="float">
            <text:p>0.874574</text:p>
          </table:table-cell>
          <table:table-cell office:value-type="float" office:value="0.883675" calcext:value-type="float">
            <text:p>0.883675</text:p>
          </table:table-cell>
          <table:table-cell office:value-type="float" office:value="0.890321" calcext:value-type="float">
            <text:p>0.890321</text:p>
          </table:table-cell>
          <table:table-cell office:value-type="float" office:value="0.896488" calcext:value-type="float">
            <text:p>0.896488</text:p>
          </table:table-cell>
          <table:table-cell office:value-type="float" office:value="0.906813" calcext:value-type="float">
            <text:p>0.906813</text:p>
          </table:table-cell>
          <table:table-cell office:value-type="float" office:value="0.920812" calcext:value-type="float">
            <text:p>0.92081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8108" calcext:value-type="float">
            <text:p>0.82810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01619" calcext:value-type="float">
            <text:p>0.401619</text:p>
          </table:table-cell>
          <table:table-cell office:value-type="float" office:value="0.596818" calcext:value-type="float">
            <text:p>0.596818</text:p>
          </table:table-cell>
          <table:table-cell office:value-type="float" office:value="0.74406" calcext:value-type="float">
            <text:p>0.74406</text:p>
          </table:table-cell>
          <table:table-cell office:value-type="float" office:value="0.811034" calcext:value-type="float">
            <text:p>0.811034</text:p>
          </table:table-cell>
          <table:table-cell office:value-type="float" office:value="0.843859" calcext:value-type="float">
            <text:p>0.843859</text:p>
          </table:table-cell>
          <table:table-cell office:value-type="float" office:value="0.869366" calcext:value-type="float">
            <text:p>0.869366</text:p>
          </table:table-cell>
          <table:table-cell office:value-type="float" office:value="0.881605" calcext:value-type="float">
            <text:p>0.881605</text:p>
          </table:table-cell>
          <table:table-cell office:value-type="float" office:value="0.889965" calcext:value-type="float">
            <text:p>0.889965</text:p>
          </table:table-cell>
          <table:table-cell office:value-type="float" office:value="0.896451" calcext:value-type="float">
            <text:p>0.896451</text:p>
          </table:table-cell>
          <table:table-cell office:value-type="float" office:value="0.905615" calcext:value-type="float">
            <text:p>0.905615</text:p>
          </table:table-cell>
          <table:table-cell office:value-type="float" office:value="0.921142" calcext:value-type="float">
            <text:p>0.921142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5992" calcext:value-type="float">
            <text:p>0.83599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0.444394" calcext:value-type="float">
            <text:p>0.444394</text:p>
          </table:table-cell>
          <table:table-cell office:value-type="float" office:value="0.717581" calcext:value-type="float">
            <text:p>0.717581</text:p>
          </table:table-cell>
          <table:table-cell office:value-type="float" office:value="0.797446" calcext:value-type="float">
            <text:p>0.797446</text:p>
          </table:table-cell>
          <table:table-cell office:value-type="float" office:value="0.847614" calcext:value-type="float">
            <text:p>0.847614</text:p>
          </table:table-cell>
          <table:table-cell office:value-type="float" office:value="0.871976" calcext:value-type="float">
            <text:p>0.871976</text:p>
          </table:table-cell>
          <table:table-cell office:value-type="float" office:value="0.883385" calcext:value-type="float">
            <text:p>0.883385</text:p>
          </table:table-cell>
          <table:table-cell office:value-type="float" office:value="0.891779" calcext:value-type="float">
            <text:p>0.891779</text:p>
          </table:table-cell>
          <table:table-cell office:value-type="float" office:value="0.896526" calcext:value-type="float">
            <text:p>0.896526</text:p>
          </table:table-cell>
          <table:table-cell office:value-type="float" office:value="0.906296" calcext:value-type="float">
            <text:p>0.906296</text:p>
          </table:table-cell>
          <table:table-cell office:value-type="float" office:value="0.920734" calcext:value-type="float">
            <text:p>0.92073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7773" calcext:value-type="float">
            <text:p>0.81777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0.505762" calcext:value-type="float">
            <text:p>0.505762</text:p>
          </table:table-cell>
          <table:table-cell office:value-type="float" office:value="0.724229" calcext:value-type="float">
            <text:p>0.724229</text:p>
          </table:table-cell>
          <table:table-cell office:value-type="float" office:value="0.794138" calcext:value-type="float">
            <text:p>0.794138</text:p>
          </table:table-cell>
          <table:table-cell office:value-type="float" office:value="0.842589" calcext:value-type="float">
            <text:p>0.842589</text:p>
          </table:table-cell>
          <table:table-cell office:value-type="float" office:value="0.869269" calcext:value-type="float">
            <text:p>0.869269</text:p>
          </table:table-cell>
          <table:table-cell office:value-type="float" office:value="0.879956" calcext:value-type="float">
            <text:p>0.879956</text:p>
          </table:table-cell>
          <table:table-cell office:value-type="float" office:value="0.887607" calcext:value-type="float">
            <text:p>0.887607</text:p>
          </table:table-cell>
          <table:table-cell office:value-type="float" office:value="0.896527" calcext:value-type="float">
            <text:p>0.896527</text:p>
          </table:table-cell>
          <table:table-cell office:value-type="float" office:value="0.908339" calcext:value-type="float">
            <text:p>0.908339</text:p>
          </table:table-cell>
          <table:table-cell office:value-type="float" office:value="0.922133" calcext:value-type="float">
            <text:p>0.92213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3055" calcext:value-type="float">
            <text:p>0.82305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0.460248" calcext:value-type="float">
            <text:p>0.460248</text:p>
          </table:table-cell>
          <table:table-cell office:value-type="float" office:value="0.733375" calcext:value-type="float">
            <text:p>0.733375</text:p>
          </table:table-cell>
          <table:table-cell office:value-type="float" office:value="0.801093" calcext:value-type="float">
            <text:p>0.801093</text:p>
          </table:table-cell>
          <table:table-cell office:value-type="float" office:value="0.847972" calcext:value-type="float">
            <text:p>0.847972</text:p>
          </table:table-cell>
          <table:table-cell office:value-type="float" office:value="0.873743" calcext:value-type="float">
            <text:p>0.873743</text:p>
          </table:table-cell>
          <table:table-cell office:value-type="float" office:value="0.884456" calcext:value-type="float">
            <text:p>0.884456</text:p>
          </table:table-cell>
          <table:table-cell office:value-type="float" office:value="0.889415" calcext:value-type="float">
            <text:p>0.889415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07387" calcext:value-type="float">
            <text:p>0.907387</text:p>
          </table:table-cell>
          <table:table-cell office:value-type="float" office:value="0.921051" calcext:value-type="float">
            <text:p>0.921051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1528" calcext:value-type="float">
            <text:p>0.82152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0.546999" calcext:value-type="float">
            <text:p>0.546999</text:p>
          </table:table-cell>
          <table:table-cell office:value-type="float" office:value="0.744708" calcext:value-type="float">
            <text:p>0.744708</text:p>
          </table:table-cell>
          <table:table-cell office:value-type="float" office:value="0.808344" calcext:value-type="float">
            <text:p>0.808344</text:p>
          </table:table-cell>
          <table:table-cell office:value-type="float" office:value="0.85153" calcext:value-type="float">
            <text:p>0.85153</text:p>
          </table:table-cell>
          <table:table-cell office:value-type="float" office:value="0.872064" calcext:value-type="float">
            <text:p>0.872064</text:p>
          </table:table-cell>
          <table:table-cell office:value-type="float" office:value="0.883394" calcext:value-type="float">
            <text:p>0.883394</text:p>
          </table:table-cell>
          <table:table-cell office:value-type="float" office:value="0.887044" calcext:value-type="float">
            <text:p>0.887044</text:p>
          </table:table-cell>
          <table:table-cell office:value-type="float" office:value="0.895874" calcext:value-type="float">
            <text:p>0.895874</text:p>
          </table:table-cell>
          <table:table-cell office:value-type="float" office:value="0.907576" calcext:value-type="float">
            <text:p>0.907576</text:p>
          </table:table-cell>
          <table:table-cell office:value-type="float" office:value="0.921473" calcext:value-type="float">
            <text:p>0.92147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1901" calcext:value-type="float">
            <text:p>0.83190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14983" calcext:value-type="float">
            <text:p>0.514983</text:p>
          </table:table-cell>
          <table:table-cell office:value-type="float" office:value="0.733423" calcext:value-type="float">
            <text:p>0.733423</text:p>
          </table:table-cell>
          <table:table-cell office:value-type="float" office:value="0.802549" calcext:value-type="float">
            <text:p>0.802549</text:p>
          </table:table-cell>
          <table:table-cell office:value-type="float" office:value="0.848475" calcext:value-type="float">
            <text:p>0.848475</text:p>
          </table:table-cell>
          <table:table-cell office:value-type="float" office:value="0.87336" calcext:value-type="float">
            <text:p>0.87336</text:p>
          </table:table-cell>
          <table:table-cell office:value-type="float" office:value="0.884589" calcext:value-type="float">
            <text:p>0.884589</text:p>
          </table:table-cell>
          <table:table-cell office:value-type="float" office:value="0.888372" calcext:value-type="float">
            <text:p>0.888372</text:p>
          </table:table-cell>
          <table:table-cell office:value-type="float" office:value="0.89631" calcext:value-type="float">
            <text:p>0.89631</text:p>
          </table:table-cell>
          <table:table-cell office:value-type="float" office:value="0.905694" calcext:value-type="float">
            <text:p>0.905694</text:p>
          </table:table-cell>
          <table:table-cell office:value-type="float" office:value="0.919787" calcext:value-type="float">
            <text:p>0.91978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6754" calcext:value-type="float">
            <text:p>0.82675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85078" calcext:value-type="float">
            <text:p>0.185078</text:p>
          </table:table-cell>
          <table:table-cell office:value-type="float" office:value="0.509543" calcext:value-type="float">
            <text:p>0.509543</text:p>
          </table:table-cell>
          <table:table-cell office:value-type="float" office:value="0.696513" calcext:value-type="float">
            <text:p>0.696513</text:p>
          </table:table-cell>
          <table:table-cell office:value-type="float" office:value="0.780344" calcext:value-type="float">
            <text:p>0.780344</text:p>
          </table:table-cell>
          <table:table-cell office:value-type="float" office:value="0.841438" calcext:value-type="float">
            <text:p>0.841438</text:p>
          </table:table-cell>
          <table:table-cell office:value-type="float" office:value="0.869463" calcext:value-type="float">
            <text:p>0.869463</text:p>
          </table:table-cell>
          <table:table-cell office:value-type="float" office:value="0.881701" calcext:value-type="float">
            <text:p>0.881701</text:p>
          </table:table-cell>
          <table:table-cell office:value-type="float" office:value="0.885375" calcext:value-type="float">
            <text:p>0.885375</text:p>
          </table:table-cell>
          <table:table-cell office:value-type="float" office:value="0.894347" calcext:value-type="float">
            <text:p>0.894347</text:p>
          </table:table-cell>
          <table:table-cell office:value-type="float" office:value="0.902982" calcext:value-type="float">
            <text:p>0.902982</text:p>
          </table:table-cell>
          <table:table-cell office:value-type="float" office:value="0.919565" calcext:value-type="float">
            <text:p>0.91956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8127" calcext:value-type="float">
            <text:p>0.81812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0.341898" calcext:value-type="float">
            <text:p>0.341898</text:p>
          </table:table-cell>
          <table:table-cell office:value-type="float" office:value="0.683355" calcext:value-type="float">
            <text:p>0.683355</text:p>
          </table:table-cell>
          <table:table-cell office:value-type="float" office:value="0.775467" calcext:value-type="float">
            <text:p>0.775467</text:p>
          </table:table-cell>
          <table:table-cell office:value-type="float" office:value="0.834026" calcext:value-type="float">
            <text:p>0.834026</text:p>
          </table:table-cell>
          <table:table-cell office:value-type="float" office:value="0.868855" calcext:value-type="float">
            <text:p>0.868855</text:p>
          </table:table-cell>
          <table:table-cell office:value-type="float" office:value="0.883273" calcext:value-type="float">
            <text:p>0.883273</text:p>
          </table:table-cell>
          <table:table-cell office:value-type="float" office:value="0.886109" calcext:value-type="float">
            <text:p>0.886109</text:p>
          </table:table-cell>
          <table:table-cell office:value-type="float" office:value="0.895973" calcext:value-type="float">
            <text:p>0.895973</text:p>
          </table:table-cell>
          <table:table-cell office:value-type="float" office:value="0.908768" calcext:value-type="float">
            <text:p>0.908768</text:p>
          </table:table-cell>
          <table:table-cell office:value-type="float" office:value="0.922133" calcext:value-type="float">
            <text:p>0.92213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99986" calcext:value-type="float">
            <text:p>0.7999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471569" calcext:value-type="float">
            <text:p>0.471569</text:p>
          </table:table-cell>
          <table:table-cell office:value-type="float" office:value="0.690008" calcext:value-type="float">
            <text:p>0.690008</text:p>
          </table:table-cell>
          <table:table-cell office:value-type="float" office:value="0.775373" calcext:value-type="float">
            <text:p>0.775373</text:p>
          </table:table-cell>
          <table:table-cell office:value-type="float" office:value="0.835106" calcext:value-type="float">
            <text:p>0.835106</text:p>
          </table:table-cell>
          <table:table-cell office:value-type="float" office:value="0.874116" calcext:value-type="float">
            <text:p>0.874116</text:p>
          </table:table-cell>
          <table:table-cell office:value-type="float" office:value="0.88455" calcext:value-type="float">
            <text:p>0.88455</text:p>
          </table:table-cell>
          <table:table-cell office:value-type="float" office:value="0.890368" calcext:value-type="float">
            <text:p>0.890368</text:p>
          </table:table-cell>
          <table:table-cell office:value-type="float" office:value="0.898069" calcext:value-type="float">
            <text:p>0.898069</text:p>
          </table:table-cell>
          <table:table-cell office:value-type="float" office:value="0.91202" calcext:value-type="float">
            <text:p>0.91202</text:p>
          </table:table-cell>
          <table:table-cell office:value-type="float" office:value="0.923785" calcext:value-type="float">
            <text:p>0.92378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5496" calcext:value-type="float">
            <text:p>0.81549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444844" calcext:value-type="float">
            <text:p>0.444844</text:p>
          </table:table-cell>
          <table:table-cell office:value-type="float" office:value="0.718376" calcext:value-type="float">
            <text:p>0.718376</text:p>
          </table:table-cell>
          <table:table-cell office:value-type="float" office:value="0.777794" calcext:value-type="float">
            <text:p>0.777794</text:p>
          </table:table-cell>
          <table:table-cell office:value-type="float" office:value="0.832403" calcext:value-type="float">
            <text:p>0.832403</text:p>
          </table:table-cell>
          <table:table-cell office:value-type="float" office:value="0.868798" calcext:value-type="float">
            <text:p>0.868798</text:p>
          </table:table-cell>
          <table:table-cell office:value-type="float" office:value="0.884106" calcext:value-type="float">
            <text:p>0.884106</text:p>
          </table:table-cell>
          <table:table-cell office:value-type="float" office:value="0.891363" calcext:value-type="float">
            <text:p>0.891363</text:p>
          </table:table-cell>
          <table:table-cell office:value-type="float" office:value="0.900297" calcext:value-type="float">
            <text:p>0.900297</text:p>
          </table:table-cell>
          <table:table-cell office:value-type="float" office:value="0.911985" calcext:value-type="float">
            <text:p>0.911985</text:p>
          </table:table-cell>
          <table:table-cell office:value-type="float" office:value="0.925106" calcext:value-type="float">
            <text:p>0.92510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5507" calcext:value-type="float">
            <text:p>0.81550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416732" calcext:value-type="float">
            <text:p>0.416732</text:p>
          </table:table-cell>
          <table:table-cell office:value-type="float" office:value="0.726166" calcext:value-type="float">
            <text:p>0.726166</text:p>
          </table:table-cell>
          <table:table-cell office:value-type="float" office:value="0.774484" calcext:value-type="float">
            <text:p>0.774484</text:p>
          </table:table-cell>
          <table:table-cell office:value-type="float" office:value="0.826815" calcext:value-type="float">
            <text:p>0.826815</text:p>
          </table:table-cell>
          <table:table-cell office:value-type="float" office:value="0.867695" calcext:value-type="float">
            <text:p>0.867695</text:p>
          </table:table-cell>
          <table:table-cell office:value-type="float" office:value="0.884685" calcext:value-type="float">
            <text:p>0.884685</text:p>
          </table:table-cell>
          <table:table-cell office:value-type="float" office:value="0.891752" calcext:value-type="float">
            <text:p>0.891752</text:p>
          </table:table-cell>
          <table:table-cell office:value-type="float" office:value="0.900058" calcext:value-type="float">
            <text:p>0.900058</text:p>
          </table:table-cell>
          <table:table-cell office:value-type="float" office:value="0.911655" calcext:value-type="float">
            <text:p>0.911655</text:p>
          </table:table-cell>
          <table:table-cell office:value-type="float" office:value="0.923124" calcext:value-type="float">
            <text:p>0.92312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2317" calcext:value-type="float">
            <text:p>0.81231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315007" calcext:value-type="float">
            <text:p>0.315007</text:p>
          </table:table-cell>
          <table:table-cell office:value-type="float" office:value="0.710727" calcext:value-type="float">
            <text:p>0.710727</text:p>
          </table:table-cell>
          <table:table-cell office:value-type="float" office:value="0.777329" calcext:value-type="float">
            <text:p>0.777329</text:p>
          </table:table-cell>
          <table:table-cell office:value-type="float" office:value="0.824478" calcext:value-type="float">
            <text:p>0.824478</text:p>
          </table:table-cell>
          <table:table-cell office:value-type="float" office:value="0.867355" calcext:value-type="float">
            <text:p>0.867355</text:p>
          </table:table-cell>
          <table:table-cell office:value-type="float" office:value="0.884145" calcext:value-type="float">
            <text:p>0.884145</text:p>
          </table:table-cell>
          <table:table-cell office:value-type="float" office:value="0.892124" calcext:value-type="float">
            <text:p>0.892124</text:p>
          </table:table-cell>
          <table:table-cell office:value-type="float" office:value="0.897318" calcext:value-type="float">
            <text:p>0.897318</text:p>
          </table:table-cell>
          <table:table-cell office:value-type="float" office:value="0.908619" calcext:value-type="float">
            <text:p>0.908619</text:p>
          </table:table-cell>
          <table:table-cell office:value-type="float" office:value="0.922464" calcext:value-type="float">
            <text:p>0.922464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799957" calcext:value-type="float">
            <text:p>0.79995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397971" calcext:value-type="float">
            <text:p>0.397971</text:p>
          </table:table-cell>
          <table:table-cell office:value-type="float" office:value="0.690066" calcext:value-type="float">
            <text:p>0.690066</text:p>
          </table:table-cell>
          <table:table-cell office:value-type="float" office:value="0.774841" calcext:value-type="float">
            <text:p>0.774841</text:p>
          </table:table-cell>
          <table:table-cell office:value-type="float" office:value="0.81964" calcext:value-type="float">
            <text:p>0.81964</text:p>
          </table:table-cell>
          <table:table-cell office:value-type="float" office:value="0.865047" calcext:value-type="float">
            <text:p>0.865047</text:p>
          </table:table-cell>
          <table:table-cell office:value-type="float" office:value="0.883585" calcext:value-type="float">
            <text:p>0.883585</text:p>
          </table:table-cell>
          <table:table-cell office:value-type="float" office:value="0.89235" calcext:value-type="float">
            <text:p>0.89235</text:p>
          </table:table-cell>
          <table:table-cell office:value-type="float" office:value="0.896619" calcext:value-type="float">
            <text:p>0.896619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0.922373" calcext:value-type="float">
            <text:p>0.92237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04858" calcext:value-type="float">
            <text:p>0.80485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89861" calcext:value-type="float">
            <text:p>0.289861</text:p>
          </table:table-cell>
          <table:table-cell office:value-type="float" office:value="0.517729" calcext:value-type="float">
            <text:p>0.517729</text:p>
          </table:table-cell>
          <table:table-cell office:value-type="float" office:value="0.736404" calcext:value-type="float">
            <text:p>0.736404</text:p>
          </table:table-cell>
          <table:table-cell office:value-type="float" office:value="0.783949" calcext:value-type="float">
            <text:p>0.783949</text:p>
          </table:table-cell>
          <table:table-cell office:value-type="float" office:value="0.830219" calcext:value-type="float">
            <text:p>0.830219</text:p>
          </table:table-cell>
          <table:table-cell office:value-type="float" office:value="0.872074" calcext:value-type="float">
            <text:p>0.872074</text:p>
          </table:table-cell>
          <table:table-cell office:value-type="float" office:value="0.88397" calcext:value-type="float">
            <text:p>0.88397</text:p>
          </table:table-cell>
          <table:table-cell office:value-type="float" office:value="0.893164" calcext:value-type="float">
            <text:p>0.893164</text:p>
          </table:table-cell>
          <table:table-cell office:value-type="float" office:value="0.896638" calcext:value-type="float">
            <text:p>0.896638</text:p>
          </table:table-cell>
          <table:table-cell office:value-type="float" office:value="0.910839" calcext:value-type="float">
            <text:p>0.910839</text:p>
          </table:table-cell>
          <table:table-cell office:value-type="float" office:value="0.924776" calcext:value-type="float">
            <text:p>0.92477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4976" calcext:value-type="float">
            <text:p>0.82497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0.423327" calcext:value-type="float">
            <text:p>0.423327</text:p>
          </table:table-cell>
          <table:table-cell office:value-type="float" office:value="0.706872" calcext:value-type="float">
            <text:p>0.706872</text:p>
          </table:table-cell>
          <table:table-cell office:value-type="float" office:value="0.781521" calcext:value-type="float">
            <text:p>0.781521</text:p>
          </table:table-cell>
          <table:table-cell office:value-type="float" office:value="0.826022" calcext:value-type="float">
            <text:p>0.826022</text:p>
          </table:table-cell>
          <table:table-cell office:value-type="float" office:value="0.872767" calcext:value-type="float">
            <text:p>0.872767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895149" calcext:value-type="float">
            <text:p>0.895149</text:p>
          </table:table-cell>
          <table:table-cell office:value-type="float" office:value="0.901888" calcext:value-type="float">
            <text:p>0.901888</text:p>
          </table:table-cell>
          <table:table-cell office:value-type="float" office:value="0.914413" calcext:value-type="float">
            <text:p>0.914413</text:p>
          </table:table-cell>
          <table:table-cell office:value-type="float" office:value="0.925106" calcext:value-type="float">
            <text:p>0.92510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3141" calcext:value-type="float">
            <text:p>0.81314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25343" calcext:value-type="float">
            <text:p>0.125343</text:p>
          </table:table-cell>
          <table:table-cell office:value-type="float" office:value="0.444471" calcext:value-type="float">
            <text:p>0.444471</text:p>
          </table:table-cell>
          <table:table-cell office:value-type="float" office:value="0.697473" calcext:value-type="float">
            <text:p>0.697473</text:p>
          </table:table-cell>
          <table:table-cell office:value-type="float" office:value="0.784895" calcext:value-type="float">
            <text:p>0.784895</text:p>
          </table:table-cell>
          <table:table-cell office:value-type="float" office:value="0.834489" calcext:value-type="float">
            <text:p>0.834489</text:p>
          </table:table-cell>
          <table:table-cell office:value-type="float" office:value="0.874824" calcext:value-type="float">
            <text:p>0.874824</text:p>
          </table:table-cell>
          <table:table-cell office:value-type="float" office:value="0.886097" calcext:value-type="float">
            <text:p>0.886097</text:p>
          </table:table-cell>
          <table:table-cell office:value-type="float" office:value="0.896432" calcext:value-type="float">
            <text:p>0.896432</text:p>
          </table:table-cell>
          <table:table-cell office:value-type="float" office:value="0.900806" calcext:value-type="float">
            <text:p>0.900806</text:p>
          </table:table-cell>
          <table:table-cell office:value-type="float" office:value="0.911885" calcext:value-type="float">
            <text:p>0.911885</text:p>
          </table:table-cell>
          <table:table-cell office:value-type="float" office:value="0.924776" calcext:value-type="float">
            <text:p>0.92477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5615" calcext:value-type="float">
            <text:p>0.81561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431497" calcext:value-type="float">
            <text:p>0.431497</text:p>
          </table:table-cell>
          <table:table-cell office:value-type="float" office:value="0.747724" calcext:value-type="float">
            <text:p>0.747724</text:p>
          </table:table-cell>
          <table:table-cell office:value-type="float" office:value="0.796021" calcext:value-type="float">
            <text:p>0.796021</text:p>
          </table:table-cell>
          <table:table-cell office:value-type="float" office:value="0.844655" calcext:value-type="float">
            <text:p>0.844655</text:p>
          </table:table-cell>
          <table:table-cell office:value-type="float" office:value="0.876076" calcext:value-type="float">
            <text:p>0.876076</text:p>
          </table:table-cell>
          <table:table-cell office:value-type="float" office:value="0.884641" calcext:value-type="float">
            <text:p>0.884641</text:p>
          </table:table-cell>
          <table:table-cell office:value-type="float" office:value="0.893941" calcext:value-type="float">
            <text:p>0.893941</text:p>
          </table:table-cell>
          <table:table-cell office:value-type="float" office:value="0.900116" calcext:value-type="float">
            <text:p>0.900116</text:p>
          </table:table-cell>
          <table:table-cell office:value-type="float" office:value="0.912637" calcext:value-type="float">
            <text:p>0.912637</text:p>
          </table:table-cell>
          <table:table-cell office:value-type="float" office:value="0.924446" calcext:value-type="float">
            <text:p>0.92444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1175" calcext:value-type="float">
            <text:p>0.82117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0.560175" calcext:value-type="float">
            <text:p>0.560175</text:p>
          </table:table-cell>
          <table:table-cell office:value-type="float" office:value="0.777537" calcext:value-type="float">
            <text:p>0.777537</text:p>
          </table:table-cell>
          <table:table-cell office:value-type="float" office:value="0.819106" calcext:value-type="float">
            <text:p>0.819106</text:p>
          </table:table-cell>
          <table:table-cell office:value-type="float" office:value="0.851145" calcext:value-type="float">
            <text:p>0.851145</text:p>
          </table:table-cell>
          <table:table-cell office:value-type="float" office:value="0.875837" calcext:value-type="float">
            <text:p>0.875837</text:p>
          </table:table-cell>
          <table:table-cell office:value-type="float" office:value="0.884188" calcext:value-type="float">
            <text:p>0.884188</text:p>
          </table:table-cell>
          <table:table-cell office:value-type="float" office:value="0.892362" calcext:value-type="float">
            <text:p>0.892362</text:p>
          </table:table-cell>
          <table:table-cell office:value-type="float" office:value="0.900663" calcext:value-type="float">
            <text:p>0.900663</text:p>
          </table:table-cell>
          <table:table-cell office:value-type="float" office:value="0.910678" calcext:value-type="float">
            <text:p>0.910678</text:p>
          </table:table-cell>
          <table:table-cell office:value-type="float" office:value="0.923455" calcext:value-type="float">
            <text:p>0.92345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9515" calcext:value-type="float">
            <text:p>0.83951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49439" calcext:value-type="float">
            <text:p>0.549439</text:p>
          </table:table-cell>
          <table:table-cell office:value-type="float" office:value="0.75849" calcext:value-type="float">
            <text:p>0.75849</text:p>
          </table:table-cell>
          <table:table-cell office:value-type="float" office:value="0.81532" calcext:value-type="float">
            <text:p>0.81532</text:p>
          </table:table-cell>
          <table:table-cell office:value-type="float" office:value="0.847151" calcext:value-type="float">
            <text:p>0.847151</text:p>
          </table:table-cell>
          <table:table-cell office:value-type="float" office:value="0.872967" calcext:value-type="float">
            <text:p>0.872967</text:p>
          </table:table-cell>
          <table:table-cell office:value-type="float" office:value="0.883226" calcext:value-type="float">
            <text:p>0.883226</text:p>
          </table:table-cell>
          <table:table-cell office:value-type="float" office:value="0.892358" calcext:value-type="float">
            <text:p>0.892358</text:p>
          </table:table-cell>
          <table:table-cell office:value-type="float" office:value="0.900107" calcext:value-type="float">
            <text:p>0.900107</text:p>
          </table:table-cell>
          <table:table-cell office:value-type="float" office:value="0.91003" calcext:value-type="float">
            <text:p>0.91003</text:p>
          </table:table-cell>
          <table:table-cell office:value-type="float" office:value="0.924115" calcext:value-type="float">
            <text:p>0.92411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532" calcext:value-type="float">
            <text:p>0.8353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579589" calcext:value-type="float">
            <text:p>0.579589</text:p>
          </table:table-cell>
          <table:table-cell office:value-type="float" office:value="0.764566" calcext:value-type="float">
            <text:p>0.764566</text:p>
          </table:table-cell>
          <table:table-cell office:value-type="float" office:value="0.82321" calcext:value-type="float">
            <text:p>0.82321</text:p>
          </table:table-cell>
          <table:table-cell office:value-type="float" office:value="0.85549" calcext:value-type="float">
            <text:p>0.85549</text:p>
          </table:table-cell>
          <table:table-cell office:value-type="float" office:value="0.87702" calcext:value-type="float">
            <text:p>0.87702</text:p>
          </table:table-cell>
          <table:table-cell office:value-type="float" office:value="0.886236" calcext:value-type="float">
            <text:p>0.886236</text:p>
          </table:table-cell>
          <table:table-cell office:value-type="float" office:value="0.896413" calcext:value-type="float">
            <text:p>0.896413</text:p>
          </table:table-cell>
          <table:table-cell office:value-type="float" office:value="0.902592" calcext:value-type="float">
            <text:p>0.902592</text:p>
          </table:table-cell>
          <table:table-cell office:value-type="float" office:value="0.912547" calcext:value-type="float">
            <text:p>0.912547</text:p>
          </table:table-cell>
          <table:table-cell office:value-type="float" office:value="0.925436" calcext:value-type="float">
            <text:p>0.92543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231" calcext:value-type="float">
            <text:p>0.842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25343" calcext:value-type="float">
            <text:p>0.125343</text:p>
          </table:table-cell>
          <table:table-cell office:value-type="float" office:value="0.54576" calcext:value-type="float">
            <text:p>0.54576</text:p>
          </table:table-cell>
          <table:table-cell office:value-type="float" office:value="0.754905" calcext:value-type="float">
            <text:p>0.754905</text:p>
          </table:table-cell>
          <table:table-cell office:value-type="float" office:value="0.813076" calcext:value-type="float">
            <text:p>0.813076</text:p>
          </table:table-cell>
          <table:table-cell office:value-type="float" office:value="0.857666" calcext:value-type="float">
            <text:p>0.857666</text:p>
          </table:table-cell>
          <table:table-cell office:value-type="float" office:value="0.877499" calcext:value-type="float">
            <text:p>0.877499</text:p>
          </table:table-cell>
          <table:table-cell office:value-type="float" office:value="0.887255" calcext:value-type="float">
            <text:p>0.887255</text:p>
          </table:table-cell>
          <table:table-cell office:value-type="float" office:value="0.896413" calcext:value-type="float">
            <text:p>0.896413</text:p>
          </table:table-cell>
          <table:table-cell office:value-type="float" office:value="0.904554" calcext:value-type="float">
            <text:p>0.904554</text:p>
          </table:table-cell>
          <table:table-cell office:value-type="float" office:value="0.91367" calcext:value-type="float">
            <text:p>0.91367</text:p>
          </table:table-cell>
          <table:table-cell office:value-type="float" office:value="0.925106" calcext:value-type="float">
            <text:p>0.92510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759" calcext:value-type="float">
            <text:p>0.8375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0.44162" calcext:value-type="float">
            <text:p>0.44162</text:p>
          </table:table-cell>
          <table:table-cell office:value-type="float" office:value="0.748395" calcext:value-type="float">
            <text:p>0.748395</text:p>
          </table:table-cell>
          <table:table-cell office:value-type="float" office:value="0.79958" calcext:value-type="float">
            <text:p>0.79958</text:p>
          </table:table-cell>
          <table:table-cell office:value-type="float" office:value="0.84161" calcext:value-type="float">
            <text:p>0.84161</text:p>
          </table:table-cell>
          <table:table-cell office:value-type="float" office:value="0.871215" calcext:value-type="float">
            <text:p>0.871215</text:p>
          </table:table-cell>
          <table:table-cell office:value-type="float" office:value="0.881555" calcext:value-type="float">
            <text:p>0.881555</text:p>
          </table:table-cell>
          <table:table-cell office:value-type="float" office:value="0.892505" calcext:value-type="float">
            <text:p>0.892505</text:p>
          </table:table-cell>
          <table:table-cell office:value-type="float" office:value="0.903923" calcext:value-type="float">
            <text:p>0.903923</text:p>
          </table:table-cell>
          <table:table-cell office:value-type="float" office:value="0.911387" calcext:value-type="float">
            <text:p>0.911387</text:p>
          </table:table-cell>
          <table:table-cell office:value-type="float" office:value="0.924776" calcext:value-type="float">
            <text:p>0.924776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1657" calcext:value-type="float">
            <text:p>0.82165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25343" calcext:value-type="float">
            <text:p>0.125343</text:p>
          </table:table-cell>
          <table:table-cell office:value-type="float" office:value="0.577688" calcext:value-type="float">
            <text:p>0.577688</text:p>
          </table:table-cell>
          <table:table-cell office:value-type="float" office:value="0.766182" calcext:value-type="float">
            <text:p>0.766182</text:p>
          </table:table-cell>
          <table:table-cell office:value-type="float" office:value="0.817571" calcext:value-type="float">
            <text:p>0.817571</text:p>
          </table:table-cell>
          <table:table-cell office:value-type="float" office:value="0.858373" calcext:value-type="float">
            <text:p>0.858373</text:p>
          </table:table-cell>
          <table:table-cell office:value-type="float" office:value="0.873634" calcext:value-type="float">
            <text:p>0.873634</text:p>
          </table:table-cell>
          <table:table-cell office:value-type="float" office:value="0.883778" calcext:value-type="float">
            <text:p>0.883778</text:p>
          </table:table-cell>
          <table:table-cell office:value-type="float" office:value="0.893712" calcext:value-type="float">
            <text:p>0.893712</text:p>
          </table:table-cell>
          <table:table-cell office:value-type="float" office:value="0.903974" calcext:value-type="float">
            <text:p>0.903974</text:p>
          </table:table-cell>
          <table:table-cell office:value-type="float" office:value="0.911895" calcext:value-type="float">
            <text:p>0.911895</text:p>
          </table:table-cell>
          <table:table-cell office:value-type="float" office:value="0.927088" calcext:value-type="float">
            <text:p>0.927088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139" calcext:value-type="float">
            <text:p>0.8413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550856" calcext:value-type="float">
            <text:p>0.550856</text:p>
          </table:table-cell>
          <table:table-cell office:value-type="float" office:value="0.772266" calcext:value-type="float">
            <text:p>0.772266</text:p>
          </table:table-cell>
          <table:table-cell office:value-type="float" office:value="0.831598" calcext:value-type="float">
            <text:p>0.831598</text:p>
          </table:table-cell>
          <table:table-cell office:value-type="float" office:value="0.858046" calcext:value-type="float">
            <text:p>0.858046</text:p>
          </table:table-cell>
          <table:table-cell office:value-type="float" office:value="0.873803" calcext:value-type="float">
            <text:p>0.873803</text:p>
          </table:table-cell>
          <table:table-cell office:value-type="float" office:value="0.883416" calcext:value-type="float">
            <text:p>0.883416</text:p>
          </table:table-cell>
          <table:table-cell office:value-type="float" office:value="0.892533" calcext:value-type="float">
            <text:p>0.892533</text:p>
          </table:table-cell>
          <table:table-cell office:value-type="float" office:value="0.905984" calcext:value-type="float">
            <text:p>0.905984</text:p>
          </table:table-cell>
          <table:table-cell office:value-type="float" office:value="0.912835" calcext:value-type="float">
            <text:p>0.912835</text:p>
          </table:table-cell>
          <table:table-cell office:value-type="float" office:value="0.926097" calcext:value-type="float">
            <text:p>0.92609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40744" calcext:value-type="float">
            <text:p>0.84074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0.422348" calcext:value-type="float">
            <text:p>0.422348</text:p>
          </table:table-cell>
          <table:table-cell office:value-type="float" office:value="0.764417" calcext:value-type="float">
            <text:p>0.764417</text:p>
          </table:table-cell>
          <table:table-cell office:value-type="float" office:value="0.807724" calcext:value-type="float">
            <text:p>0.807724</text:p>
          </table:table-cell>
          <table:table-cell office:value-type="float" office:value="0.848024" calcext:value-type="float">
            <text:p>0.848024</text:p>
          </table:table-cell>
          <table:table-cell office:value-type="float" office:value="0.874448" calcext:value-type="float">
            <text:p>0.874448</text:p>
          </table:table-cell>
          <table:table-cell office:value-type="float" office:value="0.884403" calcext:value-type="float">
            <text:p>0.884403</text:p>
          </table:table-cell>
          <table:table-cell office:value-type="float" office:value="0.893804" calcext:value-type="float">
            <text:p>0.893804</text:p>
          </table:table-cell>
          <table:table-cell office:value-type="float" office:value="0.90712" calcext:value-type="float">
            <text:p>0.90712</text:p>
          </table:table-cell>
          <table:table-cell office:value-type="float" office:value="0.911531" calcext:value-type="float">
            <text:p>0.911531</text:p>
          </table:table-cell>
          <table:table-cell office:value-type="float" office:value="0.923785" calcext:value-type="float">
            <text:p>0.923785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2376" calcext:value-type="float">
            <text:p>0.8237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64737" calcext:value-type="float">
            <text:p>0.564737</text:p>
          </table:table-cell>
          <table:table-cell office:value-type="float" office:value="0.756599" calcext:value-type="float">
            <text:p>0.756599</text:p>
          </table:table-cell>
          <table:table-cell office:value-type="float" office:value="0.795459" calcext:value-type="float">
            <text:p>0.795459</text:p>
          </table:table-cell>
          <table:table-cell office:value-type="float" office:value="0.842849" calcext:value-type="float">
            <text:p>0.842849</text:p>
          </table:table-cell>
          <table:table-cell office:value-type="float" office:value="0.873339" calcext:value-type="float">
            <text:p>0.873339</text:p>
          </table:table-cell>
          <table:table-cell office:value-type="float" office:value="0.883001" calcext:value-type="float">
            <text:p>0.883001</text:p>
          </table:table-cell>
          <table:table-cell office:value-type="float" office:value="0.890048" calcext:value-type="float">
            <text:p>0.890048</text:p>
          </table:table-cell>
          <table:table-cell office:value-type="float" office:value="0.903719" calcext:value-type="float">
            <text:p>0.903719</text:p>
          </table:table-cell>
          <table:table-cell office:value-type="float" office:value="0.910174" calcext:value-type="float">
            <text:p>0.910174</text:p>
          </table:table-cell>
          <table:table-cell office:value-type="float" office:value="0.925767" calcext:value-type="float">
            <text:p>0.92576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4569" calcext:value-type="float">
            <text:p>0.83456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517845" calcext:value-type="float">
            <text:p>0.517845</text:p>
          </table:table-cell>
          <table:table-cell office:value-type="float" office:value="0.753349" calcext:value-type="float">
            <text:p>0.753349</text:p>
          </table:table-cell>
          <table:table-cell office:value-type="float" office:value="0.794177" calcext:value-type="float">
            <text:p>0.794177</text:p>
          </table:table-cell>
          <table:table-cell office:value-type="float" office:value="0.847059" calcext:value-type="float">
            <text:p>0.847059</text:p>
          </table:table-cell>
          <table:table-cell office:value-type="float" office:value="0.873117" calcext:value-type="float">
            <text:p>0.873117</text:p>
          </table:table-cell>
          <table:table-cell office:value-type="float" office:value="0.883132" calcext:value-type="float">
            <text:p>0.883132</text:p>
          </table:table-cell>
          <table:table-cell office:value-type="float" office:value="0.891663" calcext:value-type="float">
            <text:p>0.891663</text:p>
          </table:table-cell>
          <table:table-cell office:value-type="float" office:value="0.906925" calcext:value-type="float">
            <text:p>0.906925</text:p>
          </table:table-cell>
          <table:table-cell office:value-type="float" office:value="0.911986" calcext:value-type="float">
            <text:p>0.911986</text:p>
          </table:table-cell>
          <table:table-cell office:value-type="float" office:value="0.927418" calcext:value-type="float">
            <text:p>0.927418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0667" calcext:value-type="float">
            <text:p>0.83066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0.496909" calcext:value-type="float">
            <text:p>0.496909</text:p>
          </table:table-cell>
          <table:table-cell office:value-type="float" office:value="0.764946" calcext:value-type="float">
            <text:p>0.764946</text:p>
          </table:table-cell>
          <table:table-cell office:value-type="float" office:value="0.807735" calcext:value-type="float">
            <text:p>0.807735</text:p>
          </table:table-cell>
          <table:table-cell office:value-type="float" office:value="0.850619" calcext:value-type="float">
            <text:p>0.850619</text:p>
          </table:table-cell>
          <table:table-cell office:value-type="float" office:value="0.874828" calcext:value-type="float">
            <text:p>0.874828</text:p>
          </table:table-cell>
          <table:table-cell office:value-type="float" office:value="0.884509" calcext:value-type="float">
            <text:p>0.884509</text:p>
          </table:table-cell>
          <table:table-cell office:value-type="float" office:value="0.897332" calcext:value-type="float">
            <text:p>0.897332</text:p>
          </table:table-cell>
          <table:table-cell office:value-type="float" office:value="0.907745" calcext:value-type="float">
            <text:p>0.907745</text:p>
          </table:table-cell>
          <table:table-cell office:value-type="float" office:value="0.912312" calcext:value-type="float">
            <text:p>0.912312</text:p>
          </table:table-cell>
          <table:table-cell office:value-type="float" office:value="0.927749" calcext:value-type="float">
            <text:p>0.92774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2468" calcext:value-type="float">
            <text:p>0.83246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29166" calcext:value-type="float">
            <text:p>0.529166</text:p>
          </table:table-cell>
          <table:table-cell office:value-type="float" office:value="0.764047" calcext:value-type="float">
            <text:p>0.764047</text:p>
          </table:table-cell>
          <table:table-cell office:value-type="float" office:value="0.800673" calcext:value-type="float">
            <text:p>0.800673</text:p>
          </table:table-cell>
          <table:table-cell office:value-type="float" office:value="0.844974" calcext:value-type="float">
            <text:p>0.844974</text:p>
          </table:table-cell>
          <table:table-cell office:value-type="float" office:value="0.877283" calcext:value-type="float">
            <text:p>0.877283</text:p>
          </table:table-cell>
          <table:table-cell office:value-type="float" office:value="0.885446" calcext:value-type="float">
            <text:p>0.885446</text:p>
          </table:table-cell>
          <table:table-cell office:value-type="float" office:value="0.900627" calcext:value-type="float">
            <text:p>0.90062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7439" calcext:value-type="float">
            <text:p>0.917439</text:p>
          </table:table-cell>
          <table:table-cell office:value-type="float" office:value="0.928409" calcext:value-type="float">
            <text:p>0.92840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35581" calcext:value-type="float">
            <text:p>0.83558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429424" calcext:value-type="float">
            <text:p>0.429424</text:p>
          </table:table-cell>
          <table:table-cell office:value-type="float" office:value="0.739461" calcext:value-type="float">
            <text:p>0.739461</text:p>
          </table:table-cell>
          <table:table-cell office:value-type="float" office:value="0.783056" calcext:value-type="float">
            <text:p>0.783056</text:p>
          </table:table-cell>
          <table:table-cell office:value-type="float" office:value="0.817994" calcext:value-type="float">
            <text:p>0.817994</text:p>
          </table:table-cell>
          <table:table-cell office:value-type="float" office:value="0.858587" calcext:value-type="float">
            <text:p>0.858587</text:p>
          </table:table-cell>
          <table:table-cell office:value-type="float" office:value="0.881495" calcext:value-type="float">
            <text:p>0.881495</text:p>
          </table:table-cell>
          <table:table-cell office:value-type="float" office:value="0.895538" calcext:value-type="float">
            <text:p>0.895538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6878" calcext:value-type="float">
            <text:p>0.916878</text:p>
          </table:table-cell>
          <table:table-cell office:value-type="float" office:value="0.92907" calcext:value-type="float">
            <text:p>0.92907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15925" calcext:value-type="float">
            <text:p>0.81592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403058" calcext:value-type="float">
            <text:p>0.403058</text:p>
          </table:table-cell>
          <table:table-cell office:value-type="float" office:value="0.726332" calcext:value-type="float">
            <text:p>0.726332</text:p>
          </table:table-cell>
          <table:table-cell office:value-type="float" office:value="0.778342" calcext:value-type="float">
            <text:p>0.778342</text:p>
          </table:table-cell>
          <table:table-cell office:value-type="float" office:value="0.806606" calcext:value-type="float">
            <text:p>0.806606</text:p>
          </table:table-cell>
          <table:table-cell office:value-type="float" office:value="0.844907" calcext:value-type="float">
            <text:p>0.844907</text:p>
          </table:table-cell>
          <table:table-cell office:value-type="float" office:value="0.878461" calcext:value-type="float">
            <text:p>0.878461</text:p>
          </table:table-cell>
          <table:table-cell office:value-type="float" office:value="0.892068" calcext:value-type="float">
            <text:p>0.892068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6461" calcext:value-type="float">
            <text:p>0.916461</text:p>
          </table:table-cell>
          <table:table-cell office:value-type="float" office:value="0.92973" calcext:value-type="float">
            <text:p>0.92973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808371" calcext:value-type="float">
            <text:p>0.80837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494116" calcext:value-type="float">
            <text:p>0.494116</text:p>
          </table:table-cell>
          <table:table-cell office:value-type="float" office:value="0.718559" calcext:value-type="float">
            <text:p>0.718559</text:p>
          </table:table-cell>
          <table:table-cell office:value-type="float" office:value="0.780212" calcext:value-type="float">
            <text:p>0.780212</text:p>
          </table:table-cell>
          <table:table-cell office:value-type="float" office:value="0.816526" calcext:value-type="float">
            <text:p>0.816526</text:p>
          </table:table-cell>
          <table:table-cell office:value-type="float" office:value="0.851116" calcext:value-type="float">
            <text:p>0.851116</text:p>
          </table:table-cell>
          <table:table-cell office:value-type="float" office:value="0.879658" calcext:value-type="float">
            <text:p>0.879658</text:p>
          </table:table-cell>
          <table:table-cell office:value-type="float" office:value="0.897614" calcext:value-type="float">
            <text:p>0.89761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6461" calcext:value-type="float">
            <text:p>0.916461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19273" calcext:value-type="float">
            <text:p>0.8192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555248" calcext:value-type="float">
            <text:p>0.555248</text:p>
          </table:table-cell>
          <table:table-cell office:value-type="float" office:value="0.732589" calcext:value-type="float">
            <text:p>0.732589</text:p>
          </table:table-cell>
          <table:table-cell office:value-type="float" office:value="0.78632" calcext:value-type="float">
            <text:p>0.78632</text:p>
          </table:table-cell>
          <table:table-cell office:value-type="float" office:value="0.83011" calcext:value-type="float">
            <text:p>0.83011</text:p>
          </table:table-cell>
          <table:table-cell office:value-type="float" office:value="0.857656" calcext:value-type="float">
            <text:p>0.857656</text:p>
          </table:table-cell>
          <table:table-cell office:value-type="float" office:value="0.880069" calcext:value-type="float">
            <text:p>0.880069</text:p>
          </table:table-cell>
          <table:table-cell office:value-type="float" office:value="0.897666" calcext:value-type="float">
            <text:p>0.89766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016" calcext:value-type="float">
            <text:p>0.92016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29829" calcext:value-type="float">
            <text:p>0.8298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0.552907" calcext:value-type="float">
            <text:p>0.552907</text:p>
          </table:table-cell>
          <table:table-cell office:value-type="float" office:value="0.769139" calcext:value-type="float">
            <text:p>0.769139</text:p>
          </table:table-cell>
          <table:table-cell office:value-type="float" office:value="0.815048" calcext:value-type="float">
            <text:p>0.815048</text:p>
          </table:table-cell>
          <table:table-cell office:value-type="float" office:value="0.85265" calcext:value-type="float">
            <text:p>0.85265</text:p>
          </table:table-cell>
          <table:table-cell office:value-type="float" office:value="0.872894" calcext:value-type="float">
            <text:p>0.872894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0096" calcext:value-type="float">
            <text:p>0.90096</text:p>
          </table:table-cell>
          <table:table-cell office:value-type="float" office:value="0.908725" calcext:value-type="float">
            <text:p>0.908725</text:p>
          </table:table-cell>
          <table:table-cell office:value-type="float" office:value="0.922133" calcext:value-type="float">
            <text:p>0.922133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41398" calcext:value-type="float">
            <text:p>0.84139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05339" calcext:value-type="float">
            <text:p>0.305339</text:p>
          </table:table-cell>
          <table:table-cell office:value-type="float" office:value="0.599364" calcext:value-type="float">
            <text:p>0.599364</text:p>
          </table:table-cell>
          <table:table-cell office:value-type="float" office:value="0.766232" calcext:value-type="float">
            <text:p>0.766232</text:p>
          </table:table-cell>
          <table:table-cell office:value-type="float" office:value="0.81111" calcext:value-type="float">
            <text:p>0.81111</text:p>
          </table:table-cell>
          <table:table-cell office:value-type="float" office:value="0.852135" calcext:value-type="float">
            <text:p>0.852135</text:p>
          </table:table-cell>
          <table:table-cell office:value-type="float" office:value="0.873741" calcext:value-type="float">
            <text:p>0.873741</text:p>
          </table:table-cell>
          <table:table-cell office:value-type="float" office:value="0.889669" calcext:value-type="float">
            <text:p>0.889669</text:p>
          </table:table-cell>
          <table:table-cell office:value-type="float" office:value="0.902248" calcext:value-type="float">
            <text:p>0.902248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0821" calcext:value-type="float">
            <text:p>0.920821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45379" calcext:value-type="float">
            <text:p>0.84537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63816" calcext:value-type="float">
            <text:p>0.63816</text:p>
          </table:table-cell>
          <table:table-cell office:value-type="float" office:value="0.785541" calcext:value-type="float">
            <text:p>0.785541</text:p>
          </table:table-cell>
          <table:table-cell office:value-type="float" office:value="0.834253" calcext:value-type="float">
            <text:p>0.834253</text:p>
          </table:table-cell>
          <table:table-cell office:value-type="float" office:value="0.865247" calcext:value-type="float">
            <text:p>0.865247</text:p>
          </table:table-cell>
          <table:table-cell office:value-type="float" office:value="0.879035" calcext:value-type="float">
            <text:p>0.879035</text:p>
          </table:table-cell>
          <table:table-cell office:value-type="float" office:value="0.893051" calcext:value-type="float">
            <text:p>0.893051</text:p>
          </table:table-cell>
          <table:table-cell office:value-type="float" office:value="0.906237" calcext:value-type="float">
            <text:p>0.906237</text:p>
          </table:table-cell>
          <table:table-cell office:value-type="float" office:value="0.909612" calcext:value-type="float">
            <text:p>0.909612</text:p>
          </table:table-cell>
          <table:table-cell office:value-type="float" office:value="0.922794" calcext:value-type="float">
            <text:p>0.922794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56465" calcext:value-type="float">
            <text:p>0.85646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.635447" calcext:value-type="float">
            <text:p>0.635447</text:p>
          </table:table-cell>
          <table:table-cell office:value-type="float" office:value="0.789739" calcext:value-type="float">
            <text:p>0.789739</text:p>
          </table:table-cell>
          <table:table-cell office:value-type="float" office:value="0.838108" calcext:value-type="float">
            <text:p>0.838108</text:p>
          </table:table-cell>
          <table:table-cell office:value-type="float" office:value="0.868689" calcext:value-type="float">
            <text:p>0.868689</text:p>
          </table:table-cell>
          <table:table-cell office:value-type="float" office:value="0.881857" calcext:value-type="float">
            <text:p>0.881857</text:p>
          </table:table-cell>
          <table:table-cell office:value-type="float" office:value="0.891634" calcext:value-type="float">
            <text:p>0.891634</text:p>
          </table:table-cell>
          <table:table-cell office:value-type="float" office:value="0.906347" calcext:value-type="float">
            <text:p>0.906347</text:p>
          </table:table-cell>
          <table:table-cell office:value-type="float" office:value="0.911569" calcext:value-type="float">
            <text:p>0.911569</text:p>
          </table:table-cell>
          <table:table-cell office:value-type="float" office:value="0.923785" calcext:value-type="float">
            <text:p>0.923785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5779" calcext:value-type="float">
            <text:p>0.857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0.596409" calcext:value-type="float">
            <text:p>0.596409</text:p>
          </table:table-cell>
          <table:table-cell office:value-type="float" office:value="0.768365" calcext:value-type="float">
            <text:p>0.768365</text:p>
          </table:table-cell>
          <table:table-cell office:value-type="float" office:value="0.822034" calcext:value-type="float">
            <text:p>0.822034</text:p>
          </table:table-cell>
          <table:table-cell office:value-type="float" office:value="0.863284" calcext:value-type="float">
            <text:p>0.863284</text:p>
          </table:table-cell>
          <table:table-cell office:value-type="float" office:value="0.879804" calcext:value-type="float">
            <text:p>0.879804</text:p>
          </table:table-cell>
          <table:table-cell office:value-type="float" office:value="0.887329" calcext:value-type="float">
            <text:p>0.887329</text:p>
          </table:table-cell>
          <table:table-cell office:value-type="float" office:value="0.903976" calcext:value-type="float">
            <text:p>0.90397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0821" calcext:value-type="float">
            <text:p>0.920821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48049" calcext:value-type="float">
            <text:p>0.84804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577076" calcext:value-type="float">
            <text:p>0.577076</text:p>
          </table:table-cell>
          <table:table-cell office:value-type="float" office:value="0.763459" calcext:value-type="float">
            <text:p>0.763459</text:p>
          </table:table-cell>
          <table:table-cell office:value-type="float" office:value="0.821636" calcext:value-type="float">
            <text:p>0.821636</text:p>
          </table:table-cell>
          <table:table-cell office:value-type="float" office:value="0.854869" calcext:value-type="float">
            <text:p>0.854869</text:p>
          </table:table-cell>
          <table:table-cell office:value-type="float" office:value="0.876293" calcext:value-type="float">
            <text:p>0.876293</text:p>
          </table:table-cell>
          <table:table-cell office:value-type="float" office:value="0.886392" calcext:value-type="float">
            <text:p>0.886392</text:p>
          </table:table-cell>
          <table:table-cell office:value-type="float" office:value="0.904617" calcext:value-type="float">
            <text:p>0.904617</text:p>
          </table:table-cell>
          <table:table-cell office:value-type="float" office:value="0.908308" calcext:value-type="float">
            <text:p>0.908308</text:p>
          </table:table-cell>
          <table:table-cell office:value-type="float" office:value="0.921473" calcext:value-type="float">
            <text:p>0.921473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44484" calcext:value-type="float">
            <text:p>0.84448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0.566168" calcext:value-type="float">
            <text:p>0.566168</text:p>
          </table:table-cell>
          <table:table-cell office:value-type="float" office:value="0.774261" calcext:value-type="float">
            <text:p>0.774261</text:p>
          </table:table-cell>
          <table:table-cell office:value-type="float" office:value="0.828398" calcext:value-type="float">
            <text:p>0.828398</text:p>
          </table:table-cell>
          <table:table-cell office:value-type="float" office:value="0.864933" calcext:value-type="float">
            <text:p>0.864933</text:p>
          </table:table-cell>
          <table:table-cell office:value-type="float" office:value="0.880486" calcext:value-type="float">
            <text:p>0.880486</text:p>
          </table:table-cell>
          <table:table-cell office:value-type="float" office:value="0.887558" calcext:value-type="float">
            <text:p>0.887558</text:p>
          </table:table-cell>
          <table:table-cell office:value-type="float" office:value="0.904821" calcext:value-type="float">
            <text:p>0.904821</text:p>
          </table:table-cell>
          <table:table-cell office:value-type="float" office:value="0.911061" calcext:value-type="float">
            <text:p>0.911061</text:p>
          </table:table-cell>
          <table:table-cell office:value-type="float" office:value="0.924446" calcext:value-type="float">
            <text:p>0.924446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47285" calcext:value-type="float">
            <text:p>0.84728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680638" calcext:value-type="float">
            <text:p>0.680638</text:p>
          </table:table-cell>
          <table:table-cell office:value-type="float" office:value="0.781101" calcext:value-type="float">
            <text:p>0.781101</text:p>
          </table:table-cell>
          <table:table-cell office:value-type="float" office:value="0.833721" calcext:value-type="float">
            <text:p>0.833721</text:p>
          </table:table-cell>
          <table:table-cell office:value-type="float" office:value="0.873461" calcext:value-type="float">
            <text:p>0.873461</text:p>
          </table:table-cell>
          <table:table-cell office:value-type="float" office:value="0.882716" calcext:value-type="float">
            <text:p>0.882716</text:p>
          </table:table-cell>
          <table:table-cell office:value-type="float" office:value="0.888235" calcext:value-type="float">
            <text:p>0.888235</text:p>
          </table:table-cell>
          <table:table-cell office:value-type="float" office:value="0.906465" calcext:value-type="float">
            <text:p>0.906465</text:p>
          </table:table-cell>
          <table:table-cell office:value-type="float" office:value="0.916422" calcext:value-type="float">
            <text:p>0.916422</text:p>
          </table:table-cell>
          <table:table-cell office:value-type="float" office:value="0.927418" calcext:value-type="float">
            <text:p>0.927418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6209" calcext:value-type="float">
            <text:p>0.8620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635207" calcext:value-type="float">
            <text:p>0.635207</text:p>
          </table:table-cell>
          <table:table-cell office:value-type="float" office:value="0.786371" calcext:value-type="float">
            <text:p>0.786371</text:p>
          </table:table-cell>
          <table:table-cell office:value-type="float" office:value="0.828563" calcext:value-type="float">
            <text:p>0.828563</text:p>
          </table:table-cell>
          <table:table-cell office:value-type="float" office:value="0.869463" calcext:value-type="float">
            <text:p>0.869463</text:p>
          </table:table-cell>
          <table:table-cell office:value-type="float" office:value="0.881526" calcext:value-type="float">
            <text:p>0.881526</text:p>
          </table:table-cell>
          <table:table-cell office:value-type="float" office:value="0.888292" calcext:value-type="float">
            <text:p>0.888292</text:p>
          </table:table-cell>
          <table:table-cell office:value-type="float" office:value="0.906806" calcext:value-type="float">
            <text:p>0.906806</text:p>
          </table:table-cell>
          <table:table-cell office:value-type="float" office:value="0.917401" calcext:value-type="float">
            <text:p>0.917401</text:p>
          </table:table-cell>
          <table:table-cell office:value-type="float" office:value="0.927749" calcext:value-type="float">
            <text:p>0.927749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5721" calcext:value-type="float">
            <text:p>0.8572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694556" calcext:value-type="float">
            <text:p>0.694556</text:p>
          </table:table-cell>
          <table:table-cell office:value-type="float" office:value="0.792445" calcext:value-type="float">
            <text:p>0.792445</text:p>
          </table:table-cell>
          <table:table-cell office:value-type="float" office:value="0.846185" calcext:value-type="float">
            <text:p>0.846185</text:p>
          </table:table-cell>
          <table:table-cell office:value-type="float" office:value="0.877977" calcext:value-type="float">
            <text:p>0.877977</text:p>
          </table:table-cell>
          <table:table-cell office:value-type="float" office:value="0.883711" calcext:value-type="float">
            <text:p>0.883711</text:p>
          </table:table-cell>
          <table:table-cell office:value-type="float" office:value="0.897958" calcext:value-type="float">
            <text:p>0.897958</text:p>
          </table:table-cell>
          <table:table-cell office:value-type="float" office:value="0.911296" calcext:value-type="float">
            <text:p>0.911296</text:p>
          </table:table-cell>
          <table:table-cell office:value-type="float" office:value="0.919821" calcext:value-type="float">
            <text:p>0.919821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68539" calcext:value-type="float">
            <text:p>0.86853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76604" calcext:value-type="float">
            <text:p>0.376604</text:p>
          </table:table-cell>
          <table:table-cell office:value-type="float" office:value="0.72063" calcext:value-type="float">
            <text:p>0.72063</text:p>
          </table:table-cell>
          <table:table-cell office:value-type="float" office:value="0.790942" calcext:value-type="float">
            <text:p>0.790942</text:p>
          </table:table-cell>
          <table:table-cell office:value-type="float" office:value="0.851446" calcext:value-type="float">
            <text:p>0.851446</text:p>
          </table:table-cell>
          <table:table-cell office:value-type="float" office:value="0.878814" calcext:value-type="float">
            <text:p>0.878814</text:p>
          </table:table-cell>
          <table:table-cell office:value-type="float" office:value="0.883571" calcext:value-type="float">
            <text:p>0.883571</text:p>
          </table:table-cell>
          <table:table-cell office:value-type="float" office:value="0.90039" calcext:value-type="float">
            <text:p>0.90039</text:p>
          </table:table-cell>
          <table:table-cell office:value-type="float" office:value="0.910826" calcext:value-type="float">
            <text:p>0.910826</text:p>
          </table:table-cell>
          <table:table-cell office:value-type="float" office:value="0.919491" calcext:value-type="float">
            <text:p>0.919491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1755" calcext:value-type="float">
            <text:p>0.87175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0.646153" calcext:value-type="float">
            <text:p>0.646153</text:p>
          </table:table-cell>
          <table:table-cell office:value-type="float" office:value="0.798265" calcext:value-type="float">
            <text:p>0.798265</text:p>
          </table:table-cell>
          <table:table-cell office:value-type="float" office:value="0.865652" calcext:value-type="float">
            <text:p>0.865652</text:p>
          </table:table-cell>
          <table:table-cell office:value-type="float" office:value="0.881921" calcext:value-type="float">
            <text:p>0.881921</text:p>
          </table:table-cell>
          <table:table-cell office:value-type="float" office:value="0.885027" calcext:value-type="float">
            <text:p>0.885027</text:p>
          </table:table-cell>
          <table:table-cell office:value-type="float" office:value="0.904152" calcext:value-type="float">
            <text:p>0.904152</text:p>
          </table:table-cell>
          <table:table-cell office:value-type="float" office:value="0.913852" calcext:value-type="float">
            <text:p>0.913852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30061" calcext:value-type="float">
            <text:p>0.930061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67497" calcext:value-type="float">
            <text:p>0.86749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58886" calcext:value-type="float">
            <text:p>0.258886</text:p>
          </table:table-cell>
          <table:table-cell office:value-type="float" office:value="0.687995" calcext:value-type="float">
            <text:p>0.687995</text:p>
          </table:table-cell>
          <table:table-cell office:value-type="float" office:value="0.790314" calcext:value-type="float">
            <text:p>0.790314</text:p>
          </table:table-cell>
          <table:table-cell office:value-type="float" office:value="0.847628" calcext:value-type="float">
            <text:p>0.847628</text:p>
          </table:table-cell>
          <table:table-cell office:value-type="float" office:value="0.87582" calcext:value-type="float">
            <text:p>0.87582</text:p>
          </table:table-cell>
          <table:table-cell office:value-type="float" office:value="0.88289" calcext:value-type="float">
            <text:p>0.88289</text:p>
          </table:table-cell>
          <table:table-cell office:value-type="float" office:value="0.895471" calcext:value-type="float">
            <text:p>0.895471</text:p>
          </table:table-cell>
          <table:table-cell office:value-type="float" office:value="0.910591" calcext:value-type="float">
            <text:p>0.91059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30391" calcext:value-type="float">
            <text:p>0.930391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67098" calcext:value-type="float">
            <text:p>0.86709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611666" calcext:value-type="float">
            <text:p>0.611666</text:p>
          </table:table-cell>
          <table:table-cell office:value-type="float" office:value="0.786925" calcext:value-type="float">
            <text:p>0.786925</text:p>
          </table:table-cell>
          <table:table-cell office:value-type="float" office:value="0.840451" calcext:value-type="float">
            <text:p>0.840451</text:p>
          </table:table-cell>
          <table:table-cell office:value-type="float" office:value="0.876425" calcext:value-type="float">
            <text:p>0.876425</text:p>
          </table:table-cell>
          <table:table-cell office:value-type="float" office:value="0.882786" calcext:value-type="float">
            <text:p>0.882786</text:p>
          </table:table-cell>
          <table:table-cell office:value-type="float" office:value="0.896692" calcext:value-type="float">
            <text:p>0.896692</text:p>
          </table:table-cell>
          <table:table-cell office:value-type="float" office:value="0.910409" calcext:value-type="float">
            <text:p>0.910409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973" calcext:value-type="float">
            <text:p>0.92973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58497" calcext:value-type="float">
            <text:p>0.85849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0.510262" calcext:value-type="float">
            <text:p>0.510262</text:p>
          </table:table-cell>
          <table:table-cell office:value-type="float" office:value="0.775756" calcext:value-type="float">
            <text:p>0.775756</text:p>
          </table:table-cell>
          <table:table-cell office:value-type="float" office:value="0.823261" calcext:value-type="float">
            <text:p>0.823261</text:p>
          </table:table-cell>
          <table:table-cell office:value-type="float" office:value="0.876332" calcext:value-type="float">
            <text:p>0.876332</text:p>
          </table:table-cell>
          <table:table-cell office:value-type="float" office:value="0.88289" calcext:value-type="float">
            <text:p>0.88289</text:p>
          </table:table-cell>
          <table:table-cell office:value-type="float" office:value="0.899408" calcext:value-type="float">
            <text:p>0.899408</text:p>
          </table:table-cell>
          <table:table-cell office:value-type="float" office:value="0.912873" calcext:value-type="float">
            <text:p>0.912873</text:p>
          </table:table-cell>
          <table:table-cell office:value-type="float" office:value="0.922464" calcext:value-type="float">
            <text:p>0.922464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46469" calcext:value-type="float">
            <text:p>0.84646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0.37083" calcext:value-type="float">
            <text:p>0.37083</text:p>
          </table:table-cell>
          <table:table-cell office:value-type="float" office:value="0.757772" calcext:value-type="float">
            <text:p>0.757772</text:p>
          </table:table-cell>
          <table:table-cell office:value-type="float" office:value="0.796192" calcext:value-type="float">
            <text:p>0.796192</text:p>
          </table:table-cell>
          <table:table-cell office:value-type="float" office:value="0.852368" calcext:value-type="float">
            <text:p>0.852368</text:p>
          </table:table-cell>
          <table:table-cell office:value-type="float" office:value="0.882751" calcext:value-type="float">
            <text:p>0.882751</text:p>
          </table:table-cell>
          <table:table-cell office:value-type="float" office:value="0.898761" calcext:value-type="float">
            <text:p>0.898761</text:p>
          </table:table-cell>
          <table:table-cell office:value-type="float" office:value="0.913852" calcext:value-type="float">
            <text:p>0.913852</text:p>
          </table:table-cell>
          <table:table-cell office:value-type="float" office:value="0.927418" calcext:value-type="float">
            <text:p>0.927418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26139" calcext:value-type="float">
            <text:p>0.82613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65179" calcext:value-type="float">
            <text:p>0.565179</text:p>
          </table:table-cell>
          <table:table-cell office:value-type="float" office:value="0.772022" calcext:value-type="float">
            <text:p>0.772022</text:p>
          </table:table-cell>
          <table:table-cell office:value-type="float" office:value="0.810397" calcext:value-type="float">
            <text:p>0.810397</text:p>
          </table:table-cell>
          <table:table-cell office:value-type="float" office:value="0.87542" calcext:value-type="float">
            <text:p>0.87542</text:p>
          </table:table-cell>
          <table:table-cell office:value-type="float" office:value="0.885889" calcext:value-type="float">
            <text:p>0.88588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8326" calcext:value-type="float">
            <text:p>0.918326</text:p>
          </table:table-cell>
          <table:table-cell office:value-type="float" office:value="0.92973" calcext:value-type="float">
            <text:p>0.92973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52615" calcext:value-type="float">
            <text:p>0.85261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0.492967" calcext:value-type="float">
            <text:p>0.492967</text:p>
          </table:table-cell>
          <table:table-cell office:value-type="float" office:value="0.765887" calcext:value-type="float">
            <text:p>0.765887</text:p>
          </table:table-cell>
          <table:table-cell office:value-type="float" office:value="0.795563" calcext:value-type="float">
            <text:p>0.795563</text:p>
          </table:table-cell>
          <table:table-cell office:value-type="float" office:value="0.855332" calcext:value-type="float">
            <text:p>0.855332</text:p>
          </table:table-cell>
          <table:table-cell office:value-type="float" office:value="0.885859" calcext:value-type="float">
            <text:p>0.885859</text:p>
          </table:table-cell>
          <table:table-cell office:value-type="float" office:value="0.907442" calcext:value-type="float">
            <text:p>0.907442</text:p>
          </table:table-cell>
          <table:table-cell office:value-type="float" office:value="0.913435" calcext:value-type="float">
            <text:p>0.913435</text:p>
          </table:table-cell>
          <table:table-cell office:value-type="float" office:value="0.926097" calcext:value-type="float">
            <text:p>0.926097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40402" calcext:value-type="float">
            <text:p>0.84040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0.356598" calcext:value-type="float">
            <text:p>0.356598</text:p>
          </table:table-cell>
          <table:table-cell office:value-type="float" office:value="0.728811" calcext:value-type="float">
            <text:p>0.728811</text:p>
          </table:table-cell>
          <table:table-cell office:value-type="float" office:value="0.792852" calcext:value-type="float">
            <text:p>0.792852</text:p>
          </table:table-cell>
          <table:table-cell office:value-type="float" office:value="0.867035" calcext:value-type="float">
            <text:p>0.867035</text:p>
          </table:table-cell>
          <table:table-cell office:value-type="float" office:value="0.884601" calcext:value-type="float">
            <text:p>0.884601</text:p>
          </table:table-cell>
          <table:table-cell office:value-type="float" office:value="0.907099" calcext:value-type="float">
            <text:p>0.907099</text:p>
          </table:table-cell>
          <table:table-cell office:value-type="float" office:value="0.911387" calcext:value-type="float">
            <text:p>0.911387</text:p>
          </table:table-cell>
          <table:table-cell office:value-type="float" office:value="0.922464" calcext:value-type="float">
            <text:p>0.922464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23229" calcext:value-type="float">
            <text:p>0.82322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08873" calcext:value-type="float">
            <text:p>-0.008873</text:p>
          </table:table-cell>
          <table:table-cell office:value-type="float" office:value="0.423621" calcext:value-type="float">
            <text:p>0.423621</text:p>
          </table:table-cell>
          <table:table-cell office:value-type="float" office:value="0.708635" calcext:value-type="float">
            <text:p>0.708635</text:p>
          </table:table-cell>
          <table:table-cell office:value-type="float" office:value="0.785794" calcext:value-type="float">
            <text:p>0.785794</text:p>
          </table:table-cell>
          <table:table-cell office:value-type="float" office:value="0.848778" calcext:value-type="float">
            <text:p>0.848778</text:p>
          </table:table-cell>
          <table:table-cell office:value-type="float" office:value="0.886192" calcext:value-type="float">
            <text:p>0.88619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23124" calcext:value-type="float">
            <text:p>0.923124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26063" calcext:value-type="float">
            <text:p>0.82606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461651" calcext:value-type="float">
            <text:p>0.461651</text:p>
          </table:table-cell>
          <table:table-cell office:value-type="float" office:value="0.762982" calcext:value-type="float">
            <text:p>0.762982</text:p>
          </table:table-cell>
          <table:table-cell office:value-type="float" office:value="0.841165" calcext:value-type="float">
            <text:p>0.841165</text:p>
          </table:table-cell>
          <table:table-cell office:value-type="float" office:value="0.883063" calcext:value-type="float">
            <text:p>0.883063</text:p>
          </table:table-cell>
          <table:table-cell office:value-type="float" office:value="0.906781" calcext:value-type="float">
            <text:p>0.906781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5262" calcext:value-type="float">
            <text:p>0.915262</text:p>
          </table:table-cell>
          <table:table-cell office:value-type="float" office:value="0.923785" calcext:value-type="float">
            <text:p>0.923785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46388" calcext:value-type="float">
            <text:p>0.84638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0.510669" calcext:value-type="float">
            <text:p>0.510669</text:p>
          </table:table-cell>
          <table:table-cell office:value-type="float" office:value="0.778027" calcext:value-type="float">
            <text:p>0.778027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887812" calcext:value-type="float">
            <text:p>0.88781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5808" calcext:value-type="float">
            <text:p>0.915808</text:p>
          </table:table-cell>
          <table:table-cell office:value-type="float" office:value="0.923785" calcext:value-type="float">
            <text:p>0.923785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54953" calcext:value-type="float">
            <text:p>0.85495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.633771" calcext:value-type="float">
            <text:p>0.633771</text:p>
          </table:table-cell>
          <table:table-cell office:value-type="float" office:value="0.793075" calcext:value-type="float">
            <text:p>0.793075</text:p>
          </table:table-cell>
          <table:table-cell office:value-type="float" office:value="0.86311" calcext:value-type="float">
            <text:p>0.86311</text:p>
          </table:table-cell>
          <table:table-cell office:value-type="float" office:value="0.893426" calcext:value-type="float">
            <text:p>0.893426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5247" calcext:value-type="float">
            <text:p>0.915247</text:p>
          </table:table-cell>
          <table:table-cell office:value-type="float" office:value="0.924776" calcext:value-type="float">
            <text:p>0.924776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0034" calcext:value-type="float">
            <text:p>0.87003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58886" calcext:value-type="float">
            <text:p>0.258886</text:p>
          </table:table-cell>
          <table:table-cell office:value-type="float" office:value="0.667484" calcext:value-type="float">
            <text:p>0.667484</text:p>
          </table:table-cell>
          <table:table-cell office:value-type="float" office:value="0.798304" calcext:value-type="float">
            <text:p>0.798304</text:p>
          </table:table-cell>
          <table:table-cell office:value-type="float" office:value="0.874874" calcext:value-type="float">
            <text:p>0.874874</text:p>
          </table:table-cell>
          <table:table-cell office:value-type="float" office:value="0.901069" calcext:value-type="float">
            <text:p>0.90106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9051" calcext:value-type="float">
            <text:p>0.90905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7749" calcext:value-type="float">
            <text:p>0.927749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6688" calcext:value-type="float">
            <text:p>0.87668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0.618996" calcext:value-type="float">
            <text:p>0.618996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0.880041" calcext:value-type="float">
            <text:p>0.880041</text:p>
          </table:table-cell>
          <table:table-cell office:value-type="float" office:value="0.902771" calcext:value-type="float">
            <text:p>0.90277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5247" calcext:value-type="float">
            <text:p>0.915247</text:p>
          </table:table-cell>
          <table:table-cell office:value-type="float" office:value="0.922794" calcext:value-type="float">
            <text:p>0.922794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4017" calcext:value-type="float">
            <text:p>0.8740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572547" calcext:value-type="float">
            <text:p>0.572547</text:p>
          </table:table-cell>
          <table:table-cell office:value-type="float" office:value="0.836685" calcext:value-type="float">
            <text:p>0.836685</text:p>
          </table:table-cell>
          <table:table-cell office:value-type="float" office:value="0.886391" calcext:value-type="float">
            <text:p>0.88639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703" calcext:value-type="float">
            <text:p>0.90970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5095" calcext:value-type="float">
            <text:p>0.925095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2652" calcext:value-type="float">
            <text:p>0.87265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0.567165" calcext:value-type="float">
            <text:p>0.567165</text:p>
          </table:table-cell>
          <table:table-cell office:value-type="float" office:value="0.842992" calcext:value-type="float">
            <text:p>0.842992</text:p>
          </table:table-cell>
          <table:table-cell office:value-type="float" office:value="0.893723" calcext:value-type="float">
            <text:p>0.89372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384" calcext:value-type="float">
            <text:p>0.909384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3443" calcext:value-type="float">
            <text:p>0.923443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328" calcext:value-type="float">
            <text:p>0.873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0.478934" calcext:value-type="float">
            <text:p>0.478934</text:p>
          </table:table-cell>
          <table:table-cell office:value-type="float" office:value="0.843589" calcext:value-type="float">
            <text:p>0.843589</text:p>
          </table:table-cell>
          <table:table-cell office:value-type="float" office:value="0.886158" calcext:value-type="float">
            <text:p>0.886158</text:p>
          </table:table-cell>
          <table:table-cell table:number-columns-repeated="3" office:value-type="float" office:value="0.907747" calcext:value-type="float">
            <text:p>0.907747</text:p>
          </table:table-cell>
          <table:table-cell office:value-type="float" office:value="0.914269" calcext:value-type="float">
            <text:p>0.914269</text:p>
          </table:table-cell>
          <table:table-cell office:value-type="float" office:value="0.920459" calcext:value-type="float">
            <text:p>0.920459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62809" calcext:value-type="float">
            <text:p>0.86280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481341" calcext:value-type="float">
            <text:p>0.481341</text:p>
          </table:table-cell>
          <table:table-cell office:value-type="float" office:value="0.819068" calcext:value-type="float">
            <text:p>0.819068</text:p>
          </table:table-cell>
          <table:table-cell office:value-type="float" office:value="0.882113" calcext:value-type="float">
            <text:p>0.882113</text:p>
          </table:table-cell>
          <table:table-cell office:value-type="float" office:value="0.896714" calcext:value-type="float">
            <text:p>0.896714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134" calcext:value-type="float">
            <text:p>0.91134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7737" calcext:value-type="float">
            <text:p>0.927737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58369" calcext:value-type="float">
            <text:p>0.85836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0.447279" calcext:value-type="float">
            <text:p>0.447279</text:p>
          </table:table-cell>
          <table:table-cell office:value-type="float" office:value="0.835036" calcext:value-type="float">
            <text:p>0.835036</text:p>
          </table:table-cell>
          <table:table-cell office:value-type="float" office:value="0.882925" calcext:value-type="float">
            <text:p>0.882925</text:p>
          </table:table-cell>
          <table:table-cell office:value-type="float" office:value="0.88776" calcext:value-type="float">
            <text:p>0.88776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722" calcext:value-type="float">
            <text:p>0.909722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8409" calcext:value-type="float">
            <text:p>0.928409</text:p>
          </table:table-cell>
          <table:table-cell table:number-columns-repeated="2" office:value-type="float" office:value="0.930721" calcext:value-type="float">
            <text:p>0.930721</text:p>
          </table:table-cell>
          <table:table-cell office:value-type="float" office:value="0.855651" calcext:value-type="float">
            <text:p>0.85565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0.446434" calcext:value-type="float">
            <text:p>0.446434</text:p>
          </table:table-cell>
          <table:table-cell office:value-type="float" office:value="0.818831" calcext:value-type="float">
            <text:p>0.818831</text:p>
          </table:table-cell>
          <table:table-cell office:value-type="float" office:value="0.880671" calcext:value-type="float">
            <text:p>0.880671</text:p>
          </table:table-cell>
          <table:table-cell office:value-type="float" office:value="0.888186" calcext:value-type="float">
            <text:p>0.888186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377" calcext:value-type="float">
            <text:p>0.909377</text:p>
          </table:table-cell>
          <table:table-cell office:value-type="float" office:value="0.920152" calcext:value-type="float">
            <text:p>0.920152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54059" calcext:value-type="float">
            <text:p>0.85405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473825" calcext:value-type="float">
            <text:p>0.473825</text:p>
          </table:table-cell>
          <table:table-cell office:value-type="float" office:value="0.781579" calcext:value-type="float">
            <text:p>0.781579</text:p>
          </table:table-cell>
          <table:table-cell office:value-type="float" office:value="0.870058" calcext:value-type="float">
            <text:p>0.870058</text:p>
          </table:table-cell>
          <table:table-cell office:value-type="float" office:value="0.895745" calcext:value-type="float">
            <text:p>0.895745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1334" calcext:value-type="float">
            <text:p>0.911334</text:p>
          </table:table-cell>
          <table:table-cell office:value-type="float" office:value="0.919491" calcext:value-type="float">
            <text:p>0.919491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52897" calcext:value-type="float">
            <text:p>0.85289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617246" calcext:value-type="float">
            <text:p>0.617246</text:p>
          </table:table-cell>
          <table:table-cell office:value-type="float" office:value="0.798142" calcext:value-type="float">
            <text:p>0.798142</text:p>
          </table:table-cell>
          <table:table-cell office:value-type="float" office:value="0.872509" calcext:value-type="float">
            <text:p>0.872509</text:p>
          </table:table-cell>
          <table:table-cell office:value-type="float" office:value="0.900242" calcext:value-type="float">
            <text:p>0.90024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7204" calcext:value-type="float">
            <text:p>0.917204</text:p>
          </table:table-cell>
          <table:table-cell office:value-type="float" office:value="0.927749" calcext:value-type="float">
            <text:p>0.927749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1003" calcext:value-type="float">
            <text:p>0.87100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0.533183" calcext:value-type="float">
            <text:p>0.533183</text:p>
          </table:table-cell>
          <table:table-cell office:value-type="float" office:value="0.811516" calcext:value-type="float">
            <text:p>0.811516</text:p>
          </table:table-cell>
          <table:table-cell office:value-type="float" office:value="0.880325" calcext:value-type="float">
            <text:p>0.880325</text:p>
          </table:table-cell>
          <table:table-cell office:value-type="float" office:value="0.904715" calcext:value-type="float">
            <text:p>0.904715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4927" calcext:value-type="float">
            <text:p>0.914927</text:p>
          </table:table-cell>
          <table:table-cell office:value-type="float" office:value="0.927437" calcext:value-type="float">
            <text:p>0.927437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64904" calcext:value-type="float">
            <text:p>0.86490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13402" calcext:value-type="float">
            <text:p>0.213402</text:p>
          </table:table-cell>
          <table:table-cell office:value-type="float" office:value="0.633361" calcext:value-type="float">
            <text:p>0.633361</text:p>
          </table:table-cell>
          <table:table-cell office:value-type="float" office:value="0.809282" calcext:value-type="float">
            <text:p>0.809282</text:p>
          </table:table-cell>
          <table:table-cell office:value-type="float" office:value="0.876972" calcext:value-type="float">
            <text:p>0.876972</text:p>
          </table:table-cell>
          <table:table-cell office:value-type="float" office:value="0.900818" calcext:value-type="float">
            <text:p>0.900818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4275" calcext:value-type="float">
            <text:p>0.914275</text:p>
          </table:table-cell>
          <table:table-cell office:value-type="float" office:value="0.923804" calcext:value-type="float">
            <text:p>0.923804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3545" calcext:value-type="float">
            <text:p>0.8735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615064" calcext:value-type="float">
            <text:p>0.615064</text:p>
          </table:table-cell>
          <table:table-cell office:value-type="float" office:value="0.836459" calcext:value-type="float">
            <text:p>0.836459</text:p>
          </table:table-cell>
          <table:table-cell office:value-type="float" office:value="0.88442" calcext:value-type="float">
            <text:p>0.88442</text:p>
          </table:table-cell>
          <table:table-cell table:number-columns-repeated="3" office:value-type="float" office:value="0.907747" calcext:value-type="float">
            <text:p>0.907747</text:p>
          </table:table-cell>
          <table:table-cell office:value-type="float" office:value="0.917536" calcext:value-type="float">
            <text:p>0.917536</text:p>
          </table:table-cell>
          <table:table-cell office:value-type="float" office:value="0.926777" calcext:value-type="float">
            <text:p>0.926777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876494" calcext:value-type="float">
            <text:p>0.87649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2072" calcext:value-type="float">
            <text:p>0.22072</text:p>
          </table:table-cell>
          <table:table-cell office:value-type="float" office:value="0.623634" calcext:value-type="float">
            <text:p>0.623634</text:p>
          </table:table-cell>
          <table:table-cell office:value-type="float" office:value="0.844961" calcext:value-type="float">
            <text:p>0.844961</text:p>
          </table:table-cell>
          <table:table-cell office:value-type="float" office:value="0.887772" calcext:value-type="float">
            <text:p>0.88777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71" calcext:value-type="float">
            <text:p>0.90971</text:p>
          </table:table-cell>
          <table:table-cell office:value-type="float" office:value="0.919161" calcext:value-type="float">
            <text:p>0.919161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7929" calcext:value-type="float">
            <text:p>0.8792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2072" calcext:value-type="float">
            <text:p>0.22072</text:p>
          </table:table-cell>
          <table:table-cell office:value-type="float" office:value="0.66583" calcext:value-type="float">
            <text:p>0.66583</text:p>
          </table:table-cell>
          <table:table-cell office:value-type="float" office:value="0.864574" calcext:value-type="float">
            <text:p>0.864574</text:p>
          </table:table-cell>
          <table:table-cell office:value-type="float" office:value="0.902421" calcext:value-type="float">
            <text:p>0.90242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4275" calcext:value-type="float">
            <text:p>0.914275</text:p>
          </table:table-cell>
          <table:table-cell office:value-type="float" office:value="0.921473" calcext:value-type="float">
            <text:p>0.921473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87623" calcext:value-type="float">
            <text:p>0.88762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2072" calcext:value-type="float">
            <text:p>0.22072</text:p>
          </table:table-cell>
          <table:table-cell office:value-type="float" office:value="0.705989" calcext:value-type="float">
            <text:p>0.705989</text:p>
          </table:table-cell>
          <table:table-cell office:value-type="float" office:value="0.881803" calcext:value-type="float">
            <text:p>0.881803</text:p>
          </table:table-cell>
          <table:table-cell office:value-type="float" office:value="0.907439" calcext:value-type="float">
            <text:p>0.90743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8729" calcext:value-type="float">
            <text:p>0.918729</text:p>
          </table:table-cell>
          <table:table-cell office:value-type="float" office:value="0.927088" calcext:value-type="float">
            <text:p>0.927088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94871" calcext:value-type="float">
            <text:p>0.89487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0.574191" calcext:value-type="float">
            <text:p>0.574191</text:p>
          </table:table-cell>
          <table:table-cell office:value-type="float" office:value="0.877099" calcext:value-type="float">
            <text:p>0.877099</text:p>
          </table:table-cell>
          <table:table-cell table:number-columns-repeated="3" office:value-type="float" office:value="0.907747" calcext:value-type="float">
            <text:p>0.907747</text:p>
          </table:table-cell>
          <table:table-cell office:value-type="float" office:value="0.918934" calcext:value-type="float">
            <text:p>0.918934</text:p>
          </table:table-cell>
          <table:table-cell office:value-type="float" office:value="0.927796" calcext:value-type="float">
            <text:p>0.927796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81342" calcext:value-type="float">
            <text:p>0.88134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624723" calcext:value-type="float">
            <text:p>0.624723</text:p>
          </table:table-cell>
          <table:table-cell office:value-type="float" office:value="0.87298" calcext:value-type="float">
            <text:p>0.87298</text:p>
          </table:table-cell>
          <table:table-cell office:value-type="float" office:value="0.905775" calcext:value-type="float">
            <text:p>0.905775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7856" calcext:value-type="float">
            <text:p>0.917856</text:p>
          </table:table-cell>
          <table:table-cell office:value-type="float" office:value="0.930089" calcext:value-type="float">
            <text:p>0.930089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85908" calcext:value-type="float">
            <text:p>0.88590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99423" calcext:value-type="float">
            <text:p>0.599423</text:p>
          </table:table-cell>
          <table:table-cell office:value-type="float" office:value="0.862733" calcext:value-type="float">
            <text:p>0.862733</text:p>
          </table:table-cell>
          <table:table-cell office:value-type="float" office:value="0.904703" calcext:value-type="float">
            <text:p>0.904703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8399" calcext:value-type="float">
            <text:p>0.908399</text:p>
          </table:table-cell>
          <table:table-cell office:value-type="float" office:value="0.921171" calcext:value-type="float">
            <text:p>0.92117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82706" calcext:value-type="float">
            <text:p>0.88270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0.516674" calcext:value-type="float">
            <text:p>0.516674</text:p>
          </table:table-cell>
          <table:table-cell office:value-type="float" office:value="0.855645" calcext:value-type="float">
            <text:p>0.855645</text:p>
          </table:table-cell>
          <table:table-cell office:value-type="float" office:value="0.902411" calcext:value-type="float">
            <text:p>0.902411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8722" calcext:value-type="float">
            <text:p>0.908722</text:p>
          </table:table-cell>
          <table:table-cell office:value-type="float" office:value="0.921602" calcext:value-type="float">
            <text:p>0.92160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73569" calcext:value-type="float">
            <text:p>0.87356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0.549404" calcext:value-type="float">
            <text:p>0.549404</text:p>
          </table:table-cell>
          <table:table-cell office:value-type="float" office:value="0.880023" calcext:value-type="float">
            <text:p>0.880023</text:p>
          </table:table-cell>
          <table:table-cell office:value-type="float" office:value="0.903696" calcext:value-type="float">
            <text:p>0.90369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9051" calcext:value-type="float">
            <text:p>0.909051</text:p>
          </table:table-cell>
          <table:table-cell office:value-type="float" office:value="0.920941" calcext:value-type="float">
            <text:p>0.92094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79375" calcext:value-type="float">
            <text:p>0.87937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62576" calcext:value-type="float">
            <text:p>0.662576</text:p>
          </table:table-cell>
          <table:table-cell office:value-type="float" office:value="0.881723" calcext:value-type="float">
            <text:p>0.881723</text:p>
          </table:table-cell>
          <table:table-cell office:value-type="float" office:value="0.907387" calcext:value-type="float">
            <text:p>0.90738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1986" calcext:value-type="float">
            <text:p>0.911986</text:p>
          </table:table-cell>
          <table:table-cell office:value-type="float" office:value="0.921831" calcext:value-type="float">
            <text:p>0.92183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91614" calcext:value-type="float">
            <text:p>0.89161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49093" calcext:value-type="float">
            <text:p>0.349093</text:p>
          </table:table-cell>
          <table:table-cell office:value-type="float" office:value="0.764813" calcext:value-type="float">
            <text:p>0.764813</text:p>
          </table:table-cell>
          <table:table-cell office:value-type="float" office:value="0.893518" calcext:value-type="float">
            <text:p>0.893518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7158" calcext:value-type="float">
            <text:p>0.917158</text:p>
          </table:table-cell>
          <table:table-cell office:value-type="float" office:value="0.927796" calcext:value-type="float">
            <text:p>0.927796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930966" calcext:value-type="float">
            <text:p>0.930966</text:p>
          </table:table-cell>
          <table:table-cell office:value-type="float" office:value="0.939288" calcext:value-type="float">
            <text:p>0.939288</text:p>
          </table:table-cell>
          <table:table-cell office:value-type="float" office:value="0.904191" calcext:value-type="float">
            <text:p>0.90419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49093" calcext:value-type="float">
            <text:p>0.349093</text:p>
          </table:table-cell>
          <table:table-cell office:value-type="float" office:value="0.711163" calcext:value-type="float">
            <text:p>0.711163</text:p>
          </table:table-cell>
          <table:table-cell office:value-type="float" office:value="0.891408" calcext:value-type="float">
            <text:p>0.891408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3758" calcext:value-type="float">
            <text:p>0.913758</text:p>
          </table:table-cell>
          <table:table-cell office:value-type="float" office:value="0.924345" calcext:value-type="float">
            <text:p>0.924345</text:p>
          </table:table-cell>
          <table:table-cell table:number-columns-repeated="3" office:value-type="float" office:value="0.930721" calcext:value-type="float">
            <text:p>0.930721</text:p>
          </table:table-cell>
          <table:table-cell office:value-type="float" office:value="0.930966" calcext:value-type="float">
            <text:p>0.930966</text:p>
          </table:table-cell>
          <table:table-cell office:value-type="float" office:value="0.939288" calcext:value-type="float">
            <text:p>0.939288</text:p>
          </table:table-cell>
          <table:table-cell office:value-type="float" office:value="0.89793" calcext:value-type="float">
            <text:p>0.8979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80605" calcext:value-type="float">
            <text:p>0.280605</text:p>
          </table:table-cell>
          <table:table-cell office:value-type="float" office:value="0.683141" calcext:value-type="float">
            <text:p>0.683141</text:p>
          </table:table-cell>
          <table:table-cell office:value-type="float" office:value="0.894364" calcext:value-type="float">
            <text:p>0.894364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6693" calcext:value-type="float">
            <text:p>0.916693</text:p>
          </table:table-cell>
          <table:table-cell office:value-type="float" office:value="0.930178" calcext:value-type="float">
            <text:p>0.930178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96276" calcext:value-type="float">
            <text:p>0.89627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0.563001" calcext:value-type="float">
            <text:p>0.563001</text:p>
          </table:table-cell>
          <table:table-cell office:value-type="float" office:value="0.884878" calcext:value-type="float">
            <text:p>0.884878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5388" calcext:value-type="float">
            <text:p>0.915388</text:p>
          </table:table-cell>
          <table:table-cell office:value-type="float" office:value="0.924661" calcext:value-type="float">
            <text:p>0.92466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82631" calcext:value-type="float">
            <text:p>0.88263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29002" calcext:value-type="float">
            <text:p>0.429002</text:p>
          </table:table-cell>
          <table:table-cell office:value-type="float" office:value="0.699955" calcext:value-type="float">
            <text:p>0.699955</text:p>
          </table:table-cell>
          <table:table-cell office:value-type="float" office:value="0.89503" calcext:value-type="float">
            <text:p>0.8950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7932" calcext:value-type="float">
            <text:p>0.917932</text:p>
          </table:table-cell>
          <table:table-cell office:value-type="float" office:value="0.928405" calcext:value-type="float">
            <text:p>0.92840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9797" calcext:value-type="float">
            <text:p>0.8979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49093" calcext:value-type="float">
            <text:p>0.349093</text:p>
          </table:table-cell>
          <table:table-cell office:value-type="float" office:value="0.68359" calcext:value-type="float">
            <text:p>0.68359</text:p>
          </table:table-cell>
          <table:table-cell office:value-type="float" office:value="0.893469" calcext:value-type="float">
            <text:p>0.89346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6067" calcext:value-type="float">
            <text:p>0.916067</text:p>
          </table:table-cell>
          <table:table-cell office:value-type="float" office:value="0.924994" calcext:value-type="float">
            <text:p>0.924994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9565" calcext:value-type="float">
            <text:p>0.8956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0.510267" calcext:value-type="float">
            <text:p>0.510267</text:p>
          </table:table-cell>
          <table:table-cell office:value-type="float" office:value="0.887804" calcext:value-type="float">
            <text:p>0.887804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2806" calcext:value-type="float">
            <text:p>0.9128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9058" calcext:value-type="float">
            <text:p>0.929058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76675" calcext:value-type="float">
            <text:p>0.87667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0.420098" calcext:value-type="float">
            <text:p>0.420098</text:p>
          </table:table-cell>
          <table:table-cell office:value-type="float" office:value="0.886579" calcext:value-type="float">
            <text:p>0.88657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265" calcext:value-type="float">
            <text:p>0.909265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5425" calcext:value-type="float">
            <text:p>0.925425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66819" calcext:value-type="float">
            <text:p>0.86681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893942" calcext:value-type="float">
            <text:p>0.89394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051" calcext:value-type="float">
            <text:p>0.909051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7749" calcext:value-type="float">
            <text:p>0.927749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86916" calcext:value-type="float">
            <text:p>0.88691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83524" calcext:value-type="float">
            <text:p>0.583524</text:p>
          </table:table-cell>
          <table:table-cell office:value-type="float" office:value="0.882079" calcext:value-type="float">
            <text:p>0.882079</text:p>
          </table:table-cell>
          <table:table-cell office:value-type="float" office:value="0.907623" calcext:value-type="float">
            <text:p>0.907623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8353" calcext:value-type="float">
            <text:p>0.908353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4772" calcext:value-type="float">
            <text:p>0.924772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882542" calcext:value-type="float">
            <text:p>0.8825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0.369285" calcext:value-type="float">
            <text:p>0.369285</text:p>
          </table:table-cell>
          <table:table-cell office:value-type="float" office:value="0.799427" calcext:value-type="float">
            <text:p>0.799427</text:p>
          </table:table-cell>
          <table:table-cell office:value-type="float" office:value="0.906331" calcext:value-type="float">
            <text:p>0.906331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1334" calcext:value-type="float">
            <text:p>0.911334</text:p>
          </table:table-cell>
          <table:table-cell office:value-type="float" office:value="0.920028" calcext:value-type="float">
            <text:p>0.920028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53704" calcext:value-type="float">
            <text:p>0.85370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0.424877" calcext:value-type="float">
            <text:p>0.424877</text:p>
          </table:table-cell>
          <table:table-cell office:value-type="float" office:value="0.825017" calcext:value-type="float">
            <text:p>0.825017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6558" calcext:value-type="float">
            <text:p>0.916558</text:p>
          </table:table-cell>
          <table:table-cell office:value-type="float" office:value="0.925985" calcext:value-type="float">
            <text:p>0.92598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63082" calcext:value-type="float">
            <text:p>0.86308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0.40553" calcext:value-type="float">
            <text:p>0.40553</text:p>
          </table:table-cell>
          <table:table-cell office:value-type="float" office:value="0.808672" calcext:value-type="float">
            <text:p>0.80867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098" calcext:value-type="float">
            <text:p>0.91098</text:p>
          </table:table-cell>
          <table:table-cell office:value-type="float" office:value="0.925425" calcext:value-type="float">
            <text:p>0.92542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58899" calcext:value-type="float">
            <text:p>0.85889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0.330973" calcext:value-type="float">
            <text:p>0.330973</text:p>
          </table:table-cell>
          <table:table-cell office:value-type="float" office:value="0.77236" calcext:value-type="float">
            <text:p>0.77236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0002" calcext:value-type="float">
            <text:p>0.910002</text:p>
          </table:table-cell>
          <table:table-cell office:value-type="float" office:value="0.926398" calcext:value-type="float">
            <text:p>0.926398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47811" calcext:value-type="float">
            <text:p>0.84781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50373" calcext:value-type="float">
            <text:p>0.450373</text:p>
          </table:table-cell>
          <table:table-cell office:value-type="float" office:value="0.850223" calcext:value-type="float">
            <text:p>0.85022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1632" calcext:value-type="float">
            <text:p>0.911632</text:p>
          </table:table-cell>
          <table:table-cell office:value-type="float" office:value="0.927708" calcext:value-type="float">
            <text:p>0.927708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67832" calcext:value-type="float">
            <text:p>0.86783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45105" calcext:value-type="float">
            <text:p>0.445105</text:p>
          </table:table-cell>
          <table:table-cell office:value-type="float" office:value="0.790197" calcext:value-type="float">
            <text:p>0.790197</text:p>
          </table:table-cell>
          <table:table-cell office:value-type="float" office:value="0.90764" calcext:value-type="float">
            <text:p>0.9076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8092" calcext:value-type="float">
            <text:p>0.908092</text:p>
          </table:table-cell>
          <table:table-cell office:value-type="float" office:value="0.923716" calcext:value-type="float">
            <text:p>0.92371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60538" calcext:value-type="float">
            <text:p>0.86053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0.351835" calcext:value-type="float">
            <text:p>0.351835</text:p>
          </table:table-cell>
          <table:table-cell office:value-type="float" office:value="0.732988" calcext:value-type="float">
            <text:p>0.732988</text:p>
          </table:table-cell>
          <table:table-cell office:value-type="float" office:value="0.905994" calcext:value-type="float">
            <text:p>0.90599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8679" calcext:value-type="float">
            <text:p>0.908679</text:p>
          </table:table-cell>
          <table:table-cell office:value-type="float" office:value="0.924307" calcext:value-type="float">
            <text:p>0.924307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45444" calcext:value-type="float">
            <text:p>0.84544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0.418722" calcext:value-type="float">
            <text:p>0.418722</text:p>
          </table:table-cell>
          <table:table-cell office:value-type="float" office:value="0.852695" calcext:value-type="float">
            <text:p>0.852695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9597" calcext:value-type="float">
            <text:p>0.929597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65232" calcext:value-type="float">
            <text:p>0.86523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0.450788" calcext:value-type="float">
            <text:p>0.450788</text:p>
          </table:table-cell>
          <table:table-cell office:value-type="float" office:value="0.882822" calcext:value-type="float">
            <text:p>0.88282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657" calcext:value-type="float">
            <text:p>0.909657</text:p>
          </table:table-cell>
          <table:table-cell office:value-type="float" office:value="0.92729" calcext:value-type="float">
            <text:p>0.9272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70894" calcext:value-type="float">
            <text:p>0.87089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0.406237" calcext:value-type="float">
            <text:p>0.406237</text:p>
          </table:table-cell>
          <table:table-cell office:value-type="float" office:value="0.874811" calcext:value-type="float">
            <text:p>0.87481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0687" calcext:value-type="float">
            <text:p>0.910687</text:p>
          </table:table-cell>
          <table:table-cell office:value-type="float" office:value="0.929535" calcext:value-type="float">
            <text:p>0.92953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65965" calcext:value-type="float">
            <text:p>0.86596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0.440645" calcext:value-type="float">
            <text:p>0.440645</text:p>
          </table:table-cell>
          <table:table-cell office:value-type="float" office:value="0.87091" calcext:value-type="float">
            <text:p>0.8709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9763" calcext:value-type="float">
            <text:p>0.91976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70042" calcext:value-type="float">
            <text:p>0.87004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0.540173" calcext:value-type="float">
            <text:p>0.540173</text:p>
          </table:table-cell>
          <table:table-cell office:value-type="float" office:value="0.896337" calcext:value-type="float">
            <text:p>0.896337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7515" calcext:value-type="float">
            <text:p>0.917515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82313" calcext:value-type="float">
            <text:p>0.88231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47627" calcext:value-type="float">
            <text:p>0.247627</text:p>
          </table:table-cell>
          <table:table-cell office:value-type="float" office:value="0.625202" calcext:value-type="float">
            <text:p>0.625202</text:p>
          </table:table-cell>
          <table:table-cell office:value-type="float" office:value="0.900721" calcext:value-type="float">
            <text:p>0.90072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703" calcext:value-type="float">
            <text:p>0.909703</text:p>
          </table:table-cell>
          <table:table-cell office:value-type="float" office:value="0.930235" calcext:value-type="float">
            <text:p>0.93023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90424" calcext:value-type="float">
            <text:p>0.89042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00647" calcext:value-type="float">
            <text:p>0.200647</text:p>
          </table:table-cell>
          <table:table-cell office:value-type="float" office:value="0.585451" calcext:value-type="float">
            <text:p>0.585451</text:p>
          </table:table-cell>
          <table:table-cell office:value-type="float" office:value="0.890756" calcext:value-type="float">
            <text:p>0.890756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286" calcext:value-type="float">
            <text:p>0.909286</text:p>
          </table:table-cell>
          <table:table-cell office:value-type="float" office:value="0.92962" calcext:value-type="float">
            <text:p>0.9296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85349" calcext:value-type="float">
            <text:p>0.88534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886451" calcext:value-type="float">
            <text:p>0.88645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003" calcext:value-type="float">
            <text:p>0.91003</text:p>
          </table:table-cell>
          <table:table-cell office:value-type="float" office:value="0.930336" calcext:value-type="float">
            <text:p>0.93033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7598" calcext:value-type="float">
            <text:p>0.8759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0.517575" calcext:value-type="float">
            <text:p>0.517575</text:p>
          </table:table-cell>
          <table:table-cell office:value-type="float" office:value="0.896421" calcext:value-type="float">
            <text:p>0.89642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1294" calcext:value-type="float">
            <text:p>0.91129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79439" calcext:value-type="float">
            <text:p>0.87943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0.522905" calcext:value-type="float">
            <text:p>0.522905</text:p>
          </table:table-cell>
          <table:table-cell office:value-type="float" office:value="0.897677" calcext:value-type="float">
            <text:p>0.897677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1834" calcext:value-type="float">
            <text:p>0.911834</text:p>
          </table:table-cell>
          <table:table-cell office:value-type="float" office:value="0.930666" calcext:value-type="float">
            <text:p>0.93066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880146" calcext:value-type="float">
            <text:p>0.8801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0.455992" calcext:value-type="float">
            <text:p>0.455992</text:p>
          </table:table-cell>
          <table:table-cell office:value-type="float" office:value="0.890433" calcext:value-type="float">
            <text:p>0.89043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377" calcext:value-type="float">
            <text:p>0.909377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7249" calcext:value-type="float">
            <text:p>0.8724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0.893812" calcext:value-type="float">
            <text:p>0.89381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9554" calcext:value-type="float">
            <text:p>0.91955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72509" calcext:value-type="float">
            <text:p>0.87250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37685" calcext:value-type="float">
            <text:p>0.137685</text:p>
          </table:table-cell>
          <table:table-cell office:value-type="float" office:value="0.611204" calcext:value-type="float">
            <text:p>0.611204</text:p>
          </table:table-cell>
          <table:table-cell office:value-type="float" office:value="0.90148" calcext:value-type="float">
            <text:p>0.90148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154" calcext:value-type="float">
            <text:p>0.9215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90332" calcext:value-type="float">
            <text:p>0.89033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2725" calcext:value-type="float">
            <text:p>0.022725</text:p>
          </table:table-cell>
          <table:table-cell office:value-type="float" office:value="0.47304" calcext:value-type="float">
            <text:p>0.47304</text:p>
          </table:table-cell>
          <table:table-cell office:value-type="float" office:value="0.893174" calcext:value-type="float">
            <text:p>0.893174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5661" calcext:value-type="float">
            <text:p>0.91566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75098" calcext:value-type="float">
            <text:p>0.87509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0.326963" calcext:value-type="float">
            <text:p>0.326963</text:p>
          </table:table-cell>
          <table:table-cell office:value-type="float" office:value="0.874184" calcext:value-type="float">
            <text:p>0.874184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3044" calcext:value-type="float">
            <text:p>0.91304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58329" calcext:value-type="float">
            <text:p>0.85832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0.356792" calcext:value-type="float">
            <text:p>0.356792</text:p>
          </table:table-cell>
          <table:table-cell office:value-type="float" office:value="0.858079" calcext:value-type="float">
            <text:p>0.85807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1904" calcext:value-type="float">
            <text:p>0.92190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60588" calcext:value-type="float">
            <text:p>0.86058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71105" calcext:value-type="float">
            <text:p>0.471105</text:p>
          </table:table-cell>
          <table:table-cell office:value-type="float" office:value="0.896473" calcext:value-type="float">
            <text:p>0.89647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7779" calcext:value-type="float">
            <text:p>0.927779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76446" calcext:value-type="float">
            <text:p>0.87644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43108" calcext:value-type="float">
            <text:p>0.143108</text:p>
          </table:table-cell>
          <table:table-cell office:value-type="float" office:value="0.570267" calcext:value-type="float">
            <text:p>0.570267</text:p>
          </table:table-cell>
          <table:table-cell office:value-type="float" office:value="0.907439" calcext:value-type="float">
            <text:p>0.90743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004" calcext:value-type="float">
            <text:p>0.9100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7982" calcext:value-type="float">
            <text:p>0.88798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67869" calcext:value-type="float">
            <text:p>0.567869</text:p>
          </table:table-cell>
          <table:table-cell office:value-type="float" office:value="0.902836" calcext:value-type="float">
            <text:p>0.902836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8094" calcext:value-type="float">
            <text:p>0.92809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8679" calcext:value-type="float">
            <text:p>0.8867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0.608972" calcext:value-type="float">
            <text:p>0.608972</text:p>
          </table:table-cell>
          <table:table-cell office:value-type="float" office:value="0.907439" calcext:value-type="float">
            <text:p>0.90743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2199" calcext:value-type="float">
            <text:p>0.922199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90771" calcext:value-type="float">
            <text:p>0.89077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94079" calcext:value-type="float">
            <text:p>0.69407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0359" calcext:value-type="float">
            <text:p>0.910359</text:p>
          </table:table-cell>
          <table:table-cell office:value-type="float" office:value="0.930396" calcext:value-type="float">
            <text:p>0.930396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00393" calcext:value-type="float">
            <text:p>0.90039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803399" calcext:value-type="float">
            <text:p>0.80339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5265" calcext:value-type="float">
            <text:p>0.915265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11849" calcext:value-type="float">
            <text:p>0.91184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49093" calcext:value-type="float">
            <text:p>0.349093</text:p>
          </table:table-cell>
          <table:table-cell office:value-type="float" office:value="0.807779" calcext:value-type="float">
            <text:p>0.80777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1193" calcext:value-type="float">
            <text:p>0.921193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12879" calcext:value-type="float">
            <text:p>0.91287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0.562964" calcext:value-type="float">
            <text:p>0.562964</text:p>
          </table:table-cell>
          <table:table-cell office:value-type="float" office:value="0.907067" calcext:value-type="float">
            <text:p>0.90706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0662" calcext:value-type="float">
            <text:p>0.910662</text:p>
          </table:table-cell>
          <table:table-cell office:value-type="float" office:value="0.926811" calcext:value-type="float">
            <text:p>0.92681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86886" calcext:value-type="float">
            <text:p>0.88688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24756" calcext:value-type="float">
            <text:p>0.224756</text:p>
          </table:table-cell>
          <table:table-cell office:value-type="float" office:value="0.530059" calcext:value-type="float">
            <text:p>0.530059</text:p>
          </table:table-cell>
          <table:table-cell office:value-type="float" office:value="0.867382" calcext:value-type="float">
            <text:p>0.86738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1318" calcext:value-type="float">
            <text:p>0.911318</text:p>
          </table:table-cell>
          <table:table-cell office:value-type="float" office:value="0.926481" calcext:value-type="float">
            <text:p>0.92648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79659" calcext:value-type="float">
            <text:p>0.87965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13373" calcext:value-type="float">
            <text:p>0.513373</text:p>
          </table:table-cell>
          <table:table-cell office:value-type="float" office:value="0.879518" calcext:value-type="float">
            <text:p>0.879518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3597" calcext:value-type="float">
            <text:p>0.913597</text:p>
          </table:table-cell>
          <table:table-cell office:value-type="float" office:value="0.928798" calcext:value-type="float">
            <text:p>0.928798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79664" calcext:value-type="float">
            <text:p>0.8796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82639" calcext:value-type="float">
            <text:p>0.082639</text:p>
          </table:table-cell>
          <table:table-cell office:value-type="float" office:value="0.512092" calcext:value-type="float">
            <text:p>0.512092</text:p>
          </table:table-cell>
          <table:table-cell office:value-type="float" office:value="0.898101" calcext:value-type="float">
            <text:p>0.898101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3961" calcext:value-type="float">
            <text:p>0.913961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1623" calcext:value-type="float">
            <text:p>0.88162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0.412348" calcext:value-type="float">
            <text:p>0.412348</text:p>
          </table:table-cell>
          <table:table-cell office:value-type="float" office:value="0.889217" calcext:value-type="float">
            <text:p>0.88921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3625" calcext:value-type="float">
            <text:p>0.913625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70727" calcext:value-type="float">
            <text:p>0.8707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0.439786" calcext:value-type="float">
            <text:p>0.439786</text:p>
          </table:table-cell>
          <table:table-cell office:value-type="float" office:value="0.907067" calcext:value-type="float">
            <text:p>0.90706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2978" calcext:value-type="float">
            <text:p>0.912978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75191" calcext:value-type="float">
            <text:p>0.87519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0.520743" calcext:value-type="float">
            <text:p>0.52074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2341" calcext:value-type="float">
            <text:p>0.912341</text:p>
          </table:table-cell>
          <table:table-cell office:value-type="float" office:value="0.930396" calcext:value-type="float">
            <text:p>0.930396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83258" calcext:value-type="float">
            <text:p>0.88325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0.434201" calcext:value-type="float">
            <text:p>0.434201</text:p>
          </table:table-cell>
          <table:table-cell office:value-type="float" office:value="0.907067" calcext:value-type="float">
            <text:p>0.90706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2549" calcext:value-type="float">
            <text:p>0.922549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75589" calcext:value-type="float">
            <text:p>0.87558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58985" calcext:value-type="float">
            <text:p>0.558985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7784" calcext:value-type="float">
            <text:p>0.907784</text:p>
          </table:table-cell>
          <table:table-cell office:value-type="float" office:value="0.92644" calcext:value-type="float">
            <text:p>0.9264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8528" calcext:value-type="float">
            <text:p>0.88852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0.553476" calcext:value-type="float">
            <text:p>0.55347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7772" calcext:value-type="float">
            <text:p>0.907772</text:p>
          </table:table-cell>
          <table:table-cell office:value-type="float" office:value="0.922528" calcext:value-type="float">
            <text:p>0.922528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7585" calcext:value-type="float">
            <text:p>0.88758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0.577574" calcext:value-type="float">
            <text:p>0.577574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3992" calcext:value-type="float">
            <text:p>0.913992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9139" calcext:value-type="float">
            <text:p>0.88913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0.741947" calcext:value-type="float">
            <text:p>0.741947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2677" calcext:value-type="float">
            <text:p>0.912677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05445" calcext:value-type="float">
            <text:p>0.90544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0.732979" calcext:value-type="float">
            <text:p>0.73297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1864" calcext:value-type="float">
            <text:p>0.92186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05467" calcext:value-type="float">
            <text:p>0.90546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81951" calcext:value-type="float">
            <text:p>0.68195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7914" calcext:value-type="float">
            <text:p>0.91791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9969" calcext:value-type="float">
            <text:p>0.89996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0.667334" calcext:value-type="float">
            <text:p>0.667334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4168" calcext:value-type="float">
            <text:p>0.924168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9132" calcext:value-type="float">
            <text:p>0.89913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0.690556" calcext:value-type="float">
            <text:p>0.69055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7753" calcext:value-type="float">
            <text:p>0.907753</text:p>
          </table:table-cell>
          <table:table-cell office:value-type="float" office:value="0.925141" calcext:value-type="float">
            <text:p>0.925141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01553" calcext:value-type="float">
            <text:p>0.9015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0.593931" calcext:value-type="float">
            <text:p>0.59393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3181" calcext:value-type="float">
            <text:p>0.923181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1693" calcext:value-type="float">
            <text:p>0.89169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0.550843" calcext:value-type="float">
            <text:p>0.550843</text:p>
          </table:table-cell>
          <table:table-cell office:value-type="float" office:value="0.905706" calcext:value-type="float">
            <text:p>0.90570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0883" calcext:value-type="float">
            <text:p>0.920883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6951" calcext:value-type="float">
            <text:p>0.88695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0.484909" calcext:value-type="float">
            <text:p>0.484909</text:p>
          </table:table-cell>
          <table:table-cell office:value-type="float" office:value="0.904737" calcext:value-type="float">
            <text:p>0.90473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7323" calcext:value-type="float">
            <text:p>0.917323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79905" calcext:value-type="float">
            <text:p>0.87990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0.503317" calcext:value-type="float">
            <text:p>0.503317</text:p>
          </table:table-cell>
          <table:table-cell office:value-type="float" office:value="0.903722" calcext:value-type="float">
            <text:p>0.90372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9294" calcext:value-type="float">
            <text:p>0.91929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1841" calcext:value-type="float">
            <text:p>0.88184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0.559546" calcext:value-type="float">
            <text:p>0.55954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7759" calcext:value-type="float">
            <text:p>0.907759</text:p>
          </table:table-cell>
          <table:table-cell office:value-type="float" office:value="0.918347" calcext:value-type="float">
            <text:p>0.918347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7773" calcext:value-type="float">
            <text:p>0.88777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0.631583" calcext:value-type="float">
            <text:p>0.631583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7803" calcext:value-type="float">
            <text:p>0.907803</text:p>
          </table:table-cell>
          <table:table-cell office:value-type="float" office:value="0.917377" calcext:value-type="float">
            <text:p>0.917377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4884" calcext:value-type="float">
            <text:p>0.89488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0.524679" calcext:value-type="float">
            <text:p>0.52467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7877" calcext:value-type="float">
            <text:p>0.907877</text:p>
          </table:table-cell>
          <table:table-cell office:value-type="float" office:value="0.921933" calcext:value-type="float">
            <text:p>0.921933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4656" calcext:value-type="float">
            <text:p>0.88465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753009" calcext:value-type="float">
            <text:p>0.75300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9194" calcext:value-type="float">
            <text:p>0.909194</text:p>
          </table:table-cell>
          <table:table-cell office:value-type="float" office:value="0.930396" calcext:value-type="float">
            <text:p>0.93039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08467" calcext:value-type="float">
            <text:p>0.90846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728696" calcext:value-type="float">
            <text:p>0.72869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9816" calcext:value-type="float">
            <text:p>0.909816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906131" calcext:value-type="float">
            <text:p>0.90613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0.631764" calcext:value-type="float">
            <text:p>0.63176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4385" calcext:value-type="float">
            <text:p>0.914385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96895" calcext:value-type="float">
            <text:p>0.89689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0.501035" calcext:value-type="float">
            <text:p>0.501035</text:p>
          </table:table-cell>
          <table:table-cell office:value-type="float" office:value="0.904387" calcext:value-type="float">
            <text:p>0.904387</text:p>
          </table:table-cell>
          <table:table-cell office:value-type="float" office:value="0.913729" calcext:value-type="float">
            <text:p>0.913729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8342" calcext:value-type="float">
            <text:p>0.8834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0.487751" calcext:value-type="float">
            <text:p>0.487751</text:p>
          </table:table-cell>
          <table:table-cell office:value-type="float" office:value="0.87949" calcext:value-type="float">
            <text:p>0.87949</text:p>
          </table:table-cell>
          <table:table-cell office:value-type="float" office:value="0.910153" calcext:value-type="float">
            <text:p>0.910153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79244" calcext:value-type="float">
            <text:p>0.87924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0.489115" calcext:value-type="float">
            <text:p>0.489115</text:p>
          </table:table-cell>
          <table:table-cell office:value-type="float" office:value="0.895702" calcext:value-type="float">
            <text:p>0.895702</text:p>
          </table:table-cell>
          <table:table-cell office:value-type="float" office:value="0.916986" calcext:value-type="float">
            <text:p>0.916986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81685" calcext:value-type="float">
            <text:p>0.88168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0.498742" calcext:value-type="float">
            <text:p>0.498742</text:p>
          </table:table-cell>
          <table:table-cell office:value-type="float" office:value="0.888976" calcext:value-type="float">
            <text:p>0.888976</text:p>
          </table:table-cell>
          <table:table-cell office:value-type="float" office:value="0.910428" calcext:value-type="float">
            <text:p>0.910428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8132" calcext:value-type="float">
            <text:p>0.8813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41704" calcext:value-type="float">
            <text:p>0.441704</text:p>
          </table:table-cell>
          <table:table-cell office:value-type="float" office:value="0.61749" calcext:value-type="float">
            <text:p>0.61749</text:p>
          </table:table-cell>
          <table:table-cell office:value-type="float" office:value="0.894743" calcext:value-type="float">
            <text:p>0.894743</text:p>
          </table:table-cell>
          <table:table-cell office:value-type="float" office:value="0.914718" calcext:value-type="float">
            <text:p>0.914718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942" calcext:value-type="float">
            <text:p>0.894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0.570327" calcext:value-type="float">
            <text:p>0.570327</text:p>
          </table:table-cell>
          <table:table-cell office:value-type="float" office:value="0.834445" calcext:value-type="float">
            <text:p>0.834445</text:p>
          </table:table-cell>
          <table:table-cell office:value-type="float" office:value="0.907821" calcext:value-type="float">
            <text:p>0.907821</text:p>
          </table:table-cell>
          <table:table-cell office:value-type="float" office:value="0.929727" calcext:value-type="float">
            <text:p>0.929727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2665" calcext:value-type="float">
            <text:p>0.8826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625068" calcext:value-type="float">
            <text:p>0.625068</text:p>
          </table:table-cell>
          <table:table-cell office:value-type="float" office:value="0.867122" calcext:value-type="float">
            <text:p>0.867122</text:p>
          </table:table-cell>
          <table:table-cell office:value-type="float" office:value="0.908807" calcext:value-type="float">
            <text:p>0.908807</text:p>
          </table:table-cell>
          <table:table-cell office:value-type="float" office:value="0.930396" calcext:value-type="float">
            <text:p>0.93039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1572" calcext:value-type="float">
            <text:p>0.89157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0.535331" calcext:value-type="float">
            <text:p>0.535331</text:p>
          </table:table-cell>
          <table:table-cell office:value-type="float" office:value="0.810409" calcext:value-type="float">
            <text:p>0.810409</text:p>
          </table:table-cell>
          <table:table-cell office:value-type="float" office:value="0.907796" calcext:value-type="float">
            <text:p>0.907796</text:p>
          </table:table-cell>
          <table:table-cell office:value-type="float" office:value="0.927538" calcext:value-type="float">
            <text:p>0.927538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7654" calcext:value-type="float">
            <text:p>0.8765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0.452428" calcext:value-type="float">
            <text:p>0.452428</text:p>
          </table:table-cell>
          <table:table-cell office:value-type="float" office:value="0.798441" calcext:value-type="float">
            <text:p>0.798441</text:p>
          </table:table-cell>
          <table:table-cell office:value-type="float" office:value="0.907801" calcext:value-type="float">
            <text:p>0.907801</text:p>
          </table:table-cell>
          <table:table-cell office:value-type="float" office:value="0.927414" calcext:value-type="float">
            <text:p>0.92741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67041" calcext:value-type="float">
            <text:p>0.86704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0.376224" calcext:value-type="float">
            <text:p>0.376224</text:p>
          </table:table-cell>
          <table:table-cell office:value-type="float" office:value="0.801242" calcext:value-type="float">
            <text:p>0.801242</text:p>
          </table:table-cell>
          <table:table-cell office:value-type="float" office:value="0.91177" calcext:value-type="float">
            <text:p>0.91177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60429" calcext:value-type="float">
            <text:p>0.86042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95875" calcext:value-type="float">
            <text:p>0.495875</text:p>
          </table:table-cell>
          <table:table-cell office:value-type="float" office:value="0.901896" calcext:value-type="float">
            <text:p>0.901896</text:p>
          </table:table-cell>
          <table:table-cell office:value-type="float" office:value="0.917305" calcext:value-type="float">
            <text:p>0.917305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83013" calcext:value-type="float">
            <text:p>0.88301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18455" calcext:value-type="float">
            <text:p>0.618455</text:p>
          </table:table-cell>
          <table:table-cell office:value-type="float" office:value="0.907753" calcext:value-type="float">
            <text:p>0.907753</text:p>
          </table:table-cell>
          <table:table-cell office:value-type="float" office:value="0.924568" calcext:value-type="float">
            <text:p>0.924568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96583" calcext:value-type="float">
            <text:p>0.8965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546126" calcext:value-type="float">
            <text:p>0.546126</text:p>
          </table:table-cell>
          <table:table-cell office:value-type="float" office:value="0.901079" calcext:value-type="float">
            <text:p>0.901079</text:p>
          </table:table-cell>
          <table:table-cell office:value-type="float" office:value="0.914748" calcext:value-type="float">
            <text:p>0.914748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877" calcext:value-type="float">
            <text:p>0.887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641114" calcext:value-type="float">
            <text:p>0.641114</text:p>
          </table:table-cell>
          <table:table-cell office:value-type="float" office:value="0.907759" calcext:value-type="float">
            <text:p>0.907759</text:p>
          </table:table-cell>
          <table:table-cell office:value-type="float" office:value="0.927193" calcext:value-type="float">
            <text:p>0.927193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99112" calcext:value-type="float">
            <text:p>0.8991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8272" calcext:value-type="float">
            <text:p>0.918272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89894" calcext:value-type="float">
            <text:p>0.88989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8162" calcext:value-type="float">
            <text:p>0.6816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2714" calcext:value-type="float">
            <text:p>0.912714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901713" calcext:value-type="float">
            <text:p>0.90171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0.480437" calcext:value-type="float">
            <text:p>0.48043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2408" calcext:value-type="float">
            <text:p>0.912408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0966" calcext:value-type="float">
            <text:p>0.930966</text:p>
          </table:table-cell>
          <table:table-cell office:value-type="float" office:value="0.939288" calcext:value-type="float">
            <text:p>0.939288</text:p>
          </table:table-cell>
          <table:table-cell office:value-type="float" office:value="0.881589" calcext:value-type="float">
            <text:p>0.88158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0.43501" calcext:value-type="float">
            <text:p>0.43501</text:p>
          </table:table-cell>
          <table:table-cell office:value-type="float" office:value="0.89441" calcext:value-type="float">
            <text:p>0.89441</text:p>
          </table:table-cell>
          <table:table-cell office:value-type="float" office:value="0.915034" calcext:value-type="float">
            <text:p>0.915034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7595" calcext:value-type="float">
            <text:p>0.8759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0.362597" calcext:value-type="float">
            <text:p>0.362597</text:p>
          </table:table-cell>
          <table:table-cell office:value-type="float" office:value="0.86922" calcext:value-type="float">
            <text:p>0.86922</text:p>
          </table:table-cell>
          <table:table-cell office:value-type="float" office:value="0.907753" calcext:value-type="float">
            <text:p>0.907753</text:p>
          </table:table-cell>
          <table:table-cell office:value-type="float" office:value="0.924236" calcext:value-type="float">
            <text:p>0.92423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64813" calcext:value-type="float">
            <text:p>0.86481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0.477634" calcext:value-type="float">
            <text:p>0.47763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4685" calcext:value-type="float">
            <text:p>0.914685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81512" calcext:value-type="float">
            <text:p>0.88151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0.578252" calcext:value-type="float">
            <text:p>0.57825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8214" calcext:value-type="float">
            <text:p>0.918214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91926" calcext:value-type="float">
            <text:p>0.89192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0.615487" calcext:value-type="float">
            <text:p>0.61548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4336" calcext:value-type="float">
            <text:p>0.914336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95262" calcext:value-type="float">
            <text:p>0.89526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31185" calcext:value-type="float">
            <text:p>0.631185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6448" calcext:value-type="float">
            <text:p>0.926448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5746" calcext:value-type="float">
            <text:p>0.89574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0.567427" calcext:value-type="float">
            <text:p>0.56742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0038" calcext:value-type="float">
            <text:p>0.910038</text:p>
          </table:table-cell>
          <table:table-cell table:number-columns-repeated="8" office:value-type="float" office:value="0.930721" calcext:value-type="float">
            <text:p>0.930721</text:p>
          </table:table-cell>
          <table:table-cell office:value-type="float" office:value="0.890026" calcext:value-type="float">
            <text:p>0.89002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0.571033" calcext:value-type="float">
            <text:p>0.57103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5136" calcext:value-type="float">
            <text:p>0.92513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9599" calcext:value-type="float">
            <text:p>0.88959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661455" calcext:value-type="float">
            <text:p>0.661455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8073" calcext:value-type="float">
            <text:p>0.908073</text:p>
          </table:table-cell>
          <table:table-cell office:value-type="float" office:value="0.930061" calcext:value-type="float">
            <text:p>0.930061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9166" calcext:value-type="float">
            <text:p>0.89916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0.541315" calcext:value-type="float">
            <text:p>0.541315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4967" calcext:value-type="float">
            <text:p>0.914967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561" calcext:value-type="float">
            <text:p>0.8856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0.670339" calcext:value-type="float">
            <text:p>0.67033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2342" calcext:value-type="float">
            <text:p>0.912342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825" calcext:value-type="float">
            <text:p>0.898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0.7183" calcext:value-type="float">
            <text:p>0.718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8576" calcext:value-type="float">
            <text:p>0.91857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0367" calcext:value-type="float">
            <text:p>0.9036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0.625492" calcext:value-type="float">
            <text:p>0.62549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4967" calcext:value-type="float">
            <text:p>0.914967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4028" calcext:value-type="float">
            <text:p>0.89402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47627" calcext:value-type="float">
            <text:p>0.247627</text:p>
          </table:table-cell>
          <table:table-cell office:value-type="float" office:value="0.719141" calcext:value-type="float">
            <text:p>0.71914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4634" calcext:value-type="float">
            <text:p>0.91463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0336" calcext:value-type="float">
            <text:p>0.9033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0.522114" calcext:value-type="float">
            <text:p>0.522114</text:p>
          </table:table-cell>
          <table:table-cell table:number-columns-repeated="3" office:value-type="float" office:value="0.907747" calcext:value-type="float">
            <text:p>0.907747</text:p>
          </table:table-cell>
          <table:table-cell office:value-type="float" office:value="0.927091" calcext:value-type="float">
            <text:p>0.92709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82605" calcext:value-type="float">
            <text:p>0.88260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0.592071" calcext:value-type="float">
            <text:p>0.592071</text:p>
          </table:table-cell>
          <table:table-cell office:value-type="float" office:value="0.904603" calcext:value-type="float">
            <text:p>0.90460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6779" calcext:value-type="float">
            <text:p>0.926779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89255" calcext:value-type="float">
            <text:p>0.88925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0.550552" calcext:value-type="float">
            <text:p>0.550552</text:p>
          </table:table-cell>
          <table:table-cell office:value-type="float" office:value="0.893475" calcext:value-type="float">
            <text:p>0.893475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9888" calcext:value-type="float">
            <text:p>0.919888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83302" calcext:value-type="float">
            <text:p>0.88330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70627" calcext:value-type="float">
            <text:p>0.170627</text:p>
          </table:table-cell>
          <table:table-cell office:value-type="float" office:value="0.647876" calcext:value-type="float">
            <text:p>0.647876</text:p>
          </table:table-cell>
          <table:table-cell table:number-columns-repeated="3" office:value-type="float" office:value="0.907747" calcext:value-type="float">
            <text:p>0.907747</text:p>
          </table:table-cell>
          <table:table-cell office:value-type="float" office:value="0.921538" calcext:value-type="float">
            <text:p>0.921538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94626" calcext:value-type="float">
            <text:p>0.89462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70627" calcext:value-type="float">
            <text:p>0.170627</text:p>
          </table:table-cell>
          <table:table-cell office:value-type="float" office:value="0.700071" calcext:value-type="float">
            <text:p>0.70007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728" calcext:value-type="float">
            <text:p>0.909728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00962" calcext:value-type="float">
            <text:p>0.90096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0.617341" calcext:value-type="float">
            <text:p>0.61734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4976" calcext:value-type="float">
            <text:p>0.91497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3214" calcext:value-type="float">
            <text:p>0.89321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0.605313" calcext:value-type="float">
            <text:p>0.60531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537" calcext:value-type="float">
            <text:p>0.91537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92051" calcext:value-type="float">
            <text:p>0.89205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0.542002" calcext:value-type="float">
            <text:p>0.54200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8411" calcext:value-type="float">
            <text:p>0.908411</text:p>
          </table:table-cell>
          <table:table-cell office:value-type="float" office:value="0.92973" calcext:value-type="float">
            <text:p>0.9297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884924" calcext:value-type="float">
            <text:p>0.88492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0.523587" calcext:value-type="float">
            <text:p>0.523587</text:p>
          </table:table-cell>
          <table:table-cell office:value-type="float" office:value="0.907439" calcext:value-type="float">
            <text:p>0.90743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1363" calcext:value-type="float">
            <text:p>0.911363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883446" calcext:value-type="float">
            <text:p>0.88344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0.583711" calcext:value-type="float">
            <text:p>0.583711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923" calcext:value-type="float">
            <text:p>0.91923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0973" calcext:value-type="float">
            <text:p>0.93097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0301" calcext:value-type="float">
            <text:p>0.89030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0.502146" calcext:value-type="float">
            <text:p>0.502146</text:p>
          </table:table-cell>
          <table:table-cell office:value-type="float" office:value="0.875362" calcext:value-type="float">
            <text:p>0.87536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2216" calcext:value-type="float">
            <text:p>0.91221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224" calcext:value-type="float">
            <text:p>0.93122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823" calcext:value-type="float">
            <text:p>0.8782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0.385958" calcext:value-type="float">
            <text:p>0.385958</text:p>
          </table:table-cell>
          <table:table-cell office:value-type="float" office:value="0.880762" calcext:value-type="float">
            <text:p>0.88076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9803" calcext:value-type="float">
            <text:p>0.909803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0973" calcext:value-type="float">
            <text:p>0.93097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6885" calcext:value-type="float">
            <text:p>0.86688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0.649986" calcext:value-type="float">
            <text:p>0.649986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6367" calcext:value-type="float">
            <text:p>0.916367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475" calcext:value-type="float">
            <text:p>0.93147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6693" calcext:value-type="float">
            <text:p>0.89669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0.603609" calcext:value-type="float">
            <text:p>0.603609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09402" calcext:value-type="float">
            <text:p>0.90940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475" calcext:value-type="float">
            <text:p>0.93147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1359" calcext:value-type="float">
            <text:p>0.89135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94757" calcext:value-type="float">
            <text:p>0.694757</text:p>
          </table:table-cell>
          <table:table-cell table:number-columns-repeated="3" office:value-type="float" office:value="0.907747" calcext:value-type="float">
            <text:p>0.907747</text:p>
          </table:table-cell>
          <table:table-cell office:value-type="float" office:value="0.923705" calcext:value-type="float">
            <text:p>0.923705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1224" calcext:value-type="float">
            <text:p>0.93122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9581" calcext:value-type="float">
            <text:p>0.89958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0.475278" calcext:value-type="float">
            <text:p>0.475278</text:p>
          </table:table-cell>
          <table:table-cell office:value-type="float" office:value="0.901535" calcext:value-type="float">
            <text:p>0.901535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9388" calcext:value-type="float">
            <text:p>0.909388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747" calcext:value-type="float">
            <text:p>0.931747</text:p>
          </table:table-cell>
          <table:table-cell office:value-type="float" office:value="0.94023" calcext:value-type="float">
            <text:p>0.94023</text:p>
          </table:table-cell>
          <table:table-cell office:value-type="float" office:value="0.87793" calcext:value-type="float">
            <text:p>0.8779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49275" calcext:value-type="float">
            <text:p>0.549275</text:p>
          </table:table-cell>
          <table:table-cell office:value-type="float" office:value="0.894444" calcext:value-type="float">
            <text:p>0.89444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0195" calcext:value-type="float">
            <text:p>0.91019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475" calcext:value-type="float">
            <text:p>0.93147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4674" calcext:value-type="float">
            <text:p>0.8846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0.414702" calcext:value-type="float">
            <text:p>0.414702</text:p>
          </table:table-cell>
          <table:table-cell office:value-type="float" office:value="0.874133" calcext:value-type="float">
            <text:p>0.87413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6974" calcext:value-type="float">
            <text:p>0.926974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8667" calcext:value-type="float">
            <text:p>0.86866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53964" calcext:value-type="float">
            <text:p>0.53964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0381" calcext:value-type="float">
            <text:p>0.910381</text:p>
          </table:table-cell>
          <table:table-cell office:value-type="float" office:value="0.93008" calcext:value-type="float">
            <text:p>0.93008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1726" calcext:value-type="float">
            <text:p>0.93172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1836" calcext:value-type="float">
            <text:p>0.88183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34595" calcext:value-type="float">
            <text:p>0.534595</text:p>
          </table:table-cell>
          <table:table-cell office:value-type="float" office:value="0.902749" calcext:value-type="float">
            <text:p>0.90274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2024" calcext:value-type="float">
            <text:p>0.912024</text:p>
          </table:table-cell>
          <table:table-cell office:value-type="float" office:value="0.929787" calcext:value-type="float">
            <text:p>0.929787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1224" calcext:value-type="float">
            <text:p>0.93122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4101" calcext:value-type="float">
            <text:p>0.88410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42292" calcext:value-type="float">
            <text:p>0.542292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6351" calcext:value-type="float">
            <text:p>0.91635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339" calcext:value-type="float">
            <text:p>0.88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61455" calcext:value-type="float">
            <text:p>0.561455</text:p>
          </table:table-cell>
          <table:table-cell office:value-type="float" office:value="0.906824" calcext:value-type="float">
            <text:p>0.90682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1916" calcext:value-type="float">
            <text:p>0.92191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8378" calcext:value-type="float">
            <text:p>0.88837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0.565898" calcext:value-type="float">
            <text:p>0.565898</text:p>
          </table:table-cell>
          <table:table-cell office:value-type="float" office:value="0.907649" calcext:value-type="float">
            <text:p>0.90764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5585" calcext:value-type="float">
            <text:p>0.91558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731" calcext:value-type="float">
            <text:p>0.932731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8322" calcext:value-type="float">
            <text:p>0.88832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53606" calcext:value-type="float">
            <text:p>0.653606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4901" calcext:value-type="float">
            <text:p>0.91490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6984" calcext:value-type="float">
            <text:p>0.89698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0.570982" calcext:value-type="float">
            <text:p>0.57098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1493" calcext:value-type="float">
            <text:p>0.921493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9406" calcext:value-type="float">
            <text:p>0.88940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41704" calcext:value-type="float">
            <text:p>0.441704</text:p>
          </table:table-cell>
          <table:table-cell office:value-type="float" office:value="0.673537" calcext:value-type="float">
            <text:p>0.673537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9194" calcext:value-type="float">
            <text:p>0.919194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977" calcext:value-type="float">
            <text:p>0.93197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9381" calcext:value-type="float">
            <text:p>0.89938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0.579253" calcext:value-type="float">
            <text:p>0.579253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20533" calcext:value-type="float">
            <text:p>0.920533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977" calcext:value-type="float">
            <text:p>0.93197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0086" calcext:value-type="float">
            <text:p>0.89008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0.509429" calcext:value-type="float">
            <text:p>0.509429</text:p>
          </table:table-cell>
          <table:table-cell office:value-type="float" office:value="0.907444" calcext:value-type="float">
            <text:p>0.90744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5123" calcext:value-type="float">
            <text:p>0.925123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977" calcext:value-type="float">
            <text:p>0.93197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3533" calcext:value-type="float">
            <text:p>0.88353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533148" calcext:value-type="float">
            <text:p>0.533148</text:p>
          </table:table-cell>
          <table:table-cell office:value-type="float" office:value="0.897575" calcext:value-type="float">
            <text:p>0.897575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2632" calcext:value-type="float">
            <text:p>0.912632</text:p>
          </table:table-cell>
          <table:table-cell office:value-type="float" office:value="0.929768" calcext:value-type="float">
            <text:p>0.929768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3598" calcext:value-type="float">
            <text:p>0.883598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59115" calcext:value-type="float">
            <text:p>0.59115</text:p>
          </table:table-cell>
          <table:table-cell office:value-type="float" office:value="0.906517" calcext:value-type="float">
            <text:p>0.90651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5591" calcext:value-type="float">
            <text:p>0.91559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484" calcext:value-type="float">
            <text:p>0.93348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081" calcext:value-type="float">
            <text:p>0.8908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0.526138" calcext:value-type="float">
            <text:p>0.526138</text:p>
          </table:table-cell>
          <table:table-cell office:value-type="float" office:value="0.907132" calcext:value-type="float">
            <text:p>0.90713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2724" calcext:value-type="float">
            <text:p>0.912724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233" calcext:value-type="float">
            <text:p>0.93323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4058" calcext:value-type="float">
            <text:p>0.88405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0.468195" calcext:value-type="float">
            <text:p>0.468195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6128" calcext:value-type="float">
            <text:p>0.916128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982" calcext:value-type="float">
            <text:p>0.93298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864" calcext:value-type="float">
            <text:p>0.8786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0.558792" calcext:value-type="float">
            <text:p>0.558792</text:p>
          </table:table-cell>
          <table:table-cell table:number-columns-repeated="2" office:value-type="float" office:value="0.907747" calcext:value-type="float">
            <text:p>0.907747</text:p>
          </table:table-cell>
          <table:table-cell office:value-type="float" office:value="0.919546" calcext:value-type="float">
            <text:p>0.91954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982" calcext:value-type="float">
            <text:p>0.93298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8042" calcext:value-type="float">
            <text:p>0.88804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0.594382" calcext:value-type="float">
            <text:p>0.594382</text:p>
          </table:table-cell>
          <table:table-cell office:value-type="float" office:value="0.905843" calcext:value-type="float">
            <text:p>0.905843</text:p>
          </table:table-cell>
          <table:table-cell office:value-type="float" office:value="0.910023" calcext:value-type="float">
            <text:p>0.910023</text:p>
          </table:table-cell>
          <table:table-cell office:value-type="float" office:value="0.930391" calcext:value-type="float">
            <text:p>0.93039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986" calcext:value-type="float">
            <text:p>0.93398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2823" calcext:value-type="float">
            <text:p>0.89282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0.554355" calcext:value-type="float">
            <text:p>0.554355</text:p>
          </table:table-cell>
          <table:table-cell office:value-type="float" office:value="0.884587" calcext:value-type="float">
            <text:p>0.884587</text:p>
          </table:table-cell>
          <table:table-cell office:value-type="float" office:value="0.914948" calcext:value-type="float">
            <text:p>0.914948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2982" calcext:value-type="float">
            <text:p>0.93298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712" calcext:value-type="float">
            <text:p>0.8871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0.554281" calcext:value-type="float">
            <text:p>0.554281</text:p>
          </table:table-cell>
          <table:table-cell office:value-type="float" office:value="0.890571" calcext:value-type="float">
            <text:p>0.890571</text:p>
          </table:table-cell>
          <table:table-cell office:value-type="float" office:value="0.92021" calcext:value-type="float">
            <text:p>0.9202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8187" calcext:value-type="float">
            <text:p>0.88818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615202" calcext:value-type="float">
            <text:p>0.615202</text:p>
          </table:table-cell>
          <table:table-cell office:value-type="float" office:value="0.916943" calcext:value-type="float">
            <text:p>0.916943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7967" calcext:value-type="float">
            <text:p>0.89796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0.591166" calcext:value-type="float">
            <text:p>0.591166</text:p>
          </table:table-cell>
          <table:table-cell office:value-type="float" office:value="0.908314" calcext:value-type="float">
            <text:p>0.90831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3233" calcext:value-type="float">
            <text:p>0.93323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4776" calcext:value-type="float">
            <text:p>0.89477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0.486422" calcext:value-type="float">
            <text:p>0.486422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5603" calcext:value-type="float">
            <text:p>0.92560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3986" calcext:value-type="float">
            <text:p>0.93398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3809" calcext:value-type="float">
            <text:p>0.88380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0.648466" calcext:value-type="float">
            <text:p>0.64846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6362" calcext:value-type="float">
            <text:p>0.926362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9913" calcext:value-type="float">
            <text:p>0.89991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0.495449" calcext:value-type="float">
            <text:p>0.495449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6041" calcext:value-type="float">
            <text:p>0.92604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4604" calcext:value-type="float">
            <text:p>0.88460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662957" calcext:value-type="float">
            <text:p>0.662957</text:p>
          </table:table-cell>
          <table:table-cell office:value-type="float" office:value="0.908178" calcext:value-type="float">
            <text:p>0.908178</text:p>
          </table:table-cell>
          <table:table-cell office:value-type="float" office:value="0.926797" calcext:value-type="float">
            <text:p>0.926797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1977" calcext:value-type="float">
            <text:p>0.93197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901424" calcext:value-type="float">
            <text:p>0.90142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0.590938" calcext:value-type="float">
            <text:p>0.590938</text:p>
          </table:table-cell>
          <table:table-cell office:value-type="float" office:value="0.908386" calcext:value-type="float">
            <text:p>0.908386</text:p>
          </table:table-cell>
          <table:table-cell office:value-type="float" office:value="0.928966" calcext:value-type="float">
            <text:p>0.928966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1977" calcext:value-type="float">
            <text:p>0.93197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446" calcext:value-type="float">
            <text:p>0.8944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0.549193" calcext:value-type="float">
            <text:p>0.549193</text:p>
          </table:table-cell>
          <table:table-cell office:value-type="float" office:value="0.912325" calcext:value-type="float">
            <text:p>0.912325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1977" calcext:value-type="float">
            <text:p>0.93197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0854" calcext:value-type="float">
            <text:p>0.89085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31757" calcext:value-type="float">
            <text:p>0.531757</text:p>
          </table:table-cell>
          <table:table-cell office:value-type="float" office:value="0.912356" calcext:value-type="float">
            <text:p>0.91235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9139" calcext:value-type="float">
            <text:p>0.88913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0.498726" calcext:value-type="float">
            <text:p>0.498726</text:p>
          </table:table-cell>
          <table:table-cell office:value-type="float" office:value="0.917542" calcext:value-type="float">
            <text:p>0.917542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6355" calcext:value-type="float">
            <text:p>0.88635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0.454676" calcext:value-type="float">
            <text:p>0.454676</text:p>
          </table:table-cell>
          <table:table-cell office:value-type="float" office:value="0.918855" calcext:value-type="float">
            <text:p>0.918855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1726" calcext:value-type="float">
            <text:p>0.93172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2031" calcext:value-type="float">
            <text:p>0.88203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0.514331" calcext:value-type="float">
            <text:p>0.514331</text:p>
          </table:table-cell>
          <table:table-cell office:value-type="float" office:value="0.921913" calcext:value-type="float">
            <text:p>0.921913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8377" calcext:value-type="float">
            <text:p>0.88837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0.426395" calcext:value-type="float">
            <text:p>0.426395</text:p>
          </table:table-cell>
          <table:table-cell office:value-type="float" office:value="0.907953" calcext:value-type="float">
            <text:p>0.907953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8188" calcext:value-type="float">
            <text:p>0.87818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0.447448" calcext:value-type="float">
            <text:p>0.447448</text:p>
          </table:table-cell>
          <table:table-cell office:value-type="float" office:value="0.907224" calcext:value-type="float">
            <text:p>0.90722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0195" calcext:value-type="float">
            <text:p>0.88019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0.360453" calcext:value-type="float">
            <text:p>0.360453</text:p>
          </table:table-cell>
          <table:table-cell office:value-type="float" office:value="0.790101" calcext:value-type="float">
            <text:p>0.790101</text:p>
          </table:table-cell>
          <table:table-cell office:value-type="float" office:value="0.92495" calcext:value-type="float">
            <text:p>0.92495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9206" calcext:value-type="float">
            <text:p>0.85920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36042" calcext:value-type="float">
            <text:p>0.236042</text:p>
          </table:table-cell>
          <table:table-cell office:value-type="float" office:value="0.50206" calcext:value-type="float">
            <text:p>0.50206</text:p>
          </table:table-cell>
          <table:table-cell office:value-type="float" office:value="0.827207" calcext:value-type="float">
            <text:p>0.827207</text:p>
          </table:table-cell>
          <table:table-cell office:value-type="float" office:value="0.919033" calcext:value-type="float">
            <text:p>0.91903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3233" calcext:value-type="float">
            <text:p>0.93323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6586" calcext:value-type="float">
            <text:p>0.87658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0.379645" calcext:value-type="float">
            <text:p>0.379645</text:p>
          </table:table-cell>
          <table:table-cell office:value-type="float" office:value="0.762309" calcext:value-type="float">
            <text:p>0.762309</text:p>
          </table:table-cell>
          <table:table-cell office:value-type="float" office:value="0.906617" calcext:value-type="float">
            <text:p>0.906617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2982" calcext:value-type="float">
            <text:p>0.93298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6588" calcext:value-type="float">
            <text:p>0.85658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88273" calcext:value-type="float">
            <text:p>0.088273</text:p>
          </table:table-cell>
          <table:table-cell office:value-type="float" office:value="0.453095" calcext:value-type="float">
            <text:p>0.453095</text:p>
          </table:table-cell>
          <table:table-cell office:value-type="float" office:value="0.800708" calcext:value-type="float">
            <text:p>0.800708</text:p>
          </table:table-cell>
          <table:table-cell office:value-type="float" office:value="0.920726" calcext:value-type="float">
            <text:p>0.920726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3233" calcext:value-type="float">
            <text:p>0.93323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9209" calcext:value-type="float">
            <text:p>0.86920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88273" calcext:value-type="float">
            <text:p>0.088273</text:p>
          </table:table-cell>
          <table:table-cell office:value-type="float" office:value="0.395283" calcext:value-type="float">
            <text:p>0.395283</text:p>
          </table:table-cell>
          <table:table-cell office:value-type="float" office:value="0.71483" calcext:value-type="float">
            <text:p>0.71483</text:p>
          </table:table-cell>
          <table:table-cell office:value-type="float" office:value="0.902186" calcext:value-type="float">
            <text:p>0.902186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3986" calcext:value-type="float">
            <text:p>0.93398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3061" calcext:value-type="float">
            <text:p>0.85306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04305" calcext:value-type="float">
            <text:p>0.404305</text:p>
          </table:table-cell>
          <table:table-cell office:value-type="float" office:value="0.647056" calcext:value-type="float">
            <text:p>0.647056</text:p>
          </table:table-cell>
          <table:table-cell office:value-type="float" office:value="0.892654" calcext:value-type="float">
            <text:p>0.89265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3986" calcext:value-type="float">
            <text:p>0.93398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46233" calcext:value-type="float">
            <text:p>0.84623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0.35761" calcext:value-type="float">
            <text:p>0.35761</text:p>
          </table:table-cell>
          <table:table-cell office:value-type="float" office:value="0.701101" calcext:value-type="float">
            <text:p>0.701101</text:p>
          </table:table-cell>
          <table:table-cell office:value-type="float" office:value="0.888583" calcext:value-type="float">
            <text:p>0.888583</text:p>
          </table:table-cell>
          <table:table-cell office:value-type="float" office:value="0.927682" calcext:value-type="float">
            <text:p>0.92768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484" calcext:value-type="float">
            <text:p>0.93348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46207" calcext:value-type="float">
            <text:p>0.84620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0.374127" calcext:value-type="float">
            <text:p>0.374127</text:p>
          </table:table-cell>
          <table:table-cell office:value-type="float" office:value="0.745173" calcext:value-type="float">
            <text:p>0.745173</text:p>
          </table:table-cell>
          <table:table-cell office:value-type="float" office:value="0.90271" calcext:value-type="float">
            <text:p>0.9027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5242" calcext:value-type="float">
            <text:p>0.93524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4158" calcext:value-type="float">
            <text:p>0.85415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0.445313" calcext:value-type="float">
            <text:p>0.445313</text:p>
          </table:table-cell>
          <table:table-cell office:value-type="float" office:value="0.818757" calcext:value-type="float">
            <text:p>0.818757</text:p>
          </table:table-cell>
          <table:table-cell office:value-type="float" office:value="0.901944" calcext:value-type="float">
            <text:p>0.901944</text:p>
          </table:table-cell>
          <table:table-cell office:value-type="float" office:value="0.930632" calcext:value-type="float">
            <text:p>0.93063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474" calcext:value-type="float">
            <text:p>0.9347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8499" calcext:value-type="float">
            <text:p>0.86849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0.456461" calcext:value-type="float">
            <text:p>0.456461</text:p>
          </table:table-cell>
          <table:table-cell office:value-type="float" office:value="0.818143" calcext:value-type="float">
            <text:p>0.818143</text:p>
          </table:table-cell>
          <table:table-cell office:value-type="float" office:value="0.91072" calcext:value-type="float">
            <text:p>0.91072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2731" calcext:value-type="float">
            <text:p>0.932731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0238" calcext:value-type="float">
            <text:p>0.87023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0.41275" calcext:value-type="float">
            <text:p>0.41275</text:p>
          </table:table-cell>
          <table:table-cell office:value-type="float" office:value="0.846225" calcext:value-type="float">
            <text:p>0.846225</text:p>
          </table:table-cell>
          <table:table-cell office:value-type="float" office:value="0.912433" calcext:value-type="float">
            <text:p>0.91243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3735" calcext:value-type="float">
            <text:p>0.93373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8947" calcext:value-type="float">
            <text:p>0.86894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0.472822" calcext:value-type="float">
            <text:p>0.472822</text:p>
          </table:table-cell>
          <table:table-cell office:value-type="float" office:value="0.85558" calcext:value-type="float">
            <text:p>0.85558</text:p>
          </table:table-cell>
          <table:table-cell office:value-type="float" office:value="0.912012" calcext:value-type="float">
            <text:p>0.912012</text:p>
          </table:table-cell>
          <table:table-cell office:value-type="float" office:value="0.928945" calcext:value-type="float">
            <text:p>0.92894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484" calcext:value-type="float">
            <text:p>0.93348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5645" calcext:value-type="float">
            <text:p>0.87564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0.373388" calcext:value-type="float">
            <text:p>0.373388</text:p>
          </table:table-cell>
          <table:table-cell office:value-type="float" office:value="0.806314" calcext:value-type="float">
            <text:p>0.806314</text:p>
          </table:table-cell>
          <table:table-cell office:value-type="float" office:value="0.900371" calcext:value-type="float">
            <text:p>0.900371</text:p>
          </table:table-cell>
          <table:table-cell office:value-type="float" office:value="0.917802" calcext:value-type="float">
            <text:p>0.91780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4489" calcext:value-type="float">
            <text:p>0.93448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8597" calcext:value-type="float">
            <text:p>0.85859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0.420385" calcext:value-type="float">
            <text:p>0.420385</text:p>
          </table:table-cell>
          <table:table-cell office:value-type="float" office:value="0.816291" calcext:value-type="float">
            <text:p>0.816291</text:p>
          </table:table-cell>
          <table:table-cell office:value-type="float" office:value="0.898011" calcext:value-type="float">
            <text:p>0.898011</text:p>
          </table:table-cell>
          <table:table-cell office:value-type="float" office:value="0.913596" calcext:value-type="float">
            <text:p>0.913596</text:p>
          </table:table-cell>
          <table:table-cell office:value-type="float" office:value="0.928524" calcext:value-type="float">
            <text:p>0.928524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5996" calcext:value-type="float">
            <text:p>0.93599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3569" calcext:value-type="float">
            <text:p>0.86356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0.376206" calcext:value-type="float">
            <text:p>0.376206</text:p>
          </table:table-cell>
          <table:table-cell office:value-type="float" office:value="0.729498" calcext:value-type="float">
            <text:p>0.729498</text:p>
          </table:table-cell>
          <table:table-cell office:value-type="float" office:value="0.896162" calcext:value-type="float">
            <text:p>0.896162</text:p>
          </table:table-cell>
          <table:table-cell office:value-type="float" office:value="0.912421" calcext:value-type="float">
            <text:p>0.912421</text:p>
          </table:table-cell>
          <table:table-cell office:value-type="float" office:value="0.928949" calcext:value-type="float">
            <text:p>0.928949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6498" calcext:value-type="float">
            <text:p>0.93649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0262" calcext:value-type="float">
            <text:p>0.85026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0.396594" calcext:value-type="float">
            <text:p>0.396594</text:p>
          </table:table-cell>
          <table:table-cell office:value-type="float" office:value="0.673884" calcext:value-type="float">
            <text:p>0.673884</text:p>
          </table:table-cell>
          <table:table-cell office:value-type="float" office:value="0.857918" calcext:value-type="float">
            <text:p>0.857918</text:p>
          </table:table-cell>
          <table:table-cell office:value-type="float" office:value="0.902926" calcext:value-type="float">
            <text:p>0.902926</text:p>
          </table:table-cell>
          <table:table-cell office:value-type="float" office:value="0.924253" calcext:value-type="float">
            <text:p>0.924253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5242" calcext:value-type="float">
            <text:p>0.93524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4137" calcext:value-type="float">
            <text:p>0.8413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0.375532" calcext:value-type="float">
            <text:p>0.375532</text:p>
          </table:table-cell>
          <table:table-cell office:value-type="float" office:value="0.744923" calcext:value-type="float">
            <text:p>0.744923</text:p>
          </table:table-cell>
          <table:table-cell office:value-type="float" office:value="0.889252" calcext:value-type="float">
            <text:p>0.889252</text:p>
          </table:table-cell>
          <table:table-cell office:value-type="float" office:value="0.911689" calcext:value-type="float">
            <text:p>0.911689</text:p>
          </table:table-cell>
          <table:table-cell office:value-type="float" office:value="0.929219" calcext:value-type="float">
            <text:p>0.929219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3986" calcext:value-type="float">
            <text:p>0.93398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0749" calcext:value-type="float">
            <text:p>0.85074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563754" calcext:value-type="float">
            <text:p>0.563754</text:p>
          </table:table-cell>
          <table:table-cell office:value-type="float" office:value="0.742069" calcext:value-type="float">
            <text:p>0.742069</text:p>
          </table:table-cell>
          <table:table-cell office:value-type="float" office:value="0.875175" calcext:value-type="float">
            <text:p>0.875175</text:p>
          </table:table-cell>
          <table:table-cell office:value-type="float" office:value="0.909642" calcext:value-type="float">
            <text:p>0.909642</text:p>
          </table:table-cell>
          <table:table-cell office:value-type="float" office:value="0.930634" calcext:value-type="float">
            <text:p>0.930634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5493" calcext:value-type="float">
            <text:p>0.93549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7965" calcext:value-type="float">
            <text:p>0.86796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0.492332" calcext:value-type="float">
            <text:p>0.492332</text:p>
          </table:table-cell>
          <table:table-cell office:value-type="float" office:value="0.765559" calcext:value-type="float">
            <text:p>0.765559</text:p>
          </table:table-cell>
          <table:table-cell office:value-type="float" office:value="0.889643" calcext:value-type="float">
            <text:p>0.889643</text:p>
          </table:table-cell>
          <table:table-cell office:value-type="float" office:value="0.908464" calcext:value-type="float">
            <text:p>0.908464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4991" calcext:value-type="float">
            <text:p>0.934991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446" calcext:value-type="float">
            <text:p>0.8644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557401" calcext:value-type="float">
            <text:p>0.557401</text:p>
          </table:table-cell>
          <table:table-cell office:value-type="float" office:value="0.764893" calcext:value-type="float">
            <text:p>0.764893</text:p>
          </table:table-cell>
          <table:table-cell office:value-type="float" office:value="0.874727" calcext:value-type="float">
            <text:p>0.874727</text:p>
          </table:table-cell>
          <table:table-cell office:value-type="float" office:value="0.907631" calcext:value-type="float">
            <text:p>0.907631</text:p>
          </table:table-cell>
          <table:table-cell office:value-type="float" office:value="0.929325" calcext:value-type="float">
            <text:p>0.929325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3233" calcext:value-type="float">
            <text:p>0.93323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9009" calcext:value-type="float">
            <text:p>0.86900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0.495519" calcext:value-type="float">
            <text:p>0.495519</text:p>
          </table:table-cell>
          <table:table-cell office:value-type="float" office:value="0.766254" calcext:value-type="float">
            <text:p>0.766254</text:p>
          </table:table-cell>
          <table:table-cell office:value-type="float" office:value="0.888533" calcext:value-type="float">
            <text:p>0.888533</text:p>
          </table:table-cell>
          <table:table-cell office:value-type="float" office:value="0.905839" calcext:value-type="float">
            <text:p>0.905839</text:p>
          </table:table-cell>
          <table:table-cell office:value-type="float" office:value="0.928928" calcext:value-type="float">
            <text:p>0.928928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3986" calcext:value-type="float">
            <text:p>0.93398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4195" calcext:value-type="float">
            <text:p>0.86419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0.365982" calcext:value-type="float">
            <text:p>0.365982</text:p>
          </table:table-cell>
          <table:table-cell office:value-type="float" office:value="0.71493" calcext:value-type="float">
            <text:p>0.71493</text:p>
          </table:table-cell>
          <table:table-cell office:value-type="float" office:value="0.841214" calcext:value-type="float">
            <text:p>0.841214</text:p>
          </table:table-cell>
          <table:table-cell office:value-type="float" office:value="0.902743" calcext:value-type="float">
            <text:p>0.902743</text:p>
          </table:table-cell>
          <table:table-cell office:value-type="float" office:value="0.927785" calcext:value-type="float">
            <text:p>0.927785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4991" calcext:value-type="float">
            <text:p>0.934991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41053" calcext:value-type="float">
            <text:p>0.84105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0.721605" calcext:value-type="float">
            <text:p>0.721605</text:p>
          </table:table-cell>
          <table:table-cell office:value-type="float" office:value="0.856873" calcext:value-type="float">
            <text:p>0.856873</text:p>
          </table:table-cell>
          <table:table-cell office:value-type="float" office:value="0.902928" calcext:value-type="float">
            <text:p>0.902928</text:p>
          </table:table-cell>
          <table:table-cell office:value-type="float" office:value="0.9277" calcext:value-type="float">
            <text:p>0.9277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4991" calcext:value-type="float">
            <text:p>0.934991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1577" calcext:value-type="float">
            <text:p>0.85157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525719" calcext:value-type="float">
            <text:p>0.525719</text:p>
          </table:table-cell>
          <table:table-cell office:value-type="float" office:value="0.768335" calcext:value-type="float">
            <text:p>0.768335</text:p>
          </table:table-cell>
          <table:table-cell office:value-type="float" office:value="0.88025" calcext:value-type="float">
            <text:p>0.88025</text:p>
          </table:table-cell>
          <table:table-cell office:value-type="float" office:value="0.91101" calcext:value-type="float">
            <text:p>0.9110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5738" calcext:value-type="float">
            <text:p>0.93573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7466" calcext:value-type="float">
            <text:p>0.86746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0.416086" calcext:value-type="float">
            <text:p>0.416086</text:p>
          </table:table-cell>
          <table:table-cell office:value-type="float" office:value="0.716985" calcext:value-type="float">
            <text:p>0.716985</text:p>
          </table:table-cell>
          <table:table-cell office:value-type="float" office:value="0.847142" calcext:value-type="float">
            <text:p>0.847142</text:p>
          </table:table-cell>
          <table:table-cell office:value-type="float" office:value="0.910006" calcext:value-type="float">
            <text:p>0.91000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735" calcext:value-type="float">
            <text:p>0.93373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47756" calcext:value-type="float">
            <text:p>0.84775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0.51321" calcext:value-type="float">
            <text:p>0.51321</text:p>
          </table:table-cell>
          <table:table-cell office:value-type="float" office:value="0.71641" calcext:value-type="float">
            <text:p>0.71641</text:p>
          </table:table-cell>
          <table:table-cell office:value-type="float" office:value="0.826321" calcext:value-type="float">
            <text:p>0.826321</text:p>
          </table:table-cell>
          <table:table-cell office:value-type="float" office:value="0.910528" calcext:value-type="float">
            <text:p>0.910528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5745" calcext:value-type="float">
            <text:p>0.93574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5582" calcext:value-type="float">
            <text:p>0.85558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0.455628" calcext:value-type="float">
            <text:p>0.455628</text:p>
          </table:table-cell>
          <table:table-cell office:value-type="float" office:value="0.737907" calcext:value-type="float">
            <text:p>0.737907</text:p>
          </table:table-cell>
          <table:table-cell office:value-type="float" office:value="0.860924" calcext:value-type="float">
            <text:p>0.860924</text:p>
          </table:table-cell>
          <table:table-cell office:value-type="float" office:value="0.916931" calcext:value-type="float">
            <text:p>0.91693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6492" calcext:value-type="float">
            <text:p>0.93649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56149" calcext:value-type="float">
            <text:p>0.85614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0.484571" calcext:value-type="float">
            <text:p>0.484571</text:p>
          </table:table-cell>
          <table:table-cell office:value-type="float" office:value="0.744753" calcext:value-type="float">
            <text:p>0.744753</text:p>
          </table:table-cell>
          <table:table-cell office:value-type="float" office:value="0.888714" calcext:value-type="float">
            <text:p>0.888714</text:p>
          </table:table-cell>
          <table:table-cell office:value-type="float" office:value="0.921369" calcext:value-type="float">
            <text:p>0.92136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8005" calcext:value-type="float">
            <text:p>0.93800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3102" calcext:value-type="float">
            <text:p>0.86310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0.539654" calcext:value-type="float">
            <text:p>0.539654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903119" calcext:value-type="float">
            <text:p>0.903119</text:p>
          </table:table-cell>
          <table:table-cell office:value-type="float" office:value="0.925752" calcext:value-type="float">
            <text:p>0.92575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6247" calcext:value-type="float">
            <text:p>0.93624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5383" calcext:value-type="float">
            <text:p>0.87538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0.488698" calcext:value-type="float">
            <text:p>0.488698</text:p>
          </table:table-cell>
          <table:table-cell office:value-type="float" office:value="0.774091" calcext:value-type="float">
            <text:p>0.774091</text:p>
          </table:table-cell>
          <table:table-cell office:value-type="float" office:value="0.883836" calcext:value-type="float">
            <text:p>0.883836</text:p>
          </table:table-cell>
          <table:table-cell office:value-type="float" office:value="0.919522" calcext:value-type="float">
            <text:p>0.91952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7496" calcext:value-type="float">
            <text:p>0.93749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5725" calcext:value-type="float">
            <text:p>0.86572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0.505807" calcext:value-type="float">
            <text:p>0.505807</text:p>
          </table:table-cell>
          <table:table-cell office:value-type="float" office:value="0.775751" calcext:value-type="float">
            <text:p>0.775751</text:p>
          </table:table-cell>
          <table:table-cell office:value-type="float" office:value="0.889914" calcext:value-type="float">
            <text:p>0.889914</text:p>
          </table:table-cell>
          <table:table-cell office:value-type="float" office:value="0.920847" calcext:value-type="float">
            <text:p>0.920847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1217" calcext:value-type="float">
            <text:p>0.931217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68593" calcext:value-type="float">
            <text:p>0.86859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44303" calcext:value-type="float">
            <text:p>0.144303</text:p>
          </table:table-cell>
          <table:table-cell office:value-type="float" office:value="0.556027" calcext:value-type="float">
            <text:p>0.556027</text:p>
          </table:table-cell>
          <table:table-cell office:value-type="float" office:value="0.75603" calcext:value-type="float">
            <text:p>0.75603</text:p>
          </table:table-cell>
          <table:table-cell office:value-type="float" office:value="0.872912" calcext:value-type="float">
            <text:p>0.872912</text:p>
          </table:table-cell>
          <table:table-cell office:value-type="float" office:value="0.927624" calcext:value-type="float">
            <text:p>0.927624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2718" calcext:value-type="float">
            <text:p>0.932718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70771" calcext:value-type="float">
            <text:p>0.87077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0.487682" calcext:value-type="float">
            <text:p>0.487682</text:p>
          </table:table-cell>
          <table:table-cell office:value-type="float" office:value="0.734789" calcext:value-type="float">
            <text:p>0.734789</text:p>
          </table:table-cell>
          <table:table-cell office:value-type="float" office:value="0.866874" calcext:value-type="float">
            <text:p>0.866874</text:p>
          </table:table-cell>
          <table:table-cell office:value-type="float" office:value="0.921368" calcext:value-type="float">
            <text:p>0.921368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1713" calcext:value-type="float">
            <text:p>0.931713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60482" calcext:value-type="float">
            <text:p>0.86048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0.503892" calcext:value-type="float">
            <text:p>0.503892</text:p>
          </table:table-cell>
          <table:table-cell office:value-type="float" office:value="0.836397" calcext:value-type="float">
            <text:p>0.836397</text:p>
          </table:table-cell>
          <table:table-cell office:value-type="float" office:value="0.916584" calcext:value-type="float">
            <text:p>0.916584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969" calcext:value-type="float">
            <text:p>0.932969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78296" calcext:value-type="float">
            <text:p>0.878296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668187" calcext:value-type="float">
            <text:p>0.668187</text:p>
          </table:table-cell>
          <table:table-cell office:value-type="float" office:value="0.901282" calcext:value-type="float">
            <text:p>0.901282</text:p>
          </table:table-cell>
          <table:table-cell office:value-type="float" office:value="0.926443" calcext:value-type="float">
            <text:p>0.926443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4721" calcext:value-type="float">
            <text:p>0.934721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902375" calcext:value-type="float">
            <text:p>0.90237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93239" calcext:value-type="float">
            <text:p>0.593239</text:p>
          </table:table-cell>
          <table:table-cell office:value-type="float" office:value="0.867323" calcext:value-type="float">
            <text:p>0.867323</text:p>
          </table:table-cell>
          <table:table-cell office:value-type="float" office:value="0.922299" calcext:value-type="float">
            <text:p>0.92229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4714" calcext:value-type="float">
            <text:p>0.934714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1069" calcext:value-type="float">
            <text:p>0.89106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0.604853" calcext:value-type="float">
            <text:p>0.604853</text:p>
          </table:table-cell>
          <table:table-cell office:value-type="float" office:value="0.886925" calcext:value-type="float">
            <text:p>0.886925</text:p>
          </table:table-cell>
          <table:table-cell office:value-type="float" office:value="0.922522" calcext:value-type="float">
            <text:p>0.92252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4218" calcext:value-type="float">
            <text:p>0.934218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4164" calcext:value-type="float">
            <text:p>0.89416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0.514794" calcext:value-type="float">
            <text:p>0.514794</text:p>
          </table:table-cell>
          <table:table-cell office:value-type="float" office:value="0.898908" calcext:value-type="float">
            <text:p>0.898908</text:p>
          </table:table-cell>
          <table:table-cell office:value-type="float" office:value="0.921256" calcext:value-type="float">
            <text:p>0.92125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697" calcext:value-type="float">
            <text:p>0.933697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86177" calcext:value-type="float">
            <text:p>0.88617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88273" calcext:value-type="float">
            <text:p>0.088273</text:p>
          </table:table-cell>
          <table:table-cell office:value-type="float" office:value="0.555088" calcext:value-type="float">
            <text:p>0.555088</text:p>
          </table:table-cell>
          <table:table-cell office:value-type="float" office:value="0.898273" calcext:value-type="float">
            <text:p>0.898273</text:p>
          </table:table-cell>
          <table:table-cell office:value-type="float" office:value="0.925496" calcext:value-type="float">
            <text:p>0.925496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954" calcext:value-type="float">
            <text:p>0.933954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0593" calcext:value-type="float">
            <text:p>0.89059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88273" calcext:value-type="float">
            <text:p>0.088273</text:p>
          </table:table-cell>
          <table:table-cell office:value-type="float" office:value="0.594771" calcext:value-type="float">
            <text:p>0.594771</text:p>
          </table:table-cell>
          <table:table-cell office:value-type="float" office:value="0.888712" calcext:value-type="float">
            <text:p>0.888712</text:p>
          </table:table-cell>
          <table:table-cell office:value-type="float" office:value="0.917809" calcext:value-type="float">
            <text:p>0.91780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5455" calcext:value-type="float">
            <text:p>0.935455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2987" calcext:value-type="float">
            <text:p>0.89298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0.538125" calcext:value-type="float">
            <text:p>0.538125</text:p>
          </table:table-cell>
          <table:table-cell office:value-type="float" office:value="0.901693" calcext:value-type="float">
            <text:p>0.901693</text:p>
          </table:table-cell>
          <table:table-cell office:value-type="float" office:value="0.92277" calcext:value-type="float">
            <text:p>0.92277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705" calcext:value-type="float">
            <text:p>0.932705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88841" calcext:value-type="float">
            <text:p>0.88884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0.521219" calcext:value-type="float">
            <text:p>0.521219</text:p>
          </table:table-cell>
          <table:table-cell office:value-type="float" office:value="0.891103" calcext:value-type="float">
            <text:p>0.891103</text:p>
          </table:table-cell>
          <table:table-cell office:value-type="float" office:value="0.923937" calcext:value-type="float">
            <text:p>0.923937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456" calcext:value-type="float">
            <text:p>0.931456</text:p>
          </table:table-cell>
          <table:table-cell office:value-type="float" office:value="0.939499" calcext:value-type="float">
            <text:p>0.93949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6082" calcext:value-type="float">
            <text:p>0.88608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0.495393" calcext:value-type="float">
            <text:p>0.495393</text:p>
          </table:table-cell>
          <table:table-cell office:value-type="float" office:value="0.906903" calcext:value-type="float">
            <text:p>0.906903</text:p>
          </table:table-cell>
          <table:table-cell office:value-type="float" office:value="0.928881" calcext:value-type="float">
            <text:p>0.92888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8984" calcext:value-type="float">
            <text:p>0.93898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5449" calcext:value-type="float">
            <text:p>0.88544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0.677102" calcext:value-type="float">
            <text:p>0.677102</text:p>
          </table:table-cell>
          <table:table-cell office:value-type="float" office:value="0.917136" calcext:value-type="float">
            <text:p>0.91713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8495" calcext:value-type="float">
            <text:p>0.93849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904778" calcext:value-type="float">
            <text:p>0.90477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906778" calcext:value-type="float">
            <text:p>0.906778</text:p>
          </table:table-cell>
          <table:table-cell office:value-type="float" office:value="0.927779" calcext:value-type="float">
            <text:p>0.92777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456" calcext:value-type="float">
            <text:p>0.931456</text:p>
          </table:table-cell>
          <table:table-cell office:value-type="float" office:value="0.939499" calcext:value-type="float">
            <text:p>0.93949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5092" calcext:value-type="float">
            <text:p>0.88509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0.402892" calcext:value-type="float">
            <text:p>0.402892</text:p>
          </table:table-cell>
          <table:table-cell office:value-type="float" office:value="0.89003" calcext:value-type="float">
            <text:p>0.89003</text:p>
          </table:table-cell>
          <table:table-cell office:value-type="float" office:value="0.927043" calcext:value-type="float">
            <text:p>0.92704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899" calcext:value-type="float">
            <text:p>0.9389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4328" calcext:value-type="float">
            <text:p>0.87432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0.559486" calcext:value-type="float">
            <text:p>0.559486</text:p>
          </table:table-cell>
          <table:table-cell office:value-type="float" office:value="0.911218" calcext:value-type="float">
            <text:p>0.911218</text:p>
          </table:table-cell>
          <table:table-cell office:value-type="float" office:value="0.930307" calcext:value-type="float">
            <text:p>0.930307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4972" calcext:value-type="float">
            <text:p>0.934972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291" calcext:value-type="float">
            <text:p>0.8929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0.419303" calcext:value-type="float">
            <text:p>0.419303</text:p>
          </table:table-cell>
          <table:table-cell office:value-type="float" office:value="0.893456" calcext:value-type="float">
            <text:p>0.893456</text:p>
          </table:table-cell>
          <table:table-cell office:value-type="float" office:value="0.929101" calcext:value-type="float">
            <text:p>0.92910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454" calcext:value-type="float">
            <text:p>0.932454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76743" calcext:value-type="float">
            <text:p>0.87674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0.414123" calcext:value-type="float">
            <text:p>0.414123</text:p>
          </table:table-cell>
          <table:table-cell office:value-type="float" office:value="0.857633" calcext:value-type="float">
            <text:p>0.857633</text:p>
          </table:table-cell>
          <table:table-cell office:value-type="float" office:value="0.929115" calcext:value-type="float">
            <text:p>0.92911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72" calcext:value-type="float">
            <text:p>0.93172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72571" calcext:value-type="float">
            <text:p>0.87257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0.380868" calcext:value-type="float">
            <text:p>0.380868</text:p>
          </table:table-cell>
          <table:table-cell office:value-type="float" office:value="0.906364" calcext:value-type="float">
            <text:p>0.906364</text:p>
          </table:table-cell>
          <table:table-cell office:value-type="float" office:value="0.930411" calcext:value-type="float">
            <text:p>0.93041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7754" calcext:value-type="float">
            <text:p>0.93775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3972" calcext:value-type="float">
            <text:p>0.87397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52108" calcext:value-type="float">
            <text:p>0.552108</text:p>
          </table:table-cell>
          <table:table-cell office:value-type="float" office:value="0.908648" calcext:value-type="float">
            <text:p>0.908648</text:p>
          </table:table-cell>
          <table:table-cell office:value-type="float" office:value="0.930563" calcext:value-type="float">
            <text:p>0.930563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1475" calcext:value-type="float">
            <text:p>0.931475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1591" calcext:value-type="float">
            <text:p>0.89159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0.467463" calcext:value-type="float">
            <text:p>0.467463</text:p>
          </table:table-cell>
          <table:table-cell office:value-type="float" office:value="0.879784" calcext:value-type="float">
            <text:p>0.879784</text:p>
          </table:table-cell>
          <table:table-cell office:value-type="float" office:value="0.930618" calcext:value-type="float">
            <text:p>0.930618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3233" calcext:value-type="float">
            <text:p>0.933233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80422" calcext:value-type="float">
            <text:p>0.88042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0.52234" calcext:value-type="float">
            <text:p>0.52234</text:p>
          </table:table-cell>
          <table:table-cell office:value-type="float" office:value="0.892675" calcext:value-type="float">
            <text:p>0.892675</text:p>
          </table:table-cell>
          <table:table-cell office:value-type="float" office:value="0.926333" calcext:value-type="float">
            <text:p>0.926333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982" calcext:value-type="float">
            <text:p>0.932982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86745" calcext:value-type="float">
            <text:p>0.88674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62639" calcext:value-type="float">
            <text:p>0.62639</text:p>
          </table:table-cell>
          <table:table-cell office:value-type="float" office:value="0.898895" calcext:value-type="float">
            <text:p>0.898895</text:p>
          </table:table-cell>
          <table:table-cell office:value-type="float" office:value="0.927617" calcext:value-type="float">
            <text:p>0.927617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6749" calcext:value-type="float">
            <text:p>0.936749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8277" calcext:value-type="float">
            <text:p>0.89827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5453" calcext:value-type="float">
            <text:p>0.55453</text:p>
          </table:table-cell>
          <table:table-cell office:value-type="float" office:value="0.895429" calcext:value-type="float">
            <text:p>0.895429</text:p>
          </table:table-cell>
          <table:table-cell office:value-type="float" office:value="0.928415" calcext:value-type="float">
            <text:p>0.928415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6498" calcext:value-type="float">
            <text:p>0.936498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0799" calcext:value-type="float">
            <text:p>0.890799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0.679739" calcext:value-type="float">
            <text:p>0.679739</text:p>
          </table:table-cell>
          <table:table-cell office:value-type="float" office:value="0.919704" calcext:value-type="float">
            <text:p>0.91970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6247" calcext:value-type="float">
            <text:p>0.936247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905953" calcext:value-type="float">
            <text:p>0.905953</text:p>
          </table:table-cell>
          <table:table-cell>
            <draw:frame draw:z-index="0" draw:style-name="gr1" draw:text-style-name="P1" svg:width="22.348cm" svg:height="12.57cm" svg:x="0.003cm" svg:y="0cm">
              <draw:object draw:notify-on-update-of-ranges="mcc.A2:mcc.A451 mcc.C1:mcc.C1 mcc.C2:mcc.C451 mcc.D1:mcc.D1 mcc.D2:mcc.D451 mcc.E1:mcc.E1 mcc.E2:mcc.E451 mcc.F1:mcc.F1 mcc.F2:mcc.F451 mcc.G1:mcc.G1 mcc.G2:mcc.G451 mcc.H1:mcc.H1 mcc.H2:mcc.H451 mcc.I1:mcc.I1 mcc.I2:mcc.I451 mcc.J1:mcc.J1 mcc.J2:mcc.J451 mcc.K1:mcc.K1 mcc.K2:mcc.K451 mcc.L1:mcc.L1 mcc.L2:mcc.L451 mcc.M1:mcc.M1 mcc.M2:mcc.M451 mcc.N1:mcc.N1 mcc.N2:mcc.N4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0.702285" calcext:value-type="float">
            <text:p>0.702285</text:p>
          </table:table-cell>
          <table:table-cell office:value-type="float" office:value="0.920431" calcext:value-type="float">
            <text:p>0.920431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4489" calcext:value-type="float">
            <text:p>0.934489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908105" calcext:value-type="float">
            <text:p>0.90810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704171" calcext:value-type="float">
            <text:p>0.704171</text:p>
          </table:table-cell>
          <table:table-cell office:value-type="float" office:value="0.911498" calcext:value-type="float">
            <text:p>0.911498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907199" calcext:value-type="float">
            <text:p>0.90719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626765" calcext:value-type="float">
            <text:p>0.626765</text:p>
          </table:table-cell>
          <table:table-cell office:value-type="float" office:value="0.905058" calcext:value-type="float">
            <text:p>0.905058</text:p>
          </table:table-cell>
          <table:table-cell office:value-type="float" office:value="0.925499" calcext:value-type="float">
            <text:p>0.92549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479" calcext:value-type="float">
            <text:p>0.932479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98292" calcext:value-type="float">
            <text:p>0.89829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0.460425" calcext:value-type="float">
            <text:p>0.460425</text:p>
          </table:table-cell>
          <table:table-cell office:value-type="float" office:value="0.889565" calcext:value-type="float">
            <text:p>0.889565</text:p>
          </table:table-cell>
          <table:table-cell office:value-type="float" office:value="0.913514" calcext:value-type="float">
            <text:p>0.913514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228" calcext:value-type="float">
            <text:p>0.932228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78885" calcext:value-type="float">
            <text:p>0.87888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0.497431" calcext:value-type="float">
            <text:p>0.497431</text:p>
          </table:table-cell>
          <table:table-cell office:value-type="float" office:value="0.892652" calcext:value-type="float">
            <text:p>0.892652</text:p>
          </table:table-cell>
          <table:table-cell office:value-type="float" office:value="0.914529" calcext:value-type="float">
            <text:p>0.91452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2982" calcext:value-type="float">
            <text:p>0.932982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83071" calcext:value-type="float">
            <text:p>0.88307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0.436582" calcext:value-type="float">
            <text:p>0.436582</text:p>
          </table:table-cell>
          <table:table-cell office:value-type="float" office:value="0.855302" calcext:value-type="float">
            <text:p>0.855302</text:p>
          </table:table-cell>
          <table:table-cell office:value-type="float" office:value="0.910412" calcext:value-type="float">
            <text:p>0.910412</text:p>
          </table:table-cell>
          <table:table-cell office:value-type="float" office:value="0.930306" calcext:value-type="float">
            <text:p>0.930306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3986" calcext:value-type="float">
            <text:p>0.933986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72899" calcext:value-type="float">
            <text:p>0.87289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0.546929" calcext:value-type="float">
            <text:p>0.546929</text:p>
          </table:table-cell>
          <table:table-cell office:value-type="float" office:value="0.886762" calcext:value-type="float">
            <text:p>0.886762</text:p>
          </table:table-cell>
          <table:table-cell office:value-type="float" office:value="0.909975" calcext:value-type="float">
            <text:p>0.909975</text:p>
          </table:table-cell>
          <table:table-cell office:value-type="float" office:value="0.929637" calcext:value-type="float">
            <text:p>0.929637</text:p>
          </table:table-cell>
          <table:table-cell table:number-columns-repeated="4" office:value-type="float" office:value="0.930721" calcext:value-type="float">
            <text:p>0.930721</text:p>
          </table:table-cell>
          <table:table-cell office:value-type="float" office:value="0.932731" calcext:value-type="float">
            <text:p>0.932731</text:p>
          </table:table-cell>
          <table:table-cell table:number-columns-repeated="2" office:value-type="float" office:value="0.939512" calcext:value-type="float">
            <text:p>0.939512</text:p>
          </table:table-cell>
          <table:table-cell office:value-type="float" office:value="0.886843" calcext:value-type="float">
            <text:p>0.88684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0.553709" calcext:value-type="float">
            <text:p>0.553709</text:p>
          </table:table-cell>
          <table:table-cell office:value-type="float" office:value="0.88919" calcext:value-type="float">
            <text:p>0.88919</text:p>
          </table:table-cell>
          <table:table-cell office:value-type="float" office:value="0.909213" calcext:value-type="float">
            <text:p>0.909213</text:p>
          </table:table-cell>
          <table:table-cell office:value-type="float" office:value="0.925262" calcext:value-type="float">
            <text:p>0.925262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7754" calcext:value-type="float">
            <text:p>0.93775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6873" calcext:value-type="float">
            <text:p>0.88687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0.567121" calcext:value-type="float">
            <text:p>0.567121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6159" calcext:value-type="float">
            <text:p>0.91615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901" calcext:value-type="float">
            <text:p>0.93901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6914" calcext:value-type="float">
            <text:p>0.88691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51341" calcext:value-type="float">
            <text:p>0.51341</text:p>
          </table:table-cell>
          <table:table-cell office:value-type="float" office:value="0.877287" calcext:value-type="float">
            <text:p>0.877287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7349" calcext:value-type="float">
            <text:p>0.917349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7754" calcext:value-type="float">
            <text:p>0.937754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0715" calcext:value-type="float">
            <text:p>0.88071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0.47023" calcext:value-type="float">
            <text:p>0.47023</text:p>
          </table:table-cell>
          <table:table-cell office:value-type="float" office:value="0.828466" calcext:value-type="float">
            <text:p>0.828466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19594" calcext:value-type="float">
            <text:p>0.919594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8005" calcext:value-type="float">
            <text:p>0.93800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1765" calcext:value-type="float">
            <text:p>0.87176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0.458108" calcext:value-type="float">
            <text:p>0.458108</text:p>
          </table:table-cell>
          <table:table-cell office:value-type="float" office:value="0.818415" calcext:value-type="float">
            <text:p>0.818415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22931" calcext:value-type="float">
            <text:p>0.922931</text:p>
          </table:table-cell>
          <table:table-cell table:number-columns-repeated="5" office:value-type="float" office:value="0.930721" calcext:value-type="float">
            <text:p>0.930721</text:p>
          </table:table-cell>
          <table:table-cell office:value-type="float" office:value="0.935996" calcext:value-type="float">
            <text:p>0.93599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968" calcext:value-type="float">
            <text:p>0.8696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0.487272" calcext:value-type="float">
            <text:p>0.487272</text:p>
          </table:table-cell>
          <table:table-cell office:value-type="float" office:value="0.877349" calcext:value-type="float">
            <text:p>0.877349</text:p>
          </table:table-cell>
          <table:table-cell office:value-type="float" office:value="0.914573" calcext:value-type="float">
            <text:p>0.91457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6749" calcext:value-type="float">
            <text:p>0.936749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0027" calcext:value-type="float">
            <text:p>0.88002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67327" calcext:value-type="float">
            <text:p>0.367327</text:p>
          </table:table-cell>
          <table:table-cell office:value-type="float" office:value="0.649141" calcext:value-type="float">
            <text:p>0.649141</text:p>
          </table:table-cell>
          <table:table-cell office:value-type="float" office:value="0.906824" calcext:value-type="float">
            <text:p>0.906824</text:p>
          </table:table-cell>
          <table:table-cell office:value-type="float" office:value="0.91797" calcext:value-type="float">
            <text:p>0.91797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6498" calcext:value-type="float">
            <text:p>0.93649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9476" calcext:value-type="float">
            <text:p>0.89947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20324" calcext:value-type="float">
            <text:p>0.320324</text:p>
          </table:table-cell>
          <table:table-cell office:value-type="float" office:value="0.631221" calcext:value-type="float">
            <text:p>0.631221</text:p>
          </table:table-cell>
          <table:table-cell office:value-type="float" office:value="0.906263" calcext:value-type="float">
            <text:p>0.906263</text:p>
          </table:table-cell>
          <table:table-cell office:value-type="float" office:value="0.918263" calcext:value-type="float">
            <text:p>0.91826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7708" calcext:value-type="float">
            <text:p>0.89770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0.515118" calcext:value-type="float">
            <text:p>0.515118</text:p>
          </table:table-cell>
          <table:table-cell office:value-type="float" office:value="0.907132" calcext:value-type="float">
            <text:p>0.907132</text:p>
          </table:table-cell>
          <table:table-cell office:value-type="float" office:value="0.927117" calcext:value-type="float">
            <text:p>0.927117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7252" calcext:value-type="float">
            <text:p>0.93725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7095" calcext:value-type="float">
            <text:p>0.88709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0.415176" calcext:value-type="float">
            <text:p>0.415176</text:p>
          </table:table-cell>
          <table:table-cell office:value-type="float" office:value="0.887296" calcext:value-type="float">
            <text:p>0.887296</text:p>
          </table:table-cell>
          <table:table-cell office:value-type="float" office:value="0.928764" calcext:value-type="float">
            <text:p>0.928764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6498" calcext:value-type="float">
            <text:p>0.93649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5206" calcext:value-type="float">
            <text:p>0.87520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0.423573" calcext:value-type="float">
            <text:p>0.423573</text:p>
          </table:table-cell>
          <table:table-cell office:value-type="float" office:value="0.887107" calcext:value-type="float">
            <text:p>0.887107</text:p>
          </table:table-cell>
          <table:table-cell office:value-type="float" office:value="0.925367" calcext:value-type="float">
            <text:p>0.925367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5745" calcext:value-type="float">
            <text:p>0.93574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5612" calcext:value-type="float">
            <text:p>0.87561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0.436737" calcext:value-type="float">
            <text:p>0.436737</text:p>
          </table:table-cell>
          <table:table-cell office:value-type="float" office:value="0.914637" calcext:value-type="float">
            <text:p>0.914637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4991" calcext:value-type="float">
            <text:p>0.934991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0142" calcext:value-type="float">
            <text:p>0.88014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0.481601" calcext:value-type="float">
            <text:p>0.481601</text:p>
          </table:table-cell>
          <table:table-cell office:value-type="float" office:value="0.91222" calcext:value-type="float">
            <text:p>0.91222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5996" calcext:value-type="float">
            <text:p>0.93599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4487" calcext:value-type="float">
            <text:p>0.88448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0.550715" calcext:value-type="float">
            <text:p>0.550715</text:p>
          </table:table-cell>
          <table:table-cell office:value-type="float" office:value="0.917685" calcext:value-type="float">
            <text:p>0.917685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5745" calcext:value-type="float">
            <text:p>0.935745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91919" calcext:value-type="float">
            <text:p>0.89191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0.428523" calcext:value-type="float">
            <text:p>0.428523</text:p>
          </table:table-cell>
          <table:table-cell office:value-type="float" office:value="0.915126" calcext:value-type="float">
            <text:p>0.915126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5996" calcext:value-type="float">
            <text:p>0.935996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9469" calcext:value-type="float">
            <text:p>0.87946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0.444315" calcext:value-type="float">
            <text:p>0.444315</text:p>
          </table:table-cell>
          <table:table-cell office:value-type="float" office:value="0.909214" calcext:value-type="float">
            <text:p>0.909214</text:p>
          </table:table-cell>
          <table:table-cell table:number-columns-repeated="7" office:value-type="float" office:value="0.930721" calcext:value-type="float">
            <text:p>0.930721</text:p>
          </table:table-cell>
          <table:table-cell office:value-type="float" office:value="0.935242" calcext:value-type="float">
            <text:p>0.935242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80382" calcext:value-type="float">
            <text:p>0.88038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73976" calcext:value-type="float">
            <text:p>0.473976</text:p>
          </table:table-cell>
          <table:table-cell office:value-type="float" office:value="0.868197" calcext:value-type="float">
            <text:p>0.868197</text:p>
          </table:table-cell>
          <table:table-cell office:value-type="float" office:value="0.920188" calcext:value-type="float">
            <text:p>0.920188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4238" calcext:value-type="float">
            <text:p>0.934238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78093" calcext:value-type="float">
            <text:p>0.87809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05339" calcext:value-type="float">
            <text:p>0.305339</text:p>
          </table:table-cell>
          <table:table-cell office:value-type="float" office:value="0.45989" calcext:value-type="float">
            <text:p>0.45989</text:p>
          </table:table-cell>
          <table:table-cell office:value-type="float" office:value="0.782417" calcext:value-type="float">
            <text:p>0.782417</text:p>
          </table:table-cell>
          <table:table-cell office:value-type="float" office:value="0.922692" calcext:value-type="float">
            <text:p>0.922692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8633" calcext:value-type="float">
            <text:p>0.86863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0.414096" calcext:value-type="float">
            <text:p>0.414096</text:p>
          </table:table-cell>
          <table:table-cell office:value-type="float" office:value="0.818528" calcext:value-type="float">
            <text:p>0.818528</text:p>
          </table:table-cell>
          <table:table-cell office:value-type="float" office:value="0.9243" calcext:value-type="float">
            <text:p>0.9243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7503" calcext:value-type="float">
            <text:p>0.93750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7876" calcext:value-type="float">
            <text:p>0.86787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50385" calcext:value-type="float">
            <text:p>0.450385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925466" calcext:value-type="float">
            <text:p>0.925466</text:p>
          </table:table-cell>
          <table:table-cell table:number-columns-repeated="6" office:value-type="float" office:value="0.930721" calcext:value-type="float">
            <text:p>0.930721</text:p>
          </table:table-cell>
          <table:table-cell office:value-type="float" office:value="0.935493" calcext:value-type="float">
            <text:p>0.935493</text:p>
          </table:table-cell>
          <table:table-cell office:value-type="float" office:value="0.939512" calcext:value-type="float">
            <text:p>0.939512</text:p>
          </table:table-cell>
          <table:table-cell office:value-type="float" office:value="0.862389" calcext:value-type="float">
            <text:p>0.8623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10:40:11.121043124</dc:date>
    <meta:editing-duration>PT1M40S</meta:editing-duration>
    <meta:editing-cycles>1</meta:editing-cycles>
    <meta:document-statistic meta:table-count="1" meta:cell-count="63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451 mcc.C1:mcc.N451" chart:data-source-has-labels="both" svg:x="1.427cm" svg:y="0.251cm" svg:width="17.532cm" svg:height="11.118cm">
          <chart:coordinate-region svg:x="2.298cm" svg:y="0.453cm" svg:width="16.556cm" svg:height="10.71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45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451" chart:label-cell-address="mcc.C1:mcc.C1" chart:class="chart:line">
            <chart:data-point chart:repeated="450"/>
          </chart:series>
          <chart:series chart:style-name="ch9" chart:values-cell-range-address="mcc.D2:mcc.D451" chart:label-cell-address="mcc.D1:mcc.D1" chart:class="chart:line">
            <chart:data-point chart:repeated="450"/>
          </chart:series>
          <chart:series chart:style-name="ch10" chart:values-cell-range-address="mcc.E2:mcc.E451" chart:label-cell-address="mcc.E1:mcc.E1" chart:class="chart:line">
            <chart:data-point chart:repeated="450"/>
          </chart:series>
          <chart:series chart:style-name="ch11" chart:values-cell-range-address="mcc.F2:mcc.F451" chart:label-cell-address="mcc.F1:mcc.F1" chart:class="chart:line">
            <chart:data-point chart:repeated="450"/>
          </chart:series>
          <chart:series chart:style-name="ch12" chart:values-cell-range-address="mcc.G2:mcc.G451" chart:label-cell-address="mcc.G1:mcc.G1" chart:class="chart:line">
            <chart:data-point chart:repeated="450"/>
          </chart:series>
          <chart:series chart:style-name="ch13" chart:values-cell-range-address="mcc.H2:mcc.H451" chart:label-cell-address="mcc.H1:mcc.H1" chart:class="chart:line">
            <chart:data-point chart:repeated="450"/>
          </chart:series>
          <chart:series chart:style-name="ch14" chart:values-cell-range-address="mcc.I2:mcc.I451" chart:label-cell-address="mcc.I1:mcc.I1" chart:class="chart:line">
            <chart:data-point chart:repeated="450"/>
          </chart:series>
          <chart:series chart:style-name="ch15" chart:values-cell-range-address="mcc.J2:mcc.J451" chart:label-cell-address="mcc.J1:mcc.J1" chart:class="chart:line">
            <chart:data-point chart:repeated="450"/>
          </chart:series>
          <chart:series chart:style-name="ch16" chart:values-cell-range-address="mcc.K2:mcc.K451" chart:label-cell-address="mcc.K1:mcc.K1" chart:class="chart:line">
            <chart:data-point chart:repeated="450"/>
          </chart:series>
          <chart:series chart:style-name="ch17" chart:values-cell-range-address="mcc.L2:mcc.L451" chart:label-cell-address="mcc.L1:mcc.L1" chart:class="chart:line">
            <chart:data-point chart:repeated="450"/>
          </chart:series>
          <chart:series chart:style-name="ch18" chart:values-cell-range-address="mcc.M2:mcc.M451" chart:label-cell-address="mcc.M1:mcc.M1" chart:class="chart:line">
            <chart:data-point chart:repeated="450"/>
          </chart:series>
          <chart:series chart:style-name="ch19" chart:values-cell-range-address="mcc.N2:mcc.N451" chart:label-cell-address="mcc.N1:mcc.N1" chart:class="chart:line">
            <chart:data-point chart:repeated="4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451</svg:desc>
                </draw:g>
              </table:table-cell>
              <table:table-cell office:value-type="float" office:value="-1">
                <text:p>-1</text:p>
                <draw:g>
                  <svg:desc>mcc.C2:mcc.C451</svg:desc>
                </draw:g>
              </table:table-cell>
              <table:table-cell office:value-type="float" office:value="-1">
                <text:p>-1</text:p>
                <draw:g>
                  <svg:desc>mcc.D2:mcc.D451</svg:desc>
                </draw:g>
              </table:table-cell>
              <table:table-cell office:value-type="float" office:value="-1">
                <text:p>-1</text:p>
                <draw:g>
                  <svg:desc>mcc.E2:mcc.E451</svg:desc>
                </draw:g>
              </table:table-cell>
              <table:table-cell office:value-type="float" office:value="-1">
                <text:p>-1</text:p>
                <draw:g>
                  <svg:desc>mcc.F2:mcc.F451</svg:desc>
                </draw:g>
              </table:table-cell>
              <table:table-cell office:value-type="float" office:value="-1">
                <text:p>-1</text:p>
                <draw:g>
                  <svg:desc>mcc.G2:mcc.G451</svg:desc>
                </draw:g>
              </table:table-cell>
              <table:table-cell office:value-type="float" office:value="-1">
                <text:p>-1</text:p>
                <draw:g>
                  <svg:desc>mcc.H2:mcc.H451</svg:desc>
                </draw:g>
              </table:table-cell>
              <table:table-cell office:value-type="float" office:value="-1">
                <text:p>-1</text:p>
                <draw:g>
                  <svg:desc>mcc.I2:mcc.I451</svg:desc>
                </draw:g>
              </table:table-cell>
              <table:table-cell office:value-type="float" office:value="-1">
                <text:p>-1</text:p>
                <draw:g>
                  <svg:desc>mcc.J2:mcc.J451</svg:desc>
                </draw:g>
              </table:table-cell>
              <table:table-cell office:value-type="float" office:value="-1">
                <text:p>-1</text:p>
                <draw:g>
                  <svg:desc>mcc.K2:mcc.K451</svg:desc>
                </draw:g>
              </table:table-cell>
              <table:table-cell office:value-type="float" office:value="-0.246487">
                <text:p>-0.246487</text:p>
                <draw:g>
                  <svg:desc>mcc.L2:mcc.L451</svg:desc>
                </draw:g>
              </table:table-cell>
              <table:table-cell office:value-type="float" office:value="0.497213">
                <text:p>0.497213</text:p>
                <draw:g>
                  <svg:desc>mcc.M2:mcc.M451</svg:desc>
                </draw:g>
              </table:table-cell>
              <table:table-cell office:value-type="float" office:value="-0.924649">
                <text:p>-0.924649</text:p>
                <draw:g>
                  <svg:desc>mcc.N2:mcc.N4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43967">
                <text:p>-0.743967</text:p>
              </table:table-cell>
              <table:table-cell office:value-type="float" office:value="-0.209999">
                <text:p>-0.209999</text:p>
              </table:table-cell>
              <table:table-cell office:value-type="float" office:value="-0.053989">
                <text:p>-0.053989</text:p>
              </table:table-cell>
              <table:table-cell office:value-type="float" office:value="0.00087">
                <text:p>0.00087</text:p>
              </table:table-cell>
              <table:table-cell office:value-type="float" office:value="0.106543">
                <text:p>0.106543</text:p>
              </table:table-cell>
              <table:table-cell office:value-type="float" office:value="0.287122">
                <text:p>0.287122</text:p>
              </table:table-cell>
              <table:table-cell office:value-type="float" office:value="0.420137">
                <text:p>0.420137</text:p>
              </table:table-cell>
              <table:table-cell office:value-type="float" office:value="0.544458">
                <text:p>0.544458</text:p>
              </table:table-cell>
              <table:table-cell office:value-type="float" office:value="-0.319328">
                <text:p>-0.3193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411322">
                <text:p>-0.411322</text:p>
              </table:table-cell>
              <table:table-cell office:value-type="float" office:value="-0.077796">
                <text:p>-0.077796</text:p>
              </table:table-cell>
              <table:table-cell office:value-type="float" office:value="-0.003204">
                <text:p>-0.003204</text:p>
              </table:table-cell>
              <table:table-cell office:value-type="float" office:value="0.091175">
                <text:p>0.091175</text:p>
              </table:table-cell>
              <table:table-cell office:value-type="float" office:value="0.239859">
                <text:p>0.239859</text:p>
              </table:table-cell>
              <table:table-cell office:value-type="float" office:value="0.345343">
                <text:p>0.345343</text:p>
              </table:table-cell>
              <table:table-cell office:value-type="float" office:value="0.492771">
                <text:p>0.492771</text:p>
              </table:table-cell>
              <table:table-cell office:value-type="float" office:value="0.544458">
                <text:p>0.544458</text:p>
              </table:table-cell>
              <table:table-cell office:value-type="float" office:value="-0.232317">
                <text:p>-0.2323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88571">
                <text:p>-0.888571</text:p>
              </table:table-cell>
              <table:table-cell office:value-type="float" office:value="-0.145134">
                <text:p>-0.145134</text:p>
              </table:table-cell>
              <table:table-cell office:value-type="float" office:value="-0.022666">
                <text:p>-0.022666</text:p>
              </table:table-cell>
              <table:table-cell office:value-type="float" office:value="0.056918">
                <text:p>0.056918</text:p>
              </table:table-cell>
              <table:table-cell office:value-type="float" office:value="0.188712">
                <text:p>0.188712</text:p>
              </table:table-cell>
              <table:table-cell office:value-type="float" office:value="0.323581">
                <text:p>0.323581</text:p>
              </table:table-cell>
              <table:table-cell office:value-type="float" office:value="0.391983">
                <text:p>0.391983</text:p>
              </table:table-cell>
              <table:table-cell office:value-type="float" office:value="0.506455">
                <text:p>0.506455</text:p>
              </table:table-cell>
              <table:table-cell office:value-type="float" office:value="0.544458">
                <text:p>0.544458</text:p>
              </table:table-cell>
              <table:table-cell office:value-type="float" office:value="-0.158872">
                <text:p>-0.158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677105">
                <text:p>-0.677105</text:p>
              </table:table-cell>
              <table:table-cell office:value-type="float" office:value="-0.039274">
                <text:p>-0.039274</text:p>
              </table:table-cell>
              <table:table-cell office:value-type="float" office:value="0.049169">
                <text:p>0.049169</text:p>
              </table:table-cell>
              <table:table-cell office:value-type="float" office:value="0.148159">
                <text:p>0.148159</text:p>
              </table:table-cell>
              <table:table-cell office:value-type="float" office:value="0.284169">
                <text:p>0.284169</text:p>
              </table:table-cell>
              <table:table-cell office:value-type="float" office:value="0.346311">
                <text:p>0.346311</text:p>
              </table:table-cell>
              <table:table-cell office:value-type="float" office:value="0.452452">
                <text:p>0.452452</text:p>
              </table:table-cell>
              <table:table-cell office:value-type="float" office:value="0.519163">
                <text:p>0.519163</text:p>
              </table:table-cell>
              <table:table-cell office:value-type="float" office:value="0.587058">
                <text:p>0.587058</text:p>
              </table:table-cell>
              <table:table-cell office:value-type="float" office:value="-0.091696">
                <text:p>-0.0916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19331">
                <text:p>-0.119331</text:p>
              </table:table-cell>
              <table:table-cell office:value-type="float" office:value="0.026297">
                <text:p>0.026297</text:p>
              </table:table-cell>
              <table:table-cell office:value-type="float" office:value="0.129419">
                <text:p>0.129419</text:p>
              </table:table-cell>
              <table:table-cell office:value-type="float" office:value="0.245093">
                <text:p>0.245093</text:p>
              </table:table-cell>
              <table:table-cell office:value-type="float" office:value="0.329436">
                <text:p>0.329436</text:p>
              </table:table-cell>
              <table:table-cell office:value-type="float" office:value="0.385456">
                <text:p>0.385456</text:p>
              </table:table-cell>
              <table:table-cell office:value-type="float" office:value="0.475362">
                <text:p>0.475362</text:p>
              </table:table-cell>
              <table:table-cell office:value-type="float" office:value="0.530909">
                <text:p>0.530909</text:p>
              </table:table-cell>
              <table:table-cell office:value-type="float" office:value="0.587058">
                <text:p>0.587058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804778">
                <text:p>-0.804778</text:p>
              </table:table-cell>
              <table:table-cell office:value-type="float" office:value="-0.032556">
                <text:p>-0.032556</text:p>
              </table:table-cell>
              <table:table-cell office:value-type="float" office:value="0.084589">
                <text:p>0.084589</text:p>
              </table:table-cell>
              <table:table-cell office:value-type="float" office:value="0.206265">
                <text:p>0.206265</text:p>
              </table:table-cell>
              <table:table-cell office:value-type="float" office:value="0.315862">
                <text:p>0.315862</text:p>
              </table:table-cell>
              <table:table-cell office:value-type="float" office:value="0.35794">
                <text:p>0.35794</text:p>
              </table:table-cell>
              <table:table-cell office:value-type="float" office:value="0.444498">
                <text:p>0.444498</text:p>
              </table:table-cell>
              <table:table-cell office:value-type="float" office:value="0.495682">
                <text:p>0.495682</text:p>
              </table:table-cell>
              <table:table-cell office:value-type="float" office:value="0.541489">
                <text:p>0.541489</text:p>
              </table:table-cell>
              <table:table-cell office:value-type="float" office:value="0.587058">
                <text:p>0.587058</text:p>
              </table:table-cell>
              <table:table-cell office:value-type="float" office:value="0.060899">
                <text:p>0.0608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68726">
                <text:p>-0.168726</text:p>
              </table:table-cell>
              <table:table-cell office:value-type="float" office:value="0.095952">
                <text:p>0.095952</text:p>
              </table:table-cell>
              <table:table-cell office:value-type="float" office:value="0.233852">
                <text:p>0.233852</text:p>
              </table:table-cell>
              <table:table-cell office:value-type="float" office:value="0.323517">
                <text:p>0.323517</text:p>
              </table:table-cell>
              <table:table-cell office:value-type="float" office:value="0.375738">
                <text:p>0.375738</text:p>
              </table:table-cell>
              <table:table-cell office:value-type="float" office:value="0.456324">
                <text:p>0.456324</text:p>
              </table:table-cell>
              <table:table-cell office:value-type="float" office:value="0.502074">
                <text:p>0.502074</text:p>
              </table:table-cell>
              <table:table-cell office:value-type="float" office:value="0.547708">
                <text:p>0.547708</text:p>
              </table:table-cell>
              <table:table-cell office:value-type="float" office:value="0.587058">
                <text:p>0.587058</text:p>
              </table:table-cell>
              <table:table-cell office:value-type="float" office:value="0.036644">
                <text:p>0.0366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629782">
                <text:p>-0.629782</text:p>
              </table:table-cell>
              <table:table-cell office:value-type="float" office:value="0.042966">
                <text:p>0.042966</text:p>
              </table:table-cell>
              <table:table-cell office:value-type="float" office:value="0.190709">
                <text:p>0.190709</text:p>
              </table:table-cell>
              <table:table-cell office:value-type="float" office:value="0.32447">
                <text:p>0.32447</text:p>
              </table:table-cell>
              <table:table-cell office:value-type="float" office:value="0.374948">
                <text:p>0.374948</text:p>
              </table:table-cell>
              <table:table-cell office:value-type="float" office:value="0.450319">
                <text:p>0.450319</text:p>
              </table:table-cell>
              <table:table-cell office:value-type="float" office:value="0.48536">
                <text:p>0.48536</text:p>
              </table:table-cell>
              <table:table-cell office:value-type="float" office:value="0.516492">
                <text:p>0.516492</text:p>
              </table:table-cell>
              <table:table-cell office:value-type="float" office:value="0.556108">
                <text:p>0.556108</text:p>
              </table:table-cell>
              <table:table-cell office:value-type="float" office:value="0.624746">
                <text:p>0.624746</text:p>
              </table:table-cell>
              <table:table-cell office:value-type="float" office:value="0.131159">
                <text:p>0.1311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28152">
                <text:p>-0.28152</text:p>
              </table:table-cell>
              <table:table-cell office:value-type="float" office:value="0.122414">
                <text:p>0.122414</text:p>
              </table:table-cell>
              <table:table-cell office:value-type="float" office:value="0.246936">
                <text:p>0.246936</text:p>
              </table:table-cell>
              <table:table-cell office:value-type="float" office:value="0.3305">
                <text:p>0.3305</text:p>
              </table:table-cell>
              <table:table-cell office:value-type="float" office:value="0.384688">
                <text:p>0.384688</text:p>
              </table:table-cell>
              <table:table-cell office:value-type="float" office:value="0.452199">
                <text:p>0.452199</text:p>
              </table:table-cell>
              <table:table-cell office:value-type="float" office:value="0.488435">
                <text:p>0.488435</text:p>
              </table:table-cell>
              <table:table-cell office:value-type="float" office:value="0.515585">
                <text:p>0.515585</text:p>
              </table:table-cell>
              <table:table-cell office:value-type="float" office:value="0.561987">
                <text:p>0.561987</text:p>
              </table:table-cell>
              <table:table-cell office:value-type="float" office:value="0.643549">
                <text:p>0.643549</text:p>
              </table:table-cell>
              <table:table-cell office:value-type="float" office:value="0.182122">
                <text:p>0.1821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416839">
                <text:p>-0.416839</text:p>
              </table:table-cell>
              <table:table-cell office:value-type="float" office:value="0.111059">
                <text:p>0.111059</text:p>
              </table:table-cell>
              <table:table-cell office:value-type="float" office:value="0.248503">
                <text:p>0.248503</text:p>
              </table:table-cell>
              <table:table-cell office:value-type="float" office:value="0.33122">
                <text:p>0.33122</text:p>
              </table:table-cell>
              <table:table-cell office:value-type="float" office:value="0.398307">
                <text:p>0.398307</text:p>
              </table:table-cell>
              <table:table-cell office:value-type="float" office:value="0.453657">
                <text:p>0.453657</text:p>
              </table:table-cell>
              <table:table-cell office:value-type="float" office:value="0.488498">
                <text:p>0.488498</text:p>
              </table:table-cell>
              <table:table-cell office:value-type="float" office:value="0.519542">
                <text:p>0.519542</text:p>
              </table:table-cell>
              <table:table-cell office:value-type="float" office:value="0.56726">
                <text:p>0.56726</text:p>
              </table:table-cell>
              <table:table-cell office:value-type="float" office:value="0.676194">
                <text:p>0.676194</text:p>
              </table:table-cell>
              <table:table-cell office:value-type="float" office:value="0.170121">
                <text:p>0.1701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953292">
                <text:p>-0.953292</text:p>
              </table:table-cell>
              <table:table-cell office:value-type="float" office:value="0.043829">
                <text:p>0.043829</text:p>
              </table:table-cell>
              <table:table-cell office:value-type="float" office:value="0.185468">
                <text:p>0.185468</text:p>
              </table:table-cell>
              <table:table-cell office:value-type="float" office:value="0.288774">
                <text:p>0.288774</text:p>
              </table:table-cell>
              <table:table-cell office:value-type="float" office:value="0.355971">
                <text:p>0.355971</text:p>
              </table:table-cell>
              <table:table-cell office:value-type="float" office:value="0.427572">
                <text:p>0.427572</text:p>
              </table:table-cell>
              <table:table-cell office:value-type="float" office:value="0.467386">
                <text:p>0.467386</text:p>
              </table:table-cell>
              <table:table-cell office:value-type="float" office:value="0.497388">
                <text:p>0.497388</text:p>
              </table:table-cell>
              <table:table-cell office:value-type="float" office:value="0.524264">
                <text:p>0.524264</text:p>
              </table:table-cell>
              <table:table-cell office:value-type="float" office:value="0.583938">
                <text:p>0.583938</text:p>
              </table:table-cell>
              <table:table-cell office:value-type="float" office:value="0.735474">
                <text:p>0.735474</text:p>
              </table:table-cell>
              <table:table-cell office:value-type="float" office:value="0.24213">
                <text:p>0.242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175927">
                <text:p>-0.175927</text:p>
              </table:table-cell>
              <table:table-cell office:value-type="float" office:value="0.20075">
                <text:p>0.20075</text:p>
              </table:table-cell>
              <table:table-cell office:value-type="float" office:value="0.309969">
                <text:p>0.309969</text:p>
              </table:table-cell>
              <table:table-cell office:value-type="float" office:value="0.393116">
                <text:p>0.393116</text:p>
              </table:table-cell>
              <table:table-cell office:value-type="float" office:value="0.454164">
                <text:p>0.454164</text:p>
              </table:table-cell>
              <table:table-cell office:value-type="float" office:value="0.480079">
                <text:p>0.480079</text:p>
              </table:table-cell>
              <table:table-cell office:value-type="float" office:value="0.508259">
                <text:p>0.508259</text:p>
              </table:table-cell>
              <table:table-cell office:value-type="float" office:value="0.530272">
                <text:p>0.530272</text:p>
              </table:table-cell>
              <table:table-cell office:value-type="float" office:value="0.58611">
                <text:p>0.58611</text:p>
              </table:table-cell>
              <table:table-cell office:value-type="float" office:value="0.760412">
                <text:p>0.760412</text:p>
              </table:table-cell>
              <table:table-cell office:value-type="float" office:value="0.228679">
                <text:p>0.2286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915694">
                <text:p>-0.915694</text:p>
              </table:table-cell>
              <table:table-cell office:value-type="float" office:value="0.076286">
                <text:p>0.076286</text:p>
              </table:table-cell>
              <table:table-cell office:value-type="float" office:value="0.25711">
                <text:p>0.25711</text:p>
              </table:table-cell>
              <table:table-cell office:value-type="float" office:value="0.348823">
                <text:p>0.348823</text:p>
              </table:table-cell>
              <table:table-cell office:value-type="float" office:value="0.420626">
                <text:p>0.420626</text:p>
              </table:table-cell>
              <table:table-cell office:value-type="float" office:value="0.463629">
                <text:p>0.463629</text:p>
              </table:table-cell>
              <table:table-cell office:value-type="float" office:value="0.488778">
                <text:p>0.488778</text:p>
              </table:table-cell>
              <table:table-cell office:value-type="float" office:value="0.513023">
                <text:p>0.513023</text:p>
              </table:table-cell>
              <table:table-cell office:value-type="float" office:value="0.53501">
                <text:p>0.53501</text:p>
              </table:table-cell>
              <table:table-cell office:value-type="float" office:value="0.586399">
                <text:p>0.586399</text:p>
              </table:table-cell>
              <table:table-cell office:value-type="float" office:value="0.760412">
                <text:p>0.760412</text:p>
              </table:table-cell>
              <table:table-cell office:value-type="float" office:value="0.277399">
                <text:p>0.2773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858783">
                <text:p>-0.858783</text:p>
              </table:table-cell>
              <table:table-cell office:value-type="float" office:value="0.091499">
                <text:p>0.091499</text:p>
              </table:table-cell>
              <table:table-cell office:value-type="float" office:value="0.256498">
                <text:p>0.256498</text:p>
              </table:table-cell>
              <table:table-cell office:value-type="float" office:value="0.344584">
                <text:p>0.344584</text:p>
              </table:table-cell>
              <table:table-cell office:value-type="float" office:value="0.420621">
                <text:p>0.420621</text:p>
              </table:table-cell>
              <table:table-cell office:value-type="float" office:value="0.465039">
                <text:p>0.465039</text:p>
              </table:table-cell>
              <table:table-cell office:value-type="float" office:value="0.493447">
                <text:p>0.493447</text:p>
              </table:table-cell>
              <table:table-cell office:value-type="float" office:value="0.517165">
                <text:p>0.517165</text:p>
              </table:table-cell>
              <table:table-cell office:value-type="float" office:value="0.535564">
                <text:p>0.535564</text:p>
              </table:table-cell>
              <table:table-cell office:value-type="float" office:value="0.591784">
                <text:p>0.591784</text:p>
              </table:table-cell>
              <table:table-cell office:value-type="float" office:value="0.760412">
                <text:p>0.760412</text:p>
              </table:table-cell>
              <table:table-cell office:value-type="float" office:value="0.285742">
                <text:p>0.2857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744276">
                <text:p>-0.744276</text:p>
              </table:table-cell>
              <table:table-cell office:value-type="float" office:value="0.165503">
                <text:p>0.165503</text:p>
              </table:table-cell>
              <table:table-cell office:value-type="float" office:value="0.318223">
                <text:p>0.318223</text:p>
              </table:table-cell>
              <table:table-cell office:value-type="float" office:value="0.401113">
                <text:p>0.401113</text:p>
              </table:table-cell>
              <table:table-cell office:value-type="float" office:value="0.453966">
                <text:p>0.453966</text:p>
              </table:table-cell>
              <table:table-cell office:value-type="float" office:value="0.477634">
                <text:p>0.477634</text:p>
              </table:table-cell>
              <table:table-cell office:value-type="float" office:value="0.499538">
                <text:p>0.499538</text:p>
              </table:table-cell>
              <table:table-cell office:value-type="float" office:value="0.522518">
                <text:p>0.522518</text:p>
              </table:table-cell>
              <table:table-cell office:value-type="float" office:value="0.537252">
                <text:p>0.537252</text:p>
              </table:table-cell>
              <table:table-cell office:value-type="float" office:value="0.598129">
                <text:p>0.598129</text:p>
              </table:table-cell>
              <table:table-cell office:value-type="float" office:value="0.760412">
                <text:p>0.760412</text:p>
              </table:table-cell>
              <table:table-cell office:value-type="float" office:value="0.32296">
                <text:p>0.322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797729">
                <text:p>-0.797729</text:p>
              </table:table-cell>
              <table:table-cell office:value-type="float" office:value="0.168756">
                <text:p>0.168756</text:p>
              </table:table-cell>
              <table:table-cell office:value-type="float" office:value="0.310172">
                <text:p>0.310172</text:p>
              </table:table-cell>
              <table:table-cell office:value-type="float" office:value="0.390161">
                <text:p>0.390161</text:p>
              </table:table-cell>
              <table:table-cell office:value-type="float" office:value="0.445162">
                <text:p>0.445162</text:p>
              </table:table-cell>
              <table:table-cell office:value-type="float" office:value="0.474493">
                <text:p>0.474493</text:p>
              </table:table-cell>
              <table:table-cell office:value-type="float" office:value="0.497419">
                <text:p>0.497419</text:p>
              </table:table-cell>
              <table:table-cell office:value-type="float" office:value="0.517756">
                <text:p>0.517756</text:p>
              </table:table-cell>
              <table:table-cell office:value-type="float" office:value="0.536342">
                <text:p>0.536342</text:p>
              </table:table-cell>
              <table:table-cell office:value-type="float" office:value="0.596153">
                <text:p>0.596153</text:p>
              </table:table-cell>
              <table:table-cell office:value-type="float" office:value="0.760412">
                <text:p>0.760412</text:p>
              </table:table-cell>
              <table:table-cell office:value-type="float" office:value="0.313868">
                <text:p>0.3138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396265">
                <text:p>-0.396265</text:p>
              </table:table-cell>
              <table:table-cell office:value-type="float" office:value="0.23738">
                <text:p>0.23738</text:p>
              </table:table-cell>
              <table:table-cell office:value-type="float" office:value="0.357563">
                <text:p>0.357563</text:p>
              </table:table-cell>
              <table:table-cell office:value-type="float" office:value="0.431169">
                <text:p>0.431169</text:p>
              </table:table-cell>
              <table:table-cell office:value-type="float" office:value="0.466605">
                <text:p>0.466605</text:p>
              </table:table-cell>
              <table:table-cell office:value-type="float" office:value="0.48996">
                <text:p>0.48996</text:p>
              </table:table-cell>
              <table:table-cell office:value-type="float" office:value="0.504566">
                <text:p>0.504566</text:p>
              </table:table-cell>
              <table:table-cell office:value-type="float" office:value="0.523285">
                <text:p>0.523285</text:p>
              </table:table-cell>
              <table:table-cell office:value-type="float" office:value="0.537592">
                <text:p>0.537592</text:p>
              </table:table-cell>
              <table:table-cell office:value-type="float" office:value="0.610259">
                <text:p>0.610259</text:p>
              </table:table-cell>
              <table:table-cell office:value-type="float" office:value="0.760412">
                <text:p>0.760412</text:p>
              </table:table-cell>
              <table:table-cell office:value-type="float" office:value="0.376211">
                <text:p>0.3762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640011">
                <text:p>-0.640011</text:p>
              </table:table-cell>
              <table:table-cell office:value-type="float" office:value="0.183471">
                <text:p>0.183471</text:p>
              </table:table-cell>
              <table:table-cell office:value-type="float" office:value="0.322579">
                <text:p>0.322579</text:p>
              </table:table-cell>
              <table:table-cell office:value-type="float" office:value="0.414879">
                <text:p>0.414879</text:p>
              </table:table-cell>
              <table:table-cell office:value-type="float" office:value="0.465536">
                <text:p>0.465536</text:p>
              </table:table-cell>
              <table:table-cell office:value-type="float" office:value="0.49205">
                <text:p>0.49205</text:p>
              </table:table-cell>
              <table:table-cell office:value-type="float" office:value="0.50554">
                <text:p>0.50554</text:p>
              </table:table-cell>
              <table:table-cell office:value-type="float" office:value="0.523246">
                <text:p>0.523246</text:p>
              </table:table-cell>
              <table:table-cell office:value-type="float" office:value="0.538028">
                <text:p>0.538028</text:p>
              </table:table-cell>
              <table:table-cell office:value-type="float" office:value="0.618123">
                <text:p>0.618123</text:p>
              </table:table-cell>
              <table:table-cell office:value-type="float" office:value="0.760412">
                <text:p>0.760412</text:p>
              </table:table-cell>
              <table:table-cell office:value-type="float" office:value="0.342344">
                <text:p>0.3423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44542">
                <text:p>-0.444542</text:p>
              </table:table-cell>
              <table:table-cell office:value-type="float" office:value="0.268195">
                <text:p>0.268195</text:p>
              </table:table-cell>
              <table:table-cell office:value-type="float" office:value="0.405415">
                <text:p>0.405415</text:p>
              </table:table-cell>
              <table:table-cell office:value-type="float" office:value="0.450877">
                <text:p>0.450877</text:p>
              </table:table-cell>
              <table:table-cell office:value-type="float" office:value="0.477331">
                <text:p>0.477331</text:p>
              </table:table-cell>
              <table:table-cell office:value-type="float" office:value="0.496849">
                <text:p>0.496849</text:p>
              </table:table-cell>
              <table:table-cell office:value-type="float" office:value="0.514383">
                <text:p>0.514383</text:p>
              </table:table-cell>
              <table:table-cell office:value-type="float" office:value="0.531587">
                <text:p>0.531587</text:p>
              </table:table-cell>
              <table:table-cell office:value-type="float" office:value="0.542726">
                <text:p>0.542726</text:p>
              </table:table-cell>
              <table:table-cell office:value-type="float" office:value="0.625721">
                <text:p>0.625721</text:p>
              </table:table-cell>
              <table:table-cell office:value-type="float" office:value="0.784948">
                <text:p>0.784948</text:p>
              </table:table-cell>
              <table:table-cell office:value-type="float" office:value="0.386854">
                <text:p>0.3868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412169">
                <text:p>-0.412169</text:p>
              </table:table-cell>
              <table:table-cell office:value-type="float" office:value="0.322387">
                <text:p>0.322387</text:p>
              </table:table-cell>
              <table:table-cell office:value-type="float" office:value="0.42031">
                <text:p>0.42031</text:p>
              </table:table-cell>
              <table:table-cell office:value-type="float" office:value="0.461463">
                <text:p>0.461463</text:p>
              </table:table-cell>
              <table:table-cell office:value-type="float" office:value="0.484252">
                <text:p>0.484252</text:p>
              </table:table-cell>
              <table:table-cell office:value-type="float" office:value="0.502524">
                <text:p>0.502524</text:p>
              </table:table-cell>
              <table:table-cell office:value-type="float" office:value="0.522285">
                <text:p>0.522285</text:p>
              </table:table-cell>
              <table:table-cell office:value-type="float" office:value="0.534375">
                <text:p>0.534375</text:p>
              </table:table-cell>
              <table:table-cell office:value-type="float" office:value="0.544634">
                <text:p>0.544634</text:p>
              </table:table-cell>
              <table:table-cell office:value-type="float" office:value="0.624186">
                <text:p>0.624186</text:p>
              </table:table-cell>
              <table:table-cell office:value-type="float" office:value="0.784948">
                <text:p>0.784948</text:p>
              </table:table-cell>
              <table:table-cell office:value-type="float" office:value="0.400425">
                <text:p>0.4004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364998">
                <text:p>-0.364998</text:p>
              </table:table-cell>
              <table:table-cell office:value-type="float" office:value="0.290259">
                <text:p>0.290259</text:p>
              </table:table-cell>
              <table:table-cell office:value-type="float" office:value="0.4029">
                <text:p>0.4029</text:p>
              </table:table-cell>
              <table:table-cell office:value-type="float" office:value="0.456388">
                <text:p>0.456388</text:p>
              </table:table-cell>
              <table:table-cell office:value-type="float" office:value="0.483036">
                <text:p>0.483036</text:p>
              </table:table-cell>
              <table:table-cell office:value-type="float" office:value="0.501657">
                <text:p>0.501657</text:p>
              </table:table-cell>
              <table:table-cell office:value-type="float" office:value="0.519141">
                <text:p>0.519141</text:p>
              </table:table-cell>
              <table:table-cell office:value-type="float" office:value="0.533662">
                <text:p>0.533662</text:p>
              </table:table-cell>
              <table:table-cell office:value-type="float" office:value="0.543395">
                <text:p>0.543395</text:p>
              </table:table-cell>
              <table:table-cell office:value-type="float" office:value="0.613036">
                <text:p>0.613036</text:p>
              </table:table-cell>
              <table:table-cell office:value-type="float" office:value="0.784948">
                <text:p>0.784948</text:p>
              </table:table-cell>
              <table:table-cell office:value-type="float" office:value="0.397848">
                <text:p>0.397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249215">
                <text:p>-0.249215</text:p>
              </table:table-cell>
              <table:table-cell office:value-type="float" office:value="0.309482">
                <text:p>0.309482</text:p>
              </table:table-cell>
              <table:table-cell office:value-type="float" office:value="0.418803">
                <text:p>0.418803</text:p>
              </table:table-cell>
              <table:table-cell office:value-type="float" office:value="0.466424">
                <text:p>0.466424</text:p>
              </table:table-cell>
              <table:table-cell office:value-type="float" office:value="0.488361">
                <text:p>0.488361</text:p>
              </table:table-cell>
              <table:table-cell office:value-type="float" office:value="0.504628">
                <text:p>0.504628</text:p>
              </table:table-cell>
              <table:table-cell office:value-type="float" office:value="0.521228">
                <text:p>0.521228</text:p>
              </table:table-cell>
              <table:table-cell office:value-type="float" office:value="0.533884">
                <text:p>0.533884</text:p>
              </table:table-cell>
              <table:table-cell office:value-type="float" office:value="0.544267">
                <text:p>0.544267</text:p>
              </table:table-cell>
              <table:table-cell office:value-type="float" office:value="0.633947">
                <text:p>0.633947</text:p>
              </table:table-cell>
              <table:table-cell office:value-type="float" office:value="0.784948">
                <text:p>0.784948</text:p>
              </table:table-cell>
              <table:table-cell office:value-type="float" office:value="0.417181">
                <text:p>0.4171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37151">
                <text:p>-0.337151</text:p>
              </table:table-cell>
              <table:table-cell office:value-type="float" office:value="0.286057">
                <text:p>0.286057</text:p>
              </table:table-cell>
              <table:table-cell office:value-type="float" office:value="0.399641">
                <text:p>0.399641</text:p>
              </table:table-cell>
              <table:table-cell office:value-type="float" office:value="0.454636">
                <text:p>0.454636</text:p>
              </table:table-cell>
              <table:table-cell office:value-type="float" office:value="0.483671">
                <text:p>0.483671</text:p>
              </table:table-cell>
              <table:table-cell office:value-type="float" office:value="0.505918">
                <text:p>0.505918</text:p>
              </table:table-cell>
              <table:table-cell office:value-type="float" office:value="0.523868">
                <text:p>0.523868</text:p>
              </table:table-cell>
              <table:table-cell office:value-type="float" office:value="0.53445">
                <text:p>0.53445</text:p>
              </table:table-cell>
              <table:table-cell office:value-type="float" office:value="0.544291">
                <text:p>0.544291</text:p>
              </table:table-cell>
              <table:table-cell office:value-type="float" office:value="0.60931">
                <text:p>0.60931</text:p>
              </table:table-cell>
              <table:table-cell office:value-type="float" office:value="0.784948">
                <text:p>0.784948</text:p>
              </table:table-cell>
              <table:table-cell office:value-type="float" office:value="0.400469">
                <text:p>0.4004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456537">
                <text:p>-0.456537</text:p>
              </table:table-cell>
              <table:table-cell office:value-type="float" office:value="0.313088">
                <text:p>0.313088</text:p>
              </table:table-cell>
              <table:table-cell office:value-type="float" office:value="0.426844">
                <text:p>0.426844</text:p>
              </table:table-cell>
              <table:table-cell office:value-type="float" office:value="0.466616">
                <text:p>0.466616</text:p>
              </table:table-cell>
              <table:table-cell office:value-type="float" office:value="0.490299">
                <text:p>0.490299</text:p>
              </table:table-cell>
              <table:table-cell office:value-type="float" office:value="0.509814">
                <text:p>0.509814</text:p>
              </table:table-cell>
              <table:table-cell office:value-type="float" office:value="0.523665">
                <text:p>0.523665</text:p>
              </table:table-cell>
              <table:table-cell office:value-type="float" office:value="0.536087">
                <text:p>0.536087</text:p>
              </table:table-cell>
              <table:table-cell office:value-type="float" office:value="0.545669">
                <text:p>0.545669</text:p>
              </table:table-cell>
              <table:table-cell office:value-type="float" office:value="0.622009">
                <text:p>0.622009</text:p>
              </table:table-cell>
              <table:table-cell office:value-type="float" office:value="0.784948">
                <text:p>0.784948</text:p>
              </table:table-cell>
              <table:table-cell office:value-type="float" office:value="0.397755">
                <text:p>0.3977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41351">
                <text:p>-0.41351</text:p>
              </table:table-cell>
              <table:table-cell office:value-type="float" office:value="0.343531">
                <text:p>0.343531</text:p>
              </table:table-cell>
              <table:table-cell office:value-type="float" office:value="0.436753">
                <text:p>0.436753</text:p>
              </table:table-cell>
              <table:table-cell office:value-type="float" office:value="0.474235">
                <text:p>0.474235</text:p>
              </table:table-cell>
              <table:table-cell office:value-type="float" office:value="0.495921">
                <text:p>0.495921</text:p>
              </table:table-cell>
              <table:table-cell office:value-type="float" office:value="0.515157">
                <text:p>0.515157</text:p>
              </table:table-cell>
              <table:table-cell office:value-type="float" office:value="0.531341">
                <text:p>0.531341</text:p>
              </table:table-cell>
              <table:table-cell office:value-type="float" office:value="0.538119">
                <text:p>0.538119</text:p>
              </table:table-cell>
              <table:table-cell office:value-type="float" office:value="0.547535">
                <text:p>0.547535</text:p>
              </table:table-cell>
              <table:table-cell office:value-type="float" office:value="0.622659">
                <text:p>0.622659</text:p>
              </table:table-cell>
              <table:table-cell office:value-type="float" office:value="0.784948">
                <text:p>0.784948</text:p>
              </table:table-cell>
              <table:table-cell office:value-type="float" office:value="0.409174">
                <text:p>0.4091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53917">
                <text:p>-0.053917</text:p>
              </table:table-cell>
              <table:table-cell office:value-type="float" office:value="0.408185">
                <text:p>0.408185</text:p>
              </table:table-cell>
              <table:table-cell office:value-type="float" office:value="0.463562">
                <text:p>0.463562</text:p>
              </table:table-cell>
              <table:table-cell office:value-type="float" office:value="0.488342">
                <text:p>0.488342</text:p>
              </table:table-cell>
              <table:table-cell office:value-type="float" office:value="0.504162">
                <text:p>0.504162</text:p>
              </table:table-cell>
              <table:table-cell office:value-type="float" office:value="0.523849">
                <text:p>0.523849</text:p>
              </table:table-cell>
              <table:table-cell office:value-type="float" office:value="0.532483">
                <text:p>0.532483</text:p>
              </table:table-cell>
              <table:table-cell office:value-type="float" office:value="0.539339">
                <text:p>0.539339</text:p>
              </table:table-cell>
              <table:table-cell office:value-type="float" office:value="0.548238">
                <text:p>0.548238</text:p>
              </table:table-cell>
              <table:table-cell office:value-type="float" office:value="0.627885">
                <text:p>0.627885</text:p>
              </table:table-cell>
              <table:table-cell office:value-type="float" office:value="0.880882">
                <text:p>0.880882</text:p>
              </table:table-cell>
              <table:table-cell office:value-type="float" office:value="0.458213">
                <text:p>0.4582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43361">
                <text:p>0.143361</text:p>
              </table:table-cell>
              <table:table-cell office:value-type="float" office:value="0.440348">
                <text:p>0.440348</text:p>
              </table:table-cell>
              <table:table-cell office:value-type="float" office:value="0.478741">
                <text:p>0.478741</text:p>
              </table:table-cell>
              <table:table-cell office:value-type="float" office:value="0.497789">
                <text:p>0.497789</text:p>
              </table:table-cell>
              <table:table-cell office:value-type="float" office:value="0.515213">
                <text:p>0.515213</text:p>
              </table:table-cell>
              <table:table-cell office:value-type="float" office:value="0.5286">
                <text:p>0.5286</text:p>
              </table:table-cell>
              <table:table-cell office:value-type="float" office:value="0.535236">
                <text:p>0.535236</text:p>
              </table:table-cell>
              <table:table-cell office:value-type="float" office:value="0.540877">
                <text:p>0.540877</text:p>
              </table:table-cell>
              <table:table-cell office:value-type="float" office:value="0.55027">
                <text:p>0.55027</text:p>
              </table:table-cell>
              <table:table-cell office:value-type="float" office:value="0.606288">
                <text:p>0.606288</text:p>
              </table:table-cell>
              <table:table-cell office:value-type="float" office:value="0.880882">
                <text:p>0.880882</text:p>
              </table:table-cell>
              <table:table-cell office:value-type="float" office:value="0.483672">
                <text:p>0.4836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6182">
                <text:p>0.026182</text:p>
              </table:table-cell>
              <table:table-cell office:value-type="float" office:value="0.435018">
                <text:p>0.435018</text:p>
              </table:table-cell>
              <table:table-cell office:value-type="float" office:value="0.469632">
                <text:p>0.469632</text:p>
              </table:table-cell>
              <table:table-cell office:value-type="float" office:value="0.489623">
                <text:p>0.489623</text:p>
              </table:table-cell>
              <table:table-cell office:value-type="float" office:value="0.505003">
                <text:p>0.505003</text:p>
              </table:table-cell>
              <table:table-cell office:value-type="float" office:value="0.523557">
                <text:p>0.523557</text:p>
              </table:table-cell>
              <table:table-cell office:value-type="float" office:value="0.532461">
                <text:p>0.532461</text:p>
              </table:table-cell>
              <table:table-cell office:value-type="float" office:value="0.539393">
                <text:p>0.539393</text:p>
              </table:table-cell>
              <table:table-cell office:value-type="float" office:value="0.547752">
                <text:p>0.547752</text:p>
              </table:table-cell>
              <table:table-cell office:value-type="float" office:value="0.616033">
                <text:p>0.616033</text:p>
              </table:table-cell>
              <table:table-cell office:value-type="float" office:value="0.880882">
                <text:p>0.880882</text:p>
              </table:table-cell>
              <table:table-cell office:value-type="float" office:value="0.468465">
                <text:p>0.4684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60874">
                <text:p>0.060874</text:p>
              </table:table-cell>
              <table:table-cell office:value-type="float" office:value="0.426002">
                <text:p>0.426002</text:p>
              </table:table-cell>
              <table:table-cell office:value-type="float" office:value="0.465723">
                <text:p>0.465723</text:p>
              </table:table-cell>
              <table:table-cell office:value-type="float" office:value="0.488304">
                <text:p>0.488304</text:p>
              </table:table-cell>
              <table:table-cell office:value-type="float" office:value="0.505158">
                <text:p>0.505158</text:p>
              </table:table-cell>
              <table:table-cell office:value-type="float" office:value="0.521501">
                <text:p>0.521501</text:p>
              </table:table-cell>
              <table:table-cell office:value-type="float" office:value="0.531972">
                <text:p>0.531972</text:p>
              </table:table-cell>
              <table:table-cell office:value-type="float" office:value="0.538357">
                <text:p>0.538357</text:p>
              </table:table-cell>
              <table:table-cell office:value-type="float" office:value="0.548847">
                <text:p>0.548847</text:p>
              </table:table-cell>
              <table:table-cell office:value-type="float" office:value="0.612411">
                <text:p>0.612411</text:p>
              </table:table-cell>
              <table:table-cell office:value-type="float" office:value="0.880882">
                <text:p>0.880882</text:p>
              </table:table-cell>
              <table:table-cell office:value-type="float" office:value="0.469915">
                <text:p>0.4699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23461">
                <text:p>0.123461</text:p>
              </table:table-cell>
              <table:table-cell office:value-type="float" office:value="0.414353">
                <text:p>0.414353</text:p>
              </table:table-cell>
              <table:table-cell office:value-type="float" office:value="0.46942">
                <text:p>0.46942</text:p>
              </table:table-cell>
              <table:table-cell office:value-type="float" office:value="0.492781">
                <text:p>0.492781</text:p>
              </table:table-cell>
              <table:table-cell office:value-type="float" office:value="0.510692">
                <text:p>0.510692</text:p>
              </table:table-cell>
              <table:table-cell office:value-type="float" office:value="0.525207">
                <text:p>0.525207</text:p>
              </table:table-cell>
              <table:table-cell office:value-type="float" office:value="0.532269">
                <text:p>0.532269</text:p>
              </table:table-cell>
              <table:table-cell office:value-type="float" office:value="0.539496">
                <text:p>0.539496</text:p>
              </table:table-cell>
              <table:table-cell office:value-type="float" office:value="0.550819">
                <text:p>0.550819</text:p>
              </table:table-cell>
              <table:table-cell office:value-type="float" office:value="0.615721">
                <text:p>0.615721</text:p>
              </table:table-cell>
              <table:table-cell office:value-type="float" office:value="0.880882">
                <text:p>0.880882</text:p>
              </table:table-cell>
              <table:table-cell office:value-type="float" office:value="0.477422">
                <text:p>0.4774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03631">
                <text:p>0.103631</text:p>
              </table:table-cell>
              <table:table-cell office:value-type="float" office:value="0.410513">
                <text:p>0.410513</text:p>
              </table:table-cell>
              <table:table-cell office:value-type="float" office:value="0.46703">
                <text:p>0.46703</text:p>
              </table:table-cell>
              <table:table-cell office:value-type="float" office:value="0.492524">
                <text:p>0.492524</text:p>
              </table:table-cell>
              <table:table-cell office:value-type="float" office:value="0.513295">
                <text:p>0.513295</text:p>
              </table:table-cell>
              <table:table-cell office:value-type="float" office:value="0.527959">
                <text:p>0.527959</text:p>
              </table:table-cell>
              <table:table-cell office:value-type="float" office:value="0.532801">
                <text:p>0.532801</text:p>
              </table:table-cell>
              <table:table-cell office:value-type="float" office:value="0.540247">
                <text:p>0.540247</text:p>
              </table:table-cell>
              <table:table-cell office:value-type="float" office:value="0.551829">
                <text:p>0.551829</text:p>
              </table:table-cell>
              <table:table-cell office:value-type="float" office:value="0.631657">
                <text:p>0.631657</text:p>
              </table:table-cell>
              <table:table-cell office:value-type="float" office:value="0.880903">
                <text:p>0.880903</text:p>
              </table:table-cell>
              <table:table-cell office:value-type="float" office:value="0.477149">
                <text:p>0.4771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53722">
                <text:p>0.153722</text:p>
              </table:table-cell>
              <table:table-cell office:value-type="float" office:value="0.417265">
                <text:p>0.417265</text:p>
              </table:table-cell>
              <table:table-cell office:value-type="float" office:value="0.468238">
                <text:p>0.468238</text:p>
              </table:table-cell>
              <table:table-cell office:value-type="float" office:value="0.494432">
                <text:p>0.494432</text:p>
              </table:table-cell>
              <table:table-cell office:value-type="float" office:value="0.514913">
                <text:p>0.514913</text:p>
              </table:table-cell>
              <table:table-cell office:value-type="float" office:value="0.528993">
                <text:p>0.528993</text:p>
              </table:table-cell>
              <table:table-cell office:value-type="float" office:value="0.534983">
                <text:p>0.534983</text:p>
              </table:table-cell>
              <table:table-cell office:value-type="float" office:value="0.5426">
                <text:p>0.5426</text:p>
              </table:table-cell>
              <table:table-cell office:value-type="float" office:value="0.551017">
                <text:p>0.551017</text:p>
              </table:table-cell>
              <table:table-cell office:value-type="float" office:value="0.640005">
                <text:p>0.640005</text:p>
              </table:table-cell>
              <table:table-cell office:value-type="float" office:value="0.880903">
                <text:p>0.880903</text:p>
              </table:table-cell>
              <table:table-cell office:value-type="float" office:value="0.484617">
                <text:p>0.4846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89332">
                <text:p>0.189332</text:p>
              </table:table-cell>
              <table:table-cell office:value-type="float" office:value="0.438416">
                <text:p>0.438416</text:p>
              </table:table-cell>
              <table:table-cell office:value-type="float" office:value="0.472973">
                <text:p>0.472973</text:p>
              </table:table-cell>
              <table:table-cell office:value-type="float" office:value="0.497549">
                <text:p>0.497549</text:p>
              </table:table-cell>
              <table:table-cell office:value-type="float" office:value="0.516729">
                <text:p>0.516729</text:p>
              </table:table-cell>
              <table:table-cell office:value-type="float" office:value="0.529949">
                <text:p>0.529949</text:p>
              </table:table-cell>
              <table:table-cell office:value-type="float" office:value="0.535615">
                <text:p>0.535615</text:p>
              </table:table-cell>
              <table:table-cell office:value-type="float" office:value="0.543285">
                <text:p>0.543285</text:p>
              </table:table-cell>
              <table:table-cell office:value-type="float" office:value="0.551842">
                <text:p>0.551842</text:p>
              </table:table-cell>
              <table:table-cell office:value-type="float" office:value="0.639726">
                <text:p>0.639726</text:p>
              </table:table-cell>
              <table:table-cell office:value-type="float" office:value="0.880903">
                <text:p>0.880903</text:p>
              </table:table-cell>
              <table:table-cell office:value-type="float" office:value="0.491542">
                <text:p>0.4915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46394">
                <text:p>0.246394</text:p>
              </table:table-cell>
              <table:table-cell office:value-type="float" office:value="0.437074">
                <text:p>0.437074</text:p>
              </table:table-cell>
              <table:table-cell office:value-type="float" office:value="0.474481">
                <text:p>0.474481</text:p>
              </table:table-cell>
              <table:table-cell office:value-type="float" office:value="0.495319">
                <text:p>0.495319</text:p>
              </table:table-cell>
              <table:table-cell office:value-type="float" office:value="0.514903">
                <text:p>0.514903</text:p>
              </table:table-cell>
              <table:table-cell office:value-type="float" office:value="0.52946">
                <text:p>0.52946</text:p>
              </table:table-cell>
              <table:table-cell office:value-type="float" office:value="0.536623">
                <text:p>0.536623</text:p>
              </table:table-cell>
              <table:table-cell office:value-type="float" office:value="0.543998">
                <text:p>0.543998</text:p>
              </table:table-cell>
              <table:table-cell office:value-type="float" office:value="0.55154">
                <text:p>0.55154</text:p>
              </table:table-cell>
              <table:table-cell office:value-type="float" office:value="0.616867">
                <text:p>0.616867</text:p>
              </table:table-cell>
              <table:table-cell office:value-type="float" office:value="0.880882">
                <text:p>0.880882</text:p>
              </table:table-cell>
              <table:table-cell office:value-type="float" office:value="0.494666">
                <text:p>0.4946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5877">
                <text:p>0.25877</text:p>
              </table:table-cell>
              <table:table-cell office:value-type="float" office:value="0.443522">
                <text:p>0.443522</text:p>
              </table:table-cell>
              <table:table-cell office:value-type="float" office:value="0.475251">
                <text:p>0.475251</text:p>
              </table:table-cell>
              <table:table-cell office:value-type="float" office:value="0.493186">
                <text:p>0.493186</text:p>
              </table:table-cell>
              <table:table-cell office:value-type="float" office:value="0.512556">
                <text:p>0.512556</text:p>
              </table:table-cell>
              <table:table-cell office:value-type="float" office:value="0.528267">
                <text:p>0.528267</text:p>
              </table:table-cell>
              <table:table-cell office:value-type="float" office:value="0.534905">
                <text:p>0.534905</text:p>
              </table:table-cell>
              <table:table-cell office:value-type="float" office:value="0.541663">
                <text:p>0.541663</text:p>
              </table:table-cell>
              <table:table-cell office:value-type="float" office:value="0.551229">
                <text:p>0.551229</text:p>
              </table:table-cell>
              <table:table-cell office:value-type="float" office:value="0.626522">
                <text:p>0.626522</text:p>
              </table:table-cell>
              <table:table-cell office:value-type="float" office:value="0.880882">
                <text:p>0.880882</text:p>
              </table:table-cell>
              <table:table-cell office:value-type="float" office:value="0.496587">
                <text:p>0.4965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43511">
                <text:p>0.243511</text:p>
              </table:table-cell>
              <table:table-cell office:value-type="float" office:value="0.435141">
                <text:p>0.435141</text:p>
              </table:table-cell>
              <table:table-cell office:value-type="float" office:value="0.475996">
                <text:p>0.475996</text:p>
              </table:table-cell>
              <table:table-cell office:value-type="float" office:value="0.493847">
                <text:p>0.493847</text:p>
              </table:table-cell>
              <table:table-cell office:value-type="float" office:value="0.51023">
                <text:p>0.51023</text:p>
              </table:table-cell>
              <table:table-cell office:value-type="float" office:value="0.522538">
                <text:p>0.522538</text:p>
              </table:table-cell>
              <table:table-cell office:value-type="float" office:value="0.532563">
                <text:p>0.532563</text:p>
              </table:table-cell>
              <table:table-cell office:value-type="float" office:value="0.539644">
                <text:p>0.539644</text:p>
              </table:table-cell>
              <table:table-cell office:value-type="float" office:value="0.548425">
                <text:p>0.548425</text:p>
              </table:table-cell>
              <table:table-cell office:value-type="float" office:value="0.619586">
                <text:p>0.619586</text:p>
              </table:table-cell>
              <table:table-cell office:value-type="float" office:value="0.880882">
                <text:p>0.880882</text:p>
              </table:table-cell>
              <table:table-cell office:value-type="float" office:value="0.492148">
                <text:p>0.4921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1949">
                <text:p>0.31949</text:p>
              </table:table-cell>
              <table:table-cell office:value-type="float" office:value="0.453322">
                <text:p>0.453322</text:p>
              </table:table-cell>
              <table:table-cell office:value-type="float" office:value="0.477336">
                <text:p>0.477336</text:p>
              </table:table-cell>
              <table:table-cell office:value-type="float" office:value="0.497898">
                <text:p>0.497898</text:p>
              </table:table-cell>
              <table:table-cell office:value-type="float" office:value="0.512804">
                <text:p>0.512804</text:p>
              </table:table-cell>
              <table:table-cell office:value-type="float" office:value="0.523741">
                <text:p>0.523741</text:p>
              </table:table-cell>
              <table:table-cell office:value-type="float" office:value="0.53226">
                <text:p>0.53226</text:p>
              </table:table-cell>
              <table:table-cell office:value-type="float" office:value="0.538603">
                <text:p>0.538603</text:p>
              </table:table-cell>
              <table:table-cell office:value-type="float" office:value="0.547484">
                <text:p>0.547484</text:p>
              </table:table-cell>
              <table:table-cell office:value-type="float" office:value="0.614921">
                <text:p>0.614921</text:p>
              </table:table-cell>
              <table:table-cell office:value-type="float" office:value="0.880882">
                <text:p>0.880882</text:p>
              </table:table-cell>
              <table:table-cell office:value-type="float" office:value="0.501786">
                <text:p>0.5017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21287">
                <text:p>0.221287</text:p>
              </table:table-cell>
              <table:table-cell office:value-type="float" office:value="0.462536">
                <text:p>0.462536</text:p>
              </table:table-cell>
              <table:table-cell office:value-type="float" office:value="0.48206">
                <text:p>0.48206</text:p>
              </table:table-cell>
              <table:table-cell office:value-type="float" office:value="0.499334">
                <text:p>0.499334</text:p>
              </table:table-cell>
              <table:table-cell office:value-type="float" office:value="0.515533">
                <text:p>0.515533</text:p>
              </table:table-cell>
              <table:table-cell office:value-type="float" office:value="0.528066">
                <text:p>0.528066</text:p>
              </table:table-cell>
              <table:table-cell office:value-type="float" office:value="0.534473">
                <text:p>0.534473</text:p>
              </table:table-cell>
              <table:table-cell office:value-type="float" office:value="0.540586">
                <text:p>0.540586</text:p>
              </table:table-cell>
              <table:table-cell office:value-type="float" office:value="0.551051">
                <text:p>0.551051</text:p>
              </table:table-cell>
              <table:table-cell office:value-type="float" office:value="0.65213">
                <text:p>0.65213</text:p>
              </table:table-cell>
              <table:table-cell office:value-type="float" office:value="0.907747">
                <text:p>0.907747</text:p>
              </table:table-cell>
              <table:table-cell office:value-type="float" office:value="0.498706">
                <text:p>0.498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85118">
                <text:p>0.285118</text:p>
              </table:table-cell>
              <table:table-cell office:value-type="float" office:value="0.45262">
                <text:p>0.45262</text:p>
              </table:table-cell>
              <table:table-cell office:value-type="float" office:value="0.47625">
                <text:p>0.47625</text:p>
              </table:table-cell>
              <table:table-cell office:value-type="float" office:value="0.496965">
                <text:p>0.496965</text:p>
              </table:table-cell>
              <table:table-cell office:value-type="float" office:value="0.514086">
                <text:p>0.514086</text:p>
              </table:table-cell>
              <table:table-cell office:value-type="float" office:value="0.526928">
                <text:p>0.526928</text:p>
              </table:table-cell>
              <table:table-cell office:value-type="float" office:value="0.533301">
                <text:p>0.533301</text:p>
              </table:table-cell>
              <table:table-cell office:value-type="float" office:value="0.540193">
                <text:p>0.540193</text:p>
              </table:table-cell>
              <table:table-cell office:value-type="float" office:value="0.550484">
                <text:p>0.550484</text:p>
              </table:table-cell>
              <table:table-cell office:value-type="float" office:value="0.65845">
                <text:p>0.65845</text:p>
              </table:table-cell>
              <table:table-cell office:value-type="float" office:value="0.907747">
                <text:p>0.907747</text:p>
              </table:table-cell>
              <table:table-cell office:value-type="float" office:value="0.50344">
                <text:p>0.503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17589">
                <text:p>0.217589</text:p>
              </table:table-cell>
              <table:table-cell office:value-type="float" office:value="0.462255">
                <text:p>0.462255</text:p>
              </table:table-cell>
              <table:table-cell office:value-type="float" office:value="0.486976">
                <text:p>0.486976</text:p>
              </table:table-cell>
              <table:table-cell office:value-type="float" office:value="0.503822">
                <text:p>0.503822</text:p>
              </table:table-cell>
              <table:table-cell office:value-type="float" office:value="0.51994">
                <text:p>0.51994</text:p>
              </table:table-cell>
              <table:table-cell office:value-type="float" office:value="0.531186">
                <text:p>0.531186</text:p>
              </table:table-cell>
              <table:table-cell office:value-type="float" office:value="0.535515">
                <text:p>0.535515</text:p>
              </table:table-cell>
              <table:table-cell office:value-type="float" office:value="0.545301">
                <text:p>0.545301</text:p>
              </table:table-cell>
              <table:table-cell office:value-type="float" office:value="0.561875">
                <text:p>0.561875</text:p>
              </table:table-cell>
              <table:table-cell office:value-type="float" office:value="0.744571">
                <text:p>0.744571</text:p>
              </table:table-cell>
              <table:table-cell office:value-type="float" office:value="0.919161">
                <text:p>0.919161</text:p>
              </table:table-cell>
              <table:table-cell office:value-type="float" office:value="0.510903">
                <text:p>0.5109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91413">
                <text:p>0.291413</text:p>
              </table:table-cell>
              <table:table-cell office:value-type="float" office:value="0.44768">
                <text:p>0.44768</text:p>
              </table:table-cell>
              <table:table-cell office:value-type="float" office:value="0.483708">
                <text:p>0.483708</text:p>
              </table:table-cell>
              <table:table-cell office:value-type="float" office:value="0.499404">
                <text:p>0.499404</text:p>
              </table:table-cell>
              <table:table-cell office:value-type="float" office:value="0.515854">
                <text:p>0.515854</text:p>
              </table:table-cell>
              <table:table-cell office:value-type="float" office:value="0.530564">
                <text:p>0.530564</text:p>
              </table:table-cell>
              <table:table-cell office:value-type="float" office:value="0.535106">
                <text:p>0.535106</text:p>
              </table:table-cell>
              <table:table-cell office:value-type="float" office:value="0.545218">
                <text:p>0.545218</text:p>
              </table:table-cell>
              <table:table-cell office:value-type="float" office:value="0.559137">
                <text:p>0.559137</text:p>
              </table:table-cell>
              <table:table-cell office:value-type="float" office:value="0.70964">
                <text:p>0.70964</text:p>
              </table:table-cell>
              <table:table-cell office:value-type="float" office:value="0.919161">
                <text:p>0.919161</text:p>
              </table:table-cell>
              <table:table-cell office:value-type="float" office:value="0.511772">
                <text:p>0.5117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06004">
                <text:p>0.106004</text:p>
              </table:table-cell>
              <table:table-cell office:value-type="float" office:value="0.43715">
                <text:p>0.43715</text:p>
              </table:table-cell>
              <table:table-cell office:value-type="float" office:value="0.482398">
                <text:p>0.482398</text:p>
              </table:table-cell>
              <table:table-cell office:value-type="float" office:value="0.507009">
                <text:p>0.507009</text:p>
              </table:table-cell>
              <table:table-cell office:value-type="float" office:value="0.517829">
                <text:p>0.517829</text:p>
              </table:table-cell>
              <table:table-cell office:value-type="float" office:value="0.529824">
                <text:p>0.529824</text:p>
              </table:table-cell>
              <table:table-cell office:value-type="float" office:value="0.534468">
                <text:p>0.534468</text:p>
              </table:table-cell>
              <table:table-cell office:value-type="float" office:value="0.545463">
                <text:p>0.545463</text:p>
              </table:table-cell>
              <table:table-cell office:value-type="float" office:value="0.556289">
                <text:p>0.556289</text:p>
              </table:table-cell>
              <table:table-cell office:value-type="float" office:value="0.69571">
                <text:p>0.69571</text:p>
              </table:table-cell>
              <table:table-cell office:value-type="float" office:value="0.919161">
                <text:p>0.919161</text:p>
              </table:table-cell>
              <table:table-cell office:value-type="float" office:value="0.491214">
                <text:p>0.49121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6978">
                <text:p>0.296978</text:p>
              </table:table-cell>
              <table:table-cell office:value-type="float" office:value="0.464277">
                <text:p>0.464277</text:p>
              </table:table-cell>
              <table:table-cell office:value-type="float" office:value="0.500148">
                <text:p>0.500148</text:p>
              </table:table-cell>
              <table:table-cell office:value-type="float" office:value="0.514515">
                <text:p>0.514515</text:p>
              </table:table-cell>
              <table:table-cell office:value-type="float" office:value="0.524507">
                <text:p>0.524507</text:p>
              </table:table-cell>
              <table:table-cell office:value-type="float" office:value="0.532339">
                <text:p>0.532339</text:p>
              </table:table-cell>
              <table:table-cell office:value-type="float" office:value="0.539569">
                <text:p>0.539569</text:p>
              </table:table-cell>
              <table:table-cell office:value-type="float" office:value="0.549948">
                <text:p>0.549948</text:p>
              </table:table-cell>
              <table:table-cell office:value-type="float" office:value="0.557916">
                <text:p>0.557916</text:p>
              </table:table-cell>
              <table:table-cell office:value-type="float" office:value="0.662511">
                <text:p>0.662511</text:p>
              </table:table-cell>
              <table:table-cell office:value-type="float" office:value="0.919161">
                <text:p>0.919161</text:p>
              </table:table-cell>
              <table:table-cell office:value-type="float" office:value="0.514271">
                <text:p>0.51427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02319">
                <text:p>0.202319</text:p>
              </table:table-cell>
              <table:table-cell office:value-type="float" office:value="0.465235">
                <text:p>0.465235</text:p>
              </table:table-cell>
              <table:table-cell office:value-type="float" office:value="0.502856">
                <text:p>0.502856</text:p>
              </table:table-cell>
              <table:table-cell office:value-type="float" office:value="0.51671">
                <text:p>0.51671</text:p>
              </table:table-cell>
              <table:table-cell office:value-type="float" office:value="0.528824">
                <text:p>0.528824</text:p>
              </table:table-cell>
              <table:table-cell office:value-type="float" office:value="0.535186">
                <text:p>0.535186</text:p>
              </table:table-cell>
              <table:table-cell office:value-type="float" office:value="0.544021">
                <text:p>0.544021</text:p>
              </table:table-cell>
              <table:table-cell office:value-type="float" office:value="0.550881">
                <text:p>0.550881</text:p>
              </table:table-cell>
              <table:table-cell office:value-type="float" office:value="0.557247">
                <text:p>0.557247</text:p>
              </table:table-cell>
              <table:table-cell office:value-type="float" office:value="0.652013">
                <text:p>0.652013</text:p>
              </table:table-cell>
              <table:table-cell office:value-type="float" office:value="0.919161">
                <text:p>0.919161</text:p>
              </table:table-cell>
              <table:table-cell office:value-type="float" office:value="0.505529">
                <text:p>0.5055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65366">
                <text:p>0.265366</text:p>
              </table:table-cell>
              <table:table-cell office:value-type="float" office:value="0.470101">
                <text:p>0.470101</text:p>
              </table:table-cell>
              <table:table-cell office:value-type="float" office:value="0.510704">
                <text:p>0.510704</text:p>
              </table:table-cell>
              <table:table-cell office:value-type="float" office:value="0.525603">
                <text:p>0.525603</text:p>
              </table:table-cell>
              <table:table-cell office:value-type="float" office:value="0.531967">
                <text:p>0.531967</text:p>
              </table:table-cell>
              <table:table-cell office:value-type="float" office:value="0.536977">
                <text:p>0.536977</text:p>
              </table:table-cell>
              <table:table-cell office:value-type="float" office:value="0.54658">
                <text:p>0.54658</text:p>
              </table:table-cell>
              <table:table-cell office:value-type="float" office:value="0.550881">
                <text:p>0.550881</text:p>
              </table:table-cell>
              <table:table-cell office:value-type="float" office:value="0.561877">
                <text:p>0.561877</text:p>
              </table:table-cell>
              <table:table-cell office:value-type="float" office:value="0.691851">
                <text:p>0.691851</text:p>
              </table:table-cell>
              <table:table-cell office:value-type="float" office:value="0.919161">
                <text:p>0.919161</text:p>
              </table:table-cell>
              <table:table-cell office:value-type="float" office:value="0.519191">
                <text:p>0.51919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97059">
                <text:p>0.297059</text:p>
              </table:table-cell>
              <table:table-cell office:value-type="float" office:value="0.484556">
                <text:p>0.484556</text:p>
              </table:table-cell>
              <table:table-cell office:value-type="float" office:value="0.510956">
                <text:p>0.510956</text:p>
              </table:table-cell>
              <table:table-cell office:value-type="float" office:value="0.525914">
                <text:p>0.525914</text:p>
              </table:table-cell>
              <table:table-cell office:value-type="float" office:value="0.532111">
                <text:p>0.532111</text:p>
              </table:table-cell>
              <table:table-cell office:value-type="float" office:value="0.537186">
                <text:p>0.537186</text:p>
              </table:table-cell>
              <table:table-cell office:value-type="float" office:value="0.545613">
                <text:p>0.545613</text:p>
              </table:table-cell>
              <table:table-cell office:value-type="float" office:value="0.550896">
                <text:p>0.550896</text:p>
              </table:table-cell>
              <table:table-cell office:value-type="float" office:value="0.561657">
                <text:p>0.561657</text:p>
              </table:table-cell>
              <table:table-cell office:value-type="float" office:value="0.663163">
                <text:p>0.663163</text:p>
              </table:table-cell>
              <table:table-cell office:value-type="float" office:value="0.919161">
                <text:p>0.919161</text:p>
              </table:table-cell>
              <table:table-cell office:value-type="float" office:value="0.520911">
                <text:p>0.52091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82606">
                <text:p>0.382606</text:p>
              </table:table-cell>
              <table:table-cell office:value-type="float" office:value="0.491464">
                <text:p>0.491464</text:p>
              </table:table-cell>
              <table:table-cell office:value-type="float" office:value="0.516506">
                <text:p>0.516506</text:p>
              </table:table-cell>
              <table:table-cell office:value-type="float" office:value="0.52949">
                <text:p>0.52949</text:p>
              </table:table-cell>
              <table:table-cell office:value-type="float" office:value="0.532795">
                <text:p>0.532795</text:p>
              </table:table-cell>
              <table:table-cell office:value-type="float" office:value="0.53813">
                <text:p>0.53813</text:p>
              </table:table-cell>
              <table:table-cell office:value-type="float" office:value="0.547759">
                <text:p>0.547759</text:p>
              </table:table-cell>
              <table:table-cell office:value-type="float" office:value="0.55153">
                <text:p>0.55153</text:p>
              </table:table-cell>
              <table:table-cell office:value-type="float" office:value="0.571275">
                <text:p>0.571275</text:p>
              </table:table-cell>
              <table:table-cell office:value-type="float" office:value="0.673295">
                <text:p>0.673295</text:p>
              </table:table-cell>
              <table:table-cell office:value-type="float" office:value="0.919161">
                <text:p>0.919161</text:p>
              </table:table-cell>
              <table:table-cell office:value-type="float" office:value="0.533485">
                <text:p>0.53348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23064">
                <text:p>0.323064</text:p>
              </table:table-cell>
              <table:table-cell office:value-type="float" office:value="0.484222">
                <text:p>0.484222</text:p>
              </table:table-cell>
              <table:table-cell office:value-type="float" office:value="0.513666">
                <text:p>0.513666</text:p>
              </table:table-cell>
              <table:table-cell office:value-type="float" office:value="0.527145">
                <text:p>0.527145</text:p>
              </table:table-cell>
              <table:table-cell office:value-type="float" office:value="0.532795">
                <text:p>0.532795</text:p>
              </table:table-cell>
              <table:table-cell office:value-type="float" office:value="0.538035">
                <text:p>0.538035</text:p>
              </table:table-cell>
              <table:table-cell office:value-type="float" office:value="0.549295">
                <text:p>0.549295</text:p>
              </table:table-cell>
              <table:table-cell office:value-type="float" office:value="0.553106">
                <text:p>0.553106</text:p>
              </table:table-cell>
              <table:table-cell office:value-type="float" office:value="0.581489">
                <text:p>0.581489</text:p>
              </table:table-cell>
              <table:table-cell office:value-type="float" office:value="0.739572">
                <text:p>0.739572</text:p>
              </table:table-cell>
              <table:table-cell office:value-type="float" office:value="0.919161">
                <text:p>0.919161</text:p>
              </table:table-cell>
              <table:table-cell office:value-type="float" office:value="0.534239">
                <text:p>0.53423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27387">
                <text:p>0.327387</text:p>
              </table:table-cell>
              <table:table-cell office:value-type="float" office:value="0.488725">
                <text:p>0.488725</text:p>
              </table:table-cell>
              <table:table-cell office:value-type="float" office:value="0.514477">
                <text:p>0.514477</text:p>
              </table:table-cell>
              <table:table-cell office:value-type="float" office:value="0.528756">
                <text:p>0.528756</text:p>
              </table:table-cell>
              <table:table-cell office:value-type="float" office:value="0.532795">
                <text:p>0.532795</text:p>
              </table:table-cell>
              <table:table-cell office:value-type="float" office:value="0.53536">
                <text:p>0.53536</text:p>
              </table:table-cell>
              <table:table-cell office:value-type="float" office:value="0.545172">
                <text:p>0.545172</text:p>
              </table:table-cell>
              <table:table-cell office:value-type="float" office:value="0.550881">
                <text:p>0.550881</text:p>
              </table:table-cell>
              <table:table-cell office:value-type="float" office:value="0.567698">
                <text:p>0.567698</text:p>
              </table:table-cell>
              <table:table-cell office:value-type="float" office:value="0.701271">
                <text:p>0.701271</text:p>
              </table:table-cell>
              <table:table-cell office:value-type="float" office:value="0.919161">
                <text:p>0.919161</text:p>
              </table:table-cell>
              <table:table-cell office:value-type="float" office:value="0.529252">
                <text:p>0.5292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82385">
                <text:p>0.382385</text:p>
              </table:table-cell>
              <table:table-cell office:value-type="float" office:value="0.491661">
                <text:p>0.491661</text:p>
              </table:table-cell>
              <table:table-cell office:value-type="float" office:value="0.519644">
                <text:p>0.519644</text:p>
              </table:table-cell>
              <table:table-cell office:value-type="float" office:value="0.531413">
                <text:p>0.531413</text:p>
              </table:table-cell>
              <table:table-cell office:value-type="float" office:value="0.532795">
                <text:p>0.532795</text:p>
              </table:table-cell>
              <table:table-cell office:value-type="float" office:value="0.537448">
                <text:p>0.537448</text:p>
              </table:table-cell>
              <table:table-cell office:value-type="float" office:value="0.546412">
                <text:p>0.546412</text:p>
              </table:table-cell>
              <table:table-cell office:value-type="float" office:value="0.550881">
                <text:p>0.550881</text:p>
              </table:table-cell>
              <table:table-cell office:value-type="float" office:value="0.565142">
                <text:p>0.565142</text:p>
              </table:table-cell>
              <table:table-cell office:value-type="float" office:value="0.712202">
                <text:p>0.712202</text:p>
              </table:table-cell>
              <table:table-cell office:value-type="float" office:value="0.919161">
                <text:p>0.919161</text:p>
              </table:table-cell>
              <table:table-cell office:value-type="float" office:value="0.536998">
                <text:p>0.53699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09854">
                <text:p>0.309854</text:p>
              </table:table-cell>
              <table:table-cell office:value-type="float" office:value="0.480771">
                <text:p>0.480771</text:p>
              </table:table-cell>
              <table:table-cell office:value-type="float" office:value="0.508948">
                <text:p>0.508948</text:p>
              </table:table-cell>
              <table:table-cell office:value-type="float" office:value="0.525922">
                <text:p>0.525922</text:p>
              </table:table-cell>
              <table:table-cell office:value-type="float" office:value="0.532442">
                <text:p>0.532442</text:p>
              </table:table-cell>
              <table:table-cell office:value-type="float" office:value="0.534843">
                <text:p>0.534843</text:p>
              </table:table-cell>
              <table:table-cell office:value-type="float" office:value="0.542668">
                <text:p>0.542668</text:p>
              </table:table-cell>
              <table:table-cell office:value-type="float" office:value="0.550881">
                <text:p>0.550881</text:p>
              </table:table-cell>
              <table:table-cell office:value-type="float" office:value="0.564977">
                <text:p>0.564977</text:p>
              </table:table-cell>
              <table:table-cell office:value-type="float" office:value="0.718271">
                <text:p>0.718271</text:p>
              </table:table-cell>
              <table:table-cell office:value-type="float" office:value="0.919161">
                <text:p>0.919161</text:p>
              </table:table-cell>
              <table:table-cell office:value-type="float" office:value="0.526958">
                <text:p>0.5269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33076">
                <text:p>0.333076</text:p>
              </table:table-cell>
              <table:table-cell office:value-type="float" office:value="0.48061">
                <text:p>0.48061</text:p>
              </table:table-cell>
              <table:table-cell office:value-type="float" office:value="0.503111">
                <text:p>0.503111</text:p>
              </table:table-cell>
              <table:table-cell office:value-type="float" office:value="0.524484">
                <text:p>0.524484</text:p>
              </table:table-cell>
              <table:table-cell office:value-type="float" office:value="0.53231">
                <text:p>0.53231</text:p>
              </table:table-cell>
              <table:table-cell office:value-type="float" office:value="0.536299">
                <text:p>0.536299</text:p>
              </table:table-cell>
              <table:table-cell office:value-type="float" office:value="0.547045">
                <text:p>0.547045</text:p>
              </table:table-cell>
              <table:table-cell office:value-type="float" office:value="0.550967">
                <text:p>0.550967</text:p>
              </table:table-cell>
              <table:table-cell office:value-type="float" office:value="0.578083">
                <text:p>0.578083</text:p>
              </table:table-cell>
              <table:table-cell office:value-type="float" office:value="0.75667">
                <text:p>0.75667</text:p>
              </table:table-cell>
              <table:table-cell office:value-type="float" office:value="0.919161">
                <text:p>0.919161</text:p>
              </table:table-cell>
              <table:table-cell office:value-type="float" office:value="0.534265">
                <text:p>0.534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90387">
                <text:p>0.390387</text:p>
              </table:table-cell>
              <table:table-cell office:value-type="float" office:value="0.478568">
                <text:p>0.478568</text:p>
              </table:table-cell>
              <table:table-cell office:value-type="float" office:value="0.503944">
                <text:p>0.503944</text:p>
              </table:table-cell>
              <table:table-cell office:value-type="float" office:value="0.521293">
                <text:p>0.521293</text:p>
              </table:table-cell>
              <table:table-cell office:value-type="float" office:value="0.531733">
                <text:p>0.531733</text:p>
              </table:table-cell>
              <table:table-cell office:value-type="float" office:value="0.534249">
                <text:p>0.534249</text:p>
              </table:table-cell>
              <table:table-cell office:value-type="float" office:value="0.541386">
                <text:p>0.541386</text:p>
              </table:table-cell>
              <table:table-cell office:value-type="float" office:value="0.550881">
                <text:p>0.550881</text:p>
              </table:table-cell>
              <table:table-cell office:value-type="float" office:value="0.570486">
                <text:p>0.570486</text:p>
              </table:table-cell>
              <table:table-cell office:value-type="float" office:value="0.737313">
                <text:p>0.737313</text:p>
              </table:table-cell>
              <table:table-cell office:value-type="float" office:value="0.919161">
                <text:p>0.919161</text:p>
              </table:table-cell>
              <table:table-cell office:value-type="float" office:value="0.536024">
                <text:p>0.5360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41439">
                <text:p>0.341439</text:p>
              </table:table-cell>
              <table:table-cell office:value-type="float" office:value="0.486604">
                <text:p>0.486604</text:p>
              </table:table-cell>
              <table:table-cell office:value-type="float" office:value="0.510546">
                <text:p>0.510546</text:p>
              </table:table-cell>
              <table:table-cell office:value-type="float" office:value="0.524209">
                <text:p>0.524209</text:p>
              </table:table-cell>
              <table:table-cell office:value-type="float" office:value="0.532046">
                <text:p>0.532046</text:p>
              </table:table-cell>
              <table:table-cell office:value-type="float" office:value="0.535953">
                <text:p>0.535953</text:p>
              </table:table-cell>
              <table:table-cell office:value-type="float" office:value="0.544664">
                <text:p>0.544664</text:p>
              </table:table-cell>
              <table:table-cell office:value-type="float" office:value="0.551718">
                <text:p>0.551718</text:p>
              </table:table-cell>
              <table:table-cell office:value-type="float" office:value="0.577747">
                <text:p>0.577747</text:p>
              </table:table-cell>
              <table:table-cell office:value-type="float" office:value="0.752112">
                <text:p>0.752112</text:p>
              </table:table-cell>
              <table:table-cell office:value-type="float" office:value="0.919161">
                <text:p>0.919161</text:p>
              </table:table-cell>
              <table:table-cell office:value-type="float" office:value="0.535704">
                <text:p>0.5357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61537">
                <text:p>0.261537</text:p>
              </table:table-cell>
              <table:table-cell office:value-type="float" office:value="0.477179">
                <text:p>0.477179</text:p>
              </table:table-cell>
              <table:table-cell office:value-type="float" office:value="0.512802">
                <text:p>0.512802</text:p>
              </table:table-cell>
              <table:table-cell office:value-type="float" office:value="0.525373">
                <text:p>0.525373</text:p>
              </table:table-cell>
              <table:table-cell office:value-type="float" office:value="0.532443">
                <text:p>0.532443</text:p>
              </table:table-cell>
              <table:table-cell office:value-type="float" office:value="0.538717">
                <text:p>0.538717</text:p>
              </table:table-cell>
              <table:table-cell office:value-type="float" office:value="0.547321">
                <text:p>0.547321</text:p>
              </table:table-cell>
              <table:table-cell office:value-type="float" office:value="0.559291">
                <text:p>0.559291</text:p>
              </table:table-cell>
              <table:table-cell office:value-type="float" office:value="0.59622">
                <text:p>0.59622</text:p>
              </table:table-cell>
              <table:table-cell office:value-type="float" office:value="0.812687">
                <text:p>0.812687</text:p>
              </table:table-cell>
              <table:table-cell office:value-type="float" office:value="0.919161">
                <text:p>0.919161</text:p>
              </table:table-cell>
              <table:table-cell office:value-type="float" office:value="0.536357">
                <text:p>0.5363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31895">
                <text:p>0.331895</text:p>
              </table:table-cell>
              <table:table-cell office:value-type="float" office:value="0.476344">
                <text:p>0.476344</text:p>
              </table:table-cell>
              <table:table-cell office:value-type="float" office:value="0.51157">
                <text:p>0.51157</text:p>
              </table:table-cell>
              <table:table-cell office:value-type="float" office:value="0.525136">
                <text:p>0.525136</text:p>
              </table:table-cell>
              <table:table-cell office:value-type="float" office:value="0.532056">
                <text:p>0.532056</text:p>
              </table:table-cell>
              <table:table-cell office:value-type="float" office:value="0.537437">
                <text:p>0.537437</text:p>
              </table:table-cell>
              <table:table-cell office:value-type="float" office:value="0.542271">
                <text:p>0.542271</text:p>
              </table:table-cell>
              <table:table-cell office:value-type="float" office:value="0.551615">
                <text:p>0.551615</text:p>
              </table:table-cell>
              <table:table-cell office:value-type="float" office:value="0.579104">
                <text:p>0.579104</text:p>
              </table:table-cell>
              <table:table-cell office:value-type="float" office:value="0.72027">
                <text:p>0.72027</text:p>
              </table:table-cell>
              <table:table-cell office:value-type="float" office:value="0.919161">
                <text:p>0.919161</text:p>
              </table:table-cell>
              <table:table-cell office:value-type="float" office:value="0.53077">
                <text:p>0.530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45112">
                <text:p>0.345112</text:p>
              </table:table-cell>
              <table:table-cell office:value-type="float" office:value="0.484915">
                <text:p>0.484915</text:p>
              </table:table-cell>
              <table:table-cell office:value-type="float" office:value="0.515742">
                <text:p>0.515742</text:p>
              </table:table-cell>
              <table:table-cell office:value-type="float" office:value="0.526559">
                <text:p>0.526559</text:p>
              </table:table-cell>
              <table:table-cell office:value-type="float" office:value="0.53252">
                <text:p>0.53252</text:p>
              </table:table-cell>
              <table:table-cell office:value-type="float" office:value="0.539049">
                <text:p>0.539049</text:p>
              </table:table-cell>
              <table:table-cell office:value-type="float" office:value="0.54153">
                <text:p>0.54153</text:p>
              </table:table-cell>
              <table:table-cell office:value-type="float" office:value="0.55101">
                <text:p>0.55101</text:p>
              </table:table-cell>
              <table:table-cell office:value-type="float" office:value="0.574104">
                <text:p>0.574104</text:p>
              </table:table-cell>
              <table:table-cell office:value-type="float" office:value="0.791966">
                <text:p>0.791966</text:p>
              </table:table-cell>
              <table:table-cell office:value-type="float" office:value="0.919161">
                <text:p>0.919161</text:p>
              </table:table-cell>
              <table:table-cell office:value-type="float" office:value="0.540251">
                <text:p>0.54025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36681">
                <text:p>0.336681</text:p>
              </table:table-cell>
              <table:table-cell office:value-type="float" office:value="0.498646">
                <text:p>0.498646</text:p>
              </table:table-cell>
              <table:table-cell office:value-type="float" office:value="0.523224">
                <text:p>0.523224</text:p>
              </table:table-cell>
              <table:table-cell office:value-type="float" office:value="0.53199">
                <text:p>0.53199</text:p>
              </table:table-cell>
              <table:table-cell office:value-type="float" office:value="0.536243">
                <text:p>0.536243</text:p>
              </table:table-cell>
              <table:table-cell office:value-type="float" office:value="0.540306">
                <text:p>0.540306</text:p>
              </table:table-cell>
              <table:table-cell office:value-type="float" office:value="0.548956">
                <text:p>0.548956</text:p>
              </table:table-cell>
              <table:table-cell office:value-type="float" office:value="0.555888">
                <text:p>0.555888</text:p>
              </table:table-cell>
              <table:table-cell office:value-type="float" office:value="0.608713">
                <text:p>0.608713</text:p>
              </table:table-cell>
              <table:table-cell office:value-type="float" office:value="0.840572">
                <text:p>0.840572</text:p>
              </table:table-cell>
              <table:table-cell office:value-type="float" office:value="0.919161">
                <text:p>0.919161</text:p>
              </table:table-cell>
              <table:table-cell office:value-type="float" office:value="0.552122">
                <text:p>0.55212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56965">
                <text:p>0.356965</text:p>
              </table:table-cell>
              <table:table-cell office:value-type="float" office:value="0.511789">
                <text:p>0.511789</text:p>
              </table:table-cell>
              <table:table-cell office:value-type="float" office:value="0.527079">
                <text:p>0.527079</text:p>
              </table:table-cell>
              <table:table-cell office:value-type="float" office:value="0.532901">
                <text:p>0.532901</text:p>
              </table:table-cell>
              <table:table-cell office:value-type="float" office:value="0.539844">
                <text:p>0.539844</text:p>
              </table:table-cell>
              <table:table-cell office:value-type="float" office:value="0.544636">
                <text:p>0.544636</text:p>
              </table:table-cell>
              <table:table-cell office:value-type="float" office:value="0.551993">
                <text:p>0.551993</text:p>
              </table:table-cell>
              <table:table-cell office:value-type="float" office:value="0.579233">
                <text:p>0.579233</text:p>
              </table:table-cell>
              <table:table-cell office:value-type="float" office:value="0.712683">
                <text:p>0.712683</text:p>
              </table:table-cell>
              <table:table-cell office:value-type="float" office:value="0.868437">
                <text:p>0.868437</text:p>
              </table:table-cell>
              <table:table-cell office:value-type="float" office:value="0.919161">
                <text:p>0.919161</text:p>
              </table:table-cell>
              <table:table-cell office:value-type="float" office:value="0.572556">
                <text:p>0.5725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79009">
                <text:p>0.379009</text:p>
              </table:table-cell>
              <table:table-cell office:value-type="float" office:value="0.508046">
                <text:p>0.508046</text:p>
              </table:table-cell>
              <table:table-cell office:value-type="float" office:value="0.525068">
                <text:p>0.525068</text:p>
              </table:table-cell>
              <table:table-cell office:value-type="float" office:value="0.532433">
                <text:p>0.532433</text:p>
              </table:table-cell>
              <table:table-cell office:value-type="float" office:value="0.53981">
                <text:p>0.53981</text:p>
              </table:table-cell>
              <table:table-cell office:value-type="float" office:value="0.54684">
                <text:p>0.54684</text:p>
              </table:table-cell>
              <table:table-cell office:value-type="float" office:value="0.551621">
                <text:p>0.551621</text:p>
              </table:table-cell>
              <table:table-cell office:value-type="float" office:value="0.587732">
                <text:p>0.587732</text:p>
              </table:table-cell>
              <table:table-cell office:value-type="float" office:value="0.769566">
                <text:p>0.769566</text:p>
              </table:table-cell>
              <table:table-cell office:value-type="float" office:value="0.878132">
                <text:p>0.878132</text:p>
              </table:table-cell>
              <table:table-cell office:value-type="float" office:value="0.919161">
                <text:p>0.919161</text:p>
              </table:table-cell>
              <table:table-cell office:value-type="float" office:value="0.581826">
                <text:p>0.5818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73771">
                <text:p>0.373771</text:p>
              </table:table-cell>
              <table:table-cell office:value-type="float" office:value="0.504396">
                <text:p>0.504396</text:p>
              </table:table-cell>
              <table:table-cell office:value-type="float" office:value="0.523755">
                <text:p>0.523755</text:p>
              </table:table-cell>
              <table:table-cell office:value-type="float" office:value="0.532154">
                <text:p>0.532154</text:p>
              </table:table-cell>
              <table:table-cell office:value-type="float" office:value="0.539436">
                <text:p>0.539436</text:p>
              </table:table-cell>
              <table:table-cell office:value-type="float" office:value="0.548112">
                <text:p>0.548112</text:p>
              </table:table-cell>
              <table:table-cell office:value-type="float" office:value="0.552562">
                <text:p>0.552562</text:p>
              </table:table-cell>
              <table:table-cell office:value-type="float" office:value="0.594015">
                <text:p>0.594015</text:p>
              </table:table-cell>
              <table:table-cell office:value-type="float" office:value="0.767253">
                <text:p>0.767253</text:p>
              </table:table-cell>
              <table:table-cell office:value-type="float" office:value="0.883043">
                <text:p>0.883043</text:p>
              </table:table-cell>
              <table:table-cell office:value-type="float" office:value="0.919161">
                <text:p>0.919161</text:p>
              </table:table-cell>
              <table:table-cell office:value-type="float" office:value="0.581849">
                <text:p>0.5818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31608">
                <text:p>0.431608</text:p>
              </table:table-cell>
              <table:table-cell office:value-type="float" office:value="0.507608">
                <text:p>0.507608</text:p>
              </table:table-cell>
              <table:table-cell office:value-type="float" office:value="0.528681">
                <text:p>0.528681</text:p>
              </table:table-cell>
              <table:table-cell office:value-type="float" office:value="0.535763">
                <text:p>0.535763</text:p>
              </table:table-cell>
              <table:table-cell office:value-type="float" office:value="0.541272">
                <text:p>0.541272</text:p>
              </table:table-cell>
              <table:table-cell office:value-type="float" office:value="0.550881">
                <text:p>0.550881</text:p>
              </table:table-cell>
              <table:table-cell office:value-type="float" office:value="0.562942">
                <text:p>0.562942</text:p>
              </table:table-cell>
              <table:table-cell office:value-type="float" office:value="0.632615">
                <text:p>0.632615</text:p>
              </table:table-cell>
              <table:table-cell office:value-type="float" office:value="0.799677">
                <text:p>0.799677</text:p>
              </table:table-cell>
              <table:table-cell office:value-type="float" office:value="0.886383">
                <text:p>0.886383</text:p>
              </table:table-cell>
              <table:table-cell office:value-type="float" office:value="0.919161">
                <text:p>0.919161</text:p>
              </table:table-cell>
              <table:table-cell office:value-type="float" office:value="0.597743">
                <text:p>0.59774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13066">
                <text:p>0.413066</text:p>
              </table:table-cell>
              <table:table-cell office:value-type="float" office:value="0.511925">
                <text:p>0.511925</text:p>
              </table:table-cell>
              <table:table-cell office:value-type="float" office:value="0.530447">
                <text:p>0.530447</text:p>
              </table:table-cell>
              <table:table-cell office:value-type="float" office:value="0.536419">
                <text:p>0.536419</text:p>
              </table:table-cell>
              <table:table-cell office:value-type="float" office:value="0.543392">
                <text:p>0.543392</text:p>
              </table:table-cell>
              <table:table-cell office:value-type="float" office:value="0.550881">
                <text:p>0.550881</text:p>
              </table:table-cell>
              <table:table-cell office:value-type="float" office:value="0.56139">
                <text:p>0.56139</text:p>
              </table:table-cell>
              <table:table-cell office:value-type="float" office:value="0.648493">
                <text:p>0.648493</text:p>
              </table:table-cell>
              <table:table-cell office:value-type="float" office:value="0.828385">
                <text:p>0.828385</text:p>
              </table:table-cell>
              <table:table-cell office:value-type="float" office:value="0.889344">
                <text:p>0.889344</text:p>
              </table:table-cell>
              <table:table-cell office:value-type="float" office:value="0.919161">
                <text:p>0.919161</text:p>
              </table:table-cell>
              <table:table-cell office:value-type="float" office:value="0.601374">
                <text:p>0.6013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24754">
                <text:p>0.424754</text:p>
              </table:table-cell>
              <table:table-cell office:value-type="float" office:value="0.517925">
                <text:p>0.517925</text:p>
              </table:table-cell>
              <table:table-cell office:value-type="float" office:value="0.53088">
                <text:p>0.53088</text:p>
              </table:table-cell>
              <table:table-cell office:value-type="float" office:value="0.536727">
                <text:p>0.536727</text:p>
              </table:table-cell>
              <table:table-cell office:value-type="float" office:value="0.544621">
                <text:p>0.544621</text:p>
              </table:table-cell>
              <table:table-cell office:value-type="float" office:value="0.550881">
                <text:p>0.550881</text:p>
              </table:table-cell>
              <table:table-cell office:value-type="float" office:value="0.563256">
                <text:p>0.563256</text:p>
              </table:table-cell>
              <table:table-cell office:value-type="float" office:value="0.648334">
                <text:p>0.648334</text:p>
              </table:table-cell>
              <table:table-cell office:value-type="float" office:value="0.822602">
                <text:p>0.822602</text:p>
              </table:table-cell>
              <table:table-cell office:value-type="float" office:value="0.888623">
                <text:p>0.888623</text:p>
              </table:table-cell>
              <table:table-cell office:value-type="float" office:value="0.919161">
                <text:p>0.919161</text:p>
              </table:table-cell>
              <table:table-cell office:value-type="float" office:value="0.60286">
                <text:p>0.6028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05243">
                <text:p>0.405243</text:p>
              </table:table-cell>
              <table:table-cell office:value-type="float" office:value="0.507364">
                <text:p>0.507364</text:p>
              </table:table-cell>
              <table:table-cell office:value-type="float" office:value="0.528851">
                <text:p>0.528851</text:p>
              </table:table-cell>
              <table:table-cell office:value-type="float" office:value="0.534987">
                <text:p>0.534987</text:p>
              </table:table-cell>
              <table:table-cell office:value-type="float" office:value="0.543082">
                <text:p>0.543082</text:p>
              </table:table-cell>
              <table:table-cell office:value-type="float" office:value="0.55101">
                <text:p>0.55101</text:p>
              </table:table-cell>
              <table:table-cell office:value-type="float" office:value="0.571385">
                <text:p>0.571385</text:p>
              </table:table-cell>
              <table:table-cell office:value-type="float" office:value="0.655153">
                <text:p>0.655153</text:p>
              </table:table-cell>
              <table:table-cell office:value-type="float" office:value="0.826629">
                <text:p>0.826629</text:p>
              </table:table-cell>
              <table:table-cell office:value-type="float" office:value="0.892328">
                <text:p>0.892328</text:p>
              </table:table-cell>
              <table:table-cell office:value-type="float" office:value="0.919161">
                <text:p>0.919161</text:p>
              </table:table-cell>
              <table:table-cell office:value-type="float" office:value="0.601603">
                <text:p>0.6016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62179">
                <text:p>0.362179</text:p>
              </table:table-cell>
              <table:table-cell office:value-type="float" office:value="0.496546">
                <text:p>0.496546</text:p>
              </table:table-cell>
              <table:table-cell office:value-type="float" office:value="0.523699">
                <text:p>0.523699</text:p>
              </table:table-cell>
              <table:table-cell office:value-type="float" office:value="0.532115">
                <text:p>0.532115</text:p>
              </table:table-cell>
              <table:table-cell office:value-type="float" office:value="0.537879">
                <text:p>0.537879</text:p>
              </table:table-cell>
              <table:table-cell office:value-type="float" office:value="0.548668">
                <text:p>0.548668</text:p>
              </table:table-cell>
              <table:table-cell office:value-type="float" office:value="0.555667">
                <text:p>0.555667</text:p>
              </table:table-cell>
              <table:table-cell office:value-type="float" office:value="0.608418">
                <text:p>0.608418</text:p>
              </table:table-cell>
              <table:table-cell office:value-type="float" office:value="0.796816">
                <text:p>0.796816</text:p>
              </table:table-cell>
              <table:table-cell office:value-type="float" office:value="0.887533">
                <text:p>0.887533</text:p>
              </table:table-cell>
              <table:table-cell office:value-type="float" office:value="0.919161">
                <text:p>0.919161</text:p>
              </table:table-cell>
              <table:table-cell office:value-type="float" office:value="0.584952">
                <text:p>0.58495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46885">
                <text:p>0.346885</text:p>
              </table:table-cell>
              <table:table-cell office:value-type="float" office:value="0.486499">
                <text:p>0.486499</text:p>
              </table:table-cell>
              <table:table-cell office:value-type="float" office:value="0.518067">
                <text:p>0.518067</text:p>
              </table:table-cell>
              <table:table-cell office:value-type="float" office:value="0.531926">
                <text:p>0.531926</text:p>
              </table:table-cell>
              <table:table-cell office:value-type="float" office:value="0.537786">
                <text:p>0.537786</text:p>
              </table:table-cell>
              <table:table-cell office:value-type="float" office:value="0.54984">
                <text:p>0.54984</text:p>
              </table:table-cell>
              <table:table-cell office:value-type="float" office:value="0.559005">
                <text:p>0.559005</text:p>
              </table:table-cell>
              <table:table-cell office:value-type="float" office:value="0.621109">
                <text:p>0.621109</text:p>
              </table:table-cell>
              <table:table-cell office:value-type="float" office:value="0.770073">
                <text:p>0.770073</text:p>
              </table:table-cell>
              <table:table-cell office:value-type="float" office:value="0.885707">
                <text:p>0.885707</text:p>
              </table:table-cell>
              <table:table-cell office:value-type="float" office:value="0.919161">
                <text:p>0.919161</text:p>
              </table:table-cell>
              <table:table-cell office:value-type="float" office:value="0.58069">
                <text:p>0.580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89997">
                <text:p>0.389997</text:p>
              </table:table-cell>
              <table:table-cell office:value-type="float" office:value="0.495972">
                <text:p>0.495972</text:p>
              </table:table-cell>
              <table:table-cell office:value-type="float" office:value="0.5263">
                <text:p>0.5263</text:p>
              </table:table-cell>
              <table:table-cell office:value-type="float" office:value="0.53422">
                <text:p>0.53422</text:p>
              </table:table-cell>
              <table:table-cell office:value-type="float" office:value="0.544522">
                <text:p>0.544522</text:p>
              </table:table-cell>
              <table:table-cell office:value-type="float" office:value="0.550971">
                <text:p>0.550971</text:p>
              </table:table-cell>
              <table:table-cell office:value-type="float" office:value="0.572379">
                <text:p>0.572379</text:p>
              </table:table-cell>
              <table:table-cell office:value-type="float" office:value="0.688307">
                <text:p>0.688307</text:p>
              </table:table-cell>
              <table:table-cell office:value-type="float" office:value="0.82228">
                <text:p>0.82228</text:p>
              </table:table-cell>
              <table:table-cell office:value-type="float" office:value="0.895459">
                <text:p>0.895459</text:p>
              </table:table-cell>
              <table:table-cell office:value-type="float" office:value="0.919161">
                <text:p>0.919161</text:p>
              </table:table-cell>
              <table:table-cell office:value-type="float" office:value="0.602041">
                <text:p>0.60204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42511">
                <text:p>0.342511</text:p>
              </table:table-cell>
              <table:table-cell office:value-type="float" office:value="0.518929">
                <text:p>0.518929</text:p>
              </table:table-cell>
              <table:table-cell office:value-type="float" office:value="0.53236">
                <text:p>0.53236</text:p>
              </table:table-cell>
              <table:table-cell office:value-type="float" office:value="0.542944">
                <text:p>0.542944</text:p>
              </table:table-cell>
              <table:table-cell office:value-type="float" office:value="0.550881">
                <text:p>0.550881</text:p>
              </table:table-cell>
              <table:table-cell office:value-type="float" office:value="0.565828">
                <text:p>0.565828</text:p>
              </table:table-cell>
              <table:table-cell office:value-type="float" office:value="0.605957">
                <text:p>0.605957</text:p>
              </table:table-cell>
              <table:table-cell office:value-type="float" office:value="0.729332">
                <text:p>0.729332</text:p>
              </table:table-cell>
              <table:table-cell office:value-type="float" office:value="0.831238">
                <text:p>0.831238</text:p>
              </table:table-cell>
              <table:table-cell office:value-type="float" office:value="0.89701">
                <text:p>0.89701</text:p>
              </table:table-cell>
              <table:table-cell office:value-type="float" office:value="0.919161">
                <text:p>0.919161</text:p>
              </table:table-cell>
              <table:table-cell office:value-type="float" office:value="0.611699">
                <text:p>0.6116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81409">
                <text:p>0.381409</text:p>
              </table:table-cell>
              <table:table-cell office:value-type="float" office:value="0.527053">
                <text:p>0.527053</text:p>
              </table:table-cell>
              <table:table-cell office:value-type="float" office:value="0.53755">
                <text:p>0.53755</text:p>
              </table:table-cell>
              <table:table-cell office:value-type="float" office:value="0.550038">
                <text:p>0.550038</text:p>
              </table:table-cell>
              <table:table-cell office:value-type="float" office:value="0.562457">
                <text:p>0.562457</text:p>
              </table:table-cell>
              <table:table-cell office:value-type="float" office:value="0.595123">
                <text:p>0.595123</text:p>
              </table:table-cell>
              <table:table-cell office:value-type="float" office:value="0.707384">
                <text:p>0.707384</text:p>
              </table:table-cell>
              <table:table-cell office:value-type="float" office:value="0.795957">
                <text:p>0.795957</text:p>
              </table:table-cell>
              <table:table-cell office:value-type="float" office:value="0.865462">
                <text:p>0.865462</text:p>
              </table:table-cell>
              <table:table-cell office:value-type="float" office:value="0.903046">
                <text:p>0.903046</text:p>
              </table:table-cell>
              <table:table-cell office:value-type="float" office:value="0.930721">
                <text:p>0.930721</text:p>
              </table:table-cell>
              <table:table-cell office:value-type="float" office:value="0.642548">
                <text:p>0.6425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27584">
                <text:p>0.327584</text:p>
              </table:table-cell>
              <table:table-cell office:value-type="float" office:value="0.527056">
                <text:p>0.527056</text:p>
              </table:table-cell>
              <table:table-cell office:value-type="float" office:value="0.539762">
                <text:p>0.539762</text:p>
              </table:table-cell>
              <table:table-cell office:value-type="float" office:value="0.550881">
                <text:p>0.550881</text:p>
              </table:table-cell>
              <table:table-cell office:value-type="float" office:value="0.568033">
                <text:p>0.568033</text:p>
              </table:table-cell>
              <table:table-cell office:value-type="float" office:value="0.601089">
                <text:p>0.601089</text:p>
              </table:table-cell>
              <table:table-cell office:value-type="float" office:value="0.709216">
                <text:p>0.709216</text:p>
              </table:table-cell>
              <table:table-cell office:value-type="float" office:value="0.804602">
                <text:p>0.804602</text:p>
              </table:table-cell>
              <table:table-cell office:value-type="float" office:value="0.860926">
                <text:p>0.860926</text:p>
              </table:table-cell>
              <table:table-cell office:value-type="float" office:value="0.897101">
                <text:p>0.897101</text:p>
              </table:table-cell>
              <table:table-cell office:value-type="float" office:value="0.930721">
                <text:p>0.930721</text:p>
              </table:table-cell>
              <table:table-cell office:value-type="float" office:value="0.638625">
                <text:p>0.63862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47841">
                <text:p>0.447841</text:p>
              </table:table-cell>
              <table:table-cell office:value-type="float" office:value="0.536147">
                <text:p>0.536147</text:p>
              </table:table-cell>
              <table:table-cell office:value-type="float" office:value="0.547432">
                <text:p>0.547432</text:p>
              </table:table-cell>
              <table:table-cell office:value-type="float" office:value="0.557463">
                <text:p>0.557463</text:p>
              </table:table-cell>
              <table:table-cell office:value-type="float" office:value="0.588945">
                <text:p>0.588945</text:p>
              </table:table-cell>
              <table:table-cell office:value-type="float" office:value="0.664685">
                <text:p>0.664685</text:p>
              </table:table-cell>
              <table:table-cell office:value-type="float" office:value="0.754207">
                <text:p>0.754207</text:p>
              </table:table-cell>
              <table:table-cell office:value-type="float" office:value="0.821421">
                <text:p>0.821421</text:p>
              </table:table-cell>
              <table:table-cell office:value-type="float" office:value="0.864142">
                <text:p>0.864142</text:p>
              </table:table-cell>
              <table:table-cell office:value-type="float" office:value="0.898117">
                <text:p>0.898117</text:p>
              </table:table-cell>
              <table:table-cell office:value-type="float" office:value="0.930721">
                <text:p>0.930721</text:p>
              </table:table-cell>
              <table:table-cell office:value-type="float" office:value="0.66804">
                <text:p>0.6680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68502">
                <text:p>0.468502</text:p>
              </table:table-cell>
              <table:table-cell office:value-type="float" office:value="0.538334">
                <text:p>0.538334</text:p>
              </table:table-cell>
              <table:table-cell office:value-type="float" office:value="0.550881">
                <text:p>0.550881</text:p>
              </table:table-cell>
              <table:table-cell office:value-type="float" office:value="0.582404">
                <text:p>0.582404</text:p>
              </table:table-cell>
              <table:table-cell office:value-type="float" office:value="0.6444">
                <text:p>0.6444</text:p>
              </table:table-cell>
              <table:table-cell office:value-type="float" office:value="0.735535">
                <text:p>0.735535</text:p>
              </table:table-cell>
              <table:table-cell office:value-type="float" office:value="0.802858">
                <text:p>0.802858</text:p>
              </table:table-cell>
              <table:table-cell office:value-type="float" office:value="0.838056">
                <text:p>0.838056</text:p>
              </table:table-cell>
              <table:table-cell office:value-type="float" office:value="0.87223">
                <text:p>0.87223</text:p>
              </table:table-cell>
              <table:table-cell office:value-type="float" office:value="0.895373">
                <text:p>0.895373</text:p>
              </table:table-cell>
              <table:table-cell office:value-type="float" office:value="0.930721">
                <text:p>0.930721</text:p>
              </table:table-cell>
              <table:table-cell office:value-type="float" office:value="0.692857">
                <text:p>0.69285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61818">
                <text:p>0.461818</text:p>
              </table:table-cell>
              <table:table-cell office:value-type="float" office:value="0.536232">
                <text:p>0.536232</text:p>
              </table:table-cell>
              <table:table-cell office:value-type="float" office:value="0.54932">
                <text:p>0.54932</text:p>
              </table:table-cell>
              <table:table-cell office:value-type="float" office:value="0.583644">
                <text:p>0.583644</text:p>
              </table:table-cell>
              <table:table-cell office:value-type="float" office:value="0.653501">
                <text:p>0.653501</text:p>
              </table:table-cell>
              <table:table-cell office:value-type="float" office:value="0.748239">
                <text:p>0.748239</text:p>
              </table:table-cell>
              <table:table-cell office:value-type="float" office:value="0.81295">
                <text:p>0.81295</text:p>
              </table:table-cell>
              <table:table-cell office:value-type="float" office:value="0.852453">
                <text:p>0.852453</text:p>
              </table:table-cell>
              <table:table-cell office:value-type="float" office:value="0.879123">
                <text:p>0.879123</text:p>
              </table:table-cell>
              <table:table-cell office:value-type="float" office:value="0.89861">
                <text:p>0.89861</text:p>
              </table:table-cell>
              <table:table-cell office:value-type="float" office:value="0.930721">
                <text:p>0.930721</text:p>
              </table:table-cell>
              <table:table-cell office:value-type="float" office:value="0.697589">
                <text:p>0.6975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79343">
                <text:p>0.479343</text:p>
              </table:table-cell>
              <table:table-cell office:value-type="float" office:value="0.542287">
                <text:p>0.542287</text:p>
              </table:table-cell>
              <table:table-cell office:value-type="float" office:value="0.571638">
                <text:p>0.571638</text:p>
              </table:table-cell>
              <table:table-cell office:value-type="float" office:value="0.651132">
                <text:p>0.651132</text:p>
              </table:table-cell>
              <table:table-cell office:value-type="float" office:value="0.733221">
                <text:p>0.733221</text:p>
              </table:table-cell>
              <table:table-cell office:value-type="float" office:value="0.794824">
                <text:p>0.794824</text:p>
              </table:table-cell>
              <table:table-cell office:value-type="float" office:value="0.840924">
                <text:p>0.840924</text:p>
              </table:table-cell>
              <table:table-cell office:value-type="float" office:value="0.872295">
                <text:p>0.872295</text:p>
              </table:table-cell>
              <table:table-cell office:value-type="float" office:value="0.882755">
                <text:p>0.882755</text:p>
              </table:table-cell>
              <table:table-cell office:value-type="float" office:value="0.904306">
                <text:p>0.904306</text:p>
              </table:table-cell>
              <table:table-cell office:value-type="float" office:value="0.930721">
                <text:p>0.930721</text:p>
              </table:table-cell>
              <table:table-cell office:value-type="float" office:value="0.727273">
                <text:p>0.7272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80124">
                <text:p>0.380124</text:p>
              </table:table-cell>
              <table:table-cell office:value-type="float" office:value="0.544072">
                <text:p>0.544072</text:p>
              </table:table-cell>
              <table:table-cell office:value-type="float" office:value="0.569001">
                <text:p>0.569001</text:p>
              </table:table-cell>
              <table:table-cell office:value-type="float" office:value="0.63513">
                <text:p>0.63513</text:p>
              </table:table-cell>
              <table:table-cell office:value-type="float" office:value="0.727191">
                <text:p>0.727191</text:p>
              </table:table-cell>
              <table:table-cell office:value-type="float" office:value="0.79771">
                <text:p>0.79771</text:p>
              </table:table-cell>
              <table:table-cell office:value-type="float" office:value="0.838799">
                <text:p>0.838799</text:p>
              </table:table-cell>
              <table:table-cell office:value-type="float" office:value="0.872659">
                <text:p>0.872659</text:p>
              </table:table-cell>
              <table:table-cell office:value-type="float" office:value="0.881569">
                <text:p>0.881569</text:p>
              </table:table-cell>
              <table:table-cell office:value-type="float" office:value="0.901658">
                <text:p>0.901658</text:p>
              </table:table-cell>
              <table:table-cell office:value-type="float" office:value="0.930721">
                <text:p>0.930721</text:p>
              </table:table-cell>
              <table:table-cell office:value-type="float" office:value="0.714791">
                <text:p>0.7147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48614">
                <text:p>0.448614</text:p>
              </table:table-cell>
              <table:table-cell office:value-type="float" office:value="0.546645">
                <text:p>0.546645</text:p>
              </table:table-cell>
              <table:table-cell office:value-type="float" office:value="0.582246">
                <text:p>0.582246</text:p>
              </table:table-cell>
              <table:table-cell office:value-type="float" office:value="0.65535">
                <text:p>0.65535</text:p>
              </table:table-cell>
              <table:table-cell office:value-type="float" office:value="0.750459">
                <text:p>0.750459</text:p>
              </table:table-cell>
              <table:table-cell office:value-type="float" office:value="0.81086">
                <text:p>0.81086</text:p>
              </table:table-cell>
              <table:table-cell office:value-type="float" office:value="0.841376">
                <text:p>0.841376</text:p>
              </table:table-cell>
              <table:table-cell office:value-type="float" office:value="0.87522">
                <text:p>0.87522</text:p>
              </table:table-cell>
              <table:table-cell office:value-type="float" office:value="0.884145">
                <text:p>0.884145</text:p>
              </table:table-cell>
              <table:table-cell office:value-type="float" office:value="0.903944">
                <text:p>0.903944</text:p>
              </table:table-cell>
              <table:table-cell office:value-type="float" office:value="0.930721">
                <text:p>0.930721</text:p>
              </table:table-cell>
              <table:table-cell office:value-type="float" office:value="0.729886">
                <text:p>0.7298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7922">
                <text:p>0.47922</text:p>
              </table:table-cell>
              <table:table-cell office:value-type="float" office:value="0.544668">
                <text:p>0.544668</text:p>
              </table:table-cell>
              <table:table-cell office:value-type="float" office:value="0.579058">
                <text:p>0.579058</text:p>
              </table:table-cell>
              <table:table-cell office:value-type="float" office:value="0.659647">
                <text:p>0.659647</text:p>
              </table:table-cell>
              <table:table-cell office:value-type="float" office:value="0.73689">
                <text:p>0.73689</text:p>
              </table:table-cell>
              <table:table-cell office:value-type="float" office:value="0.807112">
                <text:p>0.807112</text:p>
              </table:table-cell>
              <table:table-cell office:value-type="float" office:value="0.845307">
                <text:p>0.845307</text:p>
              </table:table-cell>
              <table:table-cell office:value-type="float" office:value="0.874183">
                <text:p>0.874183</text:p>
              </table:table-cell>
              <table:table-cell office:value-type="float" office:value="0.886326">
                <text:p>0.886326</text:p>
              </table:table-cell>
              <table:table-cell office:value-type="float" office:value="0.906465">
                <text:p>0.906465</text:p>
              </table:table-cell>
              <table:table-cell office:value-type="float" office:value="0.930721">
                <text:p>0.930721</text:p>
              </table:table-cell>
              <table:table-cell office:value-type="float" office:value="0.731888">
                <text:p>0.73188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49729">
                <text:p>0.449729</text:p>
              </table:table-cell>
              <table:table-cell office:value-type="float" office:value="0.547727">
                <text:p>0.547727</text:p>
              </table:table-cell>
              <table:table-cell office:value-type="float" office:value="0.616851">
                <text:p>0.616851</text:p>
              </table:table-cell>
              <table:table-cell office:value-type="float" office:value="0.732768">
                <text:p>0.732768</text:p>
              </table:table-cell>
              <table:table-cell office:value-type="float" office:value="0.811751">
                <text:p>0.811751</text:p>
              </table:table-cell>
              <table:table-cell office:value-type="float" office:value="0.843072">
                <text:p>0.843072</text:p>
              </table:table-cell>
              <table:table-cell office:value-type="float" office:value="0.866847">
                <text:p>0.866847</text:p>
              </table:table-cell>
              <table:table-cell office:value-type="float" office:value="0.880902">
                <text:p>0.880902</text:p>
              </table:table-cell>
              <table:table-cell office:value-type="float" office:value="0.887865">
                <text:p>0.887865</text:p>
              </table:table-cell>
              <table:table-cell office:value-type="float" office:value="0.906365">
                <text:p>0.906365</text:p>
              </table:table-cell>
              <table:table-cell office:value-type="float" office:value="0.930721">
                <text:p>0.930721</text:p>
              </table:table-cell>
              <table:table-cell office:value-type="float" office:value="0.754388">
                <text:p>0.75438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98162">
                <text:p>0.398162</text:p>
              </table:table-cell>
              <table:table-cell office:value-type="float" office:value="0.548716">
                <text:p>0.548716</text:p>
              </table:table-cell>
              <table:table-cell office:value-type="float" office:value="0.63534">
                <text:p>0.63534</text:p>
              </table:table-cell>
              <table:table-cell office:value-type="float" office:value="0.755272">
                <text:p>0.755272</text:p>
              </table:table-cell>
              <table:table-cell office:value-type="float" office:value="0.814187">
                <text:p>0.814187</text:p>
              </table:table-cell>
              <table:table-cell office:value-type="float" office:value="0.845574">
                <text:p>0.845574</text:p>
              </table:table-cell>
              <table:table-cell office:value-type="float" office:value="0.869718">
                <text:p>0.869718</text:p>
              </table:table-cell>
              <table:table-cell office:value-type="float" office:value="0.880903">
                <text:p>0.880903</text:p>
              </table:table-cell>
              <table:table-cell office:value-type="float" office:value="0.889904">
                <text:p>0.889904</text:p>
              </table:table-cell>
              <table:table-cell office:value-type="float" office:value="0.907788">
                <text:p>0.907788</text:p>
              </table:table-cell>
              <table:table-cell office:value-type="float" office:value="0.930721">
                <text:p>0.930721</text:p>
              </table:table-cell>
              <table:table-cell office:value-type="float" office:value="0.754556">
                <text:p>0.75455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9117">
                <text:p>0.49117</text:p>
              </table:table-cell>
              <table:table-cell office:value-type="float" office:value="0.578329">
                <text:p>0.578329</text:p>
              </table:table-cell>
              <table:table-cell office:value-type="float" office:value="0.704524">
                <text:p>0.704524</text:p>
              </table:table-cell>
              <table:table-cell office:value-type="float" office:value="0.788643">
                <text:p>0.788643</text:p>
              </table:table-cell>
              <table:table-cell office:value-type="float" office:value="0.831748">
                <text:p>0.831748</text:p>
              </table:table-cell>
              <table:table-cell office:value-type="float" office:value="0.855152">
                <text:p>0.855152</text:p>
              </table:table-cell>
              <table:table-cell office:value-type="float" office:value="0.871605">
                <text:p>0.871605</text:p>
              </table:table-cell>
              <table:table-cell office:value-type="float" office:value="0.880957">
                <text:p>0.880957</text:p>
              </table:table-cell>
              <table:table-cell office:value-type="float" office:value="0.890259">
                <text:p>0.890259</text:p>
              </table:table-cell>
              <table:table-cell office:value-type="float" office:value="0.908259">
                <text:p>0.908259</text:p>
              </table:table-cell>
              <table:table-cell office:value-type="float" office:value="0.930721">
                <text:p>0.930721</text:p>
              </table:table-cell>
              <table:table-cell office:value-type="float" office:value="0.780064">
                <text:p>0.7800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63001">
                <text:p>0.463001</text:p>
              </table:table-cell>
              <table:table-cell office:value-type="float" office:value="0.543698">
                <text:p>0.543698</text:p>
              </table:table-cell>
              <table:table-cell office:value-type="float" office:value="0.663611">
                <text:p>0.663611</text:p>
              </table:table-cell>
              <table:table-cell office:value-type="float" office:value="0.774662">
                <text:p>0.774662</text:p>
              </table:table-cell>
              <table:table-cell office:value-type="float" office:value="0.822818">
                <text:p>0.822818</text:p>
              </table:table-cell>
              <table:table-cell office:value-type="float" office:value="0.852605">
                <text:p>0.852605</text:p>
              </table:table-cell>
              <table:table-cell office:value-type="float" office:value="0.86927">
                <text:p>0.86927</text:p>
              </table:table-cell>
              <table:table-cell office:value-type="float" office:value="0.880135">
                <text:p>0.880135</text:p>
              </table:table-cell>
              <table:table-cell office:value-type="float" office:value="0.887051">
                <text:p>0.887051</text:p>
              </table:table-cell>
              <table:table-cell office:value-type="float" office:value="0.907562">
                <text:p>0.907562</text:p>
              </table:table-cell>
              <table:table-cell office:value-type="float" office:value="0.930721">
                <text:p>0.930721</text:p>
              </table:table-cell>
              <table:table-cell office:value-type="float" office:value="0.766441">
                <text:p>0.76644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15903">
                <text:p>0.315903</text:p>
              </table:table-cell>
              <table:table-cell office:value-type="float" office:value="0.547118">
                <text:p>0.547118</text:p>
              </table:table-cell>
              <table:table-cell office:value-type="float" office:value="0.67055">
                <text:p>0.67055</text:p>
              </table:table-cell>
              <table:table-cell office:value-type="float" office:value="0.779645">
                <text:p>0.779645</text:p>
              </table:table-cell>
              <table:table-cell office:value-type="float" office:value="0.827072">
                <text:p>0.827072</text:p>
              </table:table-cell>
              <table:table-cell office:value-type="float" office:value="0.851959">
                <text:p>0.851959</text:p>
              </table:table-cell>
              <table:table-cell office:value-type="float" office:value="0.867851">
                <text:p>0.867851</text:p>
              </table:table-cell>
              <table:table-cell office:value-type="float" office:value="0.88073">
                <text:p>0.88073</text:p>
              </table:table-cell>
              <table:table-cell office:value-type="float" office:value="0.887539">
                <text:p>0.887539</text:p>
              </table:table-cell>
              <table:table-cell office:value-type="float" office:value="0.908109">
                <text:p>0.908109</text:p>
              </table:table-cell>
              <table:table-cell office:value-type="float" office:value="0.930721">
                <text:p>0.930721</text:p>
              </table:table-cell>
              <table:table-cell office:value-type="float" office:value="0.753648">
                <text:p>0.75364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50893">
                <text:p>0.450893</text:p>
              </table:table-cell>
              <table:table-cell office:value-type="float" office:value="0.57817">
                <text:p>0.57817</text:p>
              </table:table-cell>
              <table:table-cell office:value-type="float" office:value="0.71216">
                <text:p>0.71216</text:p>
              </table:table-cell>
              <table:table-cell office:value-type="float" office:value="0.787271">
                <text:p>0.787271</text:p>
              </table:table-cell>
              <table:table-cell office:value-type="float" office:value="0.82326">
                <text:p>0.82326</text:p>
              </table:table-cell>
              <table:table-cell office:value-type="float" office:value="0.847837">
                <text:p>0.847837</text:p>
              </table:table-cell>
              <table:table-cell office:value-type="float" office:value="0.864549">
                <text:p>0.864549</text:p>
              </table:table-cell>
              <table:table-cell office:value-type="float" office:value="0.878297">
                <text:p>0.878297</text:p>
              </table:table-cell>
              <table:table-cell office:value-type="float" office:value="0.886978">
                <text:p>0.886978</text:p>
              </table:table-cell>
              <table:table-cell office:value-type="float" office:value="0.906117">
                <text:p>0.906117</text:p>
              </table:table-cell>
              <table:table-cell office:value-type="float" office:value="0.930721">
                <text:p>0.930721</text:p>
              </table:table-cell>
              <table:table-cell office:value-type="float" office:value="0.773553">
                <text:p>0.77355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4538">
                <text:p>0.504538</text:p>
              </table:table-cell>
              <table:table-cell office:value-type="float" office:value="0.583221">
                <text:p>0.583221</text:p>
              </table:table-cell>
              <table:table-cell office:value-type="float" office:value="0.722986">
                <text:p>0.722986</text:p>
              </table:table-cell>
              <table:table-cell office:value-type="float" office:value="0.795236">
                <text:p>0.795236</text:p>
              </table:table-cell>
              <table:table-cell office:value-type="float" office:value="0.828611">
                <text:p>0.828611</text:p>
              </table:table-cell>
              <table:table-cell office:value-type="float" office:value="0.850395">
                <text:p>0.850395</text:p>
              </table:table-cell>
              <table:table-cell office:value-type="float" office:value="0.866484">
                <text:p>0.866484</text:p>
              </table:table-cell>
              <table:table-cell office:value-type="float" office:value="0.880257">
                <text:p>0.880257</text:p>
              </table:table-cell>
              <table:table-cell office:value-type="float" office:value="0.886649">
                <text:p>0.886649</text:p>
              </table:table-cell>
              <table:table-cell office:value-type="float" office:value="0.903506">
                <text:p>0.903506</text:p>
              </table:table-cell>
              <table:table-cell office:value-type="float" office:value="0.930721">
                <text:p>0.930721</text:p>
              </table:table-cell>
              <table:table-cell office:value-type="float" office:value="0.782188">
                <text:p>0.7821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18757">
                <text:p>0.518757</text:p>
              </table:table-cell>
              <table:table-cell office:value-type="float" office:value="0.581752">
                <text:p>0.581752</text:p>
              </table:table-cell>
              <table:table-cell office:value-type="float" office:value="0.745415">
                <text:p>0.745415</text:p>
              </table:table-cell>
              <table:table-cell office:value-type="float" office:value="0.810289">
                <text:p>0.810289</text:p>
              </table:table-cell>
              <table:table-cell office:value-type="float" office:value="0.836487">
                <text:p>0.836487</text:p>
              </table:table-cell>
              <table:table-cell office:value-type="float" office:value="0.855404">
                <text:p>0.855404</text:p>
              </table:table-cell>
              <table:table-cell office:value-type="float" office:value="0.868844">
                <text:p>0.868844</text:p>
              </table:table-cell>
              <table:table-cell office:value-type="float" office:value="0.88017">
                <text:p>0.88017</text:p>
              </table:table-cell>
              <table:table-cell office:value-type="float" office:value="0.887187">
                <text:p>0.887187</text:p>
              </table:table-cell>
              <table:table-cell office:value-type="float" office:value="0.904325">
                <text:p>0.904325</text:p>
              </table:table-cell>
              <table:table-cell office:value-type="float" office:value="0.930721">
                <text:p>0.930721</text:p>
              </table:table-cell>
              <table:table-cell office:value-type="float" office:value="0.788863">
                <text:p>0.78886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38594">
                <text:p>0.438594</text:p>
              </table:table-cell>
              <table:table-cell office:value-type="float" office:value="0.612793">
                <text:p>0.612793</text:p>
              </table:table-cell>
              <table:table-cell office:value-type="float" office:value="0.774743">
                <text:p>0.774743</text:p>
              </table:table-cell>
              <table:table-cell office:value-type="float" office:value="0.813646">
                <text:p>0.813646</text:p>
              </table:table-cell>
              <table:table-cell office:value-type="float" office:value="0.842347">
                <text:p>0.842347</text:p>
              </table:table-cell>
              <table:table-cell office:value-type="float" office:value="0.863336">
                <text:p>0.863336</text:p>
              </table:table-cell>
              <table:table-cell office:value-type="float" office:value="0.874471">
                <text:p>0.874471</text:p>
              </table:table-cell>
              <table:table-cell office:value-type="float" office:value="0.881443">
                <text:p>0.881443</text:p>
              </table:table-cell>
              <table:table-cell office:value-type="float" office:value="0.891517">
                <text:p>0.891517</text:p>
              </table:table-cell>
              <table:table-cell office:value-type="float" office:value="0.906514">
                <text:p>0.906514</text:p>
              </table:table-cell>
              <table:table-cell office:value-type="float" office:value="0.930721">
                <text:p>0.930721</text:p>
              </table:table-cell>
              <table:table-cell office:value-type="float" office:value="0.78994">
                <text:p>0.7899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25405">
                <text:p>0.525405</text:p>
              </table:table-cell>
              <table:table-cell office:value-type="float" office:value="0.600678">
                <text:p>0.600678</text:p>
              </table:table-cell>
              <table:table-cell office:value-type="float" office:value="0.763679">
                <text:p>0.763679</text:p>
              </table:table-cell>
              <table:table-cell office:value-type="float" office:value="0.812896">
                <text:p>0.812896</text:p>
              </table:table-cell>
              <table:table-cell office:value-type="float" office:value="0.839683">
                <text:p>0.839683</text:p>
              </table:table-cell>
              <table:table-cell office:value-type="float" office:value="0.855796">
                <text:p>0.855796</text:p>
              </table:table-cell>
              <table:table-cell office:value-type="float" office:value="0.868499">
                <text:p>0.868499</text:p>
              </table:table-cell>
              <table:table-cell office:value-type="float" office:value="0.879746">
                <text:p>0.879746</text:p>
              </table:table-cell>
              <table:table-cell office:value-type="float" office:value="0.890739">
                <text:p>0.890739</text:p>
              </table:table-cell>
              <table:table-cell office:value-type="float" office:value="0.906184">
                <text:p>0.906184</text:p>
              </table:table-cell>
              <table:table-cell office:value-type="float" office:value="0.930721">
                <text:p>0.930721</text:p>
              </table:table-cell>
              <table:table-cell office:value-type="float" office:value="0.79433">
                <text:p>0.7943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66389">
                <text:p>0.466389</text:p>
              </table:table-cell>
              <table:table-cell office:value-type="float" office:value="0.658646">
                <text:p>0.658646</text:p>
              </table:table-cell>
              <table:table-cell office:value-type="float" office:value="0.781187">
                <text:p>0.781187</text:p>
              </table:table-cell>
              <table:table-cell office:value-type="float" office:value="0.818455">
                <text:p>0.818455</text:p>
              </table:table-cell>
              <table:table-cell office:value-type="float" office:value="0.83949">
                <text:p>0.83949</text:p>
              </table:table-cell>
              <table:table-cell office:value-type="float" office:value="0.854362">
                <text:p>0.854362</text:p>
              </table:table-cell>
              <table:table-cell office:value-type="float" office:value="0.867583">
                <text:p>0.867583</text:p>
              </table:table-cell>
              <table:table-cell office:value-type="float" office:value="0.880516">
                <text:p>0.880516</text:p>
              </table:table-cell>
              <table:table-cell office:value-type="float" office:value="0.892137">
                <text:p>0.892137</text:p>
              </table:table-cell>
              <table:table-cell office:value-type="float" office:value="0.906659">
                <text:p>0.906659</text:p>
              </table:table-cell>
              <table:table-cell office:value-type="float" office:value="0.930721">
                <text:p>0.930721</text:p>
              </table:table-cell>
              <table:table-cell office:value-type="float" office:value="0.796542">
                <text:p>0.7965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76892">
                <text:p>0.476892</text:p>
              </table:table-cell>
              <table:table-cell office:value-type="float" office:value="0.668476">
                <text:p>0.668476</text:p>
              </table:table-cell>
              <table:table-cell office:value-type="float" office:value="0.804382">
                <text:p>0.804382</text:p>
              </table:table-cell>
              <table:table-cell office:value-type="float" office:value="0.829864">
                <text:p>0.829864</text:p>
              </table:table-cell>
              <table:table-cell office:value-type="float" office:value="0.849224">
                <text:p>0.849224</text:p>
              </table:table-cell>
              <table:table-cell office:value-type="float" office:value="0.861431">
                <text:p>0.861431</text:p>
              </table:table-cell>
              <table:table-cell office:value-type="float" office:value="0.874819">
                <text:p>0.874819</text:p>
              </table:table-cell>
              <table:table-cell office:value-type="float" office:value="0.881666">
                <text:p>0.881666</text:p>
              </table:table-cell>
              <table:table-cell office:value-type="float" office:value="0.89039">
                <text:p>0.89039</text:p>
              </table:table-cell>
              <table:table-cell office:value-type="float" office:value="0.907246">
                <text:p>0.907246</text:p>
              </table:table-cell>
              <table:table-cell office:value-type="float" office:value="0.930721">
                <text:p>0.930721</text:p>
              </table:table-cell>
              <table:table-cell office:value-type="float" office:value="0.804439">
                <text:p>0.80443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04922">
                <text:p>0.504922</text:p>
              </table:table-cell>
              <table:table-cell office:value-type="float" office:value="0.659752">
                <text:p>0.659752</text:p>
              </table:table-cell>
              <table:table-cell office:value-type="float" office:value="0.792326">
                <text:p>0.792326</text:p>
              </table:table-cell>
              <table:table-cell office:value-type="float" office:value="0.825662">
                <text:p>0.825662</text:p>
              </table:table-cell>
              <table:table-cell office:value-type="float" office:value="0.847048">
                <text:p>0.847048</text:p>
              </table:table-cell>
              <table:table-cell office:value-type="float" office:value="0.860356">
                <text:p>0.860356</text:p>
              </table:table-cell>
              <table:table-cell office:value-type="float" office:value="0.877053">
                <text:p>0.877053</text:p>
              </table:table-cell>
              <table:table-cell office:value-type="float" office:value="0.88231">
                <text:p>0.88231</text:p>
              </table:table-cell>
              <table:table-cell office:value-type="float" office:value="0.891137">
                <text:p>0.891137</text:p>
              </table:table-cell>
              <table:table-cell office:value-type="float" office:value="0.907139">
                <text:p>0.907139</text:p>
              </table:table-cell>
              <table:table-cell office:value-type="float" office:value="0.930721">
                <text:p>0.930721</text:p>
              </table:table-cell>
              <table:table-cell office:value-type="float" office:value="0.80477">
                <text:p>0.804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04321">
                <text:p>0.504321</text:p>
              </table:table-cell>
              <table:table-cell office:value-type="float" office:value="0.632986">
                <text:p>0.632986</text:p>
              </table:table-cell>
              <table:table-cell office:value-type="float" office:value="0.768934">
                <text:p>0.768934</text:p>
              </table:table-cell>
              <table:table-cell office:value-type="float" office:value="0.82286">
                <text:p>0.82286</text:p>
              </table:table-cell>
              <table:table-cell office:value-type="float" office:value="0.844566">
                <text:p>0.844566</text:p>
              </table:table-cell>
              <table:table-cell office:value-type="float" office:value="0.861479">
                <text:p>0.861479</text:p>
              </table:table-cell>
              <table:table-cell office:value-type="float" office:value="0.874285">
                <text:p>0.874285</text:p>
              </table:table-cell>
              <table:table-cell office:value-type="float" office:value="0.881653">
                <text:p>0.881653</text:p>
              </table:table-cell>
              <table:table-cell office:value-type="float" office:value="0.890225">
                <text:p>0.890225</text:p>
              </table:table-cell>
              <table:table-cell office:value-type="float" office:value="0.906087">
                <text:p>0.906087</text:p>
              </table:table-cell>
              <table:table-cell office:value-type="float" office:value="0.930721">
                <text:p>0.930721</text:p>
              </table:table-cell>
              <table:table-cell office:value-type="float" office:value="0.79874">
                <text:p>0.7987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65238">
                <text:p>0.565238</text:p>
              </table:table-cell>
              <table:table-cell office:value-type="float" office:value="0.745279">
                <text:p>0.745279</text:p>
              </table:table-cell>
              <table:table-cell office:value-type="float" office:value="0.805285">
                <text:p>0.805285</text:p>
              </table:table-cell>
              <table:table-cell office:value-type="float" office:value="0.832834">
                <text:p>0.832834</text:p>
              </table:table-cell>
              <table:table-cell office:value-type="float" office:value="0.853206">
                <text:p>0.853206</text:p>
              </table:table-cell>
              <table:table-cell office:value-type="float" office:value="0.868693">
                <text:p>0.868693</text:p>
              </table:table-cell>
              <table:table-cell office:value-type="float" office:value="0.879382">
                <text:p>0.879382</text:p>
              </table:table-cell>
              <table:table-cell office:value-type="float" office:value="0.881596">
                <text:p>0.881596</text:p>
              </table:table-cell>
              <table:table-cell office:value-type="float" office:value="0.889762">
                <text:p>0.889762</text:p>
              </table:table-cell>
              <table:table-cell office:value-type="float" office:value="0.907897">
                <text:p>0.907897</text:p>
              </table:table-cell>
              <table:table-cell office:value-type="float" office:value="0.930721">
                <text:p>0.930721</text:p>
              </table:table-cell>
              <table:table-cell office:value-type="float" office:value="0.822917">
                <text:p>0.82291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99025">
                <text:p>0.499025</text:p>
              </table:table-cell>
              <table:table-cell office:value-type="float" office:value="0.728141">
                <text:p>0.728141</text:p>
              </table:table-cell>
              <table:table-cell office:value-type="float" office:value="0.796634">
                <text:p>0.796634</text:p>
              </table:table-cell>
              <table:table-cell office:value-type="float" office:value="0.833161">
                <text:p>0.833161</text:p>
              </table:table-cell>
              <table:table-cell office:value-type="float" office:value="0.853617">
                <text:p>0.853617</text:p>
              </table:table-cell>
              <table:table-cell office:value-type="float" office:value="0.867958">
                <text:p>0.867958</text:p>
              </table:table-cell>
              <table:table-cell office:value-type="float" office:value="0.876151">
                <text:p>0.876151</text:p>
              </table:table-cell>
              <table:table-cell office:value-type="float" office:value="0.88166">
                <text:p>0.88166</text:p>
              </table:table-cell>
              <table:table-cell office:value-type="float" office:value="0.890943">
                <text:p>0.890943</text:p>
              </table:table-cell>
              <table:table-cell office:value-type="float" office:value="0.909082">
                <text:p>0.909082</text:p>
              </table:table-cell>
              <table:table-cell office:value-type="float" office:value="0.930721">
                <text:p>0.930721</text:p>
              </table:table-cell>
              <table:table-cell office:value-type="float" office:value="0.813637">
                <text:p>0.81363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64105">
                <text:p>0.564105</text:p>
              </table:table-cell>
              <table:table-cell office:value-type="float" office:value="0.752514">
                <text:p>0.752514</text:p>
              </table:table-cell>
              <table:table-cell office:value-type="float" office:value="0.803985">
                <text:p>0.803985</text:p>
              </table:table-cell>
              <table:table-cell office:value-type="float" office:value="0.835836">
                <text:p>0.835836</text:p>
              </table:table-cell>
              <table:table-cell office:value-type="float" office:value="0.854948">
                <text:p>0.854948</text:p>
              </table:table-cell>
              <table:table-cell office:value-type="float" office:value="0.868794">
                <text:p>0.868794</text:p>
              </table:table-cell>
              <table:table-cell office:value-type="float" office:value="0.877943">
                <text:p>0.877943</text:p>
              </table:table-cell>
              <table:table-cell office:value-type="float" office:value="0.881926">
                <text:p>0.881926</text:p>
              </table:table-cell>
              <table:table-cell office:value-type="float" office:value="0.890687">
                <text:p>0.890687</text:p>
              </table:table-cell>
              <table:table-cell office:value-type="float" office:value="0.910644">
                <text:p>0.910644</text:p>
              </table:table-cell>
              <table:table-cell office:value-type="float" office:value="0.930721">
                <text:p>0.930721</text:p>
              </table:table-cell>
              <table:table-cell office:value-type="float" office:value="0.824138">
                <text:p>0.82413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49693">
                <text:p>0.549693</text:p>
              </table:table-cell>
              <table:table-cell office:value-type="float" office:value="0.74859">
                <text:p>0.74859</text:p>
              </table:table-cell>
              <table:table-cell office:value-type="float" office:value="0.802935">
                <text:p>0.802935</text:p>
              </table:table-cell>
              <table:table-cell office:value-type="float" office:value="0.83429">
                <text:p>0.83429</text:p>
              </table:table-cell>
              <table:table-cell office:value-type="float" office:value="0.853142">
                <text:p>0.853142</text:p>
              </table:table-cell>
              <table:table-cell office:value-type="float" office:value="0.867352">
                <text:p>0.867352</text:p>
              </table:table-cell>
              <table:table-cell office:value-type="float" office:value="0.87595">
                <text:p>0.87595</text:p>
              </table:table-cell>
              <table:table-cell office:value-type="float" office:value="0.882213">
                <text:p>0.882213</text:p>
              </table:table-cell>
              <table:table-cell office:value-type="float" office:value="0.89201">
                <text:p>0.89201</text:p>
              </table:table-cell>
              <table:table-cell office:value-type="float" office:value="0.909457">
                <text:p>0.909457</text:p>
              </table:table-cell>
              <table:table-cell office:value-type="float" office:value="0.930721">
                <text:p>0.930721</text:p>
              </table:table-cell>
              <table:table-cell office:value-type="float" office:value="0.821563">
                <text:p>0.82156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37669">
                <text:p>0.537669</text:p>
              </table:table-cell>
              <table:table-cell office:value-type="float" office:value="0.760126">
                <text:p>0.760126</text:p>
              </table:table-cell>
              <table:table-cell office:value-type="float" office:value="0.809452">
                <text:p>0.809452</text:p>
              </table:table-cell>
              <table:table-cell office:value-type="float" office:value="0.845673">
                <text:p>0.845673</text:p>
              </table:table-cell>
              <table:table-cell office:value-type="float" office:value="0.863108">
                <text:p>0.863108</text:p>
              </table:table-cell>
              <table:table-cell office:value-type="float" office:value="0.871002">
                <text:p>0.871002</text:p>
              </table:table-cell>
              <table:table-cell office:value-type="float" office:value="0.879516">
                <text:p>0.879516</text:p>
              </table:table-cell>
              <table:table-cell office:value-type="float" office:value="0.884191">
                <text:p>0.884191</text:p>
              </table:table-cell>
              <table:table-cell office:value-type="float" office:value="0.895174">
                <text:p>0.895174</text:p>
              </table:table-cell>
              <table:table-cell office:value-type="float" office:value="0.908478">
                <text:p>0.908478</text:p>
              </table:table-cell>
              <table:table-cell office:value-type="float" office:value="0.930721">
                <text:p>0.930721</text:p>
              </table:table-cell>
              <table:table-cell office:value-type="float" office:value="0.825439">
                <text:p>0.82543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46058">
                <text:p>0.446058</text:p>
              </table:table-cell>
              <table:table-cell office:value-type="float" office:value="0.755651">
                <text:p>0.755651</text:p>
              </table:table-cell>
              <table:table-cell office:value-type="float" office:value="0.803976">
                <text:p>0.803976</text:p>
              </table:table-cell>
              <table:table-cell office:value-type="float" office:value="0.843603">
                <text:p>0.843603</text:p>
              </table:table-cell>
              <table:table-cell office:value-type="float" office:value="0.85638">
                <text:p>0.85638</text:p>
              </table:table-cell>
              <table:table-cell office:value-type="float" office:value="0.867666">
                <text:p>0.867666</text:p>
              </table:table-cell>
              <table:table-cell office:value-type="float" office:value="0.878148">
                <text:p>0.878148</text:p>
              </table:table-cell>
              <table:table-cell office:value-type="float" office:value="0.884337">
                <text:p>0.884337</text:p>
              </table:table-cell>
              <table:table-cell office:value-type="float" office:value="0.89539">
                <text:p>0.89539</text:p>
              </table:table-cell>
              <table:table-cell office:value-type="float" office:value="0.91133">
                <text:p>0.91133</text:p>
              </table:table-cell>
              <table:table-cell office:value-type="float" office:value="0.930721">
                <text:p>0.930721</text:p>
              </table:table-cell>
              <table:table-cell office:value-type="float" office:value="0.814254">
                <text:p>0.8142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4736">
                <text:p>0.54736</text:p>
              </table:table-cell>
              <table:table-cell office:value-type="float" office:value="0.760079">
                <text:p>0.760079</text:p>
              </table:table-cell>
              <table:table-cell office:value-type="float" office:value="0.81314">
                <text:p>0.81314</text:p>
              </table:table-cell>
              <table:table-cell office:value-type="float" office:value="0.848484">
                <text:p>0.848484</text:p>
              </table:table-cell>
              <table:table-cell office:value-type="float" office:value="0.859141">
                <text:p>0.859141</text:p>
              </table:table-cell>
              <table:table-cell office:value-type="float" office:value="0.867748">
                <text:p>0.867748</text:p>
              </table:table-cell>
              <table:table-cell office:value-type="float" office:value="0.877331">
                <text:p>0.877331</text:p>
              </table:table-cell>
              <table:table-cell office:value-type="float" office:value="0.882477">
                <text:p>0.882477</text:p>
              </table:table-cell>
              <table:table-cell office:value-type="float" office:value="0.892117">
                <text:p>0.892117</text:p>
              </table:table-cell>
              <table:table-cell office:value-type="float" office:value="0.910282">
                <text:p>0.910282</text:p>
              </table:table-cell>
              <table:table-cell office:value-type="float" office:value="0.930721">
                <text:p>0.930721</text:p>
              </table:table-cell>
              <table:table-cell office:value-type="float" office:value="0.825816">
                <text:p>0.8258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8549">
                <text:p>0.578549</text:p>
              </table:table-cell>
              <table:table-cell office:value-type="float" office:value="0.765572">
                <text:p>0.765572</text:p>
              </table:table-cell>
              <table:table-cell office:value-type="float" office:value="0.826824">
                <text:p>0.826824</text:p>
              </table:table-cell>
              <table:table-cell office:value-type="float" office:value="0.849506">
                <text:p>0.849506</text:p>
              </table:table-cell>
              <table:table-cell office:value-type="float" office:value="0.859805">
                <text:p>0.859805</text:p>
              </table:table-cell>
              <table:table-cell office:value-type="float" office:value="0.870523">
                <text:p>0.870523</text:p>
              </table:table-cell>
              <table:table-cell office:value-type="float" office:value="0.879318">
                <text:p>0.879318</text:p>
              </table:table-cell>
              <table:table-cell office:value-type="float" office:value="0.882707">
                <text:p>0.882707</text:p>
              </table:table-cell>
              <table:table-cell office:value-type="float" office:value="0.894982">
                <text:p>0.894982</text:p>
              </table:table-cell>
              <table:table-cell office:value-type="float" office:value="0.910697">
                <text:p>0.910697</text:p>
              </table:table-cell>
              <table:table-cell office:value-type="float" office:value="0.930721">
                <text:p>0.930721</text:p>
              </table:table-cell>
              <table:table-cell office:value-type="float" office:value="0.831848">
                <text:p>0.83184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62207">
                <text:p>0.562207</text:p>
              </table:table-cell>
              <table:table-cell office:value-type="float" office:value="0.757464">
                <text:p>0.757464</text:p>
              </table:table-cell>
              <table:table-cell office:value-type="float" office:value="0.824119">
                <text:p>0.824119</text:p>
              </table:table-cell>
              <table:table-cell office:value-type="float" office:value="0.847336">
                <text:p>0.847336</text:p>
              </table:table-cell>
              <table:table-cell office:value-type="float" office:value="0.859534">
                <text:p>0.859534</text:p>
              </table:table-cell>
              <table:table-cell office:value-type="float" office:value="0.868736">
                <text:p>0.868736</text:p>
              </table:table-cell>
              <table:table-cell office:value-type="float" office:value="0.87695">
                <text:p>0.87695</text:p>
              </table:table-cell>
              <table:table-cell office:value-type="float" office:value="0.883674">
                <text:p>0.883674</text:p>
              </table:table-cell>
              <table:table-cell office:value-type="float" office:value="0.89611">
                <text:p>0.89611</text:p>
              </table:table-cell>
              <table:table-cell office:value-type="float" office:value="0.908769">
                <text:p>0.908769</text:p>
              </table:table-cell>
              <table:table-cell office:value-type="float" office:value="0.930721">
                <text:p>0.930721</text:p>
              </table:table-cell>
              <table:table-cell office:value-type="float" office:value="0.82849">
                <text:p>0.828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15622">
                <text:p>0.615622</text:p>
              </table:table-cell>
              <table:table-cell office:value-type="float" office:value="0.783475">
                <text:p>0.783475</text:p>
              </table:table-cell>
              <table:table-cell office:value-type="float" office:value="0.833174">
                <text:p>0.833174</text:p>
              </table:table-cell>
              <table:table-cell office:value-type="float" office:value="0.849923">
                <text:p>0.849923</text:p>
              </table:table-cell>
              <table:table-cell office:value-type="float" office:value="0.862535">
                <text:p>0.862535</text:p>
              </table:table-cell>
              <table:table-cell office:value-type="float" office:value="0.871077">
                <text:p>0.871077</text:p>
              </table:table-cell>
              <table:table-cell office:value-type="float" office:value="0.88001">
                <text:p>0.88001</text:p>
              </table:table-cell>
              <table:table-cell office:value-type="float" office:value="0.887006">
                <text:p>0.887006</text:p>
              </table:table-cell>
              <table:table-cell office:value-type="float" office:value="0.896765">
                <text:p>0.896765</text:p>
              </table:table-cell>
              <table:table-cell office:value-type="float" office:value="0.911839">
                <text:p>0.911839</text:p>
              </table:table-cell>
              <table:table-cell office:value-type="float" office:value="0.930721">
                <text:p>0.930721</text:p>
              </table:table-cell>
              <table:table-cell office:value-type="float" office:value="0.839143">
                <text:p>0.83914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13725">
                <text:p>0.613725</text:p>
              </table:table-cell>
              <table:table-cell office:value-type="float" office:value="0.771778">
                <text:p>0.771778</text:p>
              </table:table-cell>
              <table:table-cell office:value-type="float" office:value="0.829877">
                <text:p>0.829877</text:p>
              </table:table-cell>
              <table:table-cell office:value-type="float" office:value="0.847554">
                <text:p>0.847554</text:p>
              </table:table-cell>
              <table:table-cell office:value-type="float" office:value="0.860349">
                <text:p>0.860349</text:p>
              </table:table-cell>
              <table:table-cell office:value-type="float" office:value="0.868999">
                <text:p>0.868999</text:p>
              </table:table-cell>
              <table:table-cell office:value-type="float" office:value="0.877098">
                <text:p>0.877098</text:p>
              </table:table-cell>
              <table:table-cell office:value-type="float" office:value="0.885063">
                <text:p>0.885063</text:p>
              </table:table-cell>
              <table:table-cell office:value-type="float" office:value="0.896139">
                <text:p>0.896139</text:p>
              </table:table-cell>
              <table:table-cell office:value-type="float" office:value="0.912849">
                <text:p>0.912849</text:p>
              </table:table-cell>
              <table:table-cell office:value-type="float" office:value="0.930721">
                <text:p>0.930721</text:p>
              </table:table-cell>
              <table:table-cell office:value-type="float" office:value="0.836343">
                <text:p>0.83634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408">
                <text:p>0.6408</text:p>
              </table:table-cell>
              <table:table-cell office:value-type="float" office:value="0.777174">
                <text:p>0.777174</text:p>
              </table:table-cell>
              <table:table-cell office:value-type="float" office:value="0.831278">
                <text:p>0.831278</text:p>
              </table:table-cell>
              <table:table-cell office:value-type="float" office:value="0.847263">
                <text:p>0.847263</text:p>
              </table:table-cell>
              <table:table-cell office:value-type="float" office:value="0.861097">
                <text:p>0.861097</text:p>
              </table:table-cell>
              <table:table-cell office:value-type="float" office:value="0.870066">
                <text:p>0.870066</text:p>
              </table:table-cell>
              <table:table-cell office:value-type="float" office:value="0.876922">
                <text:p>0.876922</text:p>
              </table:table-cell>
              <table:table-cell office:value-type="float" office:value="0.883617">
                <text:p>0.883617</text:p>
              </table:table-cell>
              <table:table-cell office:value-type="float" office:value="0.895958">
                <text:p>0.895958</text:p>
              </table:table-cell>
              <table:table-cell office:value-type="float" office:value="0.914281">
                <text:p>0.914281</text:p>
              </table:table-cell>
              <table:table-cell office:value-type="float" office:value="0.930721">
                <text:p>0.930721</text:p>
              </table:table-cell>
              <table:table-cell office:value-type="float" office:value="0.839846">
                <text:p>0.83984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67913">
                <text:p>0.667913</text:p>
              </table:table-cell>
              <table:table-cell office:value-type="float" office:value="0.779581">
                <text:p>0.779581</text:p>
              </table:table-cell>
              <table:table-cell office:value-type="float" office:value="0.833866">
                <text:p>0.833866</text:p>
              </table:table-cell>
              <table:table-cell office:value-type="float" office:value="0.849935">
                <text:p>0.849935</text:p>
              </table:table-cell>
              <table:table-cell office:value-type="float" office:value="0.866648">
                <text:p>0.866648</text:p>
              </table:table-cell>
              <table:table-cell office:value-type="float" office:value="0.874209">
                <text:p>0.874209</text:p>
              </table:table-cell>
              <table:table-cell office:value-type="float" office:value="0.881492">
                <text:p>0.881492</text:p>
              </table:table-cell>
              <table:table-cell office:value-type="float" office:value="0.887865">
                <text:p>0.887865</text:p>
              </table:table-cell>
              <table:table-cell office:value-type="float" office:value="0.897014">
                <text:p>0.897014</text:p>
              </table:table-cell>
              <table:table-cell office:value-type="float" office:value="0.913243">
                <text:p>0.913243</text:p>
              </table:table-cell>
              <table:table-cell office:value-type="float" office:value="0.930721">
                <text:p>0.930721</text:p>
              </table:table-cell>
              <table:table-cell office:value-type="float" office:value="0.845177">
                <text:p>0.84517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11519">
                <text:p>0.611519</text:p>
              </table:table-cell>
              <table:table-cell office:value-type="float" office:value="0.763334">
                <text:p>0.763334</text:p>
              </table:table-cell>
              <table:table-cell office:value-type="float" office:value="0.826154">
                <text:p>0.826154</text:p>
              </table:table-cell>
              <table:table-cell office:value-type="float" office:value="0.848262">
                <text:p>0.848262</text:p>
              </table:table-cell>
              <table:table-cell office:value-type="float" office:value="0.867534">
                <text:p>0.867534</text:p>
              </table:table-cell>
              <table:table-cell office:value-type="float" office:value="0.877927">
                <text:p>0.877927</text:p>
              </table:table-cell>
              <table:table-cell office:value-type="float" office:value="0.883142">
                <text:p>0.883142</text:p>
              </table:table-cell>
              <table:table-cell office:value-type="float" office:value="0.893397">
                <text:p>0.893397</text:p>
              </table:table-cell>
              <table:table-cell office:value-type="float" office:value="0.89921">
                <text:p>0.89921</text:p>
              </table:table-cell>
              <table:table-cell office:value-type="float" office:value="0.914275">
                <text:p>0.914275</text:p>
              </table:table-cell>
              <table:table-cell office:value-type="float" office:value="0.930721">
                <text:p>0.930721</text:p>
              </table:table-cell>
              <table:table-cell office:value-type="float" office:value="0.838475">
                <text:p>0.83847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92395">
                <text:p>0.592395</text:p>
              </table:table-cell>
              <table:table-cell office:value-type="float" office:value="0.767172">
                <text:p>0.767172</text:p>
              </table:table-cell>
              <table:table-cell office:value-type="float" office:value="0.825392">
                <text:p>0.825392</text:p>
              </table:table-cell>
              <table:table-cell office:value-type="float" office:value="0.848683">
                <text:p>0.848683</text:p>
              </table:table-cell>
              <table:table-cell office:value-type="float" office:value="0.86659">
                <text:p>0.86659</text:p>
              </table:table-cell>
              <table:table-cell office:value-type="float" office:value="0.875273">
                <text:p>0.875273</text:p>
              </table:table-cell>
              <table:table-cell office:value-type="float" office:value="0.881537">
                <text:p>0.881537</text:p>
              </table:table-cell>
              <table:table-cell office:value-type="float" office:value="0.891018">
                <text:p>0.891018</text:p>
              </table:table-cell>
              <table:table-cell office:value-type="float" office:value="0.898014">
                <text:p>0.898014</text:p>
              </table:table-cell>
              <table:table-cell office:value-type="float" office:value="0.916257">
                <text:p>0.916257</text:p>
              </table:table-cell>
              <table:table-cell office:value-type="float" office:value="0.930721">
                <text:p>0.930721</text:p>
              </table:table-cell>
              <table:table-cell office:value-type="float" office:value="0.836233">
                <text:p>0.8362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39548">
                <text:p>0.639548</text:p>
              </table:table-cell>
              <table:table-cell office:value-type="float" office:value="0.772354">
                <text:p>0.772354</text:p>
              </table:table-cell>
              <table:table-cell office:value-type="float" office:value="0.829945">
                <text:p>0.829945</text:p>
              </table:table-cell>
              <table:table-cell office:value-type="float" office:value="0.851091">
                <text:p>0.851091</text:p>
              </table:table-cell>
              <table:table-cell office:value-type="float" office:value="0.866199">
                <text:p>0.866199</text:p>
              </table:table-cell>
              <table:table-cell office:value-type="float" office:value="0.876964">
                <text:p>0.876964</text:p>
              </table:table-cell>
              <table:table-cell office:value-type="float" office:value="0.884008">
                <text:p>0.884008</text:p>
              </table:table-cell>
              <table:table-cell office:value-type="float" office:value="0.895576">
                <text:p>0.895576</text:p>
              </table:table-cell>
              <table:table-cell office:value-type="float" office:value="0.902813">
                <text:p>0.902813</text:p>
              </table:table-cell>
              <table:table-cell office:value-type="float" office:value="0.918908">
                <text:p>0.918908</text:p>
              </table:table-cell>
              <table:table-cell office:value-type="float" office:value="0.930721">
                <text:p>0.930721</text:p>
              </table:table-cell>
              <table:table-cell office:value-type="float" office:value="0.843741">
                <text:p>0.84374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65855">
                <text:p>0.665855</text:p>
              </table:table-cell>
              <table:table-cell office:value-type="float" office:value="0.793993">
                <text:p>0.793993</text:p>
              </table:table-cell>
              <table:table-cell office:value-type="float" office:value="0.833115">
                <text:p>0.833115</text:p>
              </table:table-cell>
              <table:table-cell office:value-type="float" office:value="0.853563">
                <text:p>0.853563</text:p>
              </table:table-cell>
              <table:table-cell office:value-type="float" office:value="0.867576">
                <text:p>0.867576</text:p>
              </table:table-cell>
              <table:table-cell office:value-type="float" office:value="0.877668">
                <text:p>0.877668</text:p>
              </table:table-cell>
              <table:table-cell office:value-type="float" office:value="0.886728">
                <text:p>0.886728</text:p>
              </table:table-cell>
              <table:table-cell office:value-type="float" office:value="0.896436">
                <text:p>0.896436</text:p>
              </table:table-cell>
              <table:table-cell office:value-type="float" office:value="0.904357">
                <text:p>0.904357</text:p>
              </table:table-cell>
              <table:table-cell office:value-type="float" office:value="0.919577">
                <text:p>0.919577</text:p>
              </table:table-cell>
              <table:table-cell office:value-type="float" office:value="0.930721">
                <text:p>0.930721</text:p>
              </table:table-cell>
              <table:table-cell office:value-type="float" office:value="0.849887">
                <text:p>0.8498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37675">
                <text:p>0.637675</text:p>
              </table:table-cell>
              <table:table-cell office:value-type="float" office:value="0.791442">
                <text:p>0.791442</text:p>
              </table:table-cell>
              <table:table-cell office:value-type="float" office:value="0.834868">
                <text:p>0.834868</text:p>
              </table:table-cell>
              <table:table-cell office:value-type="float" office:value="0.856161">
                <text:p>0.856161</text:p>
              </table:table-cell>
              <table:table-cell office:value-type="float" office:value="0.872006">
                <text:p>0.872006</text:p>
              </table:table-cell>
              <table:table-cell office:value-type="float" office:value="0.880764">
                <text:p>0.880764</text:p>
              </table:table-cell>
              <table:table-cell office:value-type="float" office:value="0.886986">
                <text:p>0.886986</text:p>
              </table:table-cell>
              <table:table-cell office:value-type="float" office:value="0.896454">
                <text:p>0.896454</text:p>
              </table:table-cell>
              <table:table-cell office:value-type="float" office:value="0.903507">
                <text:p>0.903507</text:p>
              </table:table-cell>
              <table:table-cell office:value-type="float" office:value="0.917477">
                <text:p>0.917477</text:p>
              </table:table-cell>
              <table:table-cell office:value-type="float" office:value="0.930721">
                <text:p>0.930721</text:p>
              </table:table-cell>
              <table:table-cell office:value-type="float" office:value="0.847734">
                <text:p>0.84773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101">
                <text:p>0.6101</text:p>
              </table:table-cell>
              <table:table-cell office:value-type="float" office:value="0.783271">
                <text:p>0.783271</text:p>
              </table:table-cell>
              <table:table-cell office:value-type="float" office:value="0.833725">
                <text:p>0.833725</text:p>
              </table:table-cell>
              <table:table-cell office:value-type="float" office:value="0.855181">
                <text:p>0.855181</text:p>
              </table:table-cell>
              <table:table-cell office:value-type="float" office:value="0.874259">
                <text:p>0.874259</text:p>
              </table:table-cell>
              <table:table-cell office:value-type="float" office:value="0.880903">
                <text:p>0.880903</text:p>
              </table:table-cell>
              <table:table-cell office:value-type="float" office:value="0.888534">
                <text:p>0.888534</text:p>
              </table:table-cell>
              <table:table-cell office:value-type="float" office:value="0.896413">
                <text:p>0.896413</text:p>
              </table:table-cell>
              <table:table-cell office:value-type="float" office:value="0.903863">
                <text:p>0.903863</text:p>
              </table:table-cell>
              <table:table-cell office:value-type="float" office:value="0.917456">
                <text:p>0.917456</text:p>
              </table:table-cell>
              <table:table-cell office:value-type="float" office:value="0.930721">
                <text:p>0.930721</text:p>
              </table:table-cell>
              <table:table-cell office:value-type="float" office:value="0.844371">
                <text:p>0.84437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44133">
                <text:p>0.644133</text:p>
              </table:table-cell>
              <table:table-cell office:value-type="float" office:value="0.767484">
                <text:p>0.767484</text:p>
              </table:table-cell>
              <table:table-cell office:value-type="float" office:value="0.822306">
                <text:p>0.822306</text:p>
              </table:table-cell>
              <table:table-cell office:value-type="float" office:value="0.853368">
                <text:p>0.853368</text:p>
              </table:table-cell>
              <table:table-cell office:value-type="float" office:value="0.87338">
                <text:p>0.87338</text:p>
              </table:table-cell>
              <table:table-cell office:value-type="float" office:value="0.88088">
                <text:p>0.88088</text:p>
              </table:table-cell>
              <table:table-cell office:value-type="float" office:value="0.888961">
                <text:p>0.888961</text:p>
              </table:table-cell>
              <table:table-cell office:value-type="float" office:value="0.896413">
                <text:p>0.896413</text:p>
              </table:table-cell>
              <table:table-cell office:value-type="float" office:value="0.903588">
                <text:p>0.903588</text:p>
              </table:table-cell>
              <table:table-cell office:value-type="float" office:value="0.916569">
                <text:p>0.916569</text:p>
              </table:table-cell>
              <table:table-cell office:value-type="float" office:value="0.930721">
                <text:p>0.930721</text:p>
              </table:table-cell>
              <table:table-cell office:value-type="float" office:value="0.844708">
                <text:p>0.84470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94777">
                <text:p>0.594777</text:p>
              </table:table-cell>
              <table:table-cell office:value-type="float" office:value="0.747029">
                <text:p>0.747029</text:p>
              </table:table-cell>
              <table:table-cell office:value-type="float" office:value="0.804568">
                <text:p>0.804568</text:p>
              </table:table-cell>
              <table:table-cell office:value-type="float" office:value="0.843562">
                <text:p>0.843562</text:p>
              </table:table-cell>
              <table:table-cell office:value-type="float" office:value="0.862807">
                <text:p>0.862807</text:p>
              </table:table-cell>
              <table:table-cell office:value-type="float" office:value="0.876695">
                <text:p>0.876695</text:p>
              </table:table-cell>
              <table:table-cell office:value-type="float" office:value="0.881858">
                <text:p>0.881858</text:p>
              </table:table-cell>
              <table:table-cell office:value-type="float" office:value="0.893321">
                <text:p>0.893321</text:p>
              </table:table-cell>
              <table:table-cell office:value-type="float" office:value="0.899657">
                <text:p>0.899657</text:p>
              </table:table-cell>
              <table:table-cell office:value-type="float" office:value="0.915261">
                <text:p>0.915261</text:p>
              </table:table-cell>
              <table:table-cell office:value-type="float" office:value="0.930721">
                <text:p>0.930721</text:p>
              </table:table-cell>
              <table:table-cell office:value-type="float" office:value="0.831953">
                <text:p>0.83195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76266">
                <text:p>0.576266</text:p>
              </table:table-cell>
              <table:table-cell office:value-type="float" office:value="0.756238">
                <text:p>0.756238</text:p>
              </table:table-cell>
              <table:table-cell office:value-type="float" office:value="0.815737">
                <text:p>0.815737</text:p>
              </table:table-cell>
              <table:table-cell office:value-type="float" office:value="0.842174">
                <text:p>0.842174</text:p>
              </table:table-cell>
              <table:table-cell office:value-type="float" office:value="0.858444">
                <text:p>0.858444</text:p>
              </table:table-cell>
              <table:table-cell office:value-type="float" office:value="0.87524">
                <text:p>0.87524</text:p>
              </table:table-cell>
              <table:table-cell office:value-type="float" office:value="0.881605">
                <text:p>0.881605</text:p>
              </table:table-cell>
              <table:table-cell office:value-type="float" office:value="0.891399">
                <text:p>0.891399</text:p>
              </table:table-cell>
              <table:table-cell office:value-type="float" office:value="0.900164">
                <text:p>0.900164</text:p>
              </table:table-cell>
              <table:table-cell office:value-type="float" office:value="0.916439">
                <text:p>0.916439</text:p>
              </table:table-cell>
              <table:table-cell office:value-type="float" office:value="0.930721">
                <text:p>0.930721</text:p>
              </table:table-cell>
              <table:table-cell office:value-type="float" office:value="0.831371">
                <text:p>0.8313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0525">
                <text:p>0.60525</text:p>
              </table:table-cell>
              <table:table-cell office:value-type="float" office:value="0.771582">
                <text:p>0.771582</text:p>
              </table:table-cell>
              <table:table-cell office:value-type="float" office:value="0.827444">
                <text:p>0.827444</text:p>
              </table:table-cell>
              <table:table-cell office:value-type="float" office:value="0.844085">
                <text:p>0.844085</text:p>
              </table:table-cell>
              <table:table-cell office:value-type="float" office:value="0.864228">
                <text:p>0.864228</text:p>
              </table:table-cell>
              <table:table-cell office:value-type="float" office:value="0.876175">
                <text:p>0.876175</text:p>
              </table:table-cell>
              <table:table-cell office:value-type="float" office:value="0.882002">
                <text:p>0.882002</text:p>
              </table:table-cell>
              <table:table-cell office:value-type="float" office:value="0.893897">
                <text:p>0.893897</text:p>
              </table:table-cell>
              <table:table-cell office:value-type="float" office:value="0.903706">
                <text:p>0.903706</text:p>
              </table:table-cell>
              <table:table-cell office:value-type="float" office:value="0.919912">
                <text:p>0.919912</text:p>
              </table:table-cell>
              <table:table-cell office:value-type="float" office:value="0.930721">
                <text:p>0.930721</text:p>
              </table:table-cell>
              <table:table-cell office:value-type="float" office:value="0.838828">
                <text:p>0.83882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864">
                <text:p>0.5864</text:p>
              </table:table-cell>
              <table:table-cell office:value-type="float" office:value="0.765642">
                <text:p>0.765642</text:p>
              </table:table-cell>
              <table:table-cell office:value-type="float" office:value="0.823842">
                <text:p>0.823842</text:p>
              </table:table-cell>
              <table:table-cell office:value-type="float" office:value="0.84467">
                <text:p>0.84467</text:p>
              </table:table-cell>
              <table:table-cell office:value-type="float" office:value="0.8658">
                <text:p>0.8658</text:p>
              </table:table-cell>
              <table:table-cell office:value-type="float" office:value="0.878325">
                <text:p>0.878325</text:p>
              </table:table-cell>
              <table:table-cell office:value-type="float" office:value="0.882593">
                <text:p>0.882593</text:p>
              </table:table-cell>
              <table:table-cell office:value-type="float" office:value="0.894377">
                <text:p>0.894377</text:p>
              </table:table-cell>
              <table:table-cell office:value-type="float" office:value="0.901604">
                <text:p>0.901604</text:p>
              </table:table-cell>
              <table:table-cell office:value-type="float" office:value="0.917887">
                <text:p>0.917887</text:p>
              </table:table-cell>
              <table:table-cell office:value-type="float" office:value="0.930721">
                <text:p>0.930721</text:p>
              </table:table-cell>
              <table:table-cell office:value-type="float" office:value="0.836114">
                <text:p>0.8361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6146">
                <text:p>0.56146</text:p>
              </table:table-cell>
              <table:table-cell office:value-type="float" office:value="0.758798">
                <text:p>0.758798</text:p>
              </table:table-cell>
              <table:table-cell office:value-type="float" office:value="0.819625">
                <text:p>0.819625</text:p>
              </table:table-cell>
              <table:table-cell office:value-type="float" office:value="0.846311">
                <text:p>0.846311</text:p>
              </table:table-cell>
              <table:table-cell office:value-type="float" office:value="0.865525">
                <text:p>0.865525</text:p>
              </table:table-cell>
              <table:table-cell office:value-type="float" office:value="0.877356">
                <text:p>0.877356</text:p>
              </table:table-cell>
              <table:table-cell office:value-type="float" office:value="0.882537">
                <text:p>0.882537</text:p>
              </table:table-cell>
              <table:table-cell office:value-type="float" office:value="0.893366">
                <text:p>0.893366</text:p>
              </table:table-cell>
              <table:table-cell office:value-type="float" office:value="0.89963">
                <text:p>0.89963</text:p>
              </table:table-cell>
              <table:table-cell office:value-type="float" office:value="0.916318">
                <text:p>0.916318</text:p>
              </table:table-cell>
              <table:table-cell office:value-type="float" office:value="0.930721">
                <text:p>0.930721</text:p>
              </table:table-cell>
              <table:table-cell office:value-type="float" office:value="0.832093">
                <text:p>0.83209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74315">
                <text:p>0.574315</text:p>
              </table:table-cell>
              <table:table-cell office:value-type="float" office:value="0.760435">
                <text:p>0.760435</text:p>
              </table:table-cell>
              <table:table-cell office:value-type="float" office:value="0.824971">
                <text:p>0.824971</text:p>
              </table:table-cell>
              <table:table-cell office:value-type="float" office:value="0.856796">
                <text:p>0.856796</text:p>
              </table:table-cell>
              <table:table-cell office:value-type="float" office:value="0.871743">
                <text:p>0.871743</text:p>
              </table:table-cell>
              <table:table-cell office:value-type="float" office:value="0.880255">
                <text:p>0.880255</text:p>
              </table:table-cell>
              <table:table-cell office:value-type="float" office:value="0.883342">
                <text:p>0.883342</text:p>
              </table:table-cell>
              <table:table-cell office:value-type="float" office:value="0.895036">
                <text:p>0.895036</text:p>
              </table:table-cell>
              <table:table-cell office:value-type="float" office:value="0.902277">
                <text:p>0.902277</text:p>
              </table:table-cell>
              <table:table-cell office:value-type="float" office:value="0.917386">
                <text:p>0.917386</text:p>
              </table:table-cell>
              <table:table-cell office:value-type="float" office:value="0.930721">
                <text:p>0.930721</text:p>
              </table:table-cell>
              <table:table-cell office:value-type="float" office:value="0.836655">
                <text:p>0.83665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70057">
                <text:p>0.570057</text:p>
              </table:table-cell>
              <table:table-cell office:value-type="float" office:value="0.76258">
                <text:p>0.76258</text:p>
              </table:table-cell>
              <table:table-cell office:value-type="float" office:value="0.824007">
                <text:p>0.824007</text:p>
              </table:table-cell>
              <table:table-cell office:value-type="float" office:value="0.86122">
                <text:p>0.86122</text:p>
              </table:table-cell>
              <table:table-cell office:value-type="float" office:value="0.87452">
                <text:p>0.87452</text:p>
              </table:table-cell>
              <table:table-cell office:value-type="float" office:value="0.880834">
                <text:p>0.880834</text:p>
              </table:table-cell>
              <table:table-cell office:value-type="float" office:value="0.884882">
                <text:p>0.884882</text:p>
              </table:table-cell>
              <table:table-cell office:value-type="float" office:value="0.895922">
                <text:p>0.895922</text:p>
              </table:table-cell>
              <table:table-cell office:value-type="float" office:value="0.900605">
                <text:p>0.900605</text:p>
              </table:table-cell>
              <table:table-cell office:value-type="float" office:value="0.916626">
                <text:p>0.916626</text:p>
              </table:table-cell>
              <table:table-cell office:value-type="float" office:value="0.930721">
                <text:p>0.930721</text:p>
              </table:table-cell>
              <table:table-cell office:value-type="float" office:value="0.837125">
                <text:p>0.8371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72383">
                <text:p>0.472383</text:p>
              </table:table-cell>
              <table:table-cell office:value-type="float" office:value="0.748285">
                <text:p>0.748285</text:p>
              </table:table-cell>
              <table:table-cell office:value-type="float" office:value="0.803296">
                <text:p>0.803296</text:p>
              </table:table-cell>
              <table:table-cell office:value-type="float" office:value="0.849557">
                <text:p>0.849557</text:p>
              </table:table-cell>
              <table:table-cell office:value-type="float" office:value="0.867105">
                <text:p>0.867105</text:p>
              </table:table-cell>
              <table:table-cell office:value-type="float" office:value="0.87831">
                <text:p>0.87831</text:p>
              </table:table-cell>
              <table:table-cell office:value-type="float" office:value="0.882797">
                <text:p>0.882797</text:p>
              </table:table-cell>
              <table:table-cell office:value-type="float" office:value="0.895729">
                <text:p>0.895729</text:p>
              </table:table-cell>
              <table:table-cell office:value-type="float" office:value="0.901629">
                <text:p>0.901629</text:p>
              </table:table-cell>
              <table:table-cell office:value-type="float" office:value="0.918678">
                <text:p>0.918678</text:p>
              </table:table-cell>
              <table:table-cell office:value-type="float" office:value="0.930721">
                <text:p>0.930721</text:p>
              </table:table-cell>
              <table:table-cell office:value-type="float" office:value="0.821777">
                <text:p>0.82177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26306">
                <text:p>0.526306</text:p>
              </table:table-cell>
              <table:table-cell office:value-type="float" office:value="0.718285">
                <text:p>0.718285</text:p>
              </table:table-cell>
              <table:table-cell office:value-type="float" office:value="0.802222">
                <text:p>0.802222</text:p>
              </table:table-cell>
              <table:table-cell office:value-type="float" office:value="0.850546">
                <text:p>0.850546</text:p>
              </table:table-cell>
              <table:table-cell office:value-type="float" office:value="0.867309">
                <text:p>0.867309</text:p>
              </table:table-cell>
              <table:table-cell office:value-type="float" office:value="0.879514">
                <text:p>0.879514</text:p>
              </table:table-cell>
              <table:table-cell office:value-type="float" office:value="0.887222">
                <text:p>0.887222</text:p>
              </table:table-cell>
              <table:table-cell office:value-type="float" office:value="0.896413">
                <text:p>0.896413</text:p>
              </table:table-cell>
              <table:table-cell office:value-type="float" office:value="0.902612">
                <text:p>0.902612</text:p>
              </table:table-cell>
              <table:table-cell office:value-type="float" office:value="0.918484">
                <text:p>0.918484</text:p>
              </table:table-cell>
              <table:table-cell office:value-type="float" office:value="0.930721">
                <text:p>0.930721</text:p>
              </table:table-cell>
              <table:table-cell office:value-type="float" office:value="0.824891">
                <text:p>0.82489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03302">
                <text:p>0.403302</text:p>
              </table:table-cell>
              <table:table-cell office:value-type="float" office:value="0.719518">
                <text:p>0.719518</text:p>
              </table:table-cell>
              <table:table-cell office:value-type="float" office:value="0.794211">
                <text:p>0.794211</text:p>
              </table:table-cell>
              <table:table-cell office:value-type="float" office:value="0.848135">
                <text:p>0.848135</text:p>
              </table:table-cell>
              <table:table-cell office:value-type="float" office:value="0.8638">
                <text:p>0.8638</text:p>
              </table:table-cell>
              <table:table-cell office:value-type="float" office:value="0.877719">
                <text:p>0.877719</text:p>
              </table:table-cell>
              <table:table-cell office:value-type="float" office:value="0.882562">
                <text:p>0.882562</text:p>
              </table:table-cell>
              <table:table-cell office:value-type="float" office:value="0.894693">
                <text:p>0.894693</text:p>
              </table:table-cell>
              <table:table-cell office:value-type="float" office:value="0.900897">
                <text:p>0.900897</text:p>
              </table:table-cell>
              <table:table-cell office:value-type="float" office:value="0.916422">
                <text:p>0.916422</text:p>
              </table:table-cell>
              <table:table-cell office:value-type="float" office:value="0.930721">
                <text:p>0.930721</text:p>
              </table:table-cell>
              <table:table-cell office:value-type="float" office:value="0.810126">
                <text:p>0.81012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9566">
                <text:p>0.59566</text:p>
              </table:table-cell>
              <table:table-cell office:value-type="float" office:value="0.741632">
                <text:p>0.741632</text:p>
              </table:table-cell>
              <table:table-cell office:value-type="float" office:value="0.808574">
                <text:p>0.808574</text:p>
              </table:table-cell>
              <table:table-cell office:value-type="float" office:value="0.850847">
                <text:p>0.850847</text:p>
              </table:table-cell>
              <table:table-cell office:value-type="float" office:value="0.863223">
                <text:p>0.863223</text:p>
              </table:table-cell>
              <table:table-cell office:value-type="float" office:value="0.877629">
                <text:p>0.877629</text:p>
              </table:table-cell>
              <table:table-cell office:value-type="float" office:value="0.88434">
                <text:p>0.88434</text:p>
              </table:table-cell>
              <table:table-cell office:value-type="float" office:value="0.896413">
                <text:p>0.896413</text:p>
              </table:table-cell>
              <table:table-cell office:value-type="float" office:value="0.901741">
                <text:p>0.901741</text:p>
              </table:table-cell>
              <table:table-cell office:value-type="float" office:value="0.916849">
                <text:p>0.916849</text:p>
              </table:table-cell>
              <table:table-cell office:value-type="float" office:value="0.930721">
                <text:p>0.930721</text:p>
              </table:table-cell>
              <table:table-cell office:value-type="float" office:value="0.833691">
                <text:p>0.83369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05808">
                <text:p>0.505808</text:p>
              </table:table-cell>
              <table:table-cell office:value-type="float" office:value="0.72352">
                <text:p>0.72352</text:p>
              </table:table-cell>
              <table:table-cell office:value-type="float" office:value="0.781817">
                <text:p>0.781817</text:p>
              </table:table-cell>
              <table:table-cell office:value-type="float" office:value="0.836005">
                <text:p>0.836005</text:p>
              </table:table-cell>
              <table:table-cell office:value-type="float" office:value="0.856981">
                <text:p>0.856981</text:p>
              </table:table-cell>
              <table:table-cell office:value-type="float" office:value="0.872436">
                <text:p>0.872436</text:p>
              </table:table-cell>
              <table:table-cell office:value-type="float" office:value="0.881656">
                <text:p>0.881656</text:p>
              </table:table-cell>
              <table:table-cell office:value-type="float" office:value="0.893812">
                <text:p>0.893812</text:p>
              </table:table-cell>
              <table:table-cell office:value-type="float" office:value="0.902814">
                <text:p>0.902814</text:p>
              </table:table-cell>
              <table:table-cell office:value-type="float" office:value="0.91805">
                <text:p>0.91805</text:p>
              </table:table-cell>
              <table:table-cell office:value-type="float" office:value="0.930721">
                <text:p>0.930721</text:p>
              </table:table-cell>
              <table:table-cell office:value-type="float" office:value="0.81729">
                <text:p>0.8172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05558">
                <text:p>0.505558</text:p>
              </table:table-cell>
              <table:table-cell office:value-type="float" office:value="0.705771">
                <text:p>0.705771</text:p>
              </table:table-cell>
              <table:table-cell office:value-type="float" office:value="0.769665">
                <text:p>0.769665</text:p>
              </table:table-cell>
              <table:table-cell office:value-type="float" office:value="0.823619">
                <text:p>0.823619</text:p>
              </table:table-cell>
              <table:table-cell office:value-type="float" office:value="0.855287">
                <text:p>0.855287</text:p>
              </table:table-cell>
              <table:table-cell office:value-type="float" office:value="0.872068">
                <text:p>0.872068</text:p>
              </table:table-cell>
              <table:table-cell office:value-type="float" office:value="0.882866">
                <text:p>0.882866</text:p>
              </table:table-cell>
              <table:table-cell office:value-type="float" office:value="0.895706">
                <text:p>0.895706</text:p>
              </table:table-cell>
              <table:table-cell office:value-type="float" office:value="0.904412">
                <text:p>0.904412</text:p>
              </table:table-cell>
              <table:table-cell office:value-type="float" office:value="0.918141">
                <text:p>0.918141</text:p>
              </table:table-cell>
              <table:table-cell office:value-type="float" office:value="0.930721">
                <text:p>0.930721</text:p>
              </table:table-cell>
              <table:table-cell office:value-type="float" office:value="0.813309">
                <text:p>0.81330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2416">
                <text:p>0.52416</text:p>
              </table:table-cell>
              <table:table-cell office:value-type="float" office:value="0.68678">
                <text:p>0.68678</text:p>
              </table:table-cell>
              <table:table-cell office:value-type="float" office:value="0.755673">
                <text:p>0.755673</text:p>
              </table:table-cell>
              <table:table-cell office:value-type="float" office:value="0.826039">
                <text:p>0.826039</text:p>
              </table:table-cell>
              <table:table-cell office:value-type="float" office:value="0.860414">
                <text:p>0.860414</text:p>
              </table:table-cell>
              <table:table-cell office:value-type="float" office:value="0.875772">
                <text:p>0.875772</text:p>
              </table:table-cell>
              <table:table-cell office:value-type="float" office:value="0.887593">
                <text:p>0.887593</text:p>
              </table:table-cell>
              <table:table-cell office:value-type="float" office:value="0.897925">
                <text:p>0.897925</text:p>
              </table:table-cell>
              <table:table-cell office:value-type="float" office:value="0.906465">
                <text:p>0.906465</text:p>
              </table:table-cell>
              <table:table-cell office:value-type="float" office:value="0.920152">
                <text:p>0.920152</text:p>
              </table:table-cell>
              <table:table-cell office:value-type="float" office:value="0.930721">
                <text:p>0.930721</text:p>
              </table:table-cell>
              <table:table-cell office:value-type="float" office:value="0.814097">
                <text:p>0.81409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43995">
                <text:p>0.543995</text:p>
              </table:table-cell>
              <table:table-cell office:value-type="float" office:value="0.708795">
                <text:p>0.708795</text:p>
              </table:table-cell>
              <table:table-cell office:value-type="float" office:value="0.795246">
                <text:p>0.795246</text:p>
              </table:table-cell>
              <table:table-cell office:value-type="float" office:value="0.844274">
                <text:p>0.844274</text:p>
              </table:table-cell>
              <table:table-cell office:value-type="float" office:value="0.864543">
                <text:p>0.864543</text:p>
              </table:table-cell>
              <table:table-cell office:value-type="float" office:value="0.879899">
                <text:p>0.879899</text:p>
              </table:table-cell>
              <table:table-cell office:value-type="float" office:value="0.891627">
                <text:p>0.891627</text:p>
              </table:table-cell>
              <table:table-cell office:value-type="float" office:value="0.898863">
                <text:p>0.898863</text:p>
              </table:table-cell>
              <table:table-cell office:value-type="float" office:value="0.908839">
                <text:p>0.908839</text:p>
              </table:table-cell>
              <table:table-cell office:value-type="float" office:value="0.920482">
                <text:p>0.920482</text:p>
              </table:table-cell>
              <table:table-cell office:value-type="float" office:value="0.930721">
                <text:p>0.930721</text:p>
              </table:table-cell>
              <table:table-cell office:value-type="float" office:value="0.825656">
                <text:p>0.8256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37259">
                <text:p>0.437259</text:p>
              </table:table-cell>
              <table:table-cell office:value-type="float" office:value="0.709733">
                <text:p>0.709733</text:p>
              </table:table-cell>
              <table:table-cell office:value-type="float" office:value="0.775785">
                <text:p>0.775785</text:p>
              </table:table-cell>
              <table:table-cell office:value-type="float" office:value="0.838094">
                <text:p>0.838094</text:p>
              </table:table-cell>
              <table:table-cell office:value-type="float" office:value="0.859927">
                <text:p>0.859927</text:p>
              </table:table-cell>
              <table:table-cell office:value-type="float" office:value="0.876938">
                <text:p>0.876938</text:p>
              </table:table-cell>
              <table:table-cell office:value-type="float" office:value="0.887942">
                <text:p>0.887942</text:p>
              </table:table-cell>
              <table:table-cell office:value-type="float" office:value="0.898031">
                <text:p>0.898031</text:p>
              </table:table-cell>
              <table:table-cell office:value-type="float" office:value="0.909505">
                <text:p>0.909505</text:p>
              </table:table-cell>
              <table:table-cell office:value-type="float" office:value="0.920812">
                <text:p>0.920812</text:p>
              </table:table-cell>
              <table:table-cell office:value-type="float" office:value="0.930721">
                <text:p>0.930721</text:p>
              </table:table-cell>
              <table:table-cell office:value-type="float" office:value="0.811403">
                <text:p>0.81140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89527">
                <text:p>0.589527</text:p>
              </table:table-cell>
              <table:table-cell office:value-type="float" office:value="0.722293">
                <text:p>0.722293</text:p>
              </table:table-cell>
              <table:table-cell office:value-type="float" office:value="0.788461">
                <text:p>0.788461</text:p>
              </table:table-cell>
              <table:table-cell office:value-type="float" office:value="0.845663">
                <text:p>0.845663</text:p>
              </table:table-cell>
              <table:table-cell office:value-type="float" office:value="0.865035">
                <text:p>0.865035</text:p>
              </table:table-cell>
              <table:table-cell office:value-type="float" office:value="0.878358">
                <text:p>0.878358</text:p>
              </table:table-cell>
              <table:table-cell office:value-type="float" office:value="0.886602">
                <text:p>0.886602</text:p>
              </table:table-cell>
              <table:table-cell office:value-type="float" office:value="0.896948">
                <text:p>0.896948</text:p>
              </table:table-cell>
              <table:table-cell office:value-type="float" office:value="0.905869">
                <text:p>0.905869</text:p>
              </table:table-cell>
              <table:table-cell office:value-type="float" office:value="0.919429">
                <text:p>0.919429</text:p>
              </table:table-cell>
              <table:table-cell office:value-type="float" office:value="0.930721">
                <text:p>0.930721</text:p>
              </table:table-cell>
              <table:table-cell office:value-type="float" office:value="0.829818">
                <text:p>0.8298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82669">
                <text:p>0.582669</text:p>
              </table:table-cell>
              <table:table-cell office:value-type="float" office:value="0.72587">
                <text:p>0.72587</text:p>
              </table:table-cell>
              <table:table-cell office:value-type="float" office:value="0.780984">
                <text:p>0.780984</text:p>
              </table:table-cell>
              <table:table-cell office:value-type="float" office:value="0.842473">
                <text:p>0.842473</text:p>
              </table:table-cell>
              <table:table-cell office:value-type="float" office:value="0.867748">
                <text:p>0.867748</text:p>
              </table:table-cell>
              <table:table-cell office:value-type="float" office:value="0.87889">
                <text:p>0.87889</text:p>
              </table:table-cell>
              <table:table-cell office:value-type="float" office:value="0.885301">
                <text:p>0.885301</text:p>
              </table:table-cell>
              <table:table-cell office:value-type="float" office:value="0.896052">
                <text:p>0.896052</text:p>
              </table:table-cell>
              <table:table-cell office:value-type="float" office:value="0.905317">
                <text:p>0.905317</text:p>
              </table:table-cell>
              <table:table-cell office:value-type="float" office:value="0.919433">
                <text:p>0.919433</text:p>
              </table:table-cell>
              <table:table-cell office:value-type="float" office:value="0.930721">
                <text:p>0.930721</text:p>
              </table:table-cell>
              <table:table-cell office:value-type="float" office:value="0.828474">
                <text:p>0.82847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94656">
                <text:p>0.494656</text:p>
              </table:table-cell>
              <table:table-cell office:value-type="float" office:value="0.743988">
                <text:p>0.743988</text:p>
              </table:table-cell>
              <table:table-cell office:value-type="float" office:value="0.810787">
                <text:p>0.810787</text:p>
              </table:table-cell>
              <table:table-cell office:value-type="float" office:value="0.853477">
                <text:p>0.853477</text:p>
              </table:table-cell>
              <table:table-cell office:value-type="float" office:value="0.87245">
                <text:p>0.87245</text:p>
              </table:table-cell>
              <table:table-cell office:value-type="float" office:value="0.881039">
                <text:p>0.881039</text:p>
              </table:table-cell>
              <table:table-cell office:value-type="float" office:value="0.884655">
                <text:p>0.884655</text:p>
              </table:table-cell>
              <table:table-cell office:value-type="float" office:value="0.895862">
                <text:p>0.895862</text:p>
              </table:table-cell>
              <table:table-cell office:value-type="float" office:value="0.905116">
                <text:p>0.905116</text:p>
              </table:table-cell>
              <table:table-cell office:value-type="float" office:value="0.918677">
                <text:p>0.918677</text:p>
              </table:table-cell>
              <table:table-cell office:value-type="float" office:value="0.930721">
                <text:p>0.930721</text:p>
              </table:table-cell>
              <table:table-cell office:value-type="float" office:value="0.826071">
                <text:p>0.82607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06106">
                <text:p>0.606106</text:p>
              </table:table-cell>
              <table:table-cell office:value-type="float" office:value="0.75719">
                <text:p>0.75719</text:p>
              </table:table-cell>
              <table:table-cell office:value-type="float" office:value="0.822147">
                <text:p>0.822147</text:p>
              </table:table-cell>
              <table:table-cell office:value-type="float" office:value="0.853288">
                <text:p>0.853288</text:p>
              </table:table-cell>
              <table:table-cell office:value-type="float" office:value="0.874339">
                <text:p>0.874339</text:p>
              </table:table-cell>
              <table:table-cell office:value-type="float" office:value="0.881202">
                <text:p>0.881202</text:p>
              </table:table-cell>
              <table:table-cell office:value-type="float" office:value="0.884971">
                <text:p>0.884971</text:p>
              </table:table-cell>
              <table:table-cell office:value-type="float" office:value="0.896006">
                <text:p>0.896006</text:p>
              </table:table-cell>
              <table:table-cell office:value-type="float" office:value="0.90518">
                <text:p>0.90518</text:p>
              </table:table-cell>
              <table:table-cell office:value-type="float" office:value="0.915589">
                <text:p>0.915589</text:p>
              </table:table-cell>
              <table:table-cell office:value-type="float" office:value="0.930721">
                <text:p>0.930721</text:p>
              </table:table-cell>
              <table:table-cell office:value-type="float" office:value="0.839602">
                <text:p>0.83960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04966">
                <text:p>0.504966</text:p>
              </table:table-cell>
              <table:table-cell office:value-type="float" office:value="0.750883">
                <text:p>0.750883</text:p>
              </table:table-cell>
              <table:table-cell office:value-type="float" office:value="0.81505">
                <text:p>0.81505</text:p>
              </table:table-cell>
              <table:table-cell office:value-type="float" office:value="0.855197">
                <text:p>0.855197</text:p>
              </table:table-cell>
              <table:table-cell office:value-type="float" office:value="0.872963">
                <text:p>0.872963</text:p>
              </table:table-cell>
              <table:table-cell office:value-type="float" office:value="0.880903">
                <text:p>0.880903</text:p>
              </table:table-cell>
              <table:table-cell office:value-type="float" office:value="0.883184">
                <text:p>0.883184</text:p>
              </table:table-cell>
              <table:table-cell office:value-type="float" office:value="0.892536">
                <text:p>0.892536</text:p>
              </table:table-cell>
              <table:table-cell office:value-type="float" office:value="0.900903">
                <text:p>0.900903</text:p>
              </table:table-cell>
              <table:table-cell office:value-type="float" office:value="0.914272">
                <text:p>0.914272</text:p>
              </table:table-cell>
              <table:table-cell office:value-type="float" office:value="0.930721">
                <text:p>0.930721</text:p>
              </table:table-cell>
              <table:table-cell office:value-type="float" office:value="0.827086">
                <text:p>0.82708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39548">
                <text:p>0.539548</text:p>
              </table:table-cell>
              <table:table-cell office:value-type="float" office:value="0.750506">
                <text:p>0.750506</text:p>
              </table:table-cell>
              <table:table-cell office:value-type="float" office:value="0.818226">
                <text:p>0.818226</text:p>
              </table:table-cell>
              <table:table-cell office:value-type="float" office:value="0.854406">
                <text:p>0.854406</text:p>
              </table:table-cell>
              <table:table-cell office:value-type="float" office:value="0.871882">
                <text:p>0.871882</text:p>
              </table:table-cell>
              <table:table-cell office:value-type="float" office:value="0.880741">
                <text:p>0.880741</text:p>
              </table:table-cell>
              <table:table-cell office:value-type="float" office:value="0.88387">
                <text:p>0.88387</text:p>
              </table:table-cell>
              <table:table-cell office:value-type="float" office:value="0.894292">
                <text:p>0.894292</text:p>
              </table:table-cell>
              <table:table-cell office:value-type="float" office:value="0.902012">
                <text:p>0.902012</text:p>
              </table:table-cell>
              <table:table-cell office:value-type="float" office:value="0.914927">
                <text:p>0.914927</text:p>
              </table:table-cell>
              <table:table-cell office:value-type="float" office:value="0.930721">
                <text:p>0.930721</text:p>
              </table:table-cell>
              <table:table-cell office:value-type="float" office:value="0.831041">
                <text:p>0.83104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92301">
                <text:p>0.592301</text:p>
              </table:table-cell>
              <table:table-cell office:value-type="float" office:value="0.743403">
                <text:p>0.743403</text:p>
              </table:table-cell>
              <table:table-cell office:value-type="float" office:value="0.794052">
                <text:p>0.794052</text:p>
              </table:table-cell>
              <table:table-cell office:value-type="float" office:value="0.844283">
                <text:p>0.844283</text:p>
              </table:table-cell>
              <table:table-cell office:value-type="float" office:value="0.870211">
                <text:p>0.870211</text:p>
              </table:table-cell>
              <table:table-cell office:value-type="float" office:value="0.880787">
                <text:p>0.880787</text:p>
              </table:table-cell>
              <table:table-cell office:value-type="float" office:value="0.88423">
                <text:p>0.88423</text:p>
              </table:table-cell>
              <table:table-cell office:value-type="float" office:value="0.895325">
                <text:p>0.895325</text:p>
              </table:table-cell>
              <table:table-cell office:value-type="float" office:value="0.902758">
                <text:p>0.902758</text:p>
              </table:table-cell>
              <table:table-cell office:value-type="float" office:value="0.916885">
                <text:p>0.916885</text:p>
              </table:table-cell>
              <table:table-cell office:value-type="float" office:value="0.930721">
                <text:p>0.930721</text:p>
              </table:table-cell>
              <table:table-cell office:value-type="float" office:value="0.832424">
                <text:p>0.83242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20833">
                <text:p>0.520833</text:p>
              </table:table-cell>
              <table:table-cell office:value-type="float" office:value="0.74018">
                <text:p>0.74018</text:p>
              </table:table-cell>
              <table:table-cell office:value-type="float" office:value="0.798016">
                <text:p>0.798016</text:p>
              </table:table-cell>
              <table:table-cell office:value-type="float" office:value="0.844842">
                <text:p>0.844842</text:p>
              </table:table-cell>
              <table:table-cell office:value-type="float" office:value="0.874941">
                <text:p>0.874941</text:p>
              </table:table-cell>
              <table:table-cell office:value-type="float" office:value="0.881725">
                <text:p>0.881725</text:p>
              </table:table-cell>
              <table:table-cell office:value-type="float" office:value="0.887093">
                <text:p>0.887093</text:p>
              </table:table-cell>
              <table:table-cell office:value-type="float" office:value="0.8966">
                <text:p>0.8966</text:p>
              </table:table-cell>
              <table:table-cell office:value-type="float" office:value="0.905302">
                <text:p>0.905302</text:p>
              </table:table-cell>
              <table:table-cell office:value-type="float" office:value="0.919825">
                <text:p>0.919825</text:p>
              </table:table-cell>
              <table:table-cell office:value-type="float" office:value="0.930721">
                <text:p>0.930721</text:p>
              </table:table-cell>
              <table:table-cell office:value-type="float" office:value="0.826936">
                <text:p>0.82693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47528">
                <text:p>0.547528</text:p>
              </table:table-cell>
              <table:table-cell office:value-type="float" office:value="0.745439">
                <text:p>0.745439</text:p>
              </table:table-cell>
              <table:table-cell office:value-type="float" office:value="0.808109">
                <text:p>0.808109</text:p>
              </table:table-cell>
              <table:table-cell office:value-type="float" office:value="0.865551">
                <text:p>0.865551</text:p>
              </table:table-cell>
              <table:table-cell office:value-type="float" office:value="0.880282">
                <text:p>0.880282</text:p>
              </table:table-cell>
              <table:table-cell office:value-type="float" office:value="0.884322">
                <text:p>0.884322</text:p>
              </table:table-cell>
              <table:table-cell office:value-type="float" office:value="0.892246">
                <text:p>0.892246</text:p>
              </table:table-cell>
              <table:table-cell office:value-type="float" office:value="0.899246">
                <text:p>0.899246</text:p>
              </table:table-cell>
              <table:table-cell office:value-type="float" office:value="0.906935">
                <text:p>0.906935</text:p>
              </table:table-cell>
              <table:table-cell office:value-type="float" office:value="0.92006">
                <text:p>0.92006</text:p>
              </table:table-cell>
              <table:table-cell office:value-type="float" office:value="0.930721">
                <text:p>0.930721</text:p>
              </table:table-cell>
              <table:table-cell office:value-type="float" office:value="0.834972">
                <text:p>0.83497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88029">
                <text:p>0.588029</text:p>
              </table:table-cell>
              <table:table-cell office:value-type="float" office:value="0.748667">
                <text:p>0.748667</text:p>
              </table:table-cell>
              <table:table-cell office:value-type="float" office:value="0.794189">
                <text:p>0.794189</text:p>
              </table:table-cell>
              <table:table-cell office:value-type="float" office:value="0.852654">
                <text:p>0.852654</text:p>
              </table:table-cell>
              <table:table-cell office:value-type="float" office:value="0.877634">
                <text:p>0.877634</text:p>
              </table:table-cell>
              <table:table-cell office:value-type="float" office:value="0.88415">
                <text:p>0.88415</text:p>
              </table:table-cell>
              <table:table-cell office:value-type="float" office:value="0.891558">
                <text:p>0.891558</text:p>
              </table:table-cell>
              <table:table-cell office:value-type="float" office:value="0.896783">
                <text:p>0.896783</text:p>
              </table:table-cell>
              <table:table-cell office:value-type="float" office:value="0.905941">
                <text:p>0.905941</text:p>
              </table:table-cell>
              <table:table-cell office:value-type="float" office:value="0.919524">
                <text:p>0.919524</text:p>
              </table:table-cell>
              <table:table-cell office:value-type="float" office:value="0.930721">
                <text:p>0.930721</text:p>
              </table:table-cell>
              <table:table-cell office:value-type="float" office:value="0.835913">
                <text:p>0.83591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41031">
                <text:p>0.541031</text:p>
              </table:table-cell>
              <table:table-cell office:value-type="float" office:value="0.731581">
                <text:p>0.731581</text:p>
              </table:table-cell>
              <table:table-cell office:value-type="float" office:value="0.777862">
                <text:p>0.777862</text:p>
              </table:table-cell>
              <table:table-cell office:value-type="float" office:value="0.829433">
                <text:p>0.829433</text:p>
              </table:table-cell>
              <table:table-cell office:value-type="float" office:value="0.866315">
                <text:p>0.866315</text:p>
              </table:table-cell>
              <table:table-cell office:value-type="float" office:value="0.882187">
                <text:p>0.882187</text:p>
              </table:table-cell>
              <table:table-cell office:value-type="float" office:value="0.887994">
                <text:p>0.887994</text:p>
              </table:table-cell>
              <table:table-cell office:value-type="float" office:value="0.896488">
                <text:p>0.896488</text:p>
              </table:table-cell>
              <table:table-cell office:value-type="float" office:value="0.904766">
                <text:p>0.904766</text:p>
              </table:table-cell>
              <table:table-cell office:value-type="float" office:value="0.919524">
                <text:p>0.919524</text:p>
              </table:table-cell>
              <table:table-cell office:value-type="float" office:value="0.930721">
                <text:p>0.930721</text:p>
              </table:table-cell>
              <table:table-cell office:value-type="float" office:value="0.823718">
                <text:p>0.82371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32494">
                <text:p>0.532494</text:p>
              </table:table-cell>
              <table:table-cell office:value-type="float" office:value="0.740877">
                <text:p>0.740877</text:p>
              </table:table-cell>
              <table:table-cell office:value-type="float" office:value="0.78048">
                <text:p>0.78048</text:p>
              </table:table-cell>
              <table:table-cell office:value-type="float" office:value="0.834208">
                <text:p>0.834208</text:p>
              </table:table-cell>
              <table:table-cell office:value-type="float" office:value="0.872164">
                <text:p>0.872164</text:p>
              </table:table-cell>
              <table:table-cell office:value-type="float" office:value="0.884548">
                <text:p>0.884548</text:p>
              </table:table-cell>
              <table:table-cell office:value-type="float" office:value="0.892395">
                <text:p>0.892395</text:p>
              </table:table-cell>
              <table:table-cell office:value-type="float" office:value="0.896746">
                <text:p>0.896746</text:p>
              </table:table-cell>
              <table:table-cell office:value-type="float" office:value="0.907133">
                <text:p>0.907133</text:p>
              </table:table-cell>
              <table:table-cell office:value-type="float" office:value="0.921473">
                <text:p>0.921473</text:p>
              </table:table-cell>
              <table:table-cell office:value-type="float" office:value="0.930721">
                <text:p>0.930721</text:p>
              </table:table-cell>
              <table:table-cell office:value-type="float" office:value="0.826252">
                <text:p>0.82625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14616">
                <text:p>0.514616</text:p>
              </table:table-cell>
              <table:table-cell office:value-type="float" office:value="0.741764">
                <text:p>0.741764</text:p>
              </table:table-cell>
              <table:table-cell office:value-type="float" office:value="0.802884">
                <text:p>0.802884</text:p>
              </table:table-cell>
              <table:table-cell office:value-type="float" office:value="0.849138">
                <text:p>0.849138</text:p>
              </table:table-cell>
              <table:table-cell office:value-type="float" office:value="0.874574">
                <text:p>0.874574</text:p>
              </table:table-cell>
              <table:table-cell office:value-type="float" office:value="0.883675">
                <text:p>0.883675</text:p>
              </table:table-cell>
              <table:table-cell office:value-type="float" office:value="0.890321">
                <text:p>0.890321</text:p>
              </table:table-cell>
              <table:table-cell office:value-type="float" office:value="0.896488">
                <text:p>0.896488</text:p>
              </table:table-cell>
              <table:table-cell office:value-type="float" office:value="0.906813">
                <text:p>0.906813</text:p>
              </table:table-cell>
              <table:table-cell office:value-type="float" office:value="0.920812">
                <text:p>0.920812</text:p>
              </table:table-cell>
              <table:table-cell office:value-type="float" office:value="0.930721">
                <text:p>0.930721</text:p>
              </table:table-cell>
              <table:table-cell office:value-type="float" office:value="0.828108">
                <text:p>0.82810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96818">
                <text:p>0.596818</text:p>
              </table:table-cell>
              <table:table-cell office:value-type="float" office:value="0.74406">
                <text:p>0.74406</text:p>
              </table:table-cell>
              <table:table-cell office:value-type="float" office:value="0.811034">
                <text:p>0.811034</text:p>
              </table:table-cell>
              <table:table-cell office:value-type="float" office:value="0.843859">
                <text:p>0.843859</text:p>
              </table:table-cell>
              <table:table-cell office:value-type="float" office:value="0.869366">
                <text:p>0.869366</text:p>
              </table:table-cell>
              <table:table-cell office:value-type="float" office:value="0.881605">
                <text:p>0.881605</text:p>
              </table:table-cell>
              <table:table-cell office:value-type="float" office:value="0.889965">
                <text:p>0.889965</text:p>
              </table:table-cell>
              <table:table-cell office:value-type="float" office:value="0.896451">
                <text:p>0.896451</text:p>
              </table:table-cell>
              <table:table-cell office:value-type="float" office:value="0.905615">
                <text:p>0.905615</text:p>
              </table:table-cell>
              <table:table-cell office:value-type="float" office:value="0.921142">
                <text:p>0.921142</text:p>
              </table:table-cell>
              <table:table-cell office:value-type="float" office:value="0.930721">
                <text:p>0.930721</text:p>
              </table:table-cell>
              <table:table-cell office:value-type="float" office:value="0.835992">
                <text:p>0.83599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444394">
                <text:p>0.444394</text:p>
              </table:table-cell>
              <table:table-cell office:value-type="float" office:value="0.717581">
                <text:p>0.717581</text:p>
              </table:table-cell>
              <table:table-cell office:value-type="float" office:value="0.797446">
                <text:p>0.797446</text:p>
              </table:table-cell>
              <table:table-cell office:value-type="float" office:value="0.847614">
                <text:p>0.847614</text:p>
              </table:table-cell>
              <table:table-cell office:value-type="float" office:value="0.871976">
                <text:p>0.871976</text:p>
              </table:table-cell>
              <table:table-cell office:value-type="float" office:value="0.883385">
                <text:p>0.883385</text:p>
              </table:table-cell>
              <table:table-cell office:value-type="float" office:value="0.891779">
                <text:p>0.891779</text:p>
              </table:table-cell>
              <table:table-cell office:value-type="float" office:value="0.896526">
                <text:p>0.896526</text:p>
              </table:table-cell>
              <table:table-cell office:value-type="float" office:value="0.906296">
                <text:p>0.906296</text:p>
              </table:table-cell>
              <table:table-cell office:value-type="float" office:value="0.920734">
                <text:p>0.920734</text:p>
              </table:table-cell>
              <table:table-cell office:value-type="float" office:value="0.930721">
                <text:p>0.930721</text:p>
              </table:table-cell>
              <table:table-cell office:value-type="float" office:value="0.817773">
                <text:p>0.81777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05762">
                <text:p>0.505762</text:p>
              </table:table-cell>
              <table:table-cell office:value-type="float" office:value="0.724229">
                <text:p>0.724229</text:p>
              </table:table-cell>
              <table:table-cell office:value-type="float" office:value="0.794138">
                <text:p>0.794138</text:p>
              </table:table-cell>
              <table:table-cell office:value-type="float" office:value="0.842589">
                <text:p>0.842589</text:p>
              </table:table-cell>
              <table:table-cell office:value-type="float" office:value="0.869269">
                <text:p>0.869269</text:p>
              </table:table-cell>
              <table:table-cell office:value-type="float" office:value="0.879956">
                <text:p>0.879956</text:p>
              </table:table-cell>
              <table:table-cell office:value-type="float" office:value="0.887607">
                <text:p>0.887607</text:p>
              </table:table-cell>
              <table:table-cell office:value-type="float" office:value="0.896527">
                <text:p>0.896527</text:p>
              </table:table-cell>
              <table:table-cell office:value-type="float" office:value="0.908339">
                <text:p>0.908339</text:p>
              </table:table-cell>
              <table:table-cell office:value-type="float" office:value="0.922133">
                <text:p>0.922133</text:p>
              </table:table-cell>
              <table:table-cell office:value-type="float" office:value="0.930721">
                <text:p>0.930721</text:p>
              </table:table-cell>
              <table:table-cell office:value-type="float" office:value="0.823055">
                <text:p>0.82305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460248">
                <text:p>0.460248</text:p>
              </table:table-cell>
              <table:table-cell office:value-type="float" office:value="0.733375">
                <text:p>0.733375</text:p>
              </table:table-cell>
              <table:table-cell office:value-type="float" office:value="0.801093">
                <text:p>0.801093</text:p>
              </table:table-cell>
              <table:table-cell office:value-type="float" office:value="0.847972">
                <text:p>0.847972</text:p>
              </table:table-cell>
              <table:table-cell office:value-type="float" office:value="0.873743">
                <text:p>0.873743</text:p>
              </table:table-cell>
              <table:table-cell office:value-type="float" office:value="0.884456">
                <text:p>0.884456</text:p>
              </table:table-cell>
              <table:table-cell office:value-type="float" office:value="0.889415">
                <text:p>0.889415</text:p>
              </table:table-cell>
              <table:table-cell office:value-type="float" office:value="0.896544">
                <text:p>0.896544</text:p>
              </table:table-cell>
              <table:table-cell office:value-type="float" office:value="0.907387">
                <text:p>0.907387</text:p>
              </table:table-cell>
              <table:table-cell office:value-type="float" office:value="0.921051">
                <text:p>0.921051</text:p>
              </table:table-cell>
              <table:table-cell office:value-type="float" office:value="0.930721">
                <text:p>0.930721</text:p>
              </table:table-cell>
              <table:table-cell office:value-type="float" office:value="0.821528">
                <text:p>0.82152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46999">
                <text:p>0.546999</text:p>
              </table:table-cell>
              <table:table-cell office:value-type="float" office:value="0.744708">
                <text:p>0.744708</text:p>
              </table:table-cell>
              <table:table-cell office:value-type="float" office:value="0.808344">
                <text:p>0.808344</text:p>
              </table:table-cell>
              <table:table-cell office:value-type="float" office:value="0.85153">
                <text:p>0.85153</text:p>
              </table:table-cell>
              <table:table-cell office:value-type="float" office:value="0.872064">
                <text:p>0.872064</text:p>
              </table:table-cell>
              <table:table-cell office:value-type="float" office:value="0.883394">
                <text:p>0.883394</text:p>
              </table:table-cell>
              <table:table-cell office:value-type="float" office:value="0.887044">
                <text:p>0.887044</text:p>
              </table:table-cell>
              <table:table-cell office:value-type="float" office:value="0.895874">
                <text:p>0.895874</text:p>
              </table:table-cell>
              <table:table-cell office:value-type="float" office:value="0.907576">
                <text:p>0.907576</text:p>
              </table:table-cell>
              <table:table-cell office:value-type="float" office:value="0.921473">
                <text:p>0.921473</text:p>
              </table:table-cell>
              <table:table-cell office:value-type="float" office:value="0.930721">
                <text:p>0.930721</text:p>
              </table:table-cell>
              <table:table-cell office:value-type="float" office:value="0.831901">
                <text:p>0.83190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14983">
                <text:p>0.514983</text:p>
              </table:table-cell>
              <table:table-cell office:value-type="float" office:value="0.733423">
                <text:p>0.733423</text:p>
              </table:table-cell>
              <table:table-cell office:value-type="float" office:value="0.802549">
                <text:p>0.802549</text:p>
              </table:table-cell>
              <table:table-cell office:value-type="float" office:value="0.848475">
                <text:p>0.848475</text:p>
              </table:table-cell>
              <table:table-cell office:value-type="float" office:value="0.87336">
                <text:p>0.87336</text:p>
              </table:table-cell>
              <table:table-cell office:value-type="float" office:value="0.884589">
                <text:p>0.884589</text:p>
              </table:table-cell>
              <table:table-cell office:value-type="float" office:value="0.888372">
                <text:p>0.888372</text:p>
              </table:table-cell>
              <table:table-cell office:value-type="float" office:value="0.89631">
                <text:p>0.89631</text:p>
              </table:table-cell>
              <table:table-cell office:value-type="float" office:value="0.905694">
                <text:p>0.905694</text:p>
              </table:table-cell>
              <table:table-cell office:value-type="float" office:value="0.919787">
                <text:p>0.919787</text:p>
              </table:table-cell>
              <table:table-cell office:value-type="float" office:value="0.930721">
                <text:p>0.930721</text:p>
              </table:table-cell>
              <table:table-cell office:value-type="float" office:value="0.826754">
                <text:p>0.82675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09543">
                <text:p>0.509543</text:p>
              </table:table-cell>
              <table:table-cell office:value-type="float" office:value="0.696513">
                <text:p>0.696513</text:p>
              </table:table-cell>
              <table:table-cell office:value-type="float" office:value="0.780344">
                <text:p>0.780344</text:p>
              </table:table-cell>
              <table:table-cell office:value-type="float" office:value="0.841438">
                <text:p>0.841438</text:p>
              </table:table-cell>
              <table:table-cell office:value-type="float" office:value="0.869463">
                <text:p>0.869463</text:p>
              </table:table-cell>
              <table:table-cell office:value-type="float" office:value="0.881701">
                <text:p>0.881701</text:p>
              </table:table-cell>
              <table:table-cell office:value-type="float" office:value="0.885375">
                <text:p>0.885375</text:p>
              </table:table-cell>
              <table:table-cell office:value-type="float" office:value="0.894347">
                <text:p>0.894347</text:p>
              </table:table-cell>
              <table:table-cell office:value-type="float" office:value="0.902982">
                <text:p>0.902982</text:p>
              </table:table-cell>
              <table:table-cell office:value-type="float" office:value="0.919565">
                <text:p>0.919565</text:p>
              </table:table-cell>
              <table:table-cell office:value-type="float" office:value="0.930721">
                <text:p>0.930721</text:p>
              </table:table-cell>
              <table:table-cell office:value-type="float" office:value="0.818127">
                <text:p>0.81812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41898">
                <text:p>0.341898</text:p>
              </table:table-cell>
              <table:table-cell office:value-type="float" office:value="0.683355">
                <text:p>0.683355</text:p>
              </table:table-cell>
              <table:table-cell office:value-type="float" office:value="0.775467">
                <text:p>0.775467</text:p>
              </table:table-cell>
              <table:table-cell office:value-type="float" office:value="0.834026">
                <text:p>0.834026</text:p>
              </table:table-cell>
              <table:table-cell office:value-type="float" office:value="0.868855">
                <text:p>0.868855</text:p>
              </table:table-cell>
              <table:table-cell office:value-type="float" office:value="0.883273">
                <text:p>0.883273</text:p>
              </table:table-cell>
              <table:table-cell office:value-type="float" office:value="0.886109">
                <text:p>0.886109</text:p>
              </table:table-cell>
              <table:table-cell office:value-type="float" office:value="0.895973">
                <text:p>0.895973</text:p>
              </table:table-cell>
              <table:table-cell office:value-type="float" office:value="0.908768">
                <text:p>0.908768</text:p>
              </table:table-cell>
              <table:table-cell office:value-type="float" office:value="0.922133">
                <text:p>0.922133</text:p>
              </table:table-cell>
              <table:table-cell office:value-type="float" office:value="0.930721">
                <text:p>0.930721</text:p>
              </table:table-cell>
              <table:table-cell office:value-type="float" office:value="0.799986">
                <text:p>0.7999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71569">
                <text:p>0.471569</text:p>
              </table:table-cell>
              <table:table-cell office:value-type="float" office:value="0.690008">
                <text:p>0.690008</text:p>
              </table:table-cell>
              <table:table-cell office:value-type="float" office:value="0.775373">
                <text:p>0.775373</text:p>
              </table:table-cell>
              <table:table-cell office:value-type="float" office:value="0.835106">
                <text:p>0.835106</text:p>
              </table:table-cell>
              <table:table-cell office:value-type="float" office:value="0.874116">
                <text:p>0.874116</text:p>
              </table:table-cell>
              <table:table-cell office:value-type="float" office:value="0.88455">
                <text:p>0.88455</text:p>
              </table:table-cell>
              <table:table-cell office:value-type="float" office:value="0.890368">
                <text:p>0.890368</text:p>
              </table:table-cell>
              <table:table-cell office:value-type="float" office:value="0.898069">
                <text:p>0.898069</text:p>
              </table:table-cell>
              <table:table-cell office:value-type="float" office:value="0.91202">
                <text:p>0.91202</text:p>
              </table:table-cell>
              <table:table-cell office:value-type="float" office:value="0.923785">
                <text:p>0.923785</text:p>
              </table:table-cell>
              <table:table-cell office:value-type="float" office:value="0.930721">
                <text:p>0.930721</text:p>
              </table:table-cell>
              <table:table-cell office:value-type="float" office:value="0.815496">
                <text:p>0.8154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44844">
                <text:p>0.444844</text:p>
              </table:table-cell>
              <table:table-cell office:value-type="float" office:value="0.718376">
                <text:p>0.718376</text:p>
              </table:table-cell>
              <table:table-cell office:value-type="float" office:value="0.777794">
                <text:p>0.777794</text:p>
              </table:table-cell>
              <table:table-cell office:value-type="float" office:value="0.832403">
                <text:p>0.832403</text:p>
              </table:table-cell>
              <table:table-cell office:value-type="float" office:value="0.868798">
                <text:p>0.868798</text:p>
              </table:table-cell>
              <table:table-cell office:value-type="float" office:value="0.884106">
                <text:p>0.884106</text:p>
              </table:table-cell>
              <table:table-cell office:value-type="float" office:value="0.891363">
                <text:p>0.891363</text:p>
              </table:table-cell>
              <table:table-cell office:value-type="float" office:value="0.900297">
                <text:p>0.900297</text:p>
              </table:table-cell>
              <table:table-cell office:value-type="float" office:value="0.911985">
                <text:p>0.911985</text:p>
              </table:table-cell>
              <table:table-cell office:value-type="float" office:value="0.925106">
                <text:p>0.925106</text:p>
              </table:table-cell>
              <table:table-cell office:value-type="float" office:value="0.930721">
                <text:p>0.930721</text:p>
              </table:table-cell>
              <table:table-cell office:value-type="float" office:value="0.815507">
                <text:p>0.81550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416732">
                <text:p>0.416732</text:p>
              </table:table-cell>
              <table:table-cell office:value-type="float" office:value="0.726166">
                <text:p>0.726166</text:p>
              </table:table-cell>
              <table:table-cell office:value-type="float" office:value="0.774484">
                <text:p>0.774484</text:p>
              </table:table-cell>
              <table:table-cell office:value-type="float" office:value="0.826815">
                <text:p>0.826815</text:p>
              </table:table-cell>
              <table:table-cell office:value-type="float" office:value="0.867695">
                <text:p>0.867695</text:p>
              </table:table-cell>
              <table:table-cell office:value-type="float" office:value="0.884685">
                <text:p>0.884685</text:p>
              </table:table-cell>
              <table:table-cell office:value-type="float" office:value="0.891752">
                <text:p>0.891752</text:p>
              </table:table-cell>
              <table:table-cell office:value-type="float" office:value="0.900058">
                <text:p>0.900058</text:p>
              </table:table-cell>
              <table:table-cell office:value-type="float" office:value="0.911655">
                <text:p>0.911655</text:p>
              </table:table-cell>
              <table:table-cell office:value-type="float" office:value="0.923124">
                <text:p>0.923124</text:p>
              </table:table-cell>
              <table:table-cell office:value-type="float" office:value="0.930721">
                <text:p>0.930721</text:p>
              </table:table-cell>
              <table:table-cell office:value-type="float" office:value="0.812317">
                <text:p>0.81231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15007">
                <text:p>0.315007</text:p>
              </table:table-cell>
              <table:table-cell office:value-type="float" office:value="0.710727">
                <text:p>0.710727</text:p>
              </table:table-cell>
              <table:table-cell office:value-type="float" office:value="0.777329">
                <text:p>0.777329</text:p>
              </table:table-cell>
              <table:table-cell office:value-type="float" office:value="0.824478">
                <text:p>0.824478</text:p>
              </table:table-cell>
              <table:table-cell office:value-type="float" office:value="0.867355">
                <text:p>0.867355</text:p>
              </table:table-cell>
              <table:table-cell office:value-type="float" office:value="0.884145">
                <text:p>0.884145</text:p>
              </table:table-cell>
              <table:table-cell office:value-type="float" office:value="0.892124">
                <text:p>0.892124</text:p>
              </table:table-cell>
              <table:table-cell office:value-type="float" office:value="0.897318">
                <text:p>0.897318</text:p>
              </table:table-cell>
              <table:table-cell office:value-type="float" office:value="0.908619">
                <text:p>0.908619</text:p>
              </table:table-cell>
              <table:table-cell office:value-type="float" office:value="0.922464">
                <text:p>0.922464</text:p>
              </table:table-cell>
              <table:table-cell office:value-type="float" office:value="0.930721">
                <text:p>0.930721</text:p>
              </table:table-cell>
              <table:table-cell office:value-type="float" office:value="0.799957">
                <text:p>0.79995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97971">
                <text:p>0.397971</text:p>
              </table:table-cell>
              <table:table-cell office:value-type="float" office:value="0.690066">
                <text:p>0.690066</text:p>
              </table:table-cell>
              <table:table-cell office:value-type="float" office:value="0.774841">
                <text:p>0.774841</text:p>
              </table:table-cell>
              <table:table-cell office:value-type="float" office:value="0.81964">
                <text:p>0.81964</text:p>
              </table:table-cell>
              <table:table-cell office:value-type="float" office:value="0.865047">
                <text:p>0.865047</text:p>
              </table:table-cell>
              <table:table-cell office:value-type="float" office:value="0.883585">
                <text:p>0.883585</text:p>
              </table:table-cell>
              <table:table-cell office:value-type="float" office:value="0.89235">
                <text:p>0.89235</text:p>
              </table:table-cell>
              <table:table-cell office:value-type="float" office:value="0.896619">
                <text:p>0.896619</text:p>
              </table:table-cell>
              <table:table-cell office:value-type="float" office:value="0.90609">
                <text:p>0.90609</text:p>
              </table:table-cell>
              <table:table-cell office:value-type="float" office:value="0.922373">
                <text:p>0.922373</text:p>
              </table:table-cell>
              <table:table-cell office:value-type="float" office:value="0.930721">
                <text:p>0.930721</text:p>
              </table:table-cell>
              <table:table-cell office:value-type="float" office:value="0.804858">
                <text:p>0.80485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17729">
                <text:p>0.517729</text:p>
              </table:table-cell>
              <table:table-cell office:value-type="float" office:value="0.736404">
                <text:p>0.736404</text:p>
              </table:table-cell>
              <table:table-cell office:value-type="float" office:value="0.783949">
                <text:p>0.783949</text:p>
              </table:table-cell>
              <table:table-cell office:value-type="float" office:value="0.830219">
                <text:p>0.830219</text:p>
              </table:table-cell>
              <table:table-cell office:value-type="float" office:value="0.872074">
                <text:p>0.872074</text:p>
              </table:table-cell>
              <table:table-cell office:value-type="float" office:value="0.88397">
                <text:p>0.88397</text:p>
              </table:table-cell>
              <table:table-cell office:value-type="float" office:value="0.893164">
                <text:p>0.893164</text:p>
              </table:table-cell>
              <table:table-cell office:value-type="float" office:value="0.896638">
                <text:p>0.896638</text:p>
              </table:table-cell>
              <table:table-cell office:value-type="float" office:value="0.910839">
                <text:p>0.910839</text:p>
              </table:table-cell>
              <table:table-cell office:value-type="float" office:value="0.924776">
                <text:p>0.924776</text:p>
              </table:table-cell>
              <table:table-cell office:value-type="float" office:value="0.930721">
                <text:p>0.930721</text:p>
              </table:table-cell>
              <table:table-cell office:value-type="float" office:value="0.824976">
                <text:p>0.82497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23327">
                <text:p>0.423327</text:p>
              </table:table-cell>
              <table:table-cell office:value-type="float" office:value="0.706872">
                <text:p>0.706872</text:p>
              </table:table-cell>
              <table:table-cell office:value-type="float" office:value="0.781521">
                <text:p>0.781521</text:p>
              </table:table-cell>
              <table:table-cell office:value-type="float" office:value="0.826022">
                <text:p>0.826022</text:p>
              </table:table-cell>
              <table:table-cell office:value-type="float" office:value="0.872767">
                <text:p>0.872767</text:p>
              </table:table-cell>
              <table:table-cell office:value-type="float" office:value="0.884343">
                <text:p>0.884343</text:p>
              </table:table-cell>
              <table:table-cell office:value-type="float" office:value="0.895149">
                <text:p>0.895149</text:p>
              </table:table-cell>
              <table:table-cell office:value-type="float" office:value="0.901888">
                <text:p>0.901888</text:p>
              </table:table-cell>
              <table:table-cell office:value-type="float" office:value="0.914413">
                <text:p>0.914413</text:p>
              </table:table-cell>
              <table:table-cell office:value-type="float" office:value="0.925106">
                <text:p>0.925106</text:p>
              </table:table-cell>
              <table:table-cell office:value-type="float" office:value="0.930721">
                <text:p>0.930721</text:p>
              </table:table-cell>
              <table:table-cell office:value-type="float" office:value="0.813141">
                <text:p>0.81314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44471">
                <text:p>0.444471</text:p>
              </table:table-cell>
              <table:table-cell office:value-type="float" office:value="0.697473">
                <text:p>0.697473</text:p>
              </table:table-cell>
              <table:table-cell office:value-type="float" office:value="0.784895">
                <text:p>0.784895</text:p>
              </table:table-cell>
              <table:table-cell office:value-type="float" office:value="0.834489">
                <text:p>0.834489</text:p>
              </table:table-cell>
              <table:table-cell office:value-type="float" office:value="0.874824">
                <text:p>0.874824</text:p>
              </table:table-cell>
              <table:table-cell office:value-type="float" office:value="0.886097">
                <text:p>0.886097</text:p>
              </table:table-cell>
              <table:table-cell office:value-type="float" office:value="0.896432">
                <text:p>0.896432</text:p>
              </table:table-cell>
              <table:table-cell office:value-type="float" office:value="0.900806">
                <text:p>0.900806</text:p>
              </table:table-cell>
              <table:table-cell office:value-type="float" office:value="0.911885">
                <text:p>0.911885</text:p>
              </table:table-cell>
              <table:table-cell office:value-type="float" office:value="0.924776">
                <text:p>0.924776</text:p>
              </table:table-cell>
              <table:table-cell office:value-type="float" office:value="0.930721">
                <text:p>0.930721</text:p>
              </table:table-cell>
              <table:table-cell office:value-type="float" office:value="0.815615">
                <text:p>0.81561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31497">
                <text:p>0.431497</text:p>
              </table:table-cell>
              <table:table-cell office:value-type="float" office:value="0.747724">
                <text:p>0.747724</text:p>
              </table:table-cell>
              <table:table-cell office:value-type="float" office:value="0.796021">
                <text:p>0.796021</text:p>
              </table:table-cell>
              <table:table-cell office:value-type="float" office:value="0.844655">
                <text:p>0.844655</text:p>
              </table:table-cell>
              <table:table-cell office:value-type="float" office:value="0.876076">
                <text:p>0.876076</text:p>
              </table:table-cell>
              <table:table-cell office:value-type="float" office:value="0.884641">
                <text:p>0.884641</text:p>
              </table:table-cell>
              <table:table-cell office:value-type="float" office:value="0.893941">
                <text:p>0.893941</text:p>
              </table:table-cell>
              <table:table-cell office:value-type="float" office:value="0.900116">
                <text:p>0.900116</text:p>
              </table:table-cell>
              <table:table-cell office:value-type="float" office:value="0.912637">
                <text:p>0.912637</text:p>
              </table:table-cell>
              <table:table-cell office:value-type="float" office:value="0.924446">
                <text:p>0.924446</text:p>
              </table:table-cell>
              <table:table-cell office:value-type="float" office:value="0.930721">
                <text:p>0.930721</text:p>
              </table:table-cell>
              <table:table-cell office:value-type="float" office:value="0.821175">
                <text:p>0.821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60175">
                <text:p>0.560175</text:p>
              </table:table-cell>
              <table:table-cell office:value-type="float" office:value="0.777537">
                <text:p>0.777537</text:p>
              </table:table-cell>
              <table:table-cell office:value-type="float" office:value="0.819106">
                <text:p>0.819106</text:p>
              </table:table-cell>
              <table:table-cell office:value-type="float" office:value="0.851145">
                <text:p>0.851145</text:p>
              </table:table-cell>
              <table:table-cell office:value-type="float" office:value="0.875837">
                <text:p>0.875837</text:p>
              </table:table-cell>
              <table:table-cell office:value-type="float" office:value="0.884188">
                <text:p>0.884188</text:p>
              </table:table-cell>
              <table:table-cell office:value-type="float" office:value="0.892362">
                <text:p>0.892362</text:p>
              </table:table-cell>
              <table:table-cell office:value-type="float" office:value="0.900663">
                <text:p>0.900663</text:p>
              </table:table-cell>
              <table:table-cell office:value-type="float" office:value="0.910678">
                <text:p>0.910678</text:p>
              </table:table-cell>
              <table:table-cell office:value-type="float" office:value="0.923455">
                <text:p>0.923455</text:p>
              </table:table-cell>
              <table:table-cell office:value-type="float" office:value="0.930721">
                <text:p>0.930721</text:p>
              </table:table-cell>
              <table:table-cell office:value-type="float" office:value="0.839515">
                <text:p>0.8395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49439">
                <text:p>0.549439</text:p>
              </table:table-cell>
              <table:table-cell office:value-type="float" office:value="0.75849">
                <text:p>0.75849</text:p>
              </table:table-cell>
              <table:table-cell office:value-type="float" office:value="0.81532">
                <text:p>0.81532</text:p>
              </table:table-cell>
              <table:table-cell office:value-type="float" office:value="0.847151">
                <text:p>0.847151</text:p>
              </table:table-cell>
              <table:table-cell office:value-type="float" office:value="0.872967">
                <text:p>0.872967</text:p>
              </table:table-cell>
              <table:table-cell office:value-type="float" office:value="0.883226">
                <text:p>0.883226</text:p>
              </table:table-cell>
              <table:table-cell office:value-type="float" office:value="0.892358">
                <text:p>0.892358</text:p>
              </table:table-cell>
              <table:table-cell office:value-type="float" office:value="0.900107">
                <text:p>0.900107</text:p>
              </table:table-cell>
              <table:table-cell office:value-type="float" office:value="0.91003">
                <text:p>0.91003</text:p>
              </table:table-cell>
              <table:table-cell office:value-type="float" office:value="0.924115">
                <text:p>0.924115</text:p>
              </table:table-cell>
              <table:table-cell office:value-type="float" office:value="0.930721">
                <text:p>0.930721</text:p>
              </table:table-cell>
              <table:table-cell office:value-type="float" office:value="0.83532">
                <text:p>0.8353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79589">
                <text:p>0.579589</text:p>
              </table:table-cell>
              <table:table-cell office:value-type="float" office:value="0.764566">
                <text:p>0.764566</text:p>
              </table:table-cell>
              <table:table-cell office:value-type="float" office:value="0.82321">
                <text:p>0.82321</text:p>
              </table:table-cell>
              <table:table-cell office:value-type="float" office:value="0.85549">
                <text:p>0.85549</text:p>
              </table:table-cell>
              <table:table-cell office:value-type="float" office:value="0.87702">
                <text:p>0.87702</text:p>
              </table:table-cell>
              <table:table-cell office:value-type="float" office:value="0.886236">
                <text:p>0.886236</text:p>
              </table:table-cell>
              <table:table-cell office:value-type="float" office:value="0.896413">
                <text:p>0.896413</text:p>
              </table:table-cell>
              <table:table-cell office:value-type="float" office:value="0.902592">
                <text:p>0.902592</text:p>
              </table:table-cell>
              <table:table-cell office:value-type="float" office:value="0.912547">
                <text:p>0.912547</text:p>
              </table:table-cell>
              <table:table-cell office:value-type="float" office:value="0.925436">
                <text:p>0.925436</text:p>
              </table:table-cell>
              <table:table-cell office:value-type="float" office:value="0.930721">
                <text:p>0.930721</text:p>
              </table:table-cell>
              <table:table-cell office:value-type="float" office:value="0.84231">
                <text:p>0.8423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4576">
                <text:p>0.54576</text:p>
              </table:table-cell>
              <table:table-cell office:value-type="float" office:value="0.754905">
                <text:p>0.754905</text:p>
              </table:table-cell>
              <table:table-cell office:value-type="float" office:value="0.813076">
                <text:p>0.813076</text:p>
              </table:table-cell>
              <table:table-cell office:value-type="float" office:value="0.857666">
                <text:p>0.857666</text:p>
              </table:table-cell>
              <table:table-cell office:value-type="float" office:value="0.877499">
                <text:p>0.877499</text:p>
              </table:table-cell>
              <table:table-cell office:value-type="float" office:value="0.887255">
                <text:p>0.887255</text:p>
              </table:table-cell>
              <table:table-cell office:value-type="float" office:value="0.896413">
                <text:p>0.896413</text:p>
              </table:table-cell>
              <table:table-cell office:value-type="float" office:value="0.904554">
                <text:p>0.904554</text:p>
              </table:table-cell>
              <table:table-cell office:value-type="float" office:value="0.91367">
                <text:p>0.91367</text:p>
              </table:table-cell>
              <table:table-cell office:value-type="float" office:value="0.925106">
                <text:p>0.925106</text:p>
              </table:table-cell>
              <table:table-cell office:value-type="float" office:value="0.930721">
                <text:p>0.930721</text:p>
              </table:table-cell>
              <table:table-cell office:value-type="float" office:value="0.83759">
                <text:p>0.8375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4162">
                <text:p>0.44162</text:p>
              </table:table-cell>
              <table:table-cell office:value-type="float" office:value="0.748395">
                <text:p>0.748395</text:p>
              </table:table-cell>
              <table:table-cell office:value-type="float" office:value="0.79958">
                <text:p>0.79958</text:p>
              </table:table-cell>
              <table:table-cell office:value-type="float" office:value="0.84161">
                <text:p>0.84161</text:p>
              </table:table-cell>
              <table:table-cell office:value-type="float" office:value="0.871215">
                <text:p>0.871215</text:p>
              </table:table-cell>
              <table:table-cell office:value-type="float" office:value="0.881555">
                <text:p>0.881555</text:p>
              </table:table-cell>
              <table:table-cell office:value-type="float" office:value="0.892505">
                <text:p>0.892505</text:p>
              </table:table-cell>
              <table:table-cell office:value-type="float" office:value="0.903923">
                <text:p>0.903923</text:p>
              </table:table-cell>
              <table:table-cell office:value-type="float" office:value="0.911387">
                <text:p>0.911387</text:p>
              </table:table-cell>
              <table:table-cell office:value-type="float" office:value="0.924776">
                <text:p>0.924776</text:p>
              </table:table-cell>
              <table:table-cell office:value-type="float" office:value="0.930721">
                <text:p>0.930721</text:p>
              </table:table-cell>
              <table:table-cell office:value-type="float" office:value="0.821657">
                <text:p>0.82165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77688">
                <text:p>0.577688</text:p>
              </table:table-cell>
              <table:table-cell office:value-type="float" office:value="0.766182">
                <text:p>0.766182</text:p>
              </table:table-cell>
              <table:table-cell office:value-type="float" office:value="0.817571">
                <text:p>0.817571</text:p>
              </table:table-cell>
              <table:table-cell office:value-type="float" office:value="0.858373">
                <text:p>0.858373</text:p>
              </table:table-cell>
              <table:table-cell office:value-type="float" office:value="0.873634">
                <text:p>0.873634</text:p>
              </table:table-cell>
              <table:table-cell office:value-type="float" office:value="0.883778">
                <text:p>0.883778</text:p>
              </table:table-cell>
              <table:table-cell office:value-type="float" office:value="0.893712">
                <text:p>0.893712</text:p>
              </table:table-cell>
              <table:table-cell office:value-type="float" office:value="0.903974">
                <text:p>0.903974</text:p>
              </table:table-cell>
              <table:table-cell office:value-type="float" office:value="0.911895">
                <text:p>0.911895</text:p>
              </table:table-cell>
              <table:table-cell office:value-type="float" office:value="0.927088">
                <text:p>0.927088</text:p>
              </table:table-cell>
              <table:table-cell office:value-type="float" office:value="0.930721">
                <text:p>0.930721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50856">
                <text:p>0.550856</text:p>
              </table:table-cell>
              <table:table-cell office:value-type="float" office:value="0.772266">
                <text:p>0.772266</text:p>
              </table:table-cell>
              <table:table-cell office:value-type="float" office:value="0.831598">
                <text:p>0.831598</text:p>
              </table:table-cell>
              <table:table-cell office:value-type="float" office:value="0.858046">
                <text:p>0.858046</text:p>
              </table:table-cell>
              <table:table-cell office:value-type="float" office:value="0.873803">
                <text:p>0.873803</text:p>
              </table:table-cell>
              <table:table-cell office:value-type="float" office:value="0.883416">
                <text:p>0.883416</text:p>
              </table:table-cell>
              <table:table-cell office:value-type="float" office:value="0.892533">
                <text:p>0.892533</text:p>
              </table:table-cell>
              <table:table-cell office:value-type="float" office:value="0.905984">
                <text:p>0.905984</text:p>
              </table:table-cell>
              <table:table-cell office:value-type="float" office:value="0.912835">
                <text:p>0.912835</text:p>
              </table:table-cell>
              <table:table-cell office:value-type="float" office:value="0.926097">
                <text:p>0.926097</text:p>
              </table:table-cell>
              <table:table-cell office:value-type="float" office:value="0.930721">
                <text:p>0.930721</text:p>
              </table:table-cell>
              <table:table-cell office:value-type="float" office:value="0.840744">
                <text:p>0.84074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22348">
                <text:p>0.422348</text:p>
              </table:table-cell>
              <table:table-cell office:value-type="float" office:value="0.764417">
                <text:p>0.764417</text:p>
              </table:table-cell>
              <table:table-cell office:value-type="float" office:value="0.807724">
                <text:p>0.807724</text:p>
              </table:table-cell>
              <table:table-cell office:value-type="float" office:value="0.848024">
                <text:p>0.848024</text:p>
              </table:table-cell>
              <table:table-cell office:value-type="float" office:value="0.874448">
                <text:p>0.874448</text:p>
              </table:table-cell>
              <table:table-cell office:value-type="float" office:value="0.884403">
                <text:p>0.884403</text:p>
              </table:table-cell>
              <table:table-cell office:value-type="float" office:value="0.893804">
                <text:p>0.893804</text:p>
              </table:table-cell>
              <table:table-cell office:value-type="float" office:value="0.90712">
                <text:p>0.90712</text:p>
              </table:table-cell>
              <table:table-cell office:value-type="float" office:value="0.911531">
                <text:p>0.911531</text:p>
              </table:table-cell>
              <table:table-cell office:value-type="float" office:value="0.923785">
                <text:p>0.923785</text:p>
              </table:table-cell>
              <table:table-cell office:value-type="float" office:value="0.930721">
                <text:p>0.930721</text:p>
              </table:table-cell>
              <table:table-cell office:value-type="float" office:value="0.82376">
                <text:p>0.8237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64737">
                <text:p>0.564737</text:p>
              </table:table-cell>
              <table:table-cell office:value-type="float" office:value="0.756599">
                <text:p>0.756599</text:p>
              </table:table-cell>
              <table:table-cell office:value-type="float" office:value="0.795459">
                <text:p>0.795459</text:p>
              </table:table-cell>
              <table:table-cell office:value-type="float" office:value="0.842849">
                <text:p>0.842849</text:p>
              </table:table-cell>
              <table:table-cell office:value-type="float" office:value="0.873339">
                <text:p>0.873339</text:p>
              </table:table-cell>
              <table:table-cell office:value-type="float" office:value="0.883001">
                <text:p>0.883001</text:p>
              </table:table-cell>
              <table:table-cell office:value-type="float" office:value="0.890048">
                <text:p>0.890048</text:p>
              </table:table-cell>
              <table:table-cell office:value-type="float" office:value="0.903719">
                <text:p>0.903719</text:p>
              </table:table-cell>
              <table:table-cell office:value-type="float" office:value="0.910174">
                <text:p>0.910174</text:p>
              </table:table-cell>
              <table:table-cell office:value-type="float" office:value="0.925767">
                <text:p>0.925767</text:p>
              </table:table-cell>
              <table:table-cell office:value-type="float" office:value="0.930721">
                <text:p>0.930721</text:p>
              </table:table-cell>
              <table:table-cell office:value-type="float" office:value="0.834569">
                <text:p>0.83456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17845">
                <text:p>0.517845</text:p>
              </table:table-cell>
              <table:table-cell office:value-type="float" office:value="0.753349">
                <text:p>0.753349</text:p>
              </table:table-cell>
              <table:table-cell office:value-type="float" office:value="0.794177">
                <text:p>0.794177</text:p>
              </table:table-cell>
              <table:table-cell office:value-type="float" office:value="0.847059">
                <text:p>0.847059</text:p>
              </table:table-cell>
              <table:table-cell office:value-type="float" office:value="0.873117">
                <text:p>0.873117</text:p>
              </table:table-cell>
              <table:table-cell office:value-type="float" office:value="0.883132">
                <text:p>0.883132</text:p>
              </table:table-cell>
              <table:table-cell office:value-type="float" office:value="0.891663">
                <text:p>0.891663</text:p>
              </table:table-cell>
              <table:table-cell office:value-type="float" office:value="0.906925">
                <text:p>0.906925</text:p>
              </table:table-cell>
              <table:table-cell office:value-type="float" office:value="0.911986">
                <text:p>0.911986</text:p>
              </table:table-cell>
              <table:table-cell office:value-type="float" office:value="0.927418">
                <text:p>0.927418</text:p>
              </table:table-cell>
              <table:table-cell office:value-type="float" office:value="0.930721">
                <text:p>0.930721</text:p>
              </table:table-cell>
              <table:table-cell office:value-type="float" office:value="0.830667">
                <text:p>0.83066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96909">
                <text:p>0.496909</text:p>
              </table:table-cell>
              <table:table-cell office:value-type="float" office:value="0.764946">
                <text:p>0.764946</text:p>
              </table:table-cell>
              <table:table-cell office:value-type="float" office:value="0.807735">
                <text:p>0.807735</text:p>
              </table:table-cell>
              <table:table-cell office:value-type="float" office:value="0.850619">
                <text:p>0.850619</text:p>
              </table:table-cell>
              <table:table-cell office:value-type="float" office:value="0.874828">
                <text:p>0.874828</text:p>
              </table:table-cell>
              <table:table-cell office:value-type="float" office:value="0.884509">
                <text:p>0.884509</text:p>
              </table:table-cell>
              <table:table-cell office:value-type="float" office:value="0.897332">
                <text:p>0.897332</text:p>
              </table:table-cell>
              <table:table-cell office:value-type="float" office:value="0.907745">
                <text:p>0.907745</text:p>
              </table:table-cell>
              <table:table-cell office:value-type="float" office:value="0.912312">
                <text:p>0.912312</text:p>
              </table:table-cell>
              <table:table-cell office:value-type="float" office:value="0.927749">
                <text:p>0.927749</text:p>
              </table:table-cell>
              <table:table-cell office:value-type="float" office:value="0.930721">
                <text:p>0.930721</text:p>
              </table:table-cell>
              <table:table-cell office:value-type="float" office:value="0.832468">
                <text:p>0.8324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29166">
                <text:p>0.529166</text:p>
              </table:table-cell>
              <table:table-cell office:value-type="float" office:value="0.764047">
                <text:p>0.764047</text:p>
              </table:table-cell>
              <table:table-cell office:value-type="float" office:value="0.800673">
                <text:p>0.800673</text:p>
              </table:table-cell>
              <table:table-cell office:value-type="float" office:value="0.844974">
                <text:p>0.844974</text:p>
              </table:table-cell>
              <table:table-cell office:value-type="float" office:value="0.877283">
                <text:p>0.877283</text:p>
              </table:table-cell>
              <table:table-cell office:value-type="float" office:value="0.885446">
                <text:p>0.885446</text:p>
              </table:table-cell>
              <table:table-cell office:value-type="float" office:value="0.900627">
                <text:p>0.90062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439">
                <text:p>0.917439</text:p>
              </table:table-cell>
              <table:table-cell office:value-type="float" office:value="0.928409">
                <text:p>0.928409</text:p>
              </table:table-cell>
              <table:table-cell office:value-type="float" office:value="0.930721">
                <text:p>0.930721</text:p>
              </table:table-cell>
              <table:table-cell office:value-type="float" office:value="0.835581">
                <text:p>0.83558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29424">
                <text:p>0.429424</text:p>
              </table:table-cell>
              <table:table-cell office:value-type="float" office:value="0.739461">
                <text:p>0.739461</text:p>
              </table:table-cell>
              <table:table-cell office:value-type="float" office:value="0.783056">
                <text:p>0.783056</text:p>
              </table:table-cell>
              <table:table-cell office:value-type="float" office:value="0.817994">
                <text:p>0.817994</text:p>
              </table:table-cell>
              <table:table-cell office:value-type="float" office:value="0.858587">
                <text:p>0.858587</text:p>
              </table:table-cell>
              <table:table-cell office:value-type="float" office:value="0.881495">
                <text:p>0.881495</text:p>
              </table:table-cell>
              <table:table-cell office:value-type="float" office:value="0.895538">
                <text:p>0.895538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878">
                <text:p>0.916878</text:p>
              </table:table-cell>
              <table:table-cell office:value-type="float" office:value="0.92907">
                <text:p>0.92907</text:p>
              </table:table-cell>
              <table:table-cell office:value-type="float" office:value="0.930721">
                <text:p>0.930721</text:p>
              </table:table-cell>
              <table:table-cell office:value-type="float" office:value="0.815925">
                <text:p>0.8159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03058">
                <text:p>0.403058</text:p>
              </table:table-cell>
              <table:table-cell office:value-type="float" office:value="0.726332">
                <text:p>0.726332</text:p>
              </table:table-cell>
              <table:table-cell office:value-type="float" office:value="0.778342">
                <text:p>0.778342</text:p>
              </table:table-cell>
              <table:table-cell office:value-type="float" office:value="0.806606">
                <text:p>0.806606</text:p>
              </table:table-cell>
              <table:table-cell office:value-type="float" office:value="0.844907">
                <text:p>0.844907</text:p>
              </table:table-cell>
              <table:table-cell office:value-type="float" office:value="0.878461">
                <text:p>0.878461</text:p>
              </table:table-cell>
              <table:table-cell office:value-type="float" office:value="0.892068">
                <text:p>0.892068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461">
                <text:p>0.916461</text:p>
              </table:table-cell>
              <table:table-cell office:value-type="float" office:value="0.92973">
                <text:p>0.92973</text:p>
              </table:table-cell>
              <table:table-cell office:value-type="float" office:value="0.930721">
                <text:p>0.930721</text:p>
              </table:table-cell>
              <table:table-cell office:value-type="float" office:value="0.808371">
                <text:p>0.80837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94116">
                <text:p>0.494116</text:p>
              </table:table-cell>
              <table:table-cell office:value-type="float" office:value="0.718559">
                <text:p>0.718559</text:p>
              </table:table-cell>
              <table:table-cell office:value-type="float" office:value="0.780212">
                <text:p>0.780212</text:p>
              </table:table-cell>
              <table:table-cell office:value-type="float" office:value="0.816526">
                <text:p>0.816526</text:p>
              </table:table-cell>
              <table:table-cell office:value-type="float" office:value="0.851116">
                <text:p>0.851116</text:p>
              </table:table-cell>
              <table:table-cell office:value-type="float" office:value="0.879658">
                <text:p>0.879658</text:p>
              </table:table-cell>
              <table:table-cell office:value-type="float" office:value="0.897614">
                <text:p>0.897614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461">
                <text:p>0.91646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19273">
                <text:p>0.81927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55248">
                <text:p>0.555248</text:p>
              </table:table-cell>
              <table:table-cell office:value-type="float" office:value="0.732589">
                <text:p>0.732589</text:p>
              </table:table-cell>
              <table:table-cell office:value-type="float" office:value="0.78632">
                <text:p>0.78632</text:p>
              </table:table-cell>
              <table:table-cell office:value-type="float" office:value="0.83011">
                <text:p>0.83011</text:p>
              </table:table-cell>
              <table:table-cell office:value-type="float" office:value="0.857656">
                <text:p>0.857656</text:p>
              </table:table-cell>
              <table:table-cell office:value-type="float" office:value="0.880069">
                <text:p>0.880069</text:p>
              </table:table-cell>
              <table:table-cell office:value-type="float" office:value="0.897666">
                <text:p>0.897666</text:p>
              </table:table-cell>
              <table:table-cell office:value-type="float" office:value="0.907747">
                <text:p>0.907747</text:p>
              </table:table-cell>
              <table:table-cell office:value-type="float" office:value="0.92016">
                <text:p>0.9201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29829">
                <text:p>0.82982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52907">
                <text:p>0.552907</text:p>
              </table:table-cell>
              <table:table-cell office:value-type="float" office:value="0.769139">
                <text:p>0.769139</text:p>
              </table:table-cell>
              <table:table-cell office:value-type="float" office:value="0.815048">
                <text:p>0.815048</text:p>
              </table:table-cell>
              <table:table-cell office:value-type="float" office:value="0.85265">
                <text:p>0.85265</text:p>
              </table:table-cell>
              <table:table-cell office:value-type="float" office:value="0.872894">
                <text:p>0.872894</text:p>
              </table:table-cell>
              <table:table-cell office:value-type="float" office:value="0.8888">
                <text:p>0.8888</text:p>
              </table:table-cell>
              <table:table-cell office:value-type="float" office:value="0.90096">
                <text:p>0.90096</text:p>
              </table:table-cell>
              <table:table-cell office:value-type="float" office:value="0.908725">
                <text:p>0.908725</text:p>
              </table:table-cell>
              <table:table-cell office:value-type="float" office:value="0.922133">
                <text:p>0.92213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1398">
                <text:p>0.84139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99364">
                <text:p>0.599364</text:p>
              </table:table-cell>
              <table:table-cell office:value-type="float" office:value="0.766232">
                <text:p>0.766232</text:p>
              </table:table-cell>
              <table:table-cell office:value-type="float" office:value="0.81111">
                <text:p>0.81111</text:p>
              </table:table-cell>
              <table:table-cell office:value-type="float" office:value="0.852135">
                <text:p>0.852135</text:p>
              </table:table-cell>
              <table:table-cell office:value-type="float" office:value="0.873741">
                <text:p>0.873741</text:p>
              </table:table-cell>
              <table:table-cell office:value-type="float" office:value="0.889669">
                <text:p>0.889669</text:p>
              </table:table-cell>
              <table:table-cell office:value-type="float" office:value="0.902248">
                <text:p>0.902248</text:p>
              </table:table-cell>
              <table:table-cell office:value-type="float" office:value="0.907747">
                <text:p>0.907747</text:p>
              </table:table-cell>
              <table:table-cell office:value-type="float" office:value="0.920821">
                <text:p>0.9208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5379">
                <text:p>0.84537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3816">
                <text:p>0.63816</text:p>
              </table:table-cell>
              <table:table-cell office:value-type="float" office:value="0.785541">
                <text:p>0.785541</text:p>
              </table:table-cell>
              <table:table-cell office:value-type="float" office:value="0.834253">
                <text:p>0.834253</text:p>
              </table:table-cell>
              <table:table-cell office:value-type="float" office:value="0.865247">
                <text:p>0.865247</text:p>
              </table:table-cell>
              <table:table-cell office:value-type="float" office:value="0.879035">
                <text:p>0.879035</text:p>
              </table:table-cell>
              <table:table-cell office:value-type="float" office:value="0.893051">
                <text:p>0.893051</text:p>
              </table:table-cell>
              <table:table-cell office:value-type="float" office:value="0.906237">
                <text:p>0.906237</text:p>
              </table:table-cell>
              <table:table-cell office:value-type="float" office:value="0.909612">
                <text:p>0.909612</text:p>
              </table:table-cell>
              <table:table-cell office:value-type="float" office:value="0.922794">
                <text:p>0.92279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6465">
                <text:p>0.85646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35447">
                <text:p>0.635447</text:p>
              </table:table-cell>
              <table:table-cell office:value-type="float" office:value="0.789739">
                <text:p>0.789739</text:p>
              </table:table-cell>
              <table:table-cell office:value-type="float" office:value="0.838108">
                <text:p>0.838108</text:p>
              </table:table-cell>
              <table:table-cell office:value-type="float" office:value="0.868689">
                <text:p>0.868689</text:p>
              </table:table-cell>
              <table:table-cell office:value-type="float" office:value="0.881857">
                <text:p>0.881857</text:p>
              </table:table-cell>
              <table:table-cell office:value-type="float" office:value="0.891634">
                <text:p>0.891634</text:p>
              </table:table-cell>
              <table:table-cell office:value-type="float" office:value="0.906347">
                <text:p>0.906347</text:p>
              </table:table-cell>
              <table:table-cell office:value-type="float" office:value="0.911569">
                <text:p>0.911569</text:p>
              </table:table-cell>
              <table:table-cell office:value-type="float" office:value="0.923785">
                <text:p>0.9237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779">
                <text:p>0.8577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96409">
                <text:p>0.596409</text:p>
              </table:table-cell>
              <table:table-cell office:value-type="float" office:value="0.768365">
                <text:p>0.768365</text:p>
              </table:table-cell>
              <table:table-cell office:value-type="float" office:value="0.822034">
                <text:p>0.822034</text:p>
              </table:table-cell>
              <table:table-cell office:value-type="float" office:value="0.863284">
                <text:p>0.863284</text:p>
              </table:table-cell>
              <table:table-cell office:value-type="float" office:value="0.879804">
                <text:p>0.879804</text:p>
              </table:table-cell>
              <table:table-cell office:value-type="float" office:value="0.887329">
                <text:p>0.887329</text:p>
              </table:table-cell>
              <table:table-cell office:value-type="float" office:value="0.903976">
                <text:p>0.903976</text:p>
              </table:table-cell>
              <table:table-cell office:value-type="float" office:value="0.907747">
                <text:p>0.907747</text:p>
              </table:table-cell>
              <table:table-cell office:value-type="float" office:value="0.920821">
                <text:p>0.9208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8049">
                <text:p>0.8480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77076">
                <text:p>0.577076</text:p>
              </table:table-cell>
              <table:table-cell office:value-type="float" office:value="0.763459">
                <text:p>0.763459</text:p>
              </table:table-cell>
              <table:table-cell office:value-type="float" office:value="0.821636">
                <text:p>0.821636</text:p>
              </table:table-cell>
              <table:table-cell office:value-type="float" office:value="0.854869">
                <text:p>0.854869</text:p>
              </table:table-cell>
              <table:table-cell office:value-type="float" office:value="0.876293">
                <text:p>0.876293</text:p>
              </table:table-cell>
              <table:table-cell office:value-type="float" office:value="0.886392">
                <text:p>0.886392</text:p>
              </table:table-cell>
              <table:table-cell office:value-type="float" office:value="0.904617">
                <text:p>0.904617</text:p>
              </table:table-cell>
              <table:table-cell office:value-type="float" office:value="0.908308">
                <text:p>0.908308</text:p>
              </table:table-cell>
              <table:table-cell office:value-type="float" office:value="0.921473">
                <text:p>0.92147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4484">
                <text:p>0.84448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66168">
                <text:p>0.566168</text:p>
              </table:table-cell>
              <table:table-cell office:value-type="float" office:value="0.774261">
                <text:p>0.774261</text:p>
              </table:table-cell>
              <table:table-cell office:value-type="float" office:value="0.828398">
                <text:p>0.828398</text:p>
              </table:table-cell>
              <table:table-cell office:value-type="float" office:value="0.864933">
                <text:p>0.864933</text:p>
              </table:table-cell>
              <table:table-cell office:value-type="float" office:value="0.880486">
                <text:p>0.880486</text:p>
              </table:table-cell>
              <table:table-cell office:value-type="float" office:value="0.887558">
                <text:p>0.887558</text:p>
              </table:table-cell>
              <table:table-cell office:value-type="float" office:value="0.904821">
                <text:p>0.904821</text:p>
              </table:table-cell>
              <table:table-cell office:value-type="float" office:value="0.911061">
                <text:p>0.911061</text:p>
              </table:table-cell>
              <table:table-cell office:value-type="float" office:value="0.924446">
                <text:p>0.92444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7285">
                <text:p>0.84728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80638">
                <text:p>0.680638</text:p>
              </table:table-cell>
              <table:table-cell office:value-type="float" office:value="0.781101">
                <text:p>0.781101</text:p>
              </table:table-cell>
              <table:table-cell office:value-type="float" office:value="0.833721">
                <text:p>0.833721</text:p>
              </table:table-cell>
              <table:table-cell office:value-type="float" office:value="0.873461">
                <text:p>0.873461</text:p>
              </table:table-cell>
              <table:table-cell office:value-type="float" office:value="0.882716">
                <text:p>0.882716</text:p>
              </table:table-cell>
              <table:table-cell office:value-type="float" office:value="0.888235">
                <text:p>0.888235</text:p>
              </table:table-cell>
              <table:table-cell office:value-type="float" office:value="0.906465">
                <text:p>0.906465</text:p>
              </table:table-cell>
              <table:table-cell office:value-type="float" office:value="0.916422">
                <text:p>0.916422</text:p>
              </table:table-cell>
              <table:table-cell office:value-type="float" office:value="0.927418">
                <text:p>0.92741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209">
                <text:p>0.8620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35207">
                <text:p>0.635207</text:p>
              </table:table-cell>
              <table:table-cell office:value-type="float" office:value="0.786371">
                <text:p>0.786371</text:p>
              </table:table-cell>
              <table:table-cell office:value-type="float" office:value="0.828563">
                <text:p>0.828563</text:p>
              </table:table-cell>
              <table:table-cell office:value-type="float" office:value="0.869463">
                <text:p>0.869463</text:p>
              </table:table-cell>
              <table:table-cell office:value-type="float" office:value="0.881526">
                <text:p>0.881526</text:p>
              </table:table-cell>
              <table:table-cell office:value-type="float" office:value="0.888292">
                <text:p>0.888292</text:p>
              </table:table-cell>
              <table:table-cell office:value-type="float" office:value="0.906806">
                <text:p>0.906806</text:p>
              </table:table-cell>
              <table:table-cell office:value-type="float" office:value="0.917401">
                <text:p>0.917401</text:p>
              </table:table-cell>
              <table:table-cell office:value-type="float" office:value="0.927749">
                <text:p>0.92774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721">
                <text:p>0.8572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94556">
                <text:p>0.694556</text:p>
              </table:table-cell>
              <table:table-cell office:value-type="float" office:value="0.792445">
                <text:p>0.792445</text:p>
              </table:table-cell>
              <table:table-cell office:value-type="float" office:value="0.846185">
                <text:p>0.846185</text:p>
              </table:table-cell>
              <table:table-cell office:value-type="float" office:value="0.877977">
                <text:p>0.877977</text:p>
              </table:table-cell>
              <table:table-cell office:value-type="float" office:value="0.883711">
                <text:p>0.883711</text:p>
              </table:table-cell>
              <table:table-cell office:value-type="float" office:value="0.897958">
                <text:p>0.897958</text:p>
              </table:table-cell>
              <table:table-cell office:value-type="float" office:value="0.911296">
                <text:p>0.911296</text:p>
              </table:table-cell>
              <table:table-cell office:value-type="float" office:value="0.919821">
                <text:p>0.9198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8539">
                <text:p>0.86853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2063">
                <text:p>0.72063</text:p>
              </table:table-cell>
              <table:table-cell office:value-type="float" office:value="0.790942">
                <text:p>0.790942</text:p>
              </table:table-cell>
              <table:table-cell office:value-type="float" office:value="0.851446">
                <text:p>0.851446</text:p>
              </table:table-cell>
              <table:table-cell office:value-type="float" office:value="0.878814">
                <text:p>0.878814</text:p>
              </table:table-cell>
              <table:table-cell office:value-type="float" office:value="0.883571">
                <text:p>0.883571</text:p>
              </table:table-cell>
              <table:table-cell office:value-type="float" office:value="0.90039">
                <text:p>0.90039</text:p>
              </table:table-cell>
              <table:table-cell office:value-type="float" office:value="0.910826">
                <text:p>0.910826</text:p>
              </table:table-cell>
              <table:table-cell office:value-type="float" office:value="0.919491">
                <text:p>0.91949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1755">
                <text:p>0.87175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46153">
                <text:p>0.646153</text:p>
              </table:table-cell>
              <table:table-cell office:value-type="float" office:value="0.798265">
                <text:p>0.798265</text:p>
              </table:table-cell>
              <table:table-cell office:value-type="float" office:value="0.865652">
                <text:p>0.865652</text:p>
              </table:table-cell>
              <table:table-cell office:value-type="float" office:value="0.881921">
                <text:p>0.881921</text:p>
              </table:table-cell>
              <table:table-cell office:value-type="float" office:value="0.885027">
                <text:p>0.885027</text:p>
              </table:table-cell>
              <table:table-cell office:value-type="float" office:value="0.904152">
                <text:p>0.904152</text:p>
              </table:table-cell>
              <table:table-cell office:value-type="float" office:value="0.913852">
                <text:p>0.913852</text:p>
              </table:table-cell>
              <table:table-cell office:value-type="float" office:value="0.919161">
                <text:p>0.919161</text:p>
              </table:table-cell>
              <table:table-cell office:value-type="float" office:value="0.930061">
                <text:p>0.93006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7497">
                <text:p>0.8674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87995">
                <text:p>0.687995</text:p>
              </table:table-cell>
              <table:table-cell office:value-type="float" office:value="0.790314">
                <text:p>0.790314</text:p>
              </table:table-cell>
              <table:table-cell office:value-type="float" office:value="0.847628">
                <text:p>0.847628</text:p>
              </table:table-cell>
              <table:table-cell office:value-type="float" office:value="0.87582">
                <text:p>0.87582</text:p>
              </table:table-cell>
              <table:table-cell office:value-type="float" office:value="0.88289">
                <text:p>0.88289</text:p>
              </table:table-cell>
              <table:table-cell office:value-type="float" office:value="0.895471">
                <text:p>0.895471</text:p>
              </table:table-cell>
              <table:table-cell office:value-type="float" office:value="0.910591">
                <text:p>0.910591</text:p>
              </table:table-cell>
              <table:table-cell office:value-type="float" office:value="0.919161">
                <text:p>0.919161</text:p>
              </table:table-cell>
              <table:table-cell office:value-type="float" office:value="0.930391">
                <text:p>0.93039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7098">
                <text:p>0.86709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11666">
                <text:p>0.611666</text:p>
              </table:table-cell>
              <table:table-cell office:value-type="float" office:value="0.786925">
                <text:p>0.786925</text:p>
              </table:table-cell>
              <table:table-cell office:value-type="float" office:value="0.840451">
                <text:p>0.840451</text:p>
              </table:table-cell>
              <table:table-cell office:value-type="float" office:value="0.876425">
                <text:p>0.876425</text:p>
              </table:table-cell>
              <table:table-cell office:value-type="float" office:value="0.882786">
                <text:p>0.882786</text:p>
              </table:table-cell>
              <table:table-cell office:value-type="float" office:value="0.896692">
                <text:p>0.896692</text:p>
              </table:table-cell>
              <table:table-cell office:value-type="float" office:value="0.910409">
                <text:p>0.910409</text:p>
              </table:table-cell>
              <table:table-cell office:value-type="float" office:value="0.919161">
                <text:p>0.919161</text:p>
              </table:table-cell>
              <table:table-cell office:value-type="float" office:value="0.92973">
                <text:p>0.9297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8497">
                <text:p>0.85849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10262">
                <text:p>0.510262</text:p>
              </table:table-cell>
              <table:table-cell office:value-type="float" office:value="0.775756">
                <text:p>0.775756</text:p>
              </table:table-cell>
              <table:table-cell office:value-type="float" office:value="0.823261">
                <text:p>0.823261</text:p>
              </table:table-cell>
              <table:table-cell office:value-type="float" office:value="0.876332">
                <text:p>0.876332</text:p>
              </table:table-cell>
              <table:table-cell office:value-type="float" office:value="0.88289">
                <text:p>0.88289</text:p>
              </table:table-cell>
              <table:table-cell office:value-type="float" office:value="0.899408">
                <text:p>0.899408</text:p>
              </table:table-cell>
              <table:table-cell office:value-type="float" office:value="0.912873">
                <text:p>0.912873</text:p>
              </table:table-cell>
              <table:table-cell office:value-type="float" office:value="0.922464">
                <text:p>0.92246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6469">
                <text:p>0.8464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7083">
                <text:p>0.37083</text:p>
              </table:table-cell>
              <table:table-cell office:value-type="float" office:value="0.757772">
                <text:p>0.757772</text:p>
              </table:table-cell>
              <table:table-cell office:value-type="float" office:value="0.796192">
                <text:p>0.796192</text:p>
              </table:table-cell>
              <table:table-cell office:value-type="float" office:value="0.852368">
                <text:p>0.852368</text:p>
              </table:table-cell>
              <table:table-cell office:value-type="float" office:value="0.882751">
                <text:p>0.882751</text:p>
              </table:table-cell>
              <table:table-cell office:value-type="float" office:value="0.898761">
                <text:p>0.898761</text:p>
              </table:table-cell>
              <table:table-cell office:value-type="float" office:value="0.913852">
                <text:p>0.913852</text:p>
              </table:table-cell>
              <table:table-cell office:value-type="float" office:value="0.927418">
                <text:p>0.92741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26139">
                <text:p>0.82613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65179">
                <text:p>0.565179</text:p>
              </table:table-cell>
              <table:table-cell office:value-type="float" office:value="0.772022">
                <text:p>0.772022</text:p>
              </table:table-cell>
              <table:table-cell office:value-type="float" office:value="0.810397">
                <text:p>0.810397</text:p>
              </table:table-cell>
              <table:table-cell office:value-type="float" office:value="0.87542">
                <text:p>0.87542</text:p>
              </table:table-cell>
              <table:table-cell office:value-type="float" office:value="0.885889">
                <text:p>0.885889</text:p>
              </table:table-cell>
              <table:table-cell office:value-type="float" office:value="0.907747">
                <text:p>0.907747</text:p>
              </table:table-cell>
              <table:table-cell office:value-type="float" office:value="0.918326">
                <text:p>0.918326</text:p>
              </table:table-cell>
              <table:table-cell office:value-type="float" office:value="0.92973">
                <text:p>0.9297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2615">
                <text:p>0.85261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92967">
                <text:p>0.492967</text:p>
              </table:table-cell>
              <table:table-cell office:value-type="float" office:value="0.765887">
                <text:p>0.765887</text:p>
              </table:table-cell>
              <table:table-cell office:value-type="float" office:value="0.795563">
                <text:p>0.795563</text:p>
              </table:table-cell>
              <table:table-cell office:value-type="float" office:value="0.855332">
                <text:p>0.855332</text:p>
              </table:table-cell>
              <table:table-cell office:value-type="float" office:value="0.885859">
                <text:p>0.885859</text:p>
              </table:table-cell>
              <table:table-cell office:value-type="float" office:value="0.907442">
                <text:p>0.907442</text:p>
              </table:table-cell>
              <table:table-cell office:value-type="float" office:value="0.913435">
                <text:p>0.913435</text:p>
              </table:table-cell>
              <table:table-cell office:value-type="float" office:value="0.926097">
                <text:p>0.92609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0402">
                <text:p>0.84040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56598">
                <text:p>0.356598</text:p>
              </table:table-cell>
              <table:table-cell office:value-type="float" office:value="0.728811">
                <text:p>0.728811</text:p>
              </table:table-cell>
              <table:table-cell office:value-type="float" office:value="0.792852">
                <text:p>0.792852</text:p>
              </table:table-cell>
              <table:table-cell office:value-type="float" office:value="0.867035">
                <text:p>0.867035</text:p>
              </table:table-cell>
              <table:table-cell office:value-type="float" office:value="0.884601">
                <text:p>0.884601</text:p>
              </table:table-cell>
              <table:table-cell office:value-type="float" office:value="0.907099">
                <text:p>0.907099</text:p>
              </table:table-cell>
              <table:table-cell office:value-type="float" office:value="0.911387">
                <text:p>0.911387</text:p>
              </table:table-cell>
              <table:table-cell office:value-type="float" office:value="0.922464">
                <text:p>0.92246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23229">
                <text:p>0.8232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423621">
                <text:p>0.423621</text:p>
              </table:table-cell>
              <table:table-cell office:value-type="float" office:value="0.708635">
                <text:p>0.708635</text:p>
              </table:table-cell>
              <table:table-cell office:value-type="float" office:value="0.785794">
                <text:p>0.785794</text:p>
              </table:table-cell>
              <table:table-cell office:value-type="float" office:value="0.848778">
                <text:p>0.848778</text:p>
              </table:table-cell>
              <table:table-cell office:value-type="float" office:value="0.886192">
                <text:p>0.886192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3">
                <text:p>0.9153</text:p>
              </table:table-cell>
              <table:table-cell office:value-type="float" office:value="0.923124">
                <text:p>0.92312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26063">
                <text:p>0.82606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61651">
                <text:p>0.461651</text:p>
              </table:table-cell>
              <table:table-cell office:value-type="float" office:value="0.762982">
                <text:p>0.762982</text:p>
              </table:table-cell>
              <table:table-cell office:value-type="float" office:value="0.841165">
                <text:p>0.841165</text:p>
              </table:table-cell>
              <table:table-cell office:value-type="float" office:value="0.883063">
                <text:p>0.883063</text:p>
              </table:table-cell>
              <table:table-cell office:value-type="float" office:value="0.906781">
                <text:p>0.906781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262">
                <text:p>0.915262</text:p>
              </table:table-cell>
              <table:table-cell office:value-type="float" office:value="0.923785">
                <text:p>0.9237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6388">
                <text:p>0.84638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10669">
                <text:p>0.510669</text:p>
              </table:table-cell>
              <table:table-cell office:value-type="float" office:value="0.778027">
                <text:p>0.778027</text:p>
              </table:table-cell>
              <table:table-cell office:value-type="float" office:value="0.856492">
                <text:p>0.856492</text:p>
              </table:table-cell>
              <table:table-cell office:value-type="float" office:value="0.887812">
                <text:p>0.88781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808">
                <text:p>0.915808</text:p>
              </table:table-cell>
              <table:table-cell office:value-type="float" office:value="0.923785">
                <text:p>0.9237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4953">
                <text:p>0.85495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33771">
                <text:p>0.633771</text:p>
              </table:table-cell>
              <table:table-cell office:value-type="float" office:value="0.793075">
                <text:p>0.793075</text:p>
              </table:table-cell>
              <table:table-cell office:value-type="float" office:value="0.86311">
                <text:p>0.86311</text:p>
              </table:table-cell>
              <table:table-cell office:value-type="float" office:value="0.893426">
                <text:p>0.89342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247">
                <text:p>0.915247</text:p>
              </table:table-cell>
              <table:table-cell office:value-type="float" office:value="0.924776">
                <text:p>0.92477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0034">
                <text:p>0.87003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67484">
                <text:p>0.667484</text:p>
              </table:table-cell>
              <table:table-cell office:value-type="float" office:value="0.798304">
                <text:p>0.798304</text:p>
              </table:table-cell>
              <table:table-cell office:value-type="float" office:value="0.874874">
                <text:p>0.874874</text:p>
              </table:table-cell>
              <table:table-cell office:value-type="float" office:value="0.901069">
                <text:p>0.90106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051">
                <text:p>0.909051</text:p>
              </table:table-cell>
              <table:table-cell office:value-type="float" office:value="0.919161">
                <text:p>0.919161</text:p>
              </table:table-cell>
              <table:table-cell office:value-type="float" office:value="0.927749">
                <text:p>0.92774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6688">
                <text:p>0.87668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18996">
                <text:p>0.618996</text:p>
              </table:table-cell>
              <table:table-cell office:value-type="float" office:value="0.82339">
                <text:p>0.82339</text:p>
              </table:table-cell>
              <table:table-cell office:value-type="float" office:value="0.880041">
                <text:p>0.880041</text:p>
              </table:table-cell>
              <table:table-cell office:value-type="float" office:value="0.902771">
                <text:p>0.90277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247">
                <text:p>0.915247</text:p>
              </table:table-cell>
              <table:table-cell office:value-type="float" office:value="0.922794">
                <text:p>0.92279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4017">
                <text:p>0.8740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72547">
                <text:p>0.572547</text:p>
              </table:table-cell>
              <table:table-cell office:value-type="float" office:value="0.836685">
                <text:p>0.836685</text:p>
              </table:table-cell>
              <table:table-cell office:value-type="float" office:value="0.886391">
                <text:p>0.88639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703">
                <text:p>0.909703</text:p>
              </table:table-cell>
              <table:table-cell office:value-type="float" office:value="0.919161">
                <text:p>0.919161</text:p>
              </table:table-cell>
              <table:table-cell office:value-type="float" office:value="0.925095">
                <text:p>0.92509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2652">
                <text:p>0.87265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67165">
                <text:p>0.567165</text:p>
              </table:table-cell>
              <table:table-cell office:value-type="float" office:value="0.842992">
                <text:p>0.842992</text:p>
              </table:table-cell>
              <table:table-cell office:value-type="float" office:value="0.893723">
                <text:p>0.89372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384">
                <text:p>0.909384</text:p>
              </table:table-cell>
              <table:table-cell office:value-type="float" office:value="0.919161">
                <text:p>0.919161</text:p>
              </table:table-cell>
              <table:table-cell office:value-type="float" office:value="0.923443">
                <text:p>0.92344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328">
                <text:p>0.8732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478934">
                <text:p>0.478934</text:p>
              </table:table-cell>
              <table:table-cell office:value-type="float" office:value="0.843589">
                <text:p>0.843589</text:p>
              </table:table-cell>
              <table:table-cell office:value-type="float" office:value="0.886158">
                <text:p>0.886158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269">
                <text:p>0.914269</text:p>
              </table:table-cell>
              <table:table-cell office:value-type="float" office:value="0.920459">
                <text:p>0.92045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2809">
                <text:p>0.86280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481341">
                <text:p>0.481341</text:p>
              </table:table-cell>
              <table:table-cell office:value-type="float" office:value="0.819068">
                <text:p>0.819068</text:p>
              </table:table-cell>
              <table:table-cell office:value-type="float" office:value="0.882113">
                <text:p>0.882113</text:p>
              </table:table-cell>
              <table:table-cell office:value-type="float" office:value="0.896714">
                <text:p>0.89671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34">
                <text:p>0.91134</text:p>
              </table:table-cell>
              <table:table-cell office:value-type="float" office:value="0.919161">
                <text:p>0.919161</text:p>
              </table:table-cell>
              <table:table-cell office:value-type="float" office:value="0.927737">
                <text:p>0.92773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8369">
                <text:p>0.85836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447279">
                <text:p>0.447279</text:p>
              </table:table-cell>
              <table:table-cell office:value-type="float" office:value="0.835036">
                <text:p>0.835036</text:p>
              </table:table-cell>
              <table:table-cell office:value-type="float" office:value="0.882925">
                <text:p>0.882925</text:p>
              </table:table-cell>
              <table:table-cell office:value-type="float" office:value="0.88776">
                <text:p>0.8877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722">
                <text:p>0.909722</text:p>
              </table:table-cell>
              <table:table-cell office:value-type="float" office:value="0.919161">
                <text:p>0.919161</text:p>
              </table:table-cell>
              <table:table-cell office:value-type="float" office:value="0.928409">
                <text:p>0.92840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5651">
                <text:p>0.85565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446434">
                <text:p>0.446434</text:p>
              </table:table-cell>
              <table:table-cell office:value-type="float" office:value="0.818831">
                <text:p>0.818831</text:p>
              </table:table-cell>
              <table:table-cell office:value-type="float" office:value="0.880671">
                <text:p>0.880671</text:p>
              </table:table-cell>
              <table:table-cell office:value-type="float" office:value="0.888186">
                <text:p>0.88818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377">
                <text:p>0.909377</text:p>
              </table:table-cell>
              <table:table-cell office:value-type="float" office:value="0.920152">
                <text:p>0.92015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4059">
                <text:p>0.85405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473825">
                <text:p>0.473825</text:p>
              </table:table-cell>
              <table:table-cell office:value-type="float" office:value="0.781579">
                <text:p>0.781579</text:p>
              </table:table-cell>
              <table:table-cell office:value-type="float" office:value="0.870058">
                <text:p>0.870058</text:p>
              </table:table-cell>
              <table:table-cell office:value-type="float" office:value="0.895745">
                <text:p>0.89574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334">
                <text:p>0.911334</text:p>
              </table:table-cell>
              <table:table-cell office:value-type="float" office:value="0.919491">
                <text:p>0.91949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2897">
                <text:p>0.85289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17246">
                <text:p>0.617246</text:p>
              </table:table-cell>
              <table:table-cell office:value-type="float" office:value="0.798142">
                <text:p>0.798142</text:p>
              </table:table-cell>
              <table:table-cell office:value-type="float" office:value="0.872509">
                <text:p>0.872509</text:p>
              </table:table-cell>
              <table:table-cell office:value-type="float" office:value="0.900242">
                <text:p>0.90024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204">
                <text:p>0.917204</text:p>
              </table:table-cell>
              <table:table-cell office:value-type="float" office:value="0.927749">
                <text:p>0.92774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1003">
                <text:p>0.87100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33183">
                <text:p>0.533183</text:p>
              </table:table-cell>
              <table:table-cell office:value-type="float" office:value="0.811516">
                <text:p>0.811516</text:p>
              </table:table-cell>
              <table:table-cell office:value-type="float" office:value="0.880325">
                <text:p>0.880325</text:p>
              </table:table-cell>
              <table:table-cell office:value-type="float" office:value="0.904715">
                <text:p>0.90471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927">
                <text:p>0.914927</text:p>
              </table:table-cell>
              <table:table-cell office:value-type="float" office:value="0.927437">
                <text:p>0.92743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4904">
                <text:p>0.86490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33361">
                <text:p>0.633361</text:p>
              </table:table-cell>
              <table:table-cell office:value-type="float" office:value="0.809282">
                <text:p>0.809282</text:p>
              </table:table-cell>
              <table:table-cell office:value-type="float" office:value="0.876972">
                <text:p>0.876972</text:p>
              </table:table-cell>
              <table:table-cell office:value-type="float" office:value="0.900818">
                <text:p>0.900818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275">
                <text:p>0.914275</text:p>
              </table:table-cell>
              <table:table-cell office:value-type="float" office:value="0.923804">
                <text:p>0.92380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3545">
                <text:p>0.8735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15064">
                <text:p>0.615064</text:p>
              </table:table-cell>
              <table:table-cell office:value-type="float" office:value="0.836459">
                <text:p>0.836459</text:p>
              </table:table-cell>
              <table:table-cell office:value-type="float" office:value="0.88442">
                <text:p>0.8844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536">
                <text:p>0.917536</text:p>
              </table:table-cell>
              <table:table-cell office:value-type="float" office:value="0.926777">
                <text:p>0.92677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6494">
                <text:p>0.87649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23634">
                <text:p>0.623634</text:p>
              </table:table-cell>
              <table:table-cell office:value-type="float" office:value="0.844961">
                <text:p>0.844961</text:p>
              </table:table-cell>
              <table:table-cell office:value-type="float" office:value="0.887772">
                <text:p>0.88777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71">
                <text:p>0.90971</text:p>
              </table:table-cell>
              <table:table-cell office:value-type="float" office:value="0.919161">
                <text:p>0.91916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929">
                <text:p>0.8792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6583">
                <text:p>0.66583</text:p>
              </table:table-cell>
              <table:table-cell office:value-type="float" office:value="0.864574">
                <text:p>0.864574</text:p>
              </table:table-cell>
              <table:table-cell office:value-type="float" office:value="0.902421">
                <text:p>0.90242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275">
                <text:p>0.914275</text:p>
              </table:table-cell>
              <table:table-cell office:value-type="float" office:value="0.921473">
                <text:p>0.92147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7623">
                <text:p>0.88762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705989">
                <text:p>0.705989</text:p>
              </table:table-cell>
              <table:table-cell office:value-type="float" office:value="0.881803">
                <text:p>0.881803</text:p>
              </table:table-cell>
              <table:table-cell office:value-type="float" office:value="0.907439">
                <text:p>0.90743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8729">
                <text:p>0.918729</text:p>
              </table:table-cell>
              <table:table-cell office:value-type="float" office:value="0.927088">
                <text:p>0.92708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4871">
                <text:p>0.89487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74191">
                <text:p>0.574191</text:p>
              </table:table-cell>
              <table:table-cell office:value-type="float" office:value="0.877099">
                <text:p>0.87709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8934">
                <text:p>0.918934</text:p>
              </table:table-cell>
              <table:table-cell office:value-type="float" office:value="0.927796">
                <text:p>0.92779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1342">
                <text:p>0.88134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24723">
                <text:p>0.624723</text:p>
              </table:table-cell>
              <table:table-cell office:value-type="float" office:value="0.87298">
                <text:p>0.87298</text:p>
              </table:table-cell>
              <table:table-cell office:value-type="float" office:value="0.905775">
                <text:p>0.90577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856">
                <text:p>0.917856</text:p>
              </table:table-cell>
              <table:table-cell office:value-type="float" office:value="0.930089">
                <text:p>0.93008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5908">
                <text:p>0.8859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99423">
                <text:p>0.599423</text:p>
              </table:table-cell>
              <table:table-cell office:value-type="float" office:value="0.862733">
                <text:p>0.862733</text:p>
              </table:table-cell>
              <table:table-cell office:value-type="float" office:value="0.904703">
                <text:p>0.90470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8399">
                <text:p>0.908399</text:p>
              </table:table-cell>
              <table:table-cell office:value-type="float" office:value="0.921171">
                <text:p>0.92117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2706">
                <text:p>0.88270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516674">
                <text:p>0.516674</text:p>
              </table:table-cell>
              <table:table-cell office:value-type="float" office:value="0.855645">
                <text:p>0.855645</text:p>
              </table:table-cell>
              <table:table-cell office:value-type="float" office:value="0.902411">
                <text:p>0.90241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8722">
                <text:p>0.908722</text:p>
              </table:table-cell>
              <table:table-cell office:value-type="float" office:value="0.921602">
                <text:p>0.92160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3569">
                <text:p>0.87356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549404">
                <text:p>0.549404</text:p>
              </table:table-cell>
              <table:table-cell office:value-type="float" office:value="0.880023">
                <text:p>0.880023</text:p>
              </table:table-cell>
              <table:table-cell office:value-type="float" office:value="0.903696">
                <text:p>0.90369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051">
                <text:p>0.909051</text:p>
              </table:table-cell>
              <table:table-cell office:value-type="float" office:value="0.920941">
                <text:p>0.92094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9375">
                <text:p>0.87937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62576">
                <text:p>0.662576</text:p>
              </table:table-cell>
              <table:table-cell office:value-type="float" office:value="0.881723">
                <text:p>0.881723</text:p>
              </table:table-cell>
              <table:table-cell office:value-type="float" office:value="0.907387">
                <text:p>0.90738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986">
                <text:p>0.911986</text:p>
              </table:table-cell>
              <table:table-cell office:value-type="float" office:value="0.921831">
                <text:p>0.92183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1614">
                <text:p>0.8916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64813">
                <text:p>0.764813</text:p>
              </table:table-cell>
              <table:table-cell office:value-type="float" office:value="0.893518">
                <text:p>0.893518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158">
                <text:p>0.917158</text:p>
              </table:table-cell>
              <table:table-cell office:value-type="float" office:value="0.927796">
                <text:p>0.92779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966">
                <text:p>0.930966</text:p>
              </table:table-cell>
              <table:table-cell office:value-type="float" office:value="0.939288">
                <text:p>0.939288</text:p>
              </table:table-cell>
              <table:table-cell office:value-type="float" office:value="0.904191">
                <text:p>0.90419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11163">
                <text:p>0.711163</text:p>
              </table:table-cell>
              <table:table-cell office:value-type="float" office:value="0.891408">
                <text:p>0.891408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3758">
                <text:p>0.913758</text:p>
              </table:table-cell>
              <table:table-cell office:value-type="float" office:value="0.924345">
                <text:p>0.92434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966">
                <text:p>0.930966</text:p>
              </table:table-cell>
              <table:table-cell office:value-type="float" office:value="0.939288">
                <text:p>0.939288</text:p>
              </table:table-cell>
              <table:table-cell office:value-type="float" office:value="0.89793">
                <text:p>0.8979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83141">
                <text:p>0.683141</text:p>
              </table:table-cell>
              <table:table-cell office:value-type="float" office:value="0.894364">
                <text:p>0.89436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693">
                <text:p>0.916693</text:p>
              </table:table-cell>
              <table:table-cell office:value-type="float" office:value="0.930178">
                <text:p>0.93017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6276">
                <text:p>0.89627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63001">
                <text:p>0.563001</text:p>
              </table:table-cell>
              <table:table-cell office:value-type="float" office:value="0.884878">
                <text:p>0.884878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388">
                <text:p>0.915388</text:p>
              </table:table-cell>
              <table:table-cell office:value-type="float" office:value="0.924661">
                <text:p>0.92466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2631">
                <text:p>0.88263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99955">
                <text:p>0.699955</text:p>
              </table:table-cell>
              <table:table-cell office:value-type="float" office:value="0.89503">
                <text:p>0.8950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932">
                <text:p>0.917932</text:p>
              </table:table-cell>
              <table:table-cell office:value-type="float" office:value="0.928405">
                <text:p>0.92840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797">
                <text:p>0.8979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8359">
                <text:p>0.68359</text:p>
              </table:table-cell>
              <table:table-cell office:value-type="float" office:value="0.893469">
                <text:p>0.89346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067">
                <text:p>0.916067</text:p>
              </table:table-cell>
              <table:table-cell office:value-type="float" office:value="0.924994">
                <text:p>0.92499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565">
                <text:p>0.8956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510267">
                <text:p>0.510267</text:p>
              </table:table-cell>
              <table:table-cell office:value-type="float" office:value="0.887804">
                <text:p>0.88780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806">
                <text:p>0.912806</text:p>
              </table:table-cell>
              <table:table-cell office:value-type="float" office:value="0.919161">
                <text:p>0.919161</text:p>
              </table:table-cell>
              <table:table-cell office:value-type="float" office:value="0.929058">
                <text:p>0.92905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6675">
                <text:p>0.87667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420098">
                <text:p>0.420098</text:p>
              </table:table-cell>
              <table:table-cell office:value-type="float" office:value="0.886579">
                <text:p>0.88657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265">
                <text:p>0.909265</text:p>
              </table:table-cell>
              <table:table-cell office:value-type="float" office:value="0.919161">
                <text:p>0.919161</text:p>
              </table:table-cell>
              <table:table-cell office:value-type="float" office:value="0.925425">
                <text:p>0.92542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6819">
                <text:p>0.86681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116">
                <text:p>0.6116</text:p>
              </table:table-cell>
              <table:table-cell office:value-type="float" office:value="0.893942">
                <text:p>0.89394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051">
                <text:p>0.909051</text:p>
              </table:table-cell>
              <table:table-cell office:value-type="float" office:value="0.919161">
                <text:p>0.919161</text:p>
              </table:table-cell>
              <table:table-cell office:value-type="float" office:value="0.927749">
                <text:p>0.92774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6916">
                <text:p>0.8869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83524">
                <text:p>0.583524</text:p>
              </table:table-cell>
              <table:table-cell office:value-type="float" office:value="0.882079">
                <text:p>0.882079</text:p>
              </table:table-cell>
              <table:table-cell office:value-type="float" office:value="0.907623">
                <text:p>0.90762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8353">
                <text:p>0.908353</text:p>
              </table:table-cell>
              <table:table-cell office:value-type="float" office:value="0.919161">
                <text:p>0.919161</text:p>
              </table:table-cell>
              <table:table-cell office:value-type="float" office:value="0.924772">
                <text:p>0.92477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2542">
                <text:p>0.88254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69285">
                <text:p>0.369285</text:p>
              </table:table-cell>
              <table:table-cell office:value-type="float" office:value="0.799427">
                <text:p>0.799427</text:p>
              </table:table-cell>
              <table:table-cell office:value-type="float" office:value="0.906331">
                <text:p>0.906331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334">
                <text:p>0.911334</text:p>
              </table:table-cell>
              <table:table-cell office:value-type="float" office:value="0.920028">
                <text:p>0.92002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3704">
                <text:p>0.85370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424877">
                <text:p>0.424877</text:p>
              </table:table-cell>
              <table:table-cell office:value-type="float" office:value="0.825017">
                <text:p>0.82501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558">
                <text:p>0.916558</text:p>
              </table:table-cell>
              <table:table-cell office:value-type="float" office:value="0.925985">
                <text:p>0.9259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3082">
                <text:p>0.86308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40553">
                <text:p>0.40553</text:p>
              </table:table-cell>
              <table:table-cell office:value-type="float" office:value="0.808672">
                <text:p>0.80867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98">
                <text:p>0.91098</text:p>
              </table:table-cell>
              <table:table-cell office:value-type="float" office:value="0.925425">
                <text:p>0.92542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8899">
                <text:p>0.8588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330973">
                <text:p>0.330973</text:p>
              </table:table-cell>
              <table:table-cell office:value-type="float" office:value="0.77236">
                <text:p>0.7723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002">
                <text:p>0.910002</text:p>
              </table:table-cell>
              <table:table-cell office:value-type="float" office:value="0.926398">
                <text:p>0.92639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7811">
                <text:p>0.84781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450373">
                <text:p>0.450373</text:p>
              </table:table-cell>
              <table:table-cell office:value-type="float" office:value="0.850223">
                <text:p>0.85022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632">
                <text:p>0.911632</text:p>
              </table:table-cell>
              <table:table-cell office:value-type="float" office:value="0.927708">
                <text:p>0.92770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7832">
                <text:p>0.86783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445105">
                <text:p>0.445105</text:p>
              </table:table-cell>
              <table:table-cell office:value-type="float" office:value="0.790197">
                <text:p>0.790197</text:p>
              </table:table-cell>
              <table:table-cell office:value-type="float" office:value="0.90764">
                <text:p>0.9076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8092">
                <text:p>0.908092</text:p>
              </table:table-cell>
              <table:table-cell office:value-type="float" office:value="0.923716">
                <text:p>0.92371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0538">
                <text:p>0.86053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51835">
                <text:p>0.351835</text:p>
              </table:table-cell>
              <table:table-cell office:value-type="float" office:value="0.732988">
                <text:p>0.732988</text:p>
              </table:table-cell>
              <table:table-cell office:value-type="float" office:value="0.905994">
                <text:p>0.90599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8679">
                <text:p>0.908679</text:p>
              </table:table-cell>
              <table:table-cell office:value-type="float" office:value="0.924307">
                <text:p>0.92430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45444">
                <text:p>0.84544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418722">
                <text:p>0.418722</text:p>
              </table:table-cell>
              <table:table-cell office:value-type="float" office:value="0.852695">
                <text:p>0.85269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929">
                <text:p>0.912929</text:p>
              </table:table-cell>
              <table:table-cell office:value-type="float" office:value="0.929597">
                <text:p>0.92959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5232">
                <text:p>0.86523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450788">
                <text:p>0.450788</text:p>
              </table:table-cell>
              <table:table-cell office:value-type="float" office:value="0.882822">
                <text:p>0.88282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657">
                <text:p>0.909657</text:p>
              </table:table-cell>
              <table:table-cell office:value-type="float" office:value="0.92729">
                <text:p>0.9272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0894">
                <text:p>0.87089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06237">
                <text:p>0.406237</text:p>
              </table:table-cell>
              <table:table-cell office:value-type="float" office:value="0.874811">
                <text:p>0.87481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687">
                <text:p>0.910687</text:p>
              </table:table-cell>
              <table:table-cell office:value-type="float" office:value="0.929535">
                <text:p>0.92953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5965">
                <text:p>0.8659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40645">
                <text:p>0.440645</text:p>
              </table:table-cell>
              <table:table-cell office:value-type="float" office:value="0.87091">
                <text:p>0.8709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9763">
                <text:p>0.91976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0042">
                <text:p>0.87004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540173">
                <text:p>0.540173</text:p>
              </table:table-cell>
              <table:table-cell office:value-type="float" office:value="0.896337">
                <text:p>0.89633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515">
                <text:p>0.91751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2313">
                <text:p>0.88231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25202">
                <text:p>0.625202</text:p>
              </table:table-cell>
              <table:table-cell office:value-type="float" office:value="0.900721">
                <text:p>0.90072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703">
                <text:p>0.909703</text:p>
              </table:table-cell>
              <table:table-cell office:value-type="float" office:value="0.930235">
                <text:p>0.93023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0424">
                <text:p>0.89042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85451">
                <text:p>0.585451</text:p>
              </table:table-cell>
              <table:table-cell office:value-type="float" office:value="0.890756">
                <text:p>0.89075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286">
                <text:p>0.909286</text:p>
              </table:table-cell>
              <table:table-cell office:value-type="float" office:value="0.92962">
                <text:p>0.9296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5349">
                <text:p>0.88534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946">
                <text:p>0.4946</text:p>
              </table:table-cell>
              <table:table-cell office:value-type="float" office:value="0.886451">
                <text:p>0.88645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03">
                <text:p>0.91003</text:p>
              </table:table-cell>
              <table:table-cell office:value-type="float" office:value="0.930336">
                <text:p>0.93033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598">
                <text:p>0.8759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17575">
                <text:p>0.517575</text:p>
              </table:table-cell>
              <table:table-cell office:value-type="float" office:value="0.896421">
                <text:p>0.89642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294">
                <text:p>0.91129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9439">
                <text:p>0.87943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22905">
                <text:p>0.522905</text:p>
              </table:table-cell>
              <table:table-cell office:value-type="float" office:value="0.897677">
                <text:p>0.89767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834">
                <text:p>0.911834</text:p>
              </table:table-cell>
              <table:table-cell office:value-type="float" office:value="0.930666">
                <text:p>0.93066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0146">
                <text:p>0.88014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55992">
                <text:p>0.455992</text:p>
              </table:table-cell>
              <table:table-cell office:value-type="float" office:value="0.890433">
                <text:p>0.89043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377">
                <text:p>0.90937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249">
                <text:p>0.8724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4262">
                <text:p>0.44262</text:p>
              </table:table-cell>
              <table:table-cell office:value-type="float" office:value="0.893812">
                <text:p>0.89381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9554">
                <text:p>0.91955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2509">
                <text:p>0.87250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11204">
                <text:p>0.611204</text:p>
              </table:table-cell>
              <table:table-cell office:value-type="float" office:value="0.90148">
                <text:p>0.90148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154">
                <text:p>0.9215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0332">
                <text:p>0.89033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304">
                <text:p>0.47304</text:p>
              </table:table-cell>
              <table:table-cell office:value-type="float" office:value="0.893174">
                <text:p>0.89317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661">
                <text:p>0.91566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5098">
                <text:p>0.87509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26963">
                <text:p>0.326963</text:p>
              </table:table-cell>
              <table:table-cell office:value-type="float" office:value="0.874184">
                <text:p>0.87418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3044">
                <text:p>0.91304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58329">
                <text:p>0.85832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56792">
                <text:p>0.356792</text:p>
              </table:table-cell>
              <table:table-cell office:value-type="float" office:value="0.858079">
                <text:p>0.85807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1904">
                <text:p>0.92190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0588">
                <text:p>0.86058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471105">
                <text:p>0.471105</text:p>
              </table:table-cell>
              <table:table-cell office:value-type="float" office:value="0.896473">
                <text:p>0.89647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7779">
                <text:p>0.92777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6446">
                <text:p>0.87644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70267">
                <text:p>0.570267</text:p>
              </table:table-cell>
              <table:table-cell office:value-type="float" office:value="0.907439">
                <text:p>0.907439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04">
                <text:p>0.9100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7982">
                <text:p>0.88798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67869">
                <text:p>0.567869</text:p>
              </table:table-cell>
              <table:table-cell office:value-type="float" office:value="0.902836">
                <text:p>0.90283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8094">
                <text:p>0.92809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679">
                <text:p>0.8867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08972">
                <text:p>0.608972</text:p>
              </table:table-cell>
              <table:table-cell office:value-type="float" office:value="0.907439">
                <text:p>0.90743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2199">
                <text:p>0.92219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0771">
                <text:p>0.89077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94079">
                <text:p>0.69407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359">
                <text:p>0.910359</text:p>
              </table:table-cell>
              <table:table-cell office:value-type="float" office:value="0.930396">
                <text:p>0.93039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0393">
                <text:p>0.90039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803399">
                <text:p>0.80339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265">
                <text:p>0.91526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11849">
                <text:p>0.91184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807779">
                <text:p>0.80777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1193">
                <text:p>0.92119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12879">
                <text:p>0.91287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62964">
                <text:p>0.562964</text:p>
              </table:table-cell>
              <table:table-cell office:value-type="float" office:value="0.907067">
                <text:p>0.90706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662">
                <text:p>0.910662</text:p>
              </table:table-cell>
              <table:table-cell office:value-type="float" office:value="0.926811">
                <text:p>0.92681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6886">
                <text:p>0.88688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30059">
                <text:p>0.530059</text:p>
              </table:table-cell>
              <table:table-cell office:value-type="float" office:value="0.867382">
                <text:p>0.867382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318">
                <text:p>0.911318</text:p>
              </table:table-cell>
              <table:table-cell office:value-type="float" office:value="0.926481">
                <text:p>0.92648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9659">
                <text:p>0.87965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13373">
                <text:p>0.513373</text:p>
              </table:table-cell>
              <table:table-cell office:value-type="float" office:value="0.879518">
                <text:p>0.879518</text:p>
              </table:table-cell>
              <table:table-cell office:value-type="float" office:value="0.907747">
                <text:p>0.907747</text:p>
              </table:table-cell>
              <table:table-cell office:value-type="float" office:value="0.913597">
                <text:p>0.913597</text:p>
              </table:table-cell>
              <table:table-cell office:value-type="float" office:value="0.928798">
                <text:p>0.92879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9664">
                <text:p>0.87966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12092">
                <text:p>0.512092</text:p>
              </table:table-cell>
              <table:table-cell office:value-type="float" office:value="0.898101">
                <text:p>0.898101</text:p>
              </table:table-cell>
              <table:table-cell office:value-type="float" office:value="0.907747">
                <text:p>0.907747</text:p>
              </table:table-cell>
              <table:table-cell office:value-type="float" office:value="0.913961">
                <text:p>0.91396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1623">
                <text:p>0.88162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412348">
                <text:p>0.412348</text:p>
              </table:table-cell>
              <table:table-cell office:value-type="float" office:value="0.889217">
                <text:p>0.88921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3625">
                <text:p>0.91362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0727">
                <text:p>0.87072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439786">
                <text:p>0.439786</text:p>
              </table:table-cell>
              <table:table-cell office:value-type="float" office:value="0.907067">
                <text:p>0.90706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978">
                <text:p>0.91297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5191">
                <text:p>0.87519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20743">
                <text:p>0.52074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341">
                <text:p>0.912341</text:p>
              </table:table-cell>
              <table:table-cell office:value-type="float" office:value="0.930396">
                <text:p>0.93039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3258">
                <text:p>0.88325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434201">
                <text:p>0.434201</text:p>
              </table:table-cell>
              <table:table-cell office:value-type="float" office:value="0.907067">
                <text:p>0.90706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2549">
                <text:p>0.92254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5589">
                <text:p>0.87558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558985">
                <text:p>0.55898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84">
                <text:p>0.907784</text:p>
              </table:table-cell>
              <table:table-cell office:value-type="float" office:value="0.92644">
                <text:p>0.9264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8528">
                <text:p>0.88852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53476">
                <text:p>0.55347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72">
                <text:p>0.907772</text:p>
              </table:table-cell>
              <table:table-cell office:value-type="float" office:value="0.922528">
                <text:p>0.92252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7585">
                <text:p>0.88758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77574">
                <text:p>0.57757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3992">
                <text:p>0.91399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9139">
                <text:p>0.88913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41947">
                <text:p>0.7419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677">
                <text:p>0.91267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5445">
                <text:p>0.90544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732979">
                <text:p>0.73297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1864">
                <text:p>0.92186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5467">
                <text:p>0.90546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81951">
                <text:p>0.68195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914">
                <text:p>0.91791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9969">
                <text:p>0.89996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67334">
                <text:p>0.66733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4168">
                <text:p>0.92416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9132">
                <text:p>0.89913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90556">
                <text:p>0.69055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53">
                <text:p>0.907753</text:p>
              </table:table-cell>
              <table:table-cell office:value-type="float" office:value="0.925141">
                <text:p>0.92514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1553">
                <text:p>0.90155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93931">
                <text:p>0.59393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3181">
                <text:p>0.92318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1693">
                <text:p>0.891693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50843">
                <text:p>0.550843</text:p>
              </table:table-cell>
              <table:table-cell office:value-type="float" office:value="0.905706">
                <text:p>0.905706</text:p>
              </table:table-cell>
              <table:table-cell office:value-type="float" office:value="0.907747">
                <text:p>0.907747</text:p>
              </table:table-cell>
              <table:table-cell office:value-type="float" office:value="0.920883">
                <text:p>0.92088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6951">
                <text:p>0.88695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84909">
                <text:p>0.484909</text:p>
              </table:table-cell>
              <table:table-cell office:value-type="float" office:value="0.904737">
                <text:p>0.90473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323">
                <text:p>0.91732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9905">
                <text:p>0.87990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03317">
                <text:p>0.503317</text:p>
              </table:table-cell>
              <table:table-cell office:value-type="float" office:value="0.903722">
                <text:p>0.903722</text:p>
              </table:table-cell>
              <table:table-cell office:value-type="float" office:value="0.907747">
                <text:p>0.907747</text:p>
              </table:table-cell>
              <table:table-cell office:value-type="float" office:value="0.919294">
                <text:p>0.91929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1841">
                <text:p>0.88184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59546">
                <text:p>0.55954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59">
                <text:p>0.907759</text:p>
              </table:table-cell>
              <table:table-cell office:value-type="float" office:value="0.918347">
                <text:p>0.91834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7773">
                <text:p>0.88777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31583">
                <text:p>0.63158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803">
                <text:p>0.907803</text:p>
              </table:table-cell>
              <table:table-cell office:value-type="float" office:value="0.917377">
                <text:p>0.91737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4884">
                <text:p>0.89488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24679">
                <text:p>0.52467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877">
                <text:p>0.907877</text:p>
              </table:table-cell>
              <table:table-cell office:value-type="float" office:value="0.921933">
                <text:p>0.92193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4656">
                <text:p>0.88465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53009">
                <text:p>0.75300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194">
                <text:p>0.909194</text:p>
              </table:table-cell>
              <table:table-cell office:value-type="float" office:value="0.930396">
                <text:p>0.93039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8467">
                <text:p>0.90846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28696">
                <text:p>0.72869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816">
                <text:p>0.90981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6131">
                <text:p>0.90613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31764">
                <text:p>0.631764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385">
                <text:p>0.9143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6895">
                <text:p>0.89689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01035">
                <text:p>0.501035</text:p>
              </table:table-cell>
              <table:table-cell office:value-type="float" office:value="0.904387">
                <text:p>0.904387</text:p>
              </table:table-cell>
              <table:table-cell office:value-type="float" office:value="0.913729">
                <text:p>0.91372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342">
                <text:p>0.8834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487751">
                <text:p>0.487751</text:p>
              </table:table-cell>
              <table:table-cell office:value-type="float" office:value="0.87949">
                <text:p>0.87949</text:p>
              </table:table-cell>
              <table:table-cell office:value-type="float" office:value="0.910153">
                <text:p>0.91015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9244">
                <text:p>0.87924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489115">
                <text:p>0.489115</text:p>
              </table:table-cell>
              <table:table-cell office:value-type="float" office:value="0.895702">
                <text:p>0.895702</text:p>
              </table:table-cell>
              <table:table-cell office:value-type="float" office:value="0.916986">
                <text:p>0.91698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1685">
                <text:p>0.88168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498742">
                <text:p>0.498742</text:p>
              </table:table-cell>
              <table:table-cell office:value-type="float" office:value="0.888976">
                <text:p>0.888976</text:p>
              </table:table-cell>
              <table:table-cell office:value-type="float" office:value="0.910428">
                <text:p>0.91042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132">
                <text:p>0.8813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1749">
                <text:p>0.61749</text:p>
              </table:table-cell>
              <table:table-cell office:value-type="float" office:value="0.894743">
                <text:p>0.894743</text:p>
              </table:table-cell>
              <table:table-cell office:value-type="float" office:value="0.914718">
                <text:p>0.91471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42">
                <text:p>0.894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70327">
                <text:p>0.570327</text:p>
              </table:table-cell>
              <table:table-cell office:value-type="float" office:value="0.834445">
                <text:p>0.834445</text:p>
              </table:table-cell>
              <table:table-cell office:value-type="float" office:value="0.907821">
                <text:p>0.907821</text:p>
              </table:table-cell>
              <table:table-cell office:value-type="float" office:value="0.929727">
                <text:p>0.92972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2665">
                <text:p>0.88266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25068">
                <text:p>0.625068</text:p>
              </table:table-cell>
              <table:table-cell office:value-type="float" office:value="0.867122">
                <text:p>0.867122</text:p>
              </table:table-cell>
              <table:table-cell office:value-type="float" office:value="0.908807">
                <text:p>0.908807</text:p>
              </table:table-cell>
              <table:table-cell office:value-type="float" office:value="0.930396">
                <text:p>0.93039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1572">
                <text:p>0.89157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535331">
                <text:p>0.535331</text:p>
              </table:table-cell>
              <table:table-cell office:value-type="float" office:value="0.810409">
                <text:p>0.810409</text:p>
              </table:table-cell>
              <table:table-cell office:value-type="float" office:value="0.907796">
                <text:p>0.907796</text:p>
              </table:table-cell>
              <table:table-cell office:value-type="float" office:value="0.927538">
                <text:p>0.92753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654">
                <text:p>0.8765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452428">
                <text:p>0.452428</text:p>
              </table:table-cell>
              <table:table-cell office:value-type="float" office:value="0.798441">
                <text:p>0.798441</text:p>
              </table:table-cell>
              <table:table-cell office:value-type="float" office:value="0.907801">
                <text:p>0.907801</text:p>
              </table:table-cell>
              <table:table-cell office:value-type="float" office:value="0.927414">
                <text:p>0.92741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7041">
                <text:p>0.86704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376224">
                <text:p>0.376224</text:p>
              </table:table-cell>
              <table:table-cell office:value-type="float" office:value="0.801242">
                <text:p>0.801242</text:p>
              </table:table-cell>
              <table:table-cell office:value-type="float" office:value="0.91177">
                <text:p>0.9117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0429">
                <text:p>0.86042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495875">
                <text:p>0.495875</text:p>
              </table:table-cell>
              <table:table-cell office:value-type="float" office:value="0.901896">
                <text:p>0.901896</text:p>
              </table:table-cell>
              <table:table-cell office:value-type="float" office:value="0.917305">
                <text:p>0.91730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3013">
                <text:p>0.88301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18455">
                <text:p>0.618455</text:p>
              </table:table-cell>
              <table:table-cell office:value-type="float" office:value="0.907753">
                <text:p>0.907753</text:p>
              </table:table-cell>
              <table:table-cell office:value-type="float" office:value="0.924568">
                <text:p>0.92456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6583">
                <text:p>0.89658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46126">
                <text:p>0.546126</text:p>
              </table:table-cell>
              <table:table-cell office:value-type="float" office:value="0.901079">
                <text:p>0.901079</text:p>
              </table:table-cell>
              <table:table-cell office:value-type="float" office:value="0.914748">
                <text:p>0.91474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77">
                <text:p>0.887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41114">
                <text:p>0.641114</text:p>
              </table:table-cell>
              <table:table-cell office:value-type="float" office:value="0.907759">
                <text:p>0.907759</text:p>
              </table:table-cell>
              <table:table-cell office:value-type="float" office:value="0.927193">
                <text:p>0.92719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9112">
                <text:p>0.8991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57871">
                <text:p>0.557871</text:p>
              </table:table-cell>
              <table:table-cell office:value-type="float" office:value="0.907747">
                <text:p>0.907747</text:p>
              </table:table-cell>
              <table:table-cell office:value-type="float" office:value="0.918272">
                <text:p>0.91827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9894">
                <text:p>0.88989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68162">
                <text:p>0.68162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714">
                <text:p>0.91271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1713">
                <text:p>0.90171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480437">
                <text:p>0.48043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408">
                <text:p>0.91240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966">
                <text:p>0.930966</text:p>
              </table:table-cell>
              <table:table-cell office:value-type="float" office:value="0.939288">
                <text:p>0.939288</text:p>
              </table:table-cell>
              <table:table-cell office:value-type="float" office:value="0.881589">
                <text:p>0.88158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43501">
                <text:p>0.43501</text:p>
              </table:table-cell>
              <table:table-cell office:value-type="float" office:value="0.89441">
                <text:p>0.89441</text:p>
              </table:table-cell>
              <table:table-cell office:value-type="float" office:value="0.915034">
                <text:p>0.91503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7595">
                <text:p>0.8759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362597">
                <text:p>0.362597</text:p>
              </table:table-cell>
              <table:table-cell office:value-type="float" office:value="0.86922">
                <text:p>0.86922</text:p>
              </table:table-cell>
              <table:table-cell office:value-type="float" office:value="0.907753">
                <text:p>0.907753</text:p>
              </table:table-cell>
              <table:table-cell office:value-type="float" office:value="0.924236">
                <text:p>0.92423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64813">
                <text:p>0.86481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477634">
                <text:p>0.477634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685">
                <text:p>0.9146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1512">
                <text:p>0.88151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578252">
                <text:p>0.578252</text:p>
              </table:table-cell>
              <table:table-cell office:value-type="float" office:value="0.907747">
                <text:p>0.907747</text:p>
              </table:table-cell>
              <table:table-cell office:value-type="float" office:value="0.918214">
                <text:p>0.91821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1926">
                <text:p>0.89192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15487">
                <text:p>0.61548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336">
                <text:p>0.91433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5262">
                <text:p>0.89526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631185">
                <text:p>0.63118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6448">
                <text:p>0.92644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5746">
                <text:p>0.89574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567427">
                <text:p>0.56742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038">
                <text:p>0.91003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0026">
                <text:p>0.89002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571033">
                <text:p>0.57103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5136">
                <text:p>0.92513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9599">
                <text:p>0.8895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61455">
                <text:p>0.66145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8073">
                <text:p>0.908073</text:p>
              </table:table-cell>
              <table:table-cell office:value-type="float" office:value="0.930061">
                <text:p>0.93006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9166">
                <text:p>0.89916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541315">
                <text:p>0.54131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967">
                <text:p>0.91496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561">
                <text:p>0.8856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670339">
                <text:p>0.67033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342">
                <text:p>0.91234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825">
                <text:p>0.8982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7183">
                <text:p>0.718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8576">
                <text:p>0.91857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367">
                <text:p>0.9036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625492">
                <text:p>0.62549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967">
                <text:p>0.91496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4028">
                <text:p>0.89402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719141">
                <text:p>0.71914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634">
                <text:p>0.91463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336">
                <text:p>0.90336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522114">
                <text:p>0.52211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7091">
                <text:p>0.92709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2605">
                <text:p>0.88260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592071">
                <text:p>0.592071</text:p>
              </table:table-cell>
              <table:table-cell office:value-type="float" office:value="0.904603">
                <text:p>0.90460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6779">
                <text:p>0.92677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9255">
                <text:p>0.88925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550552">
                <text:p>0.550552</text:p>
              </table:table-cell>
              <table:table-cell office:value-type="float" office:value="0.893475">
                <text:p>0.89347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9888">
                <text:p>0.91988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3302">
                <text:p>0.8833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47876">
                <text:p>0.64787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1538">
                <text:p>0.92153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4626">
                <text:p>0.89462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700071">
                <text:p>0.70007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728">
                <text:p>0.90972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00962">
                <text:p>0.90096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617341">
                <text:p>0.61734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976">
                <text:p>0.91497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3214">
                <text:p>0.89321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605313">
                <text:p>0.60531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37">
                <text:p>0.9153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92051">
                <text:p>0.89205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542002">
                <text:p>0.54200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8411">
                <text:p>0.908411</text:p>
              </table:table-cell>
              <table:table-cell office:value-type="float" office:value="0.92973">
                <text:p>0.9297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4924">
                <text:p>0.88492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523587">
                <text:p>0.523587</text:p>
              </table:table-cell>
              <table:table-cell office:value-type="float" office:value="0.907439">
                <text:p>0.907439</text:p>
              </table:table-cell>
              <table:table-cell office:value-type="float" office:value="0.907747">
                <text:p>0.907747</text:p>
              </table:table-cell>
              <table:table-cell office:value-type="float" office:value="0.911363">
                <text:p>0.91136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883446">
                <text:p>0.883446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583711">
                <text:p>0.583711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923">
                <text:p>0.9192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973">
                <text:p>0.930973</text:p>
              </table:table-cell>
              <table:table-cell office:value-type="float" office:value="0.939512">
                <text:p>0.939512</text:p>
              </table:table-cell>
              <table:table-cell office:value-type="float" office:value="0.890301">
                <text:p>0.89030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502146">
                <text:p>0.502146</text:p>
              </table:table-cell>
              <table:table-cell office:value-type="float" office:value="0.875362">
                <text:p>0.875362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216">
                <text:p>0.91221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224">
                <text:p>0.931224</text:p>
              </table:table-cell>
              <table:table-cell office:value-type="float" office:value="0.939512">
                <text:p>0.939512</text:p>
              </table:table-cell>
              <table:table-cell office:value-type="float" office:value="0.87823">
                <text:p>0.8782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85958">
                <text:p>0.385958</text:p>
              </table:table-cell>
              <table:table-cell office:value-type="float" office:value="0.880762">
                <text:p>0.88076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803">
                <text:p>0.90980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973">
                <text:p>0.930973</text:p>
              </table:table-cell>
              <table:table-cell office:value-type="float" office:value="0.939512">
                <text:p>0.939512</text:p>
              </table:table-cell>
              <table:table-cell office:value-type="float" office:value="0.866885">
                <text:p>0.86688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649986">
                <text:p>0.64998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367">
                <text:p>0.91636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475">
                <text:p>0.931475</text:p>
              </table:table-cell>
              <table:table-cell office:value-type="float" office:value="0.939512">
                <text:p>0.939512</text:p>
              </table:table-cell>
              <table:table-cell office:value-type="float" office:value="0.896693">
                <text:p>0.89669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603609">
                <text:p>0.603609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402">
                <text:p>0.90940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475">
                <text:p>0.931475</text:p>
              </table:table-cell>
              <table:table-cell office:value-type="float" office:value="0.939512">
                <text:p>0.939512</text:p>
              </table:table-cell>
              <table:table-cell office:value-type="float" office:value="0.891359">
                <text:p>0.89135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694757">
                <text:p>0.69475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3705">
                <text:p>0.92370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224">
                <text:p>0.931224</text:p>
              </table:table-cell>
              <table:table-cell office:value-type="float" office:value="0.939512">
                <text:p>0.939512</text:p>
              </table:table-cell>
              <table:table-cell office:value-type="float" office:value="0.899581">
                <text:p>0.89958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475278">
                <text:p>0.475278</text:p>
              </table:table-cell>
              <table:table-cell office:value-type="float" office:value="0.901535">
                <text:p>0.90153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9388">
                <text:p>0.90938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747">
                <text:p>0.931747</text:p>
              </table:table-cell>
              <table:table-cell office:value-type="float" office:value="0.94023">
                <text:p>0.94023</text:p>
              </table:table-cell>
              <table:table-cell office:value-type="float" office:value="0.87793">
                <text:p>0.87793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549275">
                <text:p>0.549275</text:p>
              </table:table-cell>
              <table:table-cell office:value-type="float" office:value="0.894444">
                <text:p>0.894444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195">
                <text:p>0.91019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475">
                <text:p>0.931475</text:p>
              </table:table-cell>
              <table:table-cell office:value-type="float" office:value="0.939512">
                <text:p>0.939512</text:p>
              </table:table-cell>
              <table:table-cell office:value-type="float" office:value="0.884674">
                <text:p>0.88467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414702">
                <text:p>0.414702</text:p>
              </table:table-cell>
              <table:table-cell office:value-type="float" office:value="0.874133">
                <text:p>0.87413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6974">
                <text:p>0.92697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868667">
                <text:p>0.86866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53964">
                <text:p>0.53964</text:p>
              </table:table-cell>
              <table:table-cell office:value-type="float" office:value="0.8759">
                <text:p>0.8759</text:p>
              </table:table-cell>
              <table:table-cell office:value-type="float" office:value="0.907747">
                <text:p>0.907747</text:p>
              </table:table-cell>
              <table:table-cell office:value-type="float" office:value="0.910381">
                <text:p>0.910381</text:p>
              </table:table-cell>
              <table:table-cell office:value-type="float" office:value="0.93008">
                <text:p>0.9300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726">
                <text:p>0.931726</text:p>
              </table:table-cell>
              <table:table-cell office:value-type="float" office:value="0.939512">
                <text:p>0.939512</text:p>
              </table:table-cell>
              <table:table-cell office:value-type="float" office:value="0.881836">
                <text:p>0.88183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534595">
                <text:p>0.534595</text:p>
              </table:table-cell>
              <table:table-cell office:value-type="float" office:value="0.902749">
                <text:p>0.902749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024">
                <text:p>0.912024</text:p>
              </table:table-cell>
              <table:table-cell office:value-type="float" office:value="0.929787">
                <text:p>0.92978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224">
                <text:p>0.931224</text:p>
              </table:table-cell>
              <table:table-cell office:value-type="float" office:value="0.939512">
                <text:p>0.939512</text:p>
              </table:table-cell>
              <table:table-cell office:value-type="float" office:value="0.884101">
                <text:p>0.88410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542292">
                <text:p>0.542292</text:p>
              </table:table-cell>
              <table:table-cell office:value-type="float" office:value="0.881677">
                <text:p>0.88167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351">
                <text:p>0.91635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8339">
                <text:p>0.8833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561455">
                <text:p>0.561455</text:p>
              </table:table-cell>
              <table:table-cell office:value-type="float" office:value="0.906824">
                <text:p>0.906824</text:p>
              </table:table-cell>
              <table:table-cell office:value-type="float" office:value="0.907747">
                <text:p>0.907747</text:p>
              </table:table-cell>
              <table:table-cell office:value-type="float" office:value="0.921916">
                <text:p>0.92191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88378">
                <text:p>0.88837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565898">
                <text:p>0.565898</text:p>
              </table:table-cell>
              <table:table-cell office:value-type="float" office:value="0.907649">
                <text:p>0.907649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585">
                <text:p>0.9155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731">
                <text:p>0.932731</text:p>
              </table:table-cell>
              <table:table-cell office:value-type="float" office:value="0.939512">
                <text:p>0.939512</text:p>
              </table:table-cell>
              <table:table-cell office:value-type="float" office:value="0.888322">
                <text:p>0.88832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53606">
                <text:p>0.653606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4901">
                <text:p>0.91490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96984">
                <text:p>0.89698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570982">
                <text:p>0.57098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1493">
                <text:p>0.92149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889406">
                <text:p>0.88940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73537">
                <text:p>0.673537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9194">
                <text:p>0.91919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977">
                <text:p>0.931977</text:p>
              </table:table-cell>
              <table:table-cell office:value-type="float" office:value="0.939512">
                <text:p>0.939512</text:p>
              </table:table-cell>
              <table:table-cell office:value-type="float" office:value="0.899381">
                <text:p>0.89938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579253">
                <text:p>0.579253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20533">
                <text:p>0.92053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977">
                <text:p>0.931977</text:p>
              </table:table-cell>
              <table:table-cell office:value-type="float" office:value="0.939512">
                <text:p>0.939512</text:p>
              </table:table-cell>
              <table:table-cell office:value-type="float" office:value="0.890086">
                <text:p>0.890086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509429">
                <text:p>0.509429</text:p>
              </table:table-cell>
              <table:table-cell office:value-type="float" office:value="0.907444">
                <text:p>0.907444</text:p>
              </table:table-cell>
              <table:table-cell office:value-type="float" office:value="0.907747">
                <text:p>0.907747</text:p>
              </table:table-cell>
              <table:table-cell office:value-type="float" office:value="0.925123">
                <text:p>0.92512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977">
                <text:p>0.931977</text:p>
              </table:table-cell>
              <table:table-cell office:value-type="float" office:value="0.939512">
                <text:p>0.939512</text:p>
              </table:table-cell>
              <table:table-cell office:value-type="float" office:value="0.883533">
                <text:p>0.88353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533148">
                <text:p>0.533148</text:p>
              </table:table-cell>
              <table:table-cell office:value-type="float" office:value="0.897575">
                <text:p>0.897575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632">
                <text:p>0.912632</text:p>
              </table:table-cell>
              <table:table-cell office:value-type="float" office:value="0.929768">
                <text:p>0.92976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83598">
                <text:p>0.883598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59115">
                <text:p>0.59115</text:p>
              </table:table-cell>
              <table:table-cell office:value-type="float" office:value="0.906517">
                <text:p>0.90651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5591">
                <text:p>0.91559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484">
                <text:p>0.933484</text:p>
              </table:table-cell>
              <table:table-cell office:value-type="float" office:value="0.939512">
                <text:p>0.939512</text:p>
              </table:table-cell>
              <table:table-cell office:value-type="float" office:value="0.89081">
                <text:p>0.8908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526138">
                <text:p>0.526138</text:p>
              </table:table-cell>
              <table:table-cell office:value-type="float" office:value="0.907132">
                <text:p>0.907132</text:p>
              </table:table-cell>
              <table:table-cell office:value-type="float" office:value="0.907747">
                <text:p>0.907747</text:p>
              </table:table-cell>
              <table:table-cell office:value-type="float" office:value="0.912724">
                <text:p>0.91272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233">
                <text:p>0.933233</text:p>
              </table:table-cell>
              <table:table-cell office:value-type="float" office:value="0.939512">
                <text:p>0.939512</text:p>
              </table:table-cell>
              <table:table-cell office:value-type="float" office:value="0.884058">
                <text:p>0.88405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468195">
                <text:p>0.468195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128">
                <text:p>0.91612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982">
                <text:p>0.932982</text:p>
              </table:table-cell>
              <table:table-cell office:value-type="float" office:value="0.939512">
                <text:p>0.939512</text:p>
              </table:table-cell>
              <table:table-cell office:value-type="float" office:value="0.87864">
                <text:p>0.8786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558792">
                <text:p>0.558792</text:p>
              </table:table-cell>
              <table:table-cell office:value-type="float" office:value="0.907747">
                <text:p>0.90774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9546">
                <text:p>0.91954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982">
                <text:p>0.93298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8042">
                <text:p>0.8880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94382">
                <text:p>0.594382</text:p>
              </table:table-cell>
              <table:table-cell office:value-type="float" office:value="0.905843">
                <text:p>0.905843</text:p>
              </table:table-cell>
              <table:table-cell office:value-type="float" office:value="0.910023">
                <text:p>0.910023</text:p>
              </table:table-cell>
              <table:table-cell office:value-type="float" office:value="0.930391">
                <text:p>0.93039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986">
                <text:p>0.933986</text:p>
              </table:table-cell>
              <table:table-cell office:value-type="float" office:value="0.939512">
                <text:p>0.939512</text:p>
              </table:table-cell>
              <table:table-cell office:value-type="float" office:value="0.892823">
                <text:p>0.89282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554355">
                <text:p>0.554355</text:p>
              </table:table-cell>
              <table:table-cell office:value-type="float" office:value="0.884587">
                <text:p>0.884587</text:p>
              </table:table-cell>
              <table:table-cell office:value-type="float" office:value="0.914948">
                <text:p>0.91494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982">
                <text:p>0.93298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712">
                <text:p>0.8871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54281">
                <text:p>0.554281</text:p>
              </table:table-cell>
              <table:table-cell office:value-type="float" office:value="0.890571">
                <text:p>0.890571</text:p>
              </table:table-cell>
              <table:table-cell office:value-type="float" office:value="0.92021">
                <text:p>0.920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888187">
                <text:p>0.88818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615202">
                <text:p>0.615202</text:p>
              </table:table-cell>
              <table:table-cell office:value-type="float" office:value="0.916943">
                <text:p>0.91694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897967">
                <text:p>0.89796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591166">
                <text:p>0.591166</text:p>
              </table:table-cell>
              <table:table-cell office:value-type="float" office:value="0.908314">
                <text:p>0.90831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233">
                <text:p>0.933233</text:p>
              </table:table-cell>
              <table:table-cell office:value-type="float" office:value="0.939512">
                <text:p>0.939512</text:p>
              </table:table-cell>
              <table:table-cell office:value-type="float" office:value="0.894776">
                <text:p>0.89477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486422">
                <text:p>0.486422</text:p>
              </table:table-cell>
              <table:table-cell office:value-type="float" office:value="0.907747">
                <text:p>0.907747</text:p>
              </table:table-cell>
              <table:table-cell office:value-type="float" office:value="0.925603">
                <text:p>0.92560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986">
                <text:p>0.933986</text:p>
              </table:table-cell>
              <table:table-cell office:value-type="float" office:value="0.939512">
                <text:p>0.939512</text:p>
              </table:table-cell>
              <table:table-cell office:value-type="float" office:value="0.883809">
                <text:p>0.88380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648466">
                <text:p>0.648466</text:p>
              </table:table-cell>
              <table:table-cell office:value-type="float" office:value="0.907747">
                <text:p>0.907747</text:p>
              </table:table-cell>
              <table:table-cell office:value-type="float" office:value="0.926362">
                <text:p>0.92636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99913">
                <text:p>0.89991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495449">
                <text:p>0.495449</text:p>
              </table:table-cell>
              <table:table-cell office:value-type="float" office:value="0.907747">
                <text:p>0.907747</text:p>
              </table:table-cell>
              <table:table-cell office:value-type="float" office:value="0.926041">
                <text:p>0.92604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884604">
                <text:p>0.88460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662957">
                <text:p>0.662957</text:p>
              </table:table-cell>
              <table:table-cell office:value-type="float" office:value="0.908178">
                <text:p>0.908178</text:p>
              </table:table-cell>
              <table:table-cell office:value-type="float" office:value="0.926797">
                <text:p>0.92679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977">
                <text:p>0.931977</text:p>
              </table:table-cell>
              <table:table-cell office:value-type="float" office:value="0.939512">
                <text:p>0.939512</text:p>
              </table:table-cell>
              <table:table-cell office:value-type="float" office:value="0.901424">
                <text:p>0.90142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590938">
                <text:p>0.590938</text:p>
              </table:table-cell>
              <table:table-cell office:value-type="float" office:value="0.908386">
                <text:p>0.908386</text:p>
              </table:table-cell>
              <table:table-cell office:value-type="float" office:value="0.928966">
                <text:p>0.92896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977">
                <text:p>0.931977</text:p>
              </table:table-cell>
              <table:table-cell office:value-type="float" office:value="0.939512">
                <text:p>0.939512</text:p>
              </table:table-cell>
              <table:table-cell office:value-type="float" office:value="0.89446">
                <text:p>0.8944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49193">
                <text:p>0.549193</text:p>
              </table:table-cell>
              <table:table-cell office:value-type="float" office:value="0.912325">
                <text:p>0.91232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977">
                <text:p>0.931977</text:p>
              </table:table-cell>
              <table:table-cell office:value-type="float" office:value="0.939512">
                <text:p>0.939512</text:p>
              </table:table-cell>
              <table:table-cell office:value-type="float" office:value="0.890854">
                <text:p>0.89085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31757">
                <text:p>0.531757</text:p>
              </table:table-cell>
              <table:table-cell office:value-type="float" office:value="0.912356">
                <text:p>0.91235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89139">
                <text:p>0.88913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498726">
                <text:p>0.498726</text:p>
              </table:table-cell>
              <table:table-cell office:value-type="float" office:value="0.917542">
                <text:p>0.91754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86355">
                <text:p>0.88635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454676">
                <text:p>0.454676</text:p>
              </table:table-cell>
              <table:table-cell office:value-type="float" office:value="0.918855">
                <text:p>0.91885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726">
                <text:p>0.931726</text:p>
              </table:table-cell>
              <table:table-cell office:value-type="float" office:value="0.939512">
                <text:p>0.939512</text:p>
              </table:table-cell>
              <table:table-cell office:value-type="float" office:value="0.882031">
                <text:p>0.88203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14331">
                <text:p>0.514331</text:p>
              </table:table-cell>
              <table:table-cell office:value-type="float" office:value="0.921913">
                <text:p>0.92191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888377">
                <text:p>0.88837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426395">
                <text:p>0.426395</text:p>
              </table:table-cell>
              <table:table-cell office:value-type="float" office:value="0.907953">
                <text:p>0.90795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878188">
                <text:p>0.87818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47448">
                <text:p>0.447448</text:p>
              </table:table-cell>
              <table:table-cell office:value-type="float" office:value="0.907224">
                <text:p>0.90722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80195">
                <text:p>0.88019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360453">
                <text:p>0.360453</text:p>
              </table:table-cell>
              <table:table-cell office:value-type="float" office:value="0.790101">
                <text:p>0.790101</text:p>
              </table:table-cell>
              <table:table-cell office:value-type="float" office:value="0.92495">
                <text:p>0.9249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859206">
                <text:p>0.85920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50206">
                <text:p>0.50206</text:p>
              </table:table-cell>
              <table:table-cell office:value-type="float" office:value="0.827207">
                <text:p>0.827207</text:p>
              </table:table-cell>
              <table:table-cell office:value-type="float" office:value="0.919033">
                <text:p>0.91903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233">
                <text:p>0.933233</text:p>
              </table:table-cell>
              <table:table-cell office:value-type="float" office:value="0.939512">
                <text:p>0.939512</text:p>
              </table:table-cell>
              <table:table-cell office:value-type="float" office:value="0.876586">
                <text:p>0.87658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79645">
                <text:p>0.379645</text:p>
              </table:table-cell>
              <table:table-cell office:value-type="float" office:value="0.762309">
                <text:p>0.762309</text:p>
              </table:table-cell>
              <table:table-cell office:value-type="float" office:value="0.906617">
                <text:p>0.90661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982">
                <text:p>0.932982</text:p>
              </table:table-cell>
              <table:table-cell office:value-type="float" office:value="0.939512">
                <text:p>0.939512</text:p>
              </table:table-cell>
              <table:table-cell office:value-type="float" office:value="0.856588">
                <text:p>0.85658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53095">
                <text:p>0.453095</text:p>
              </table:table-cell>
              <table:table-cell office:value-type="float" office:value="0.800708">
                <text:p>0.800708</text:p>
              </table:table-cell>
              <table:table-cell office:value-type="float" office:value="0.920726">
                <text:p>0.92072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233">
                <text:p>0.933233</text:p>
              </table:table-cell>
              <table:table-cell office:value-type="float" office:value="0.939512">
                <text:p>0.939512</text:p>
              </table:table-cell>
              <table:table-cell office:value-type="float" office:value="0.869209">
                <text:p>0.86920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395283">
                <text:p>0.395283</text:p>
              </table:table-cell>
              <table:table-cell office:value-type="float" office:value="0.71483">
                <text:p>0.71483</text:p>
              </table:table-cell>
              <table:table-cell office:value-type="float" office:value="0.902186">
                <text:p>0.90218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986">
                <text:p>0.933986</text:p>
              </table:table-cell>
              <table:table-cell office:value-type="float" office:value="0.939512">
                <text:p>0.939512</text:p>
              </table:table-cell>
              <table:table-cell office:value-type="float" office:value="0.853061">
                <text:p>0.853061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04305">
                <text:p>0.404305</text:p>
              </table:table-cell>
              <table:table-cell office:value-type="float" office:value="0.647056">
                <text:p>0.647056</text:p>
              </table:table-cell>
              <table:table-cell office:value-type="float" office:value="0.892654">
                <text:p>0.89265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986">
                <text:p>0.933986</text:p>
              </table:table-cell>
              <table:table-cell office:value-type="float" office:value="0.939512">
                <text:p>0.939512</text:p>
              </table:table-cell>
              <table:table-cell office:value-type="float" office:value="0.846233">
                <text:p>0.84623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35761">
                <text:p>0.35761</text:p>
              </table:table-cell>
              <table:table-cell office:value-type="float" office:value="0.701101">
                <text:p>0.701101</text:p>
              </table:table-cell>
              <table:table-cell office:value-type="float" office:value="0.888583">
                <text:p>0.888583</text:p>
              </table:table-cell>
              <table:table-cell office:value-type="float" office:value="0.927682">
                <text:p>0.92768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484">
                <text:p>0.933484</text:p>
              </table:table-cell>
              <table:table-cell office:value-type="float" office:value="0.939512">
                <text:p>0.939512</text:p>
              </table:table-cell>
              <table:table-cell office:value-type="float" office:value="0.846207">
                <text:p>0.84620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374127">
                <text:p>0.374127</text:p>
              </table:table-cell>
              <table:table-cell office:value-type="float" office:value="0.745173">
                <text:p>0.745173</text:p>
              </table:table-cell>
              <table:table-cell office:value-type="float" office:value="0.90271">
                <text:p>0.9027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242">
                <text:p>0.935242</text:p>
              </table:table-cell>
              <table:table-cell office:value-type="float" office:value="0.939512">
                <text:p>0.939512</text:p>
              </table:table-cell>
              <table:table-cell office:value-type="float" office:value="0.854158">
                <text:p>0.85415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445313">
                <text:p>0.445313</text:p>
              </table:table-cell>
              <table:table-cell office:value-type="float" office:value="0.818757">
                <text:p>0.818757</text:p>
              </table:table-cell>
              <table:table-cell office:value-type="float" office:value="0.901944">
                <text:p>0.901944</text:p>
              </table:table-cell>
              <table:table-cell office:value-type="float" office:value="0.930632">
                <text:p>0.93063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74">
                <text:p>0.93474</text:p>
              </table:table-cell>
              <table:table-cell office:value-type="float" office:value="0.939512">
                <text:p>0.939512</text:p>
              </table:table-cell>
              <table:table-cell office:value-type="float" office:value="0.868499">
                <text:p>0.8684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456461">
                <text:p>0.456461</text:p>
              </table:table-cell>
              <table:table-cell office:value-type="float" office:value="0.818143">
                <text:p>0.818143</text:p>
              </table:table-cell>
              <table:table-cell office:value-type="float" office:value="0.91072">
                <text:p>0.9107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731">
                <text:p>0.932731</text:p>
              </table:table-cell>
              <table:table-cell office:value-type="float" office:value="0.939512">
                <text:p>0.939512</text:p>
              </table:table-cell>
              <table:table-cell office:value-type="float" office:value="0.870238">
                <text:p>0.870238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41275">
                <text:p>0.41275</text:p>
              </table:table-cell>
              <table:table-cell office:value-type="float" office:value="0.846225">
                <text:p>0.846225</text:p>
              </table:table-cell>
              <table:table-cell office:value-type="float" office:value="0.912433">
                <text:p>0.91243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735">
                <text:p>0.933735</text:p>
              </table:table-cell>
              <table:table-cell office:value-type="float" office:value="0.939512">
                <text:p>0.939512</text:p>
              </table:table-cell>
              <table:table-cell office:value-type="float" office:value="0.868947">
                <text:p>0.868947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472822">
                <text:p>0.472822</text:p>
              </table:table-cell>
              <table:table-cell office:value-type="float" office:value="0.85558">
                <text:p>0.85558</text:p>
              </table:table-cell>
              <table:table-cell office:value-type="float" office:value="0.912012">
                <text:p>0.912012</text:p>
              </table:table-cell>
              <table:table-cell office:value-type="float" office:value="0.928945">
                <text:p>0.92894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484">
                <text:p>0.933484</text:p>
              </table:table-cell>
              <table:table-cell office:value-type="float" office:value="0.939512">
                <text:p>0.939512</text:p>
              </table:table-cell>
              <table:table-cell office:value-type="float" office:value="0.875645">
                <text:p>0.87564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373388">
                <text:p>0.373388</text:p>
              </table:table-cell>
              <table:table-cell office:value-type="float" office:value="0.806314">
                <text:p>0.806314</text:p>
              </table:table-cell>
              <table:table-cell office:value-type="float" office:value="0.900371">
                <text:p>0.900371</text:p>
              </table:table-cell>
              <table:table-cell office:value-type="float" office:value="0.917802">
                <text:p>0.91780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489">
                <text:p>0.934489</text:p>
              </table:table-cell>
              <table:table-cell office:value-type="float" office:value="0.939512">
                <text:p>0.939512</text:p>
              </table:table-cell>
              <table:table-cell office:value-type="float" office:value="0.858597">
                <text:p>0.85859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420385">
                <text:p>0.420385</text:p>
              </table:table-cell>
              <table:table-cell office:value-type="float" office:value="0.816291">
                <text:p>0.816291</text:p>
              </table:table-cell>
              <table:table-cell office:value-type="float" office:value="0.898011">
                <text:p>0.898011</text:p>
              </table:table-cell>
              <table:table-cell office:value-type="float" office:value="0.913596">
                <text:p>0.913596</text:p>
              </table:table-cell>
              <table:table-cell office:value-type="float" office:value="0.928524">
                <text:p>0.92852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996">
                <text:p>0.935996</text:p>
              </table:table-cell>
              <table:table-cell office:value-type="float" office:value="0.939512">
                <text:p>0.939512</text:p>
              </table:table-cell>
              <table:table-cell office:value-type="float" office:value="0.863569">
                <text:p>0.86356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376206">
                <text:p>0.376206</text:p>
              </table:table-cell>
              <table:table-cell office:value-type="float" office:value="0.729498">
                <text:p>0.729498</text:p>
              </table:table-cell>
              <table:table-cell office:value-type="float" office:value="0.896162">
                <text:p>0.896162</text:p>
              </table:table-cell>
              <table:table-cell office:value-type="float" office:value="0.912421">
                <text:p>0.912421</text:p>
              </table:table-cell>
              <table:table-cell office:value-type="float" office:value="0.928949">
                <text:p>0.92894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498">
                <text:p>0.936498</text:p>
              </table:table-cell>
              <table:table-cell office:value-type="float" office:value="0.939512">
                <text:p>0.939512</text:p>
              </table:table-cell>
              <table:table-cell office:value-type="float" office:value="0.850262">
                <text:p>0.85026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396594">
                <text:p>0.396594</text:p>
              </table:table-cell>
              <table:table-cell office:value-type="float" office:value="0.673884">
                <text:p>0.673884</text:p>
              </table:table-cell>
              <table:table-cell office:value-type="float" office:value="0.857918">
                <text:p>0.857918</text:p>
              </table:table-cell>
              <table:table-cell office:value-type="float" office:value="0.902926">
                <text:p>0.902926</text:p>
              </table:table-cell>
              <table:table-cell office:value-type="float" office:value="0.924253">
                <text:p>0.92425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242">
                <text:p>0.935242</text:p>
              </table:table-cell>
              <table:table-cell office:value-type="float" office:value="0.939512">
                <text:p>0.939512</text:p>
              </table:table-cell>
              <table:table-cell office:value-type="float" office:value="0.84137">
                <text:p>0.84137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375532">
                <text:p>0.375532</text:p>
              </table:table-cell>
              <table:table-cell office:value-type="float" office:value="0.744923">
                <text:p>0.744923</text:p>
              </table:table-cell>
              <table:table-cell office:value-type="float" office:value="0.889252">
                <text:p>0.889252</text:p>
              </table:table-cell>
              <table:table-cell office:value-type="float" office:value="0.911689">
                <text:p>0.911689</text:p>
              </table:table-cell>
              <table:table-cell office:value-type="float" office:value="0.929219">
                <text:p>0.92921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986">
                <text:p>0.933986</text:p>
              </table:table-cell>
              <table:table-cell office:value-type="float" office:value="0.939512">
                <text:p>0.939512</text:p>
              </table:table-cell>
              <table:table-cell office:value-type="float" office:value="0.850749">
                <text:p>0.85074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563754">
                <text:p>0.563754</text:p>
              </table:table-cell>
              <table:table-cell office:value-type="float" office:value="0.742069">
                <text:p>0.742069</text:p>
              </table:table-cell>
              <table:table-cell office:value-type="float" office:value="0.875175">
                <text:p>0.875175</text:p>
              </table:table-cell>
              <table:table-cell office:value-type="float" office:value="0.909642">
                <text:p>0.909642</text:p>
              </table:table-cell>
              <table:table-cell office:value-type="float" office:value="0.930634">
                <text:p>0.93063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493">
                <text:p>0.935493</text:p>
              </table:table-cell>
              <table:table-cell office:value-type="float" office:value="0.939512">
                <text:p>0.939512</text:p>
              </table:table-cell>
              <table:table-cell office:value-type="float" office:value="0.867965">
                <text:p>0.867965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492332">
                <text:p>0.492332</text:p>
              </table:table-cell>
              <table:table-cell office:value-type="float" office:value="0.765559">
                <text:p>0.765559</text:p>
              </table:table-cell>
              <table:table-cell office:value-type="float" office:value="0.889643">
                <text:p>0.889643</text:p>
              </table:table-cell>
              <table:table-cell office:value-type="float" office:value="0.908464">
                <text:p>0.90846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991">
                <text:p>0.934991</text:p>
              </table:table-cell>
              <table:table-cell office:value-type="float" office:value="0.939512">
                <text:p>0.939512</text:p>
              </table:table-cell>
              <table:table-cell office:value-type="float" office:value="0.86446">
                <text:p>0.8644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557401">
                <text:p>0.557401</text:p>
              </table:table-cell>
              <table:table-cell office:value-type="float" office:value="0.764893">
                <text:p>0.764893</text:p>
              </table:table-cell>
              <table:table-cell office:value-type="float" office:value="0.874727">
                <text:p>0.874727</text:p>
              </table:table-cell>
              <table:table-cell office:value-type="float" office:value="0.907631">
                <text:p>0.907631</text:p>
              </table:table-cell>
              <table:table-cell office:value-type="float" office:value="0.929325">
                <text:p>0.92932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233">
                <text:p>0.933233</text:p>
              </table:table-cell>
              <table:table-cell office:value-type="float" office:value="0.939512">
                <text:p>0.939512</text:p>
              </table:table-cell>
              <table:table-cell office:value-type="float" office:value="0.869009">
                <text:p>0.86900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95519">
                <text:p>0.495519</text:p>
              </table:table-cell>
              <table:table-cell office:value-type="float" office:value="0.766254">
                <text:p>0.766254</text:p>
              </table:table-cell>
              <table:table-cell office:value-type="float" office:value="0.888533">
                <text:p>0.888533</text:p>
              </table:table-cell>
              <table:table-cell office:value-type="float" office:value="0.905839">
                <text:p>0.905839</text:p>
              </table:table-cell>
              <table:table-cell office:value-type="float" office:value="0.928928">
                <text:p>0.92892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986">
                <text:p>0.933986</text:p>
              </table:table-cell>
              <table:table-cell office:value-type="float" office:value="0.939512">
                <text:p>0.939512</text:p>
              </table:table-cell>
              <table:table-cell office:value-type="float" office:value="0.864195">
                <text:p>0.86419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365982">
                <text:p>0.365982</text:p>
              </table:table-cell>
              <table:table-cell office:value-type="float" office:value="0.71493">
                <text:p>0.71493</text:p>
              </table:table-cell>
              <table:table-cell office:value-type="float" office:value="0.841214">
                <text:p>0.841214</text:p>
              </table:table-cell>
              <table:table-cell office:value-type="float" office:value="0.902743">
                <text:p>0.902743</text:p>
              </table:table-cell>
              <table:table-cell office:value-type="float" office:value="0.927785">
                <text:p>0.9277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991">
                <text:p>0.934991</text:p>
              </table:table-cell>
              <table:table-cell office:value-type="float" office:value="0.939512">
                <text:p>0.939512</text:p>
              </table:table-cell>
              <table:table-cell office:value-type="float" office:value="0.841053">
                <text:p>0.84105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48788">
                <text:p>0.448788</text:p>
              </table:table-cell>
              <table:table-cell office:value-type="float" office:value="0.721605">
                <text:p>0.721605</text:p>
              </table:table-cell>
              <table:table-cell office:value-type="float" office:value="0.856873">
                <text:p>0.856873</text:p>
              </table:table-cell>
              <table:table-cell office:value-type="float" office:value="0.902928">
                <text:p>0.902928</text:p>
              </table:table-cell>
              <table:table-cell office:value-type="float" office:value="0.9277">
                <text:p>0.927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991">
                <text:p>0.934991</text:p>
              </table:table-cell>
              <table:table-cell office:value-type="float" office:value="0.939512">
                <text:p>0.939512</text:p>
              </table:table-cell>
              <table:table-cell office:value-type="float" office:value="0.851577">
                <text:p>0.85157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25719">
                <text:p>0.525719</text:p>
              </table:table-cell>
              <table:table-cell office:value-type="float" office:value="0.768335">
                <text:p>0.768335</text:p>
              </table:table-cell>
              <table:table-cell office:value-type="float" office:value="0.88025">
                <text:p>0.88025</text:p>
              </table:table-cell>
              <table:table-cell office:value-type="float" office:value="0.91101">
                <text:p>0.9110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738">
                <text:p>0.935738</text:p>
              </table:table-cell>
              <table:table-cell office:value-type="float" office:value="0.939512">
                <text:p>0.939512</text:p>
              </table:table-cell>
              <table:table-cell office:value-type="float" office:value="0.867466">
                <text:p>0.86746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416086">
                <text:p>0.416086</text:p>
              </table:table-cell>
              <table:table-cell office:value-type="float" office:value="0.716985">
                <text:p>0.716985</text:p>
              </table:table-cell>
              <table:table-cell office:value-type="float" office:value="0.847142">
                <text:p>0.847142</text:p>
              </table:table-cell>
              <table:table-cell office:value-type="float" office:value="0.910006">
                <text:p>0.91000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735">
                <text:p>0.933735</text:p>
              </table:table-cell>
              <table:table-cell office:value-type="float" office:value="0.939512">
                <text:p>0.939512</text:p>
              </table:table-cell>
              <table:table-cell office:value-type="float" office:value="0.847756">
                <text:p>0.84775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51321">
                <text:p>0.51321</text:p>
              </table:table-cell>
              <table:table-cell office:value-type="float" office:value="0.71641">
                <text:p>0.71641</text:p>
              </table:table-cell>
              <table:table-cell office:value-type="float" office:value="0.826321">
                <text:p>0.826321</text:p>
              </table:table-cell>
              <table:table-cell office:value-type="float" office:value="0.910528">
                <text:p>0.91052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745">
                <text:p>0.935745</text:p>
              </table:table-cell>
              <table:table-cell office:value-type="float" office:value="0.939512">
                <text:p>0.939512</text:p>
              </table:table-cell>
              <table:table-cell office:value-type="float" office:value="0.855582">
                <text:p>0.85558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55628">
                <text:p>0.455628</text:p>
              </table:table-cell>
              <table:table-cell office:value-type="float" office:value="0.737907">
                <text:p>0.737907</text:p>
              </table:table-cell>
              <table:table-cell office:value-type="float" office:value="0.860924">
                <text:p>0.860924</text:p>
              </table:table-cell>
              <table:table-cell office:value-type="float" office:value="0.916931">
                <text:p>0.91693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492">
                <text:p>0.936492</text:p>
              </table:table-cell>
              <table:table-cell office:value-type="float" office:value="0.939512">
                <text:p>0.939512</text:p>
              </table:table-cell>
              <table:table-cell office:value-type="float" office:value="0.856149">
                <text:p>0.85614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484571">
                <text:p>0.484571</text:p>
              </table:table-cell>
              <table:table-cell office:value-type="float" office:value="0.744753">
                <text:p>0.744753</text:p>
              </table:table-cell>
              <table:table-cell office:value-type="float" office:value="0.888714">
                <text:p>0.888714</text:p>
              </table:table-cell>
              <table:table-cell office:value-type="float" office:value="0.921369">
                <text:p>0.92136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8005">
                <text:p>0.938005</text:p>
              </table:table-cell>
              <table:table-cell office:value-type="float" office:value="0.939512">
                <text:p>0.939512</text:p>
              </table:table-cell>
              <table:table-cell office:value-type="float" office:value="0.863102">
                <text:p>0.86310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539654">
                <text:p>0.539654</text:p>
              </table:table-cell>
              <table:table-cell office:value-type="float" office:value="0.795455">
                <text:p>0.795455</text:p>
              </table:table-cell>
              <table:table-cell office:value-type="float" office:value="0.903119">
                <text:p>0.903119</text:p>
              </table:table-cell>
              <table:table-cell office:value-type="float" office:value="0.925752">
                <text:p>0.92575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247">
                <text:p>0.936247</text:p>
              </table:table-cell>
              <table:table-cell office:value-type="float" office:value="0.939512">
                <text:p>0.939512</text:p>
              </table:table-cell>
              <table:table-cell office:value-type="float" office:value="0.875383">
                <text:p>0.87538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488698">
                <text:p>0.488698</text:p>
              </table:table-cell>
              <table:table-cell office:value-type="float" office:value="0.774091">
                <text:p>0.774091</text:p>
              </table:table-cell>
              <table:table-cell office:value-type="float" office:value="0.883836">
                <text:p>0.883836</text:p>
              </table:table-cell>
              <table:table-cell office:value-type="float" office:value="0.919522">
                <text:p>0.91952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7496">
                <text:p>0.937496</text:p>
              </table:table-cell>
              <table:table-cell office:value-type="float" office:value="0.939512">
                <text:p>0.939512</text:p>
              </table:table-cell>
              <table:table-cell office:value-type="float" office:value="0.865725">
                <text:p>0.865725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505807">
                <text:p>0.505807</text:p>
              </table:table-cell>
              <table:table-cell office:value-type="float" office:value="0.775751">
                <text:p>0.775751</text:p>
              </table:table-cell>
              <table:table-cell office:value-type="float" office:value="0.889914">
                <text:p>0.889914</text:p>
              </table:table-cell>
              <table:table-cell office:value-type="float" office:value="0.920847">
                <text:p>0.92084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217">
                <text:p>0.931217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68593">
                <text:p>0.868593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556027">
                <text:p>0.556027</text:p>
              </table:table-cell>
              <table:table-cell office:value-type="float" office:value="0.75603">
                <text:p>0.75603</text:p>
              </table:table-cell>
              <table:table-cell office:value-type="float" office:value="0.872912">
                <text:p>0.872912</text:p>
              </table:table-cell>
              <table:table-cell office:value-type="float" office:value="0.927624">
                <text:p>0.92762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718">
                <text:p>0.932718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70771">
                <text:p>0.87077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87682">
                <text:p>0.487682</text:p>
              </table:table-cell>
              <table:table-cell office:value-type="float" office:value="0.734789">
                <text:p>0.734789</text:p>
              </table:table-cell>
              <table:table-cell office:value-type="float" office:value="0.866874">
                <text:p>0.866874</text:p>
              </table:table-cell>
              <table:table-cell office:value-type="float" office:value="0.921368">
                <text:p>0.92136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713">
                <text:p>0.931713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60482">
                <text:p>0.8604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03892">
                <text:p>0.503892</text:p>
              </table:table-cell>
              <table:table-cell office:value-type="float" office:value="0.836397">
                <text:p>0.836397</text:p>
              </table:table-cell>
              <table:table-cell office:value-type="float" office:value="0.916584">
                <text:p>0.91658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969">
                <text:p>0.932969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78296">
                <text:p>0.87829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668187">
                <text:p>0.668187</text:p>
              </table:table-cell>
              <table:table-cell office:value-type="float" office:value="0.901282">
                <text:p>0.901282</text:p>
              </table:table-cell>
              <table:table-cell office:value-type="float" office:value="0.926443">
                <text:p>0.92644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721">
                <text:p>0.934721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902375">
                <text:p>0.90237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593239">
                <text:p>0.593239</text:p>
              </table:table-cell>
              <table:table-cell office:value-type="float" office:value="0.867323">
                <text:p>0.867323</text:p>
              </table:table-cell>
              <table:table-cell office:value-type="float" office:value="0.922299">
                <text:p>0.92229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714">
                <text:p>0.934714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1069">
                <text:p>0.891069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604853">
                <text:p>0.604853</text:p>
              </table:table-cell>
              <table:table-cell office:value-type="float" office:value="0.886925">
                <text:p>0.886925</text:p>
              </table:table-cell>
              <table:table-cell office:value-type="float" office:value="0.922522">
                <text:p>0.92252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218">
                <text:p>0.934218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4164">
                <text:p>0.894164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514794">
                <text:p>0.514794</text:p>
              </table:table-cell>
              <table:table-cell office:value-type="float" office:value="0.898908">
                <text:p>0.898908</text:p>
              </table:table-cell>
              <table:table-cell office:value-type="float" office:value="0.921256">
                <text:p>0.92125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697">
                <text:p>0.933697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6177">
                <text:p>0.886177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555088">
                <text:p>0.555088</text:p>
              </table:table-cell>
              <table:table-cell office:value-type="float" office:value="0.898273">
                <text:p>0.898273</text:p>
              </table:table-cell>
              <table:table-cell office:value-type="float" office:value="0.925496">
                <text:p>0.92549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954">
                <text:p>0.933954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0593">
                <text:p>0.890593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594771">
                <text:p>0.594771</text:p>
              </table:table-cell>
              <table:table-cell office:value-type="float" office:value="0.888712">
                <text:p>0.888712</text:p>
              </table:table-cell>
              <table:table-cell office:value-type="float" office:value="0.917809">
                <text:p>0.91780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455">
                <text:p>0.935455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2987">
                <text:p>0.892987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538125">
                <text:p>0.538125</text:p>
              </table:table-cell>
              <table:table-cell office:value-type="float" office:value="0.901693">
                <text:p>0.901693</text:p>
              </table:table-cell>
              <table:table-cell office:value-type="float" office:value="0.92277">
                <text:p>0.9227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705">
                <text:p>0.932705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8841">
                <text:p>0.88884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521219">
                <text:p>0.521219</text:p>
              </table:table-cell>
              <table:table-cell office:value-type="float" office:value="0.891103">
                <text:p>0.891103</text:p>
              </table:table-cell>
              <table:table-cell office:value-type="float" office:value="0.923937">
                <text:p>0.92393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456">
                <text:p>0.931456</text:p>
              </table:table-cell>
              <table:table-cell office:value-type="float" office:value="0.939499">
                <text:p>0.939499</text:p>
              </table:table-cell>
              <table:table-cell office:value-type="float" office:value="0.939512">
                <text:p>0.939512</text:p>
              </table:table-cell>
              <table:table-cell office:value-type="float" office:value="0.886082">
                <text:p>0.88608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495393">
                <text:p>0.495393</text:p>
              </table:table-cell>
              <table:table-cell office:value-type="float" office:value="0.906903">
                <text:p>0.906903</text:p>
              </table:table-cell>
              <table:table-cell office:value-type="float" office:value="0.928881">
                <text:p>0.92888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8984">
                <text:p>0.938984</text:p>
              </table:table-cell>
              <table:table-cell office:value-type="float" office:value="0.939512">
                <text:p>0.939512</text:p>
              </table:table-cell>
              <table:table-cell office:value-type="float" office:value="0.885449">
                <text:p>0.88544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77102">
                <text:p>0.677102</text:p>
              </table:table-cell>
              <table:table-cell office:value-type="float" office:value="0.917136">
                <text:p>0.91713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8495">
                <text:p>0.938495</text:p>
              </table:table-cell>
              <table:table-cell office:value-type="float" office:value="0.939512">
                <text:p>0.939512</text:p>
              </table:table-cell>
              <table:table-cell office:value-type="float" office:value="0.904778">
                <text:p>0.904778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4918">
                <text:p>0.4918</text:p>
              </table:table-cell>
              <table:table-cell office:value-type="float" office:value="0.906778">
                <text:p>0.906778</text:p>
              </table:table-cell>
              <table:table-cell office:value-type="float" office:value="0.927779">
                <text:p>0.92777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456">
                <text:p>0.931456</text:p>
              </table:table-cell>
              <table:table-cell office:value-type="float" office:value="0.939499">
                <text:p>0.939499</text:p>
              </table:table-cell>
              <table:table-cell office:value-type="float" office:value="0.939512">
                <text:p>0.939512</text:p>
              </table:table-cell>
              <table:table-cell office:value-type="float" office:value="0.885092">
                <text:p>0.88509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402892">
                <text:p>0.402892</text:p>
              </table:table-cell>
              <table:table-cell office:value-type="float" office:value="0.89003">
                <text:p>0.89003</text:p>
              </table:table-cell>
              <table:table-cell office:value-type="float" office:value="0.927043">
                <text:p>0.92704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899">
                <text:p>0.93899</text:p>
              </table:table-cell>
              <table:table-cell office:value-type="float" office:value="0.939512">
                <text:p>0.939512</text:p>
              </table:table-cell>
              <table:table-cell office:value-type="float" office:value="0.874328">
                <text:p>0.87432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559486">
                <text:p>0.559486</text:p>
              </table:table-cell>
              <table:table-cell office:value-type="float" office:value="0.911218">
                <text:p>0.911218</text:p>
              </table:table-cell>
              <table:table-cell office:value-type="float" office:value="0.930307">
                <text:p>0.93030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972">
                <text:p>0.934972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291">
                <text:p>0.89291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419303">
                <text:p>0.419303</text:p>
              </table:table-cell>
              <table:table-cell office:value-type="float" office:value="0.893456">
                <text:p>0.893456</text:p>
              </table:table-cell>
              <table:table-cell office:value-type="float" office:value="0.929101">
                <text:p>0.92910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54">
                <text:p>0.932454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76743">
                <text:p>0.87674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414123">
                <text:p>0.414123</text:p>
              </table:table-cell>
              <table:table-cell office:value-type="float" office:value="0.857633">
                <text:p>0.857633</text:p>
              </table:table-cell>
              <table:table-cell office:value-type="float" office:value="0.929115">
                <text:p>0.92911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72">
                <text:p>0.93172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72571">
                <text:p>0.872571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380868">
                <text:p>0.380868</text:p>
              </table:table-cell>
              <table:table-cell office:value-type="float" office:value="0.906364">
                <text:p>0.906364</text:p>
              </table:table-cell>
              <table:table-cell office:value-type="float" office:value="0.930411">
                <text:p>0.93041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7754">
                <text:p>0.937754</text:p>
              </table:table-cell>
              <table:table-cell office:value-type="float" office:value="0.939512">
                <text:p>0.939512</text:p>
              </table:table-cell>
              <table:table-cell office:value-type="float" office:value="0.873972">
                <text:p>0.87397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552108">
                <text:p>0.552108</text:p>
              </table:table-cell>
              <table:table-cell office:value-type="float" office:value="0.908648">
                <text:p>0.908648</text:p>
              </table:table-cell>
              <table:table-cell office:value-type="float" office:value="0.930563">
                <text:p>0.93056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1475">
                <text:p>0.931475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1591">
                <text:p>0.89159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467463">
                <text:p>0.467463</text:p>
              </table:table-cell>
              <table:table-cell office:value-type="float" office:value="0.879784">
                <text:p>0.879784</text:p>
              </table:table-cell>
              <table:table-cell office:value-type="float" office:value="0.930618">
                <text:p>0.93061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233">
                <text:p>0.933233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0422">
                <text:p>0.88042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52234">
                <text:p>0.52234</text:p>
              </table:table-cell>
              <table:table-cell office:value-type="float" office:value="0.892675">
                <text:p>0.892675</text:p>
              </table:table-cell>
              <table:table-cell office:value-type="float" office:value="0.926333">
                <text:p>0.92633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982">
                <text:p>0.932982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6745">
                <text:p>0.88674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2639">
                <text:p>0.62639</text:p>
              </table:table-cell>
              <table:table-cell office:value-type="float" office:value="0.898895">
                <text:p>0.898895</text:p>
              </table:table-cell>
              <table:table-cell office:value-type="float" office:value="0.927617">
                <text:p>0.92761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749">
                <text:p>0.936749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8277">
                <text:p>0.89827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55453">
                <text:p>0.55453</text:p>
              </table:table-cell>
              <table:table-cell office:value-type="float" office:value="0.895429">
                <text:p>0.895429</text:p>
              </table:table-cell>
              <table:table-cell office:value-type="float" office:value="0.928415">
                <text:p>0.92841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498">
                <text:p>0.936498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0799">
                <text:p>0.890799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679739">
                <text:p>0.679739</text:p>
              </table:table-cell>
              <table:table-cell office:value-type="float" office:value="0.919704">
                <text:p>0.91970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247">
                <text:p>0.936247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905953">
                <text:p>0.905953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702285">
                <text:p>0.702285</text:p>
              </table:table-cell>
              <table:table-cell office:value-type="float" office:value="0.920431">
                <text:p>0.92043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489">
                <text:p>0.934489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908105">
                <text:p>0.908105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704171">
                <text:p>0.704171</text:p>
              </table:table-cell>
              <table:table-cell office:value-type="float" office:value="0.911498">
                <text:p>0.91149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907199">
                <text:p>0.90719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626765">
                <text:p>0.626765</text:p>
              </table:table-cell>
              <table:table-cell office:value-type="float" office:value="0.905058">
                <text:p>0.905058</text:p>
              </table:table-cell>
              <table:table-cell office:value-type="float" office:value="0.925499">
                <text:p>0.92549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479">
                <text:p>0.932479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98292">
                <text:p>0.89829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460425">
                <text:p>0.460425</text:p>
              </table:table-cell>
              <table:table-cell office:value-type="float" office:value="0.889565">
                <text:p>0.889565</text:p>
              </table:table-cell>
              <table:table-cell office:value-type="float" office:value="0.913514">
                <text:p>0.91351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228">
                <text:p>0.932228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78885">
                <text:p>0.87888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497431">
                <text:p>0.497431</text:p>
              </table:table-cell>
              <table:table-cell office:value-type="float" office:value="0.892652">
                <text:p>0.892652</text:p>
              </table:table-cell>
              <table:table-cell office:value-type="float" office:value="0.914529">
                <text:p>0.91452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982">
                <text:p>0.932982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3071">
                <text:p>0.88307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436582">
                <text:p>0.436582</text:p>
              </table:table-cell>
              <table:table-cell office:value-type="float" office:value="0.855302">
                <text:p>0.855302</text:p>
              </table:table-cell>
              <table:table-cell office:value-type="float" office:value="0.910412">
                <text:p>0.910412</text:p>
              </table:table-cell>
              <table:table-cell office:value-type="float" office:value="0.930306">
                <text:p>0.93030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3986">
                <text:p>0.933986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72899">
                <text:p>0.872899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546929">
                <text:p>0.546929</text:p>
              </table:table-cell>
              <table:table-cell office:value-type="float" office:value="0.886762">
                <text:p>0.886762</text:p>
              </table:table-cell>
              <table:table-cell office:value-type="float" office:value="0.909975">
                <text:p>0.909975</text:p>
              </table:table-cell>
              <table:table-cell office:value-type="float" office:value="0.929637">
                <text:p>0.92963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2731">
                <text:p>0.932731</text:p>
              </table:table-cell>
              <table:table-cell office:value-type="float" office:value="0.939512">
                <text:p>0.93951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6843">
                <text:p>0.88684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553709">
                <text:p>0.553709</text:p>
              </table:table-cell>
              <table:table-cell office:value-type="float" office:value="0.88919">
                <text:p>0.88919</text:p>
              </table:table-cell>
              <table:table-cell office:value-type="float" office:value="0.909213">
                <text:p>0.909213</text:p>
              </table:table-cell>
              <table:table-cell office:value-type="float" office:value="0.925262">
                <text:p>0.92526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7754">
                <text:p>0.937754</text:p>
              </table:table-cell>
              <table:table-cell office:value-type="float" office:value="0.939512">
                <text:p>0.939512</text:p>
              </table:table-cell>
              <table:table-cell office:value-type="float" office:value="0.886873">
                <text:p>0.88687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567121">
                <text:p>0.567121</text:p>
              </table:table-cell>
              <table:table-cell office:value-type="float" office:value="0.8855">
                <text:p>0.8855</text:p>
              </table:table-cell>
              <table:table-cell office:value-type="float" office:value="0.907747">
                <text:p>0.907747</text:p>
              </table:table-cell>
              <table:table-cell office:value-type="float" office:value="0.916159">
                <text:p>0.91615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901">
                <text:p>0.93901</text:p>
              </table:table-cell>
              <table:table-cell office:value-type="float" office:value="0.939512">
                <text:p>0.939512</text:p>
              </table:table-cell>
              <table:table-cell office:value-type="float" office:value="0.886914">
                <text:p>0.886914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51341">
                <text:p>0.51341</text:p>
              </table:table-cell>
              <table:table-cell office:value-type="float" office:value="0.877287">
                <text:p>0.877287</text:p>
              </table:table-cell>
              <table:table-cell office:value-type="float" office:value="0.907747">
                <text:p>0.907747</text:p>
              </table:table-cell>
              <table:table-cell office:value-type="float" office:value="0.917349">
                <text:p>0.917349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7754">
                <text:p>0.937754</text:p>
              </table:table-cell>
              <table:table-cell office:value-type="float" office:value="0.939512">
                <text:p>0.939512</text:p>
              </table:table-cell>
              <table:table-cell office:value-type="float" office:value="0.880715">
                <text:p>0.88071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47023">
                <text:p>0.47023</text:p>
              </table:table-cell>
              <table:table-cell office:value-type="float" office:value="0.828466">
                <text:p>0.828466</text:p>
              </table:table-cell>
              <table:table-cell office:value-type="float" office:value="0.907747">
                <text:p>0.907747</text:p>
              </table:table-cell>
              <table:table-cell office:value-type="float" office:value="0.919594">
                <text:p>0.91959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8005">
                <text:p>0.938005</text:p>
              </table:table-cell>
              <table:table-cell office:value-type="float" office:value="0.939512">
                <text:p>0.939512</text:p>
              </table:table-cell>
              <table:table-cell office:value-type="float" office:value="0.871765">
                <text:p>0.87176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458108">
                <text:p>0.458108</text:p>
              </table:table-cell>
              <table:table-cell office:value-type="float" office:value="0.818415">
                <text:p>0.818415</text:p>
              </table:table-cell>
              <table:table-cell office:value-type="float" office:value="0.907747">
                <text:p>0.907747</text:p>
              </table:table-cell>
              <table:table-cell office:value-type="float" office:value="0.922931">
                <text:p>0.92293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996">
                <text:p>0.935996</text:p>
              </table:table-cell>
              <table:table-cell office:value-type="float" office:value="0.939512">
                <text:p>0.939512</text:p>
              </table:table-cell>
              <table:table-cell office:value-type="float" office:value="0.86968">
                <text:p>0.8696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487272">
                <text:p>0.487272</text:p>
              </table:table-cell>
              <table:table-cell office:value-type="float" office:value="0.877349">
                <text:p>0.877349</text:p>
              </table:table-cell>
              <table:table-cell office:value-type="float" office:value="0.914573">
                <text:p>0.91457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749">
                <text:p>0.936749</text:p>
              </table:table-cell>
              <table:table-cell office:value-type="float" office:value="0.939512">
                <text:p>0.939512</text:p>
              </table:table-cell>
              <table:table-cell office:value-type="float" office:value="0.880027">
                <text:p>0.88002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649141">
                <text:p>0.649141</text:p>
              </table:table-cell>
              <table:table-cell office:value-type="float" office:value="0.906824">
                <text:p>0.906824</text:p>
              </table:table-cell>
              <table:table-cell office:value-type="float" office:value="0.91797">
                <text:p>0.9179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498">
                <text:p>0.936498</text:p>
              </table:table-cell>
              <table:table-cell office:value-type="float" office:value="0.939512">
                <text:p>0.939512</text:p>
              </table:table-cell>
              <table:table-cell office:value-type="float" office:value="0.899476">
                <text:p>0.899476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631221">
                <text:p>0.631221</text:p>
              </table:table-cell>
              <table:table-cell office:value-type="float" office:value="0.906263">
                <text:p>0.906263</text:p>
              </table:table-cell>
              <table:table-cell office:value-type="float" office:value="0.918263">
                <text:p>0.91826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7">
                <text:p>0.937</text:p>
              </table:table-cell>
              <table:table-cell office:value-type="float" office:value="0.939512">
                <text:p>0.939512</text:p>
              </table:table-cell>
              <table:table-cell office:value-type="float" office:value="0.897708">
                <text:p>0.897708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515118">
                <text:p>0.515118</text:p>
              </table:table-cell>
              <table:table-cell office:value-type="float" office:value="0.907132">
                <text:p>0.907132</text:p>
              </table:table-cell>
              <table:table-cell office:value-type="float" office:value="0.927117">
                <text:p>0.92711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7252">
                <text:p>0.93725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7095">
                <text:p>0.88709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415176">
                <text:p>0.415176</text:p>
              </table:table-cell>
              <table:table-cell office:value-type="float" office:value="0.887296">
                <text:p>0.887296</text:p>
              </table:table-cell>
              <table:table-cell office:value-type="float" office:value="0.928764">
                <text:p>0.92876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6498">
                <text:p>0.936498</text:p>
              </table:table-cell>
              <table:table-cell office:value-type="float" office:value="0.939512">
                <text:p>0.939512</text:p>
              </table:table-cell>
              <table:table-cell office:value-type="float" office:value="0.875206">
                <text:p>0.87520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423573">
                <text:p>0.423573</text:p>
              </table:table-cell>
              <table:table-cell office:value-type="float" office:value="0.887107">
                <text:p>0.887107</text:p>
              </table:table-cell>
              <table:table-cell office:value-type="float" office:value="0.925367">
                <text:p>0.92536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745">
                <text:p>0.935745</text:p>
              </table:table-cell>
              <table:table-cell office:value-type="float" office:value="0.939512">
                <text:p>0.939512</text:p>
              </table:table-cell>
              <table:table-cell office:value-type="float" office:value="0.875612">
                <text:p>0.87561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436737">
                <text:p>0.436737</text:p>
              </table:table-cell>
              <table:table-cell office:value-type="float" office:value="0.914637">
                <text:p>0.914637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991">
                <text:p>0.934991</text:p>
              </table:table-cell>
              <table:table-cell office:value-type="float" office:value="0.939512">
                <text:p>0.939512</text:p>
              </table:table-cell>
              <table:table-cell office:value-type="float" office:value="0.880142">
                <text:p>0.88014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481601">
                <text:p>0.481601</text:p>
              </table:table-cell>
              <table:table-cell office:value-type="float" office:value="0.91222">
                <text:p>0.9122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996">
                <text:p>0.935996</text:p>
              </table:table-cell>
              <table:table-cell office:value-type="float" office:value="0.939512">
                <text:p>0.939512</text:p>
              </table:table-cell>
              <table:table-cell office:value-type="float" office:value="0.884487">
                <text:p>0.88448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550715">
                <text:p>0.550715</text:p>
              </table:table-cell>
              <table:table-cell office:value-type="float" office:value="0.917685">
                <text:p>0.917685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745">
                <text:p>0.935745</text:p>
              </table:table-cell>
              <table:table-cell office:value-type="float" office:value="0.939512">
                <text:p>0.939512</text:p>
              </table:table-cell>
              <table:table-cell office:value-type="float" office:value="0.891919">
                <text:p>0.89191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428523">
                <text:p>0.428523</text:p>
              </table:table-cell>
              <table:table-cell office:value-type="float" office:value="0.915126">
                <text:p>0.91512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996">
                <text:p>0.935996</text:p>
              </table:table-cell>
              <table:table-cell office:value-type="float" office:value="0.939512">
                <text:p>0.939512</text:p>
              </table:table-cell>
              <table:table-cell office:value-type="float" office:value="0.879469">
                <text:p>0.879469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444315">
                <text:p>0.444315</text:p>
              </table:table-cell>
              <table:table-cell office:value-type="float" office:value="0.909214">
                <text:p>0.909214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242">
                <text:p>0.935242</text:p>
              </table:table-cell>
              <table:table-cell office:value-type="float" office:value="0.939512">
                <text:p>0.939512</text:p>
              </table:table-cell>
              <table:table-cell office:value-type="float" office:value="0.880382">
                <text:p>0.88038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473976">
                <text:p>0.473976</text:p>
              </table:table-cell>
              <table:table-cell office:value-type="float" office:value="0.868197">
                <text:p>0.868197</text:p>
              </table:table-cell>
              <table:table-cell office:value-type="float" office:value="0.920188">
                <text:p>0.920188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4238">
                <text:p>0.934238</text:p>
              </table:table-cell>
              <table:table-cell office:value-type="float" office:value="0.939512">
                <text:p>0.939512</text:p>
              </table:table-cell>
              <table:table-cell office:value-type="float" office:value="0.878093">
                <text:p>0.878093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45989">
                <text:p>0.45989</text:p>
              </table:table-cell>
              <table:table-cell office:value-type="float" office:value="0.782417">
                <text:p>0.782417</text:p>
              </table:table-cell>
              <table:table-cell office:value-type="float" office:value="0.922692">
                <text:p>0.922692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7">
                <text:p>0.937</text:p>
              </table:table-cell>
              <table:table-cell office:value-type="float" office:value="0.939512">
                <text:p>0.939512</text:p>
              </table:table-cell>
              <table:table-cell office:value-type="float" office:value="0.868633">
                <text:p>0.86863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414096">
                <text:p>0.414096</text:p>
              </table:table-cell>
              <table:table-cell office:value-type="float" office:value="0.818528">
                <text:p>0.818528</text:p>
              </table:table-cell>
              <table:table-cell office:value-type="float" office:value="0.9243">
                <text:p>0.9243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7503">
                <text:p>0.937503</text:p>
              </table:table-cell>
              <table:table-cell office:value-type="float" office:value="0.939512">
                <text:p>0.939512</text:p>
              </table:table-cell>
              <table:table-cell office:value-type="float" office:value="0.867876">
                <text:p>0.867876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450385">
                <text:p>0.450385</text:p>
              </table:table-cell>
              <table:table-cell office:value-type="float" office:value="0.728221">
                <text:p>0.728221</text:p>
              </table:table-cell>
              <table:table-cell office:value-type="float" office:value="0.925466">
                <text:p>0.925466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0721">
                <text:p>0.930721</text:p>
              </table:table-cell>
              <table:table-cell office:value-type="float" office:value="0.935493">
                <text:p>0.935493</text:p>
              </table:table-cell>
              <table:table-cell office:value-type="float" office:value="0.939512">
                <text:p>0.939512</text:p>
              </table:table-cell>
              <table:table-cell office:value-type="float" office:value="0.862389">
                <text:p>0.862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